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英国发布《香港情况半年报告》 敦促取消港区国安法</text:span>
</text:h>
      <text:p text:style-name="P4">
Author: None</text:p>
      <text:p text:style-name="P4">
Publisher: Radio Free Asia (Organization)</text:p>
      <text:p text:style-name="P4">
Published Time: 2023-05-26T-11:15:00-04:00</text:p>
      <text:p text:style-name="P4">
Modified Time: 2023-05-26T16:49:25-04:00</text:p>
      <text:p text:style-name="P4">
Description: None</text:p>
      <text:p text:style-name="P4">
Videos: []</text:p>
      <text:p text:style-name="P4">
Audios: ["<text:a xlink:type="simple" xlink:href="https://www.rfa.org/mandarin/yataibaodao/gangtai/jw-052620231349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5.058695in" draw:z-index="0">
<draw:image xlink:href="../Images/rfamandarin/2023-05-26T-11-15-00-04-00/000000.png" xlink:type="simple" xlink:show="embed" xlink:actuate="onLoad" draw:mime-type="image/png"/>
</draw:frame>
 英国外相克莱弗利(JamesCleverly)近期向国会提交了最新的一份《香港半年报告书》，称中国仍不遵守《中英联合声明》，呼吁北京和香港废除香港国安法。 <text:a xlink:type="simple" xlink:href="https://www.rfa.org/mandarin/yataibaodao/gangtai/jw-05262023134936.html/@@images/image" text:style-name="Internet_20_link" text:visited-style-name="Visited_20_Internet_20_Link">
</text:a>
美联社图片  <text:a xlink:type="simple" xlink:href="https://www.rfa.org/mandarin/yataibaodao/gangtai/jw-05262023134936.html/@@stream" text:style-name="Internet_20_link" text:visited-style-name="Visited_20_Internet_20_Link">
Audio-1-Link：https://www.rfa.org/mandarin/yataibaodao/gangtai/jw-05262023134936.html/@@stream</text:a>
</text:p>
      <text:p text:style-name="P4">
近日，英国政府发布《香港问题半年报告》，敦促北京当局取消港区国安法并表达对黎智英案件的关切。但有批评人士认为，英方此举过于"温和"，并不能阻止香港法治倒退以及黎智英即将面对的不公正审判。</text:p>
      <text:p text:style-name="P4">
<text:a xlink:type="simple" xlink:href="https://www.rfa.org/mandarin/Xinwen/3-05262023110730.html" text:style-name="Internet_20_link" text:visited-style-name="Visited_20_Internet_20_Link">
 <text:span text:style-name="T4">
两年超十一万港人持BNO签证移英 多为高技术人才</text:span>
 </text:a>
  * <text:span text:style-name="T4">
<text:a xlink:type="simple" xlink:href="https://www.rfa.org/mandarin/yataibaodao/gangtai/ec-04212023072020.html" text:style-name="Internet_20_link" text:visited-style-name="Visited_20_Internet_20_Link">
 港府拟修例赋权 律政司可再告《国安法》脱罪者 </text:a>
 </text:span>
</text:p>
      <text:p text:style-name="P4">
据路透社5月26日报道，英国外交部近期向议会提交2022年7月1日至12月31日《中英联合声明》在港执行情况的《香港问题半年报告》，并敦促北京当局取消港区国安法。</text:p>
      <text:p text:style-name="P4">
英国外交大臣克莱弗利 (James Cleverly，又译：祁湛明)在这份报告中指出，他在今年二月的联合国听证会上强调了香港当局如何利用国安法镇压反对派人士，其中许多人遭到羁押或被迫流亡海外。他呼吁北京当局，落实联合国人权理事会去年7月在一份独立调查报告中提出的建议，取消2020年北京在香港实施的《国家安全法》。</text:p>
      <text:p text:style-name="P4">
克莱弗利还在报告前言中表示，“我们与我们的伙伴站在一起，谴责对香港公民和政治权利，以及香港自治权的不断侵蚀。”</text:p>
      <text:p text:style-name="P4">
身在加拿大的知名香港活动人士、“香港议会”发起人袁弓夷本周五接受本台采访时表示，英方此举过于“温和”，英国及民主国家应采取更强硬措施，联合向中国政府施压：“英国应该老早去联合国、海牙国际法庭告中国违反《中英联合声明》，但是英国不敢，而且英国都不敢制裁香港很多官员违反基本法和《中英联合声明》。”</text:p>
      <text:p text:style-name="P4">
他提到，甚至本月初，中国国家副主席韩正还代表习近平受邀出席英王加冕仪式。</text:p>
      <text:p text:style-name="P4">
英国政府在上述报告中指出，香港法治受到侵蚀，包括将“曾经属于司法机构的权力”转移给亲北京的香港领导人，以及那些面临国家安全指控的人无法在法庭上质疑政府的决定。</text:p>
      <text:p text:style-name="P4">
克莱弗利特别提到了今年九月将面临国安罪名审判的香港媒体大亨黎智英，并表示他本月已向中国国家副主席韩正提出了对黎智英案的关切。</text:p>
      <text:p text:style-name="P4">
纽约港人组织“NY4HK”召集人杨锦霞告诉本台，港区国安法条款模糊，解释权完全归北京所有，这不仅侵蚀整个香港的法治，也并未做到像北京声称的那样“维护了香港的社会稳定”。</text:p>
      <text:p text:style-name="P4">
“国安法对香港冲击非常大，因为这个法在法律上面没有程序，很多东西都很含糊，它怎么说就怎么样，你做什么东西都可以被法律里的内容控告。”她说，“也与世界上的人权法律、《联合国人权宪章》是有冲突的。对很多人来说，你根本不知道什么时候就犯了国安法被判。”</text:p>
      <text:p text:style-name="P4">
现年75岁的黎智英是香港《苹果日报》的创办人，该报于2021年被警方突击搜查，随后停刊。</text:p>
      <text:p text:style-name="P4">
面临被以国安罪名审判的香港媒体大亨黎智英（中）（美联社资料图）</text:p>
      <text:p text:style-name="P4">
本台此前报道，香港法院上周驳回了黎智英有关聘请英国律师代理该案的司法复核申请。依据香港立法机关最新通过的一项法案，香港领导人拥有自由裁量权，以阻止外国律师在香港代理国家安全案件。驳回黎智英复核申请的首席法官潘兆初在判决书中表示，香港法院对国家安全委员会没有司法管辖权，国安委不受司法复核挑战。</text:p>
      <text:p text:style-name="P4">
杨锦霞欢迎英国等西方国家对香港民主状况的关切，但她对即将来临的黎智英案庭审能否保持公正，并不抱太大希望。</text:p>
      <text:p text:style-name="P4">
“在黎智英的案件中，一些判了的商业的罪名，中间到底（是否）有证据地控告他，全部都很含糊。”她说：“英国应该多发声，我也很高兴他们终于发声，但是会不会影响到黎智英在判刑的时候会好一点，我真的没有信心。”</text:p>
      <text:p text:style-name="P4">
与此同时，中国政府对于英国上述报告反应强烈。中国外交部发言人毛宁在26日的例行记者会上表示，英方此举“严重违反国际法原则和国际关系基本原则”。她说：“英国对回归后的香港无主权、无治权、无监督权。中国政府治理香港的法律依据是中国宪法和香港基本法，绝不是《中英联合声明》。”</text:p>
      <text:p text:style-name="P4">
中国外交部发言人毛宁在5月26日的例行记者会上表示，英国这份报告"严重违反国际法原则和国际关系基本原则"。（中国外交部官网截图）  <text:a xlink:type="simple" xlink:href="https://www.rfa.org/mandarin/yataibaodao/gangtai/jw-05262023134936.html/jw0526.jpg" text:style-name="Internet_20_link" text:visited-style-name="Visited_20_Internet_20_Link">
</text:a>
</text:p>
      <text:p text:style-name="P4">
袁弓夷就此表示：“《中英联合声明》和基本法都说明了香港有自主权，什么叫‘干涉内政’？中国不仅违背了《联合声明》，连自己的基本法都违背了，反而指责英国。英国还是太温和。”</text:p>
      <text:p text:style-name="P4">
香港政府亦对英国《香港问题半年报告》表示“强烈不满和坚决反对”。香港当局25日发布的政府公报批评说，这份报告是对“一国两制”成功实践下的香港的恶意诋毁和政治攻击，“特区政府再次强烈敦促英国遵从国际法和国际关系的基本准则，立即停止干涉纯属中国内政的香港事务。”</text:p>
      <text:p text:style-name="P4">
香港政府发言人还强调，港区国安法及《基本法》等相关法律适用于香港有关规定，即民众享有的权利和自由，包括言论、新闻等自由，然而“有关权利和自由并非绝对。”这位发言人还表示，“英国没有类似香港的海外律师专案认许制度，更遑论是容许没有当地全面执业资格的海外律师办理英国的国家安全案件，对香港的海外律师专案认许申请案件“妄加置喙，是典型的‘双标’。”</text:p>
      <text:p text:style-name="P4">
但袁弓夷认为，黎智英作为持有英国护照的港人，依法依规聘请外籍律师代理以避免不公审判，完全正当。</text:p>
      <text:p text:style-name="P4">
外界注意到，自北京在香港实施国家安全法以来，伦敦与北京的关系一直紧张，但英国商业及贸易部国务大臣约翰逊（DominicJohnson，又译：庄敦文）本月访问了香港，成为五年来首次到访的英国官员。</text:p>
      <text:p text:style-name="P4">
记者：经纬 责编：何平 网编：洪伟</text:p>
      <text:p text:style-name="P4">
Source: <text:a xlink:type="simple" xlink:href="https://www.rfa.org/mandarin/yataibaodao/gangtai/jw-05262023134936.html" text:style-name="Internet_20_link" text:visited-style-name="Visited_20_Internet_20_Link">
https://www.rfa.org/mandarin/yataibaodao/gangtai/jw-05262023134936.html</text:a>
</text:p>
      <!--NEWS-->
      <text:h text:style-name="P10" text:outline-level="1">
<text:span text:style-name="T4">
俄军夜间空袭基辅  乌克兰：飞弹全数遭拦截</text:span>
</text:h>
      <text:p text:style-name="P4">
Publisher: 法新社</text:p>
      <text:p text:style-name="P4">
Published Time: 2023-05-26T-14:32:08+00:00</text:p>
      <text:p text:style-name="P4">
Modified Time: 2023-05-26T13:20:04+00:00</text:p>
      <text:p text:style-name="P4">
Description: （法新社基辅26日电） 乌克兰首都基辅的军事官员今天表示，俄罗斯军方对基辅发动夜间空袭，所有飞弹都遭到拦截并摧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3.617581in" draw:z-index="0">
<draw:image xlink:href="../Images/rficn/2023-05-26T-14-32-08-00-00/000000.png" xlink:type="simple" xlink:show="embed" xlink:actuate="onLoad" draw:mime-type="image/png"/>
</draw:frame>
</text:p>
      <text:p text:style-name="P4">
基辅军事当局在通讯软体Telegram帐号发文说，「基辅再一次遭遇空袭，这是5月初以来的第13次！如同往常，都在夜晚发动」。</text:p>
      <text:p text:style-name="P4">
发文指出，来自俄罗斯南部里海（Caspian Sea）地区的俄国图波列夫Tu-95MS战略轰炸机群向基辅发射巡弋飞弹。</text:p>
      <text:p text:style-name="P4">
发文称，「根据初步资讯，基辅空域的所有敌方目标都被侦测到且摧毁」，还说没有人员伤亡或战损的回报消息。</text:p>
      <text:p text:style-name="P4">
乌克兰总参谋部在上午的每日简报中表示，过去一天俄军发动55次空袭，其中36次是由装载炸药的无人机发动，还有4次飞弹攻击。</text:p>
      <text:p text:style-name="P4">
简报称，「一枚S-300飞弹击中顿内茨克（Donetsk）地区卡尔利夫卡（Karlivka）的一处水坝」，因此周遭居住地有发生洪灾的极高风险。</text:p>
      <text:p text:style-name="P4">
Source: <text:a xlink:type="simple" xlink:href="https://www.rfi.fr/cn/%E5%9B%BD%E9%99%85%E6%8A%A5%E9%81%93/20230526-%E4%BF%84%E5%86%9B%E5%A4%9C%E9%97%B4%E7%A9%BA%E8%A2%AD%E5%9F%BA%E8%BE%85-%E4%B9%8C%E5%85%8B%E5%85%B0-%E9%A3%9E%E5%BC%B9%E5%85%A8%E6%95%B0%E9%81%AD%E6%8B%A6%E6%88%AA" text:style-name="Internet_20_link" text:visited-style-name="Visited_20_Internet_20_Link">
https://www.rfi.fr/cn/%E5%9B%BD%E9%99%85%E6%8A%A5%E9%81%93/20230526-%E4%BF%84%E5%86%9B%E5%A4%9C%E9%97%B4%E7%A9%BA%E8%A2%AD%E5%9F%BA%E8%BE%85-%E4%B9%8C%E5%85%8B%E5%85%B0-%E9%A3%9E%E5%BC%B9%E5%85%A8%E6%95%B0%E9%81%AD%E6%8B%A6%E6%88%AA</text:a>
</text:p>
      <!--NEWS-->
      <text:h text:style-name="P10" text:outline-level="1">
<text:span text:style-name="T4">
季辛吉庆百岁大寿 外交成就评价两极</text:span>
</text:h>
      <text:p text:style-name="P4">
Publisher: 法新社</text:p>
      <text:p text:style-name="P4">
Published Time: 2023-05-26T-16:32:08+00:00</text:p>
      <text:p text:style-name="P4">
Modified Time: 2023-05-26T13:20:05+00:00</text:p>
      <text:p text:style-name="P4">
Description: （法新社华盛顿26日电） 美国外交教父、前国务卿季辛吉的名讳已经成为美国外交同义词，华府菁英祝贺他明天百岁华诞的同时，也有人因这位无情的冷战战士从未面临究责而内心翻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617581in" draw:z-index="0">
<draw:image xlink:href="../Images/rficn/2023-05-26T-16-32-08-00-00/000000.png" xlink:type="simple" xlink:show="embed" xlink:actuate="onLoad" draw:mime-type="image/png"/>
</draw:frame>
</text:p>
      <text:p text:style-name="P4">
季辛吉（Henry Kissinger）曾任美国前总统尼克森（Richard Nixon）与福特（GeraldFord）的国务卿和国家安全顾问，从对共产中国敞开大门，到策划越战终局，再到毫无歉意支持反苏联的独裁者，他发挥的影响力前所未见而且后无来者。</text:p>
      <text:p text:style-name="P4">
学者出身的季辛吉戴着厚厚眼镜，浓厚书卷气有着极高辨识度。他带着母语德语口音，言谈机智，音调却没有抑扬顿挫。尽管如此，即便是最严厉批评者也不得不折服于他的天赋才智。</text:p>
      <text:p text:style-name="P4">
季辛吉主张现实政治，冷酷尖酸地捍卫着权力和国家利益。1977年卸任后，在继任者宣扬道德主义之际，他基本上已经失宠，但他本人却可以说依旧声誉崇隆。</text:p>
      <text:p text:style-name="P4">
百岁生日前，季辛吉在纽约经济俱乐部（Economic Club of NewYork）午餐会上吹蜡烛庆生。他出身的犹太裔家庭逃离纳粹德国落脚于此，季辛吉在当地长大。</text:p>
      <text:p text:style-name="P4">
在百岁生日宴上，季辛吉显示自己的世界观没有改变，他警告美国要保持在「切身利益」范围之内。他告诉在场宾客：「我们必须永远够强大，才能抵抗任何压力。」</text:p>
      <text:p text:style-name="P4">
与大多数美国决策者的观点相反，季辛吉力主俄罗斯已经蒙受战略挫败，呼吁趁势对莫斯科施展外交以促成乌克兰停火。</text:p>
      <text:p text:style-name="P4">
然而，对许多人来说，季辛吉不过是一名没有遭到起诉的战犯，因为他把越战扩大到柬埔寨和寮国、支持智利和阿根廷的军事政变、放行印尼1975年对东帝汶的血腥入侵，并对巴基斯坦在1971年孟加拉国独立战争期间的大规模暴行视而不见。</text:p>
      <text:p text:style-name="P4">
曾为包括智利独裁者皮诺契特（Augusto Pinochet）的受害人在内人士打官司的资深人权律师布罗迪（Reed KalmanBrody）指出：「对我而言，无庸置疑，他的政策造成了数十万人死亡，并且摧毁许多国家的民主。」</text:p>
      <text:p text:style-name="P4">
「他竟能够脱身，我对此感到困惑。」</text:p>
      <text:p text:style-name="P4">
布罗迪表示，将有一宗有关东帝汶的具影响力法律案件，季辛吉在本案中不仅批准入侵，而且确保美国武器继续流向印尼军方。</text:p>
      <text:p text:style-name="P4">
布罗迪还提出一段录音，内容是季辛吉告诉尼克森，已下令空军在柬埔寨轰炸「任何移动的东西」。无差别轰炸平民属战争罪行。</text:p>
      <text:p text:style-name="P4">
已故作家希钦斯（Christopher Hitchens）曾出书呼吁审判季辛吉，理由包括他默许土耳其1974年入侵赛普勒斯。</text:p>
      <text:p text:style-name="P4">
季辛吉1973年和北越谈判代表黎德寿（Le DucTho）共同成为诺贝尔和平奖得主，藉以表彰他们谈判越南停火的贡献。但是黎德寿拒绝接受这个引发争议的和平奖。</text:p>
      <text:p text:style-name="P4">
曾出书谈季辛吉的美国霍夫斯特拉大学（Hofstra University）历史学家艾森柏格（CarolynEisenberg）说：「讽刺的是，他因缔造和平而名垂青史，但是他一直都在造成战争升级，不只在越南，在柬埔寨和寮国也一样。」</text:p>
      <text:p text:style-name="P4">
Source: <text:a xlink:type="simple" xlink:href="https://www.rfi.fr/cn/%E5%9B%BD%E9%99%85%E6%8A%A5%E9%81%93/20230526-%E5%AD%A3%E8%BE%9B%E5%90%89%E5%BA%86%E7%99%BE%E5%B2%81%E5%A4%A7%E5%AF%BF-%E5%A4%96%E4%BA%A4%E6%88%90%E5%B0%B1%E8%AF%84%E4%BB%B7%E4%B8%A4%E6%9E%81" text:style-name="Internet_20_link" text:visited-style-name="Visited_20_Internet_20_Link">
https://www.rfi.fr/cn/%E5%9B%BD%E9%99%85%E6%8A%A5%E9%81%93/20230526-%E5%AD%A3%E8%BE%9B%E5%90%89%E5%BA%86%E7%99%BE%E5%B2%81%E5%A4%A7%E5%AF%BF-%E5%A4%96%E4%BA%A4%E6%88%90%E5%B0%B1%E8%AF%84%E4%BB%B7%E4%B8%A4%E6%9E%81</text:a>
</text:p>
      <!--NEWS-->
      <text:h text:style-name="P10" text:outline-level="1">
<text:span text:style-name="T4">
俄罗斯边境州州长：乌克兰部队攻击当地</text:span>
</text:h>
      <text:p text:style-name="P4">
Publisher: 法新社</text:p>
      <text:p text:style-name="P4">
Published Time: 2023-05-26T-9:32:09+00:00</text:p>
      <text:p text:style-name="P4">
Modified Time: 2023-05-26T14:20:04+00:00</text:p>
      <text:p text:style-name="P4">
Description: （法新社莫斯科26日）俄罗斯南部边境的贝尔哥罗德州（Belgorod）州长葛拉特卡夫（Vyacheslav Gladkov）今天表示，过去24小时内，贝尔哥罗德州遭到乌克兰部队的数十次攻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26T-9-32-09-00-00/000000.png" xlink:type="simple" xlink:show="embed" xlink:actuate="onLoad" draw:mime-type="image/png"/>
</draw:frame>
</text:p>
      <text:p text:style-name="P4">
葛拉特卡夫在社群媒体指出，当地5个地区多次遭受无人机、迫击炮和火炮的袭击，科津卡村（Kozinka）甚至受到130多次攻击。</text:p>
      <text:p text:style-name="P4">
俄国克拉斯诺达州（Krasnodar）州长康德拉季耶夫（Veniamin Kondratiev）今天也说，两架无人机攻击毁损首府克拉斯诺达市中心的建筑物。</text:p>
      <text:p text:style-name="P4">
康德拉季耶夫在Telegram发布声明指出：「早上发生在首府摩斯卡雅街（Morskaya street）的事件，是因为两架无人机坠落所造成。」</text:p>
      <text:p text:style-name="P4">
他还说：「有建物受到损害，但重要基础设施没有受损。最为重要的是，没有人员伤亡。」</text:p>
      <text:p text:style-name="P4">
Source: <text:a xlink:type="simple" xlink:href="https://www.rfi.fr/cn/%E5%9B%BD%E9%99%85%E6%8A%A5%E9%81%93/20230526-%E4%BF%84%E7%BD%97%E6%96%AF%E8%BE%B9%E5%A2%83%E5%B7%9E%E5%B7%9E%E9%95%BF-%E4%B9%8C%E5%85%8B%E5%85%B0%E9%83%A8%E9%98%9F%E6%94%BB%E5%87%BB%E5%BD%93%E5%9C%B0" text:style-name="Internet_20_link" text:visited-style-name="Visited_20_Internet_20_Link">
https://www.rfi.fr/cn/%E5%9B%BD%E9%99%85%E6%8A%A5%E9%81%93/20230526-%E4%BF%84%E7%BD%97%E6%96%AF%E8%BE%B9%E5%A2%83%E5%B7%9E%E5%B7%9E%E9%95%BF-%E4%B9%8C%E5%85%8B%E5%85%B0%E9%83%A8%E9%98%9F%E6%94%BB%E5%87%BB%E5%BD%93%E5%9C%B0</text:a>
</text:p>
      <!--NEWS-->
      <text:h text:style-name="P10" text:outline-level="1">
<text:span text:style-name="T4">
拜登政府出“乌龙”，美中关系“回暖”再蒙阴影</text:span>
</text:h>
      <text:p text:style-name="P4">
Author: https://www.facebook.com/bbcworldservice/</text:p>
      <text:p text:style-name="P4">
Publisher: BBC News 中文</text:p>
      <text:p text:style-name="P4">
Published Time: 2023-05-26T01:41:19.000Z</text:p>
      <text:p text:style-name="P4">
Modified Time: 2023-05-26T01:41:19.000Z</text:p>
      <text:p text:style-name="P4">
Description: 拜登总统近日表示，正在就解除对中国防长李尚福的制裁“进行谈判”。但美国国务院做出澄清，表示不会取消制裁，出了乌龙。</text:p>
      <text:p text:style-name="P4">
Images: ["<text:a xlink:type="simple" xlink:href="https://ichef.bbci.co.uk/news/640/cpsprodpb/48AE/production/_129860681_gettyimages-1176356847.jpg" text:style-name="Internet_20_link" text:visited-style-name="Visited_20_Internet_20_Link">
_129860681_ge...</text:a>
", "<text:a xlink:type="simple" xlink:href="https://ichef.bbci.co.uk/news/640/cpsprodpb/E4EE/production/_129860685_f40abd96504adc04945a4ce23d61eaec5c73b86c.jpg" text:style-name="Internet_20_link" text:visited-style-name="Visited_20_Internet_20_Link">
_129860685_f4...</text:a>
"]</text:p>
      <text:p text:style-name="P4">
Videos: ["<text:a xlink:type="simple" xlink:href="https://www.bbc.com/ws/av-embeds/cps/zhongwen/simp/world-65705268/p0fmxj2x/zh-hans" text:style-name="Internet_20_link" text:visited-style-name="Visited_20_Internet_20_Link">
zh-hans</text:a>
"]</text:p>
      <text:p text:style-name="P4">
Tags: ['中美关系', '中國', '政治', '美国']</text:p>
      <text:p text:style-name="P4">
Type: Article</text:p>
      <!--METADATA-->
      <text:h text:style-name="P12" text:outline-level="3">
<text:span text:style-name="T4">
拜登政府出“乌龙”，美中关系“回暖”再蒙阴影</text:span>
</text:h>
      <ul>
        <li>
常思颖   * BBC中文</li>
      </ul>
      <text:p text:style-name="P4">
2023年5月26日<draw:frame draw:style-name="fr1" draw:name="Image10" text:anchor-type="as-char" svg:width="6.9236in" svg:height="3.894525in" draw:z-index="0">
<draw:image xlink:href="../Images/BBC Chinese/2023-05-26T01-41-19.000Z/_129860681_gettyimages-1176356847.jpg" xlink:type="simple" xlink:show="embed" xlink:actuate="onLoad" draw:mime-type="image/jpeg"/>
</draw:frame>
</text:p>
      <text:p text:style-name="P4">
图像来源，  Getty Images</text:p>
      <text:p text:style-name="P4">
<text:span text:style-name="T4">
美国总统拜登早些时候在七国集团峰会闭幕时透露，就解除对中国国防部长李尚福的制裁“正在磋商中”。他还称，今年2月发生的间谍气球事件相当愚蠢；並表示，预计两国关系“即将解冻”。</text:span>
</text:p>
      <text:p text:style-name="P4">
拜登此番言论受到广泛关注。然而，仅一天后，美国国务院发言人就做出澄清表示，不会取消对李尚福的制裁 <text:span text:style-name="T4">
，</text:span>
 让“回暖”之说蒙上浓雾。</text:p>
      <text:p text:style-name="P4">
本周一（5月22日），当被问及是否考虑解除对这位中国防长制裁时，美国国务院发言人米勒（Matthew Miller）说：“不，我们没有。”</text:p>
      <text:p text:style-name="P4">
米勒还说，拜登“明确表示，我们不打算解除对他或更广泛地对中国采取的任何制裁。”</text:p>
      <text:p text:style-name="P4">
近年， 美中两国因贸易摩擦、高科技领域竞争以及台湾和南海等一系列问题关系急转直下。</text:p>
      <text:p text:style-name="P4">
拜登总统与习近平主席去年11月在巴厘岛的会面为缓和关系迎来一些曙光。然而，2月份的间谍气球事件致双边关系再次转冷，进入专家担心的“危险雷区”。</text:p>
      <text:p text:style-name="P4">
<draw:frame draw:style-name="fr1" draw:name="Image11" text:anchor-type="as-char" svg:width="6.9236in" svg:height="3.894525in" draw:z-index="0">
<draw:image xlink:href="../Images/BBC Chinese/2023-05-26T01-41-19.000Z/_129860685_f40abd96504adc04945a4ce23d61eaec5c73b86c.jpg" xlink:type="simple" xlink:show="embed" xlink:actuate="onLoad" draw:mime-type="image/jpeg"/>
</draw:frame>
</text:p>
      <text:p text:style-name="P4">
图像来源，  HARISH TYAGI/EPA-EFE/REX/Shutterstock</text:p>
      <text:p text:style-name="P4">
图像加注文字，</text:p>
      <text:p text:style-name="P4">
中国国防部长李尚福今年3月履新，这是他4月出席在印度举办的上海合作组织防长会议。</text:p>
      <text:p text:style-name="P4">
<text:a xlink:type="simple" xlink:href="https://www.bbc.com/zhongwen/simp/world-65662960" text:style-name="Internet_20_link" text:visited-style-name="Visited_20_Internet_20_Link">
 G7峰会：联合声明剑指中国“经济胁迫” 泽连斯基成最后一日焦点 </text:a>
  * <text:a xlink:type="simple" xlink:href="https://www.bbc.com/zhongwen/simp/world-64695567" text:style-name="Internet_20_link" text:visited-style-name="Visited_20_Internet_20_Link">
 气球事件后中美高官首次会晤 布林肯警告中国勿助俄规避制裁 </text:a>
</text:p>
      <text:h text:style-name="P12" text:outline-level="3">
<text:span text:style-name="T4">
制裁和筹码</text:span>
</text:h>
      <text:p text:style-name="P4">
</text:p>
      <text:p text:style-name="P4">
图像来源，  Getty Images</text:p>
      <text:p text:style-name="P4">
2月的间谍气球事件后，美国取消了国务卿布林肯原定的访华之旅。但最近几个月，许多华府要员都表示了希望与北京对话的意愿。布林肯5月初表示，希望今年年内能够访问中国。此外，美国财政部长耶伦（JanetYellen）和美国商务部长雷蒙多（Gina Raimondo）也多次表示，希望能在近期访华。</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但中国似乎表现冷淡。外交部发言人王文斌19日在回答有关耶伦访华的提问时说，“中美之间保持着必要沟通”，但没有回应具体的细节。</text:p>
      <text:p text:style-name="P4">
根据美国国防部公布的信息，今年2月，中国曾拒绝了美国国防部长奥斯汀（Lloyd Austin）与时任防长魏凤和会面的要求。</text:p>
      <text:p text:style-name="P4">
中国外交部多次重申，美方不能一边说要沟通，一边不择手段打压遏制中国。</text:p>
      <text:p text:style-name="P4">
美国智库德国马歇尔基金会（GMF）亚洲项目主任葛来仪（BonnieGlaser）说，中国方面曾私下表示，除非美国解除制裁，否则李尚福不会与奧斯汀在新加坡举行的香格里拉对话上会面。</text:p>
      <text:p text:style-name="P4">
由于李尚福最近才被任命，如果这次不会面，“可能意味着高层国防官员之间在几年内都不会有任何会面，”葛来仪说。</text:p>
      <text:p text:style-name="P4">
中国外交部对美国维持制裁李尚福表示“坚决反对”。在拜登表示有关解除制裁正在磋商之后，外交部发言人毛宁22日说：“美方应立即撤销制裁，采取实际行动为对话沟通扫清障碍、营造氛围、创造有利条件。”</text:p>
      <text:p text:style-name="P4">
美国智库史汀生中心（StimsonCenter）中国项目主任孙韵说：“由于美国想要寻求同中国的官方军事交流和对话，解除对中国国防部长的制裁是恢复对话的必要条件。所以如果美国的重点是恢复军事交流，解除制裁似乎是不可避免的。”</text:p>
      <text:p text:style-name="P4">
美国国防部发言人此前表示，对李尚福的制裁不影响两国防长会面，并称美国继续寻求与中国军方的沟通，“以确保竞争不会演变成冲突”。</text:p>
      <text:p text:style-name="P4">
美国卡特中心中国项目主任刘亚伟分析称， 美中关系已经进入“危险的雷区”， 拜登总统终于意识到中美目前零和博弈对两国的和平共处和世界的稳定都是非常危险的。</text:p>
      <text:p text:style-name="P4">
他说， 拜登很可能希望借此时机缓和关系，通过解除对李尚福的制裁来换取双方军事高层见面的机会。</text:p>
      <text:p text:style-name="P4">
“拜登及其中国团队一直强调无论与中国竞争多么激烈，与中国政府领导人和决策团队保持沟通渠道的畅通是必须的”，刘亚伟说，“我想拜登中国政策团队肯定有人提出了解除对李尚福将军的制裁的建议，拜登总统也觉得此‘计’可行。”</text:p>
      <text:p text:style-name="P4">
他还说：“取消或保留制裁本身对美国其实没有什么重要意义。”</text:p>
      <text:p text:style-name="P4">
李尚福今年3月刚刚上任，他在履新前曾任解放军总装备部副部长、解放军战略支援部队副司令员兼参谋长、中央军委装备发展部部长等职务。据报道，他曾在2017年和2018年试图向俄罗斯购买苏35战机与S-400地对空飞弹，被当时的特朗普政府加入财政部特别名单，禁止美国公民与其有商务往来。</text:p>
      <text:p text:style-name="P4">
<text:a xlink:type="simple" xlink:href="https://www.bbc.com/ws/av-embeds/cps/zhongwen/simp/world-65705268/p0fmxj2x/zh-hans" text:style-name="Internet_20_link" text:visited-style-name="Visited_20_Internet_20_Link">
 Video-1-Link：/ws/av-embeds/cps/zhongwen/simp/world-65705268/p0fmxj2x/zh-hans</text:a>
 <text:span text:style-name="T4">
你的器材不支持播放多媒体材料</text:span>
视频加注文字，</text:p>
      <text:p text:style-name="P4">
沙利文王毅会晤：“气球事件”后美中最高阶别接触</text:p>
      <text:h text:style-name="P12" text:outline-level="3">
<text:span text:style-name="T4">
进退两难</text:span>
</text:h>
      <text:p text:style-name="P4">
对美国来说，即便对李尚福的制裁没有实际意义，但解除制裁也是一个难题。</text:p>
      <text:p text:style-name="P4">
刘亚伟说，国务院发言人的澄清表明，拜登总统的中国政策团队意见并不一致，也分鹰派和鸽派。</text:p>
      <text:p text:style-name="P4">
他解释，如果取消对李尚福将军的制裁，国会的批评肯定会十分严厉。其次，美国反华阵营也会借此大做文章，批评拜登总统对“险恶的中共太心慈手软”。</text:p>
      <text:p text:style-name="P4">
“拜登政府的‘出尔反尔’说明即使他有稳定和改善美中关系的意愿，要按中国的要求拿出实际行动其实非常困难，”刘亚伟说。</text:p>
      <text:p text:style-name="P4">
“中美关系的解冻需要双方都改变自己的言行并修订自己的对内和对外政策。目前看不出两边有启动‘调头’的任何迹象。”</text:p>
      <text:p text:style-name="P4">
Source: <text:a xlink:type="simple" xlink:href="https://www.bbc.com/zhongwen/simp/world-65705268" text:style-name="Internet_20_link" text:visited-style-name="Visited_20_Internet_20_Link">
https://www.bbc.com/zhongwen/simp/world-65705268</text:a>
</text:p>
      <!--NEWS-->
      <text:h text:style-name="P10" text:outline-level="1">
<text:span text:style-name="T4">
湖南讨债公司永雄宣布关闭　179名员工异地关押</text:span>
</text:h>
      <text:p text:style-name="P4">
Author: None</text:p>
      <text:p text:style-name="P4">
Publisher: Radio Free Asia (Organization)</text:p>
      <text:p text:style-name="P4">
Published Time: 2023-05-26T01:52:00-04:00</text:p>
      <text:p text:style-name="P4">
Modified Time: 2023-05-26T12:35:30-04:00</text:p>
      <text:p text:style-name="P4">
Description: None</text:p>
      <text:p text:style-name="P4">
Videos: []</text:p>
      <text:p text:style-name="P4">
Audios: ["<text:a xlink:type="simple" xlink:href="https://www.rfa.org/mandarin/yataibaodao/jingmao/gt-052620230152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4.377502in" draw:z-index="0">
<draw:image xlink:href="../Images/rfamandarin/2023-05-26T01-52-00-04-00/000000.png" xlink:type="simple" xlink:show="embed" xlink:actuate="onLoad" draw:mime-type="image/png"/>
</draw:frame>
 安徽警方异地查案，带走永雄集团179人异地关押。 <text:a xlink:type="simple" xlink:href="https://www.rfa.org/mandarin/yataibaodao/jingmao/gt-05262023015225.html/@@images/image" text:style-name="Internet_20_link" text:visited-style-name="Visited_20_Internet_20_Link">
</text:a>
网络截图/古亭提供  <text:a xlink:type="simple" xlink:href="https://www.rfa.org/mandarin/yataibaodao/jingmao/gt-05262023015225.html/@@stream" text:style-name="Internet_20_link" text:visited-style-name="Visited_20_Internet_20_Link">
Audio-1-Link：https://www.rfa.org/mandarin/yataibaodao/jingmao/gt-05262023015225.html/@@stream</text:a>
</text:p>
      <text:p text:style-name="P4">
湖南永雄资产管理集团本周四宣布停业，旗下4家分公司共179名员工近期相继被安徽警方带走调查，其中3人涉嫌寻衅滋事罪被批准逮捕。永雄集团此前催收账款曾遭投诉。知情人士披露，中国公安部督办此案，安徽警方跨省抓人，并且异地羁押。</text:p>
      <text:p text:style-name="P4">
<text:a xlink:type="simple" xlink:href="https://www.rfa.org/mandarin/yataibaodao/kejiaowen/hj-10202020110114.html" text:style-name="Internet_20_link" text:visited-style-name="Visited_20_Internet_20_Link">
 <text:span text:style-name="T4">
数千家属讨债 优胜教育老板跑路谁该负责？</text:span>
 </text:a>
  * <text:span text:style-name="T4">
<text:a xlink:type="simple" xlink:href="https://www.rfa.org/mandarin/zhuanlan/jingmaorediansaomiao/econ-06192020130511.html" text:style-name="Internet_20_link" text:visited-style-name="Visited_20_Internet_20_Link">
 财经时时听：卡贷网贷拖欠数量剧增讨债风正起 </text:a>
 </text:span>
</text:p>
      <text:p text:style-name="P4">
被称为“中国最大催收（讨债）公司”的湖南永雄资产管理集团本周四发布《告全体员工书》，称因安徽警方跨省执法拘捕179名员工，导致员工活在恐怖之中，加上资金遭冻结，经营难以为继，宣布即日起停业。该集团鼎盛时期员工逾万人，还曾计划赴美上市，创始人曾称今年营收目标超10亿元。不过，员工讨债手法备受争议。</text:p>
      <text:p text:style-name="P4">
据湖南一位因个人安全原因，不愿公开姓名的退休警员周五告诉本台，此案可能是公安部督办案件，不然安徽警方无权到湖南抓走179人：“此案由安徽警方接手，而不是湖南警方处置，表明永雄公司和湖南官场与警方，有着千丝万缕的联系。当局异地办案是为了排除干扰。这是公安部督办的案件。”</text:p>
      <text:p text:style-name="P4">
湖南一位前派出所副所长李先生接受本台采访时说，永雄公司讨债员采取带有黑社会性质的恐吓手段追债，早已引起北京方面关注，但湖南警方却长期无动于衷。他说，，随着中国民营经济淡出市场，这些追债公司的业务日趋萎缩，已经没有存在的价值：“它这个（公司）追债是带有黑社会性质，如果说它做大做强做出名，背后没有官方的背景那是不可能的，早就把它打掉了。多年前，北京有一个拦截访民的保安公司叫安元鼎，也是带黑社会性质的，它也是正规公司，它和政府合作，政府不方便出面时，由它出面。”</text:p>
      <text:p text:style-name="P4">
<text:span text:style-name="T4">
公安部督办 被捕员工涉黑异地关押</text:span>
</text:p>
      <text:p text:style-name="P4">
据红星新闻报道，5月25日，记者致电安徽省公安厅，询问永雄集团案件详情，相关部门回复称：“该案件正在侦办过程中。”报道还称，湖北首义律师事务所吴正平律师认为，警方异地侦办案件可以排除干扰；排除阻力；有利于查清事实。</text:p>
      <text:p text:style-name="P4">
第一财经网站报道，2023年永雄集团将力争实现人员规模稳定一万人以上、年营收十亿元以上、年上缴税收一亿元以上、新增客户单位十家以上等年度任务目标。不过，近年来，永雄集团因催收事件多次陷入舆论的风口浪尖。有媒体统计，截至5月22日，永雄集团在黑猫投诉平台的投诉量达到153件，当中不乏“短信威胁”“电话轰炸”“爆通讯录”“骚扰他人”等投诉。甚至还有投诉永雄冒充公检法人员的情况。</text:p>
      <text:p text:style-name="P4">
永雄集团5月25日发出的致全体员工书（该公司官方微博截图）  <text:a xlink:type="simple" xlink:href="https://www.rfa.org/mandarin/yataibaodao/jingmao/gt-05262023015225.html/m0526-gtp2.png" text:style-name="Internet_20_link" text:visited-style-name="Visited_20_Internet_20_Link">
</text:a>
</text:p>
      <text:p text:style-name="P4">
<text:span text:style-name="T4">
永雄公司分支机构覆盖20多个省市</text:span>
</text:p>
      <text:p text:style-name="P4">
时事评论人士王正认为，讨债公司人员许多行追债为和法警执行判决结果有相似之处，未来追债可能直接由法院负责，这对政府也是一笔可观的收入。他对本台说：“他们（讨债公司）触及到法院执行庭制度，这块‘蛋糕’，法院是要把它收回了。以后对债务纠纷可能是当事人向法院起诉，由法院执行追债。追数公司未来可能跟法院合作。”</text:p>
      <text:p text:style-name="P4">
永雄集团号称“国内最大”的催收公司，其官网显示，该公司成立于2014年4月，总部位于湖南长沙，分支机构覆盖全国二十多座城市，业务涉及信用卡、消费金融等个人信贷不良资产管理领域。2019年，永雄集团曾向美国证监会递交上市申请，后又撤回申请。</text:p>
      <text:p text:style-name="P4">
目前，中国有三千多家催收公司，其中永雄集团员工由疫情前的一万七千人减少到目前三千人左右。</text:p>
      <text:p text:style-name="P4">
记者：古亭 责编：陈美华、许书婷、嘉远 网编：洪伟</text:p>
      <text:p text:style-name="P4">
Source: <text:a xlink:type="simple" xlink:href="https://www.rfa.org/mandarin/yataibaodao/jingmao/gt-05262023015225.html" text:style-name="Internet_20_link" text:visited-style-name="Visited_20_Internet_20_Link">
https://www.rfa.org/mandarin/yataibaodao/jingmao/gt-05262023015225.html</text:a>
</text:p>
      <!--NEWS-->
      <text:h text:style-name="P10" text:outline-level="1">
<text:span text:style-name="T4">
中國商務部長王文濤見雷蒙多 中美破冰關鍵？</text:span>
</text:h>
      <text:p text:style-name="P4">
Author: None (Language: zh)</text:p>
      <text:p text:style-name="P4">
Publisher: None</text:p>
      <text:p text:style-name="P4">
Time: 2023-05-26T01:55:00Z</text:p>
      <text:p text:style-name="P4">
Description: 目前正在美國參加亞太經合組織（APEC）貿易部長會議的中國商務部長王文濤，週四已與美國商務部長雷蒙多會晤，期間還預計會見美國貿易代表戴琪——這被認為將是中美關係能否回暖的第一個晴雨表。</text:p>
      <text:p text:style-name="P4">
Videos: []</text:p>
      <text:p text:style-name="P4">
Images: []</text:p>
      <text:p text:style-name="P4">
Subject: 时政风云</text:p>
      <text:p text:style-name="P4">
Subjects: ['奥巴马', '汉诺威工业博览会', '专题报道：习近平访美', '岛屿主权争端', '专题报道：全景观看“习马会”', '中国', '中共十九大', '美国', '德中关系', '南希·佩洛西']</text:p>
      <text:p text:style-name="P4">
Keywords: ['中国', '美国', '王文涛', '雷蒙多', '戴琪', '中美关系', '经济', '贸易']</text:p>
      <text:p text:style-name="P4">
ID: 65738924</text:p>
      <!--METADATA-->
      <text:p text:style-name="P4">
<text:a xlink:type="simple" xlink:href="https://www.dw.com/zh/overlay/image/article/65738924/65738954" text:style-name="Internet_20_link" text:visited-style-name="Visited_20_Internet_20_Link">
 </text:a>
</text:p>
      <text:p text:style-name="P4">
王文濤資料照片。</text:p>
      <text:p text:style-name="P4">
（德國之聲中文網）中國商務部長王文濤與美國商務部長雷蒙多（GinaRaimondo）週四（5月25日）在華府舉行了會晤。中國商務部發布聲明表示，雙方就中美經貿關係和共同關心的經貿問題進行了「坦誠、專業、建設性的交流」。中方就美方的對華經貿政策、半導體政策、出口管制、對外投資審查等表達重點關切。</text:p>
      <text:p text:style-name="P4">
美國商務部的聲明則另指出，雷蒙多與王文濤會晤時，也對中國近期對在中國經營的美國公司採取的一系列行動表示擔憂。</text:p>
      <text:p text:style-name="P4">
王文濤與雷蒙多的會晤，是拜登執政以來，中美官員在美國首都舉行的第一次內閣級會晤。中國商務部聲明表示，「雙方同意建立溝通渠道，就具體經貿關切和合作事項保持和加強交流。」</text:p>
      <text:p text:style-name="P4">
據中國商務部稱，王文濤本週稍早已在上海會見多名美國企業代表，包括嬌生（Johnson &amp;Johnson）、3M、陶氏（Dow）、默克（Merck）和霍尼韋爾（Honeywell），並向他們表示：「中國將持續歡迎美資企業在中國發展，實現共贏。」</text:p>
      <text:p text:style-name="P4">
本月稍早，美國商務部長雷蒙多也在華盛頓會見了中國美國商會 （American Chamber of Commerce in the People'sRepublic of China）代表團。知情人士透露，期間她聽取了美國企業代表對 <text:a xlink:type="simple" xlink:href="https://www.dw.com/zh/zh/中國加強反間諜-諮詢公司涉危害國安遭查/a-65557271" text:style-name="Internet_20_link" text:visited-style-name="Visited_20_Internet_20_Link">
 中國近期針對美企展開的一系列突襲、拘留和調查行動</text:a>
 的擔憂。</text:p>
      <text:p text:style-name="P4">
</text:p>
      <text:p text:style-name="P4">
雷蒙多與王文濤會晤時，也對中國近期對在中國經營的美國公司採取的一系列行動表示擔憂。</text:p>
      <text:p text:style-name="P4">
據知情人士說法，雷蒙多表示，她將向中方表明，美國政府政策的目的本質上是為了降低風險，而不是與中國脫鉤。雷蒙多向代表團表示，她有意在雙方都能接受的條件下，推動經濟關係向前發展，並期待今年稍晚能夠出訪中國。</text:p>
      <text:p text:style-name="P4">
今年初的「間諜氣球」事件後，中美關係不斷惡化，中美經貿關係也多有波折。中國日前以國安風險為由， <text:a xlink:type="simple" xlink:href="https://www.dw.com/zh/zh/中國封殺美光-美反對無事實根據的限制/a-65693360" text:style-name="Internet_20_link" text:visited-style-name="Visited_20_Internet_20_Link">
要求關鍵基礎設施運營者停止採購美國半導體企業美光（Micron）的產品 </text:a>
 。此前，中國對多家美國諮詢顧問公司進行突擊檢查。</text:p>
      <text:p text:style-name="P4">
日前落幕的七國集團（G7）峰會上，成員國領導人抨擊中國的「經濟脅迫」，表示將與這個世界第二大經濟體 <text:a xlink:type="simple" xlink:href="https://www.dw.com/zh/zh/g7联合公报政策方针不是为了伤害中国/a-65684805" text:style-name="Internet_20_link" text:visited-style-name="Visited_20_Internet_20_Link">
 「去風險化」，但強調並不是「脫鉤」</text:a>
 。</text:p>
      <text:h text:style-name="P12" text:outline-level="3">
<text:span text:style-name="T4">
預計將見戴琪</text:span>
</text:h>
      <text:p text:style-name="P4">
王文濤此行赴美，是為了參加25日、26日在底特律舉行的亞太經合組織（APEC）貿易部長會議。中國商務部發言人束珏婷25日證實，王文濤參加APEC會議期間，還將會見美國貿易代表戴琪（KatherineTai）。</text:p>
      <text:p text:style-name="P4">
本週稍早，戴琪曾向《南華早報》表示，希望在APEC會議上見到王文濤。截至目前，美國貿易代表辦公室尚未確認戴琪與王文濤的會晤。白宮發言人柯比（JohnKirby）24日表示，關於與戴琪的會晤，討論仍在繼續。</text:p>
      <text:p text:style-name="P4">
路透社報導，美國兩大工會領導人25日在APEC貿易部長會議上表示，美國與中國等國家的貿易政策，必須在工人需求與企業利潤之間取得更公平的平衡。美國汽車工人聯合會主席費恩（ShawnFain）表示，他們並不是反對貿易，而是反對單方面的貿易，直指美國與中國的貿易並不平衡。</text:p>
      <text:p text:style-name="P4">
在與戴琪、費恩討論勞工在貿易政策中的作用時，美國勞工聯合會產業工會（AFL-CIO）秘書長弗雷德蒙（FrederickRedmond）則強硬表示：「我們不期望戴琪大使對中國的侵占讓步一寸。」</text:p>
      <text:p text:style-name="P4">
</text:p>
      <text:p text:style-name="P4">
有美媒分析，經過數個月以來的互相指責，美中關係正要進入新階段。</text:p>
      <text:h text:style-name="P12" text:outline-level="3">
<text:span text:style-name="T4">
美中破冰點？</text:span>
</text:h>
      <text:p text:style-name="P4">
APEC貿易部長會議登場前，《華爾街日報》刊載報導分析，經過數個月以來的互相指責，美中關係正要進入新階段。王文濤與雷蒙多的會晤可能會決定這兩個大國，是否能夠恢復「間諜氣球」事件以前的高層交流。</text:p>
      <text:p text:style-name="P4">
一位匿名美國官員向該報透露，北京近期試探性地恢復與華盛頓的外交關係，部分原因是中國領導人認為目前處於更有利的位置。習近平陸續接待了多名歐洲領導人，試圖分裂西方聯盟，並與巴西總統建立了牢固的貿易關係。該美國官員說道：「他們認為我們看起來不太好。」</text:p>
      <text:p text:style-name="P4">
「這一刻是一個機會，但卻是一個脆弱的時刻。」歐巴馬政府前高級國家安全官員、現任喬治城大學教授的梅代羅斯（EvanMedeiros）向該報表示：「即使競爭正在加劇，北京和華盛頓仍將努力重建基本的溝通渠道。」</text:p>
      <text:p text:style-name="P4">
本週，在懸缺了數個月之後， <text:a xlink:type="simple" xlink:href="https://www.dw.com/zh/zh/中國駐美大使懸缺多時-謝鋒抵美履新/a-65714756" text:style-name="Internet_20_link" text:visited-style-name="Visited_20_Internet_20_Link">
 新任中國駐美大使謝鋒終於赴美履新 </text:a>
 ；月初，美國國家安全顧問沙利文（JakeSullivan）與中國最高外交官王毅在維也納舉行了為期2天的會談；美國總統拜登在本月的G7峰會後直言，他認為美國與中國的關係將很快 <text:a xlink:type="simple" xlink:href="https://www.dw.com/zh/zh/美中關係低谷逢春拜登很快解凍/a-65693328" text:style-name="Internet_20_link" text:visited-style-name="Visited_20_Internet_20_Link">
 「解凍」</text:a>
 ，並暗示自己可能將與習近平再次對話。</text:p>
      <text:p text:style-name="P4">
（綜合報導）</text:p>
      <text:p text:style-name="P4">
<text:span text:style-name="T5">
© 2023年 德國之聲版權聲明：本文所有內容受到著作權法保護，如無德國之聲特別授權，不得擅自使用。任何不當行為都將導致追償，並受到刑事追究。</text:span>
</text:p>
      <text:p text:style-name="P4">
Source: <text:a xlink:type="simple" xlink:href="https://www.dw.com/zh/中國商務部長王文濤見雷蒙多-中美破冰關鍵？/a-65738924" text:style-name="Internet_20_link" text:visited-style-name="Visited_20_Internet_20_Link">
https://www.dw.com/zh/中國商務部長王文濤見雷蒙多-中美破冰關鍵？/a-65738924?maca=chi-rss-chi-all-1127-rdf</text:a>
</text:p>
      <!--NEWS-->
      <text:h text:style-name="P10" text:outline-level="1">
<text:span text:style-name="T4">
美国不该把中国科研人才拒之门外</text:span>
</text:h>
      <text:p text:style-name="P4">
Creator: DAN MURPHY</text:p>
      <text:p text:style-name="P4">
Publisher: https://www.facebook.com/nytimeschinese</text:p>
      <text:p text:style-name="P4">
Published Time: 2023-05-26T02:12:36+08:00</text:p>
      <text:p text:style-name="P4">
Description: 对中国影响力的过度担忧威胁到美国吸引人才的能力，我们也面临对中国知之甚少的风险。这会损害科学进步的前景，并最终损害美国的实力。 Daniel Zender</text:p>
      <text:p text:style-name="P4">
Images: ["<text:a xlink:type="simple" xlink:href="https://static01.nyt.com/images/2023/05/25/opinion/25murphy/25murphy-master1050.jpg" text:style-name="Internet_20_link" text:visited-style-name="Visited_20_Internet_20_Link">
25murphy-mast...</text:a>
"]</text:p>
      <text:p text:style-name="P4">
Category: 观点与评论</text:p>
      <text:p text:style-name="P4">
Type: Article</text:p>
      <!--METADATA-->
      <text:p text:style-name="P4">
<draw:frame draw:style-name="fr1" draw:name="Image22" text:anchor-type="as-char" svg:width="6.9236in" svg:height="6.9236in" draw:z-index="0">
<draw:image xlink:href="../Images/cnnytimes/2023-05-26T02-12-36-08-00/25murphy-master1050.jpg" xlink:type="simple" xlink:show="embed" xlink:actuate="onLoad" draw:mime-type="image/jpeg"/>
</draw:frame>
</text:p>
      <text:p text:style-name="P4">
中共最近在美国政坛取得了罕见成就：使民主党和共和党团结一致针对一个共同的敌人。不幸的是，对中国影响力的 <text:a xlink:type="simple" xlink:href="https://apnews.com/article/politics-united-states-government-mike-gallagher-china-business-e9e4d4c5617bb1cd2ab237fd86f2fc6b" text:style-name="Internet_20_link" text:visited-style-name="Visited_20_Internet_20_Link">
 过度担忧</text:a>
威胁到美国吸引顶尖人才的能力，正是这种能力使美国在科学和高等教育领域保持全球领先地位。</text:p>
      <text:p text:style-name="P4">
司法部现已结束的“ <text:a xlink:type="simple" xlink:href="https://urldefense.proofpoint.com/v2/url" text:style-name="Internet_20_link" text:visited-style-name="Visited_20_Internet_20_Link">
 中国行动计划</text:a>
”(ChinaInitiative)造成的损害仍然存在。该计划旨在打击来自中国的经济间谍活动和国家安全威胁，在某些案件中，它导致一些华裔研究人员和学者因隐瞒与中国的关系而遭<text:a xlink:type="simple" xlink:href="https://www.knoxnews.com/story/news/education/2022/02/24/university-tennessee-professor-anming-hu-career-after-china-initiative-charges/6829244001/" text:style-name="Internet_20_link" text:visited-style-name="Visited_20_Internet_20_Link">
 软禁 </text:a>
 或 <text:a xlink:type="simple" xlink:href="https://cn.nytimes.com/usa/20220125/gang-chen-mit-china/" text:style-name="Internet_20_link" text:visited-style-name="Visited_20_Internet_20_Link">
 被戴上手铐带走 </text:a>
 ，这些案件最终以无罪释放或撤销告终。</text:p>
      <text:p text:style-name="P4">
该计划在去年结束之前，几乎没有把谁送上法庭。但它颠覆了一些人的生活和事业，并营造了一种恐惧气氛。一些华裔科学家 <text:a xlink:type="simple" xlink:href="https://www.committee100.org/wp-content/uploads/2021/10/C100-Lee-Li-White-Paper-FINAL-FINAL-10.28.pdf" text:style-name="Internet_20_link" text:visited-style-name="Visited_20_Internet_20_Link">
 尤其感觉到</text:a>
，自己的种族和与中国的联系阻碍了他们在专业上的进步，以及他们在美国获得研究资金的机会，甚至影响了申请意愿。去年公布的一项针对美国大学华裔科学家的 <text:a xlink:type="simple" xlink:href="https://urldefense.proofpoint.com/v2/url" text:style-name="Internet_20_link" text:visited-style-name="Visited_20_Internet_20_Link">
 调查</text:a>
 发现，相当大比例的受访者感到在美国不受欢迎，86%的人表示，与五年前相比，目前的情况使美国更难吸引顶尖的国际学生。</text:p>
      <text:p text:style-name="P4">
这应该在华盛顿敲响警钟。经济和军事优势 <text:a xlink:type="simple" xlink:href="https://www.foreignaffairs.com/united-states/eric-schmidt-innovation-power-technology-geopolitics" text:style-name="Internet_20_link" text:visited-style-name="Visited_20_Internet_20_Link">
 取决于卓越的科学、技术和创新 </text:a>
 ——而人才竞争是全球性的。</text:p>
      <text:p text:style-name="P4">
广告</text:p>
      <text:p text:style-name="P4">
研究 <text:a xlink:type="simple" xlink:href="https://www.nature.com/articles/497557a" text:style-name="Internet_20_link" text:visited-style-name="Visited_20_Internet_20_Link">
 表明 </text:a>
，最好的科学研究通常是由国际研究团队完成，这可能是因为研究人员可以在更大范围内选择潜在的合作伙伴。在没有明确的国家安全担忧情况下阻止国际合作，我们就限制了潜在合作者的范围，从而可能削弱研究。</text:p>
      <text:p text:style-name="P4">
对于已经成为科学强国的中国来说，尤其如此。</text:p>
      <text:p text:style-name="P4">
根据经济合作与发展组织的数据，截至2018年，中国的 <text:a xlink:type="simple" xlink:href="https://data.oecd.org/rd/gross-domestic-spending-on-r-d.htm" text:style-name="Internet_20_link" text:visited-style-name="Visited_20_Internet_20_Link">
 研发 </text:a>
 总支出仅次于美国。中国的研究论文发表量从1990年之前占全球总量的不足1% <text:a xlink:type="simple" xlink:href="https://dash.harvard.edu/bitstream/handle/1/37372501/Stumbling%20bear%20soaring%20dragon.pdf" text:style-name="Internet_20_link" text:visited-style-name="Visited_20_Internet_20_Link">
 增长</text:a>
到2020年的25%。</text:p>
      <text:p text:style-name="P4">
这些研究工作的质量越来越高。 <text:a xlink:type="simple" xlink:href="https://www.science.org/content/article/china-rises-first-place-most-cited-papers" text:style-name="Internet_20_link" text:visited-style-name="Visited_20_Internet_20_Link">
 根据一些计算 </text:a>
，学者引用中国论文的频率（论文影响力的一个指标）高于来自其他国家的论文。根据美国国家科学基金会的一份 <text:a xlink:type="simple" xlink:href="https://ncses.nsf.gov/pubs/nsb20214/international-collaboration-and-citations" text:style-name="Internet_20_link" text:visited-style-name="Visited_20_Internet_20_Link">
 报告</text:a>
，学者还根据谁最能帮助他们推进工作来选择合作伙伴，多年来，美国大学的研究人员选择来自中国的论文共同作者多过任何其他国家的学者。有人对中国的 <text:a xlink:type="simple" xlink:href="https://cn.nytimes.com/china/20171016/china-science-fraud-scandals/" text:style-name="Internet_20_link" text:visited-style-name="Visited_20_Internet_20_Link">
 学术造假</text:a>
 和 <text:a xlink:type="simple" xlink:href="https://www.ft.com/content/32440f74-7804-4637-a662-6cdc8f3fba86" text:style-name="Internet_20_link" text:visited-style-name="Visited_20_Internet_20_Link">
低质量专利 </text:a>
提出质疑，但要评估这些问题的普遍程度还需要做更多工作。</text:p>
      <text:p text:style-name="P4">
与中国进行学术合作的担忧是合理的。在 <text:a xlink:type="simple" xlink:href="https://www.cnas.org/publications/reports/myths-and-realities-of-chinas-military-civil-fusion-strategy" text:style-name="Internet_20_link" text:visited-style-name="Visited_20_Internet_20_Link">
 中国模式 </text:a>
下，民间组织和企业有时不得不支持国家的军事机构。根据我所 <text:a xlink:type="simple" xlink:href="https://foreignpolicy.com/2018/03/07/chinas-long-arm-reaches-into-american-campuses-chinese-students-scholars-association-university-communist-party/" text:style-name="Internet_20_link" text:visited-style-name="Visited_20_Internet_20_Link">
 听到</text:a>
 的<text:a xlink:type="simple" xlink:href="https://www.axios.com/2020/12/08/china-spy-california-politicians" text:style-name="Internet_20_link" text:visited-style-name="Visited_20_Internet_20_Link">
 足以 </text:a>
让人相信，一些在美国的中国学生可能要把课堂上发生的事情报告给中国的有关方面，而一些中国学者可能持有未披露的协议，要将他们掌握的东西带回中国。</text:p>
      <text:p text:style-name="P4">
学术合作方面的每况愈下也有中国政府的原因。在中国开展研究比过去难多了，因为中国越来越重视意识形态和国家安全，被视为敏感的方面越来越多，学术自由不断减少，加上去年12月结束之前，执行了近三年的“清零”政策带来了令人窒息的影响。</text:p>
      <text:p text:style-name="P4">
广告</text:p>
      <text:p text:style-name="P4">
但我们不要和中国逐底竞争。如果美国无法吸引顶尖的国际研究人才，就会损害美国科学进步的前景，并最终损害美国的经济实力和国家实力。</text:p>
      <text:p text:style-name="P4">
毫无疑问，目前的情况要求增加学者当中的透明度。大学需要引领这一变革，学者们将因此更加关注与外国科学家合作的影响。例如，瑞典制定了 <text:a xlink:type="simple" xlink:href="https://www.stint.se/wp-content/uploads/2020/02/STINT__Responsible_Internationalisation.pdf" text:style-name="Internet_20_link" text:visited-style-name="Visited_20_Internet_20_Link">
 框架</text:a>
，通过对研究伙伴进行更有条理的尽职调查来评估风险，包括评估与威权国家的科学家合作时可能出现的复杂情况。</text:p>
      <text:p text:style-name="P4">
但是我们不能让这一点成为妨碍，我们要确保美国 <text:a xlink:type="simple" xlink:href="https://foreignpolicy.com/2022/07/16/immigration-us-technology-companies-work-visas-china-talent-competition-universities/" text:style-name="Internet_20_link" text:visited-style-name="Visited_20_Internet_20_Link">
 仍然是世界上学习科学、技术、工程和数学的最佳地点</text:a>
，并吸引来自国外的毕业生在拿到学位后留下来。然而，发放给中国学生的美国签证数量却 <text:a xlink:type="simple" xlink:href="https://www.chronicle.com/article/number-of-new-chinese-students-at-u-s-colleges-plummeted-this-fall-visa-data-show" text:style-name="Internet_20_link" text:visited-style-name="Visited_20_Internet_20_Link">
 直线下降</text:a>
。为扭转这一局面，应简化签证流程，清理积压的申请，并为有才能的人提供更多获得绿卡的机会。美国正在培训和教育世界上最聪明的一群人；我们需要更多这样的人，并让他们留在这里。</text:p>
      <text:p text:style-name="P4">
同样，更多的美国人需要了解中国。在中国学习的美国学生人数已经从2011-12年约1.5万人的峰值 <text:a xlink:type="simple" xlink:href="https://www.wsj.com/articles/american-students-love-affair-with-china-cools-as-political-tensions-rise-11610802000" text:style-name="Internet_20_link" text:visited-style-name="Visited_20_Internet_20_Link">
 下降</text:a>
 ；在疫情期间 <text:a xlink:type="simple" xlink:href="https://opendoorsdata.org/fact_sheets/china/" text:style-name="Internet_20_link" text:visited-style-name="Visited_20_Internet_20_Link">
 暴减</text:a>
至不足400人。中国现在是并将继续是一个重要的全球参与者；了解其内部动态对于在一系列领域工作的人来说都非常重要。然而，我们面临着整整一代美国人对中国知之甚少的可能性。</text:p>
      <text:p text:style-name="P4">
我们应该立即 <text:a xlink:type="simple" xlink:href="https://larsen.house.gov/news/documentsingle.aspx" text:style-name="Internet_20_link" text:visited-style-name="Visited_20_Internet_20_Link">
 重启在中国的富布赖特项目</text:a>
（在特朗普政府将其暂停之前，该项目曾安排数千名中国人和美国人在对方国家进行研究和学习），并增加联邦政府对我们大学中国研究项目的资助。</text:p>
      <text:p text:style-name="P4">
让美国高等教育向世界开放并不是为了帮助中国变得强大，我们也不应该对北京的意图有任何幻想。我们要对我们系统的力量和优点流露出信心，以确保美国仍然是世界上最适合学习和研究的国家。</text:p>
      <text:p text:style-name="P4">
Source: <text:a xlink:type="simple" xlink:href="https://cn.nytimes.com/opinion/20230526/china-usa-scientists-technology/" text:style-name="Internet_20_link" text:visited-style-name="Visited_20_Internet_20_Link">
https://cn.nytimes.com/opinion/20230526/china-usa-scientists-technology/</text:a>
</text:p>
      <!--NEWS-->
      <text:h text:style-name="P10" text:outline-level="1">
<text:span text:style-name="T4">
日本加入限制芯片设备出口阵营 美国完成对华合围？</text:span>
</text:h>
      <text:p text:style-name="P4">
Author: https://www.facebook.com/bbcworldservice/</text:p>
      <text:p text:style-name="P4">
Publisher: BBC News 中文</text:p>
      <text:p text:style-name="P4">
Published Time: 2023-05-26T02:25:26.000Z</text:p>
      <text:p text:style-name="P4">
Modified Time: 2023-05-26T02:25:26.000Z</text:p>
      <text:p text:style-name="P4">
Description: 新规并未指明针对中国，而是限制包括中国在内的160个国家，但中国占其半导体制造设备出口规模的三成左右，占比最高。</text:p>
      <text:p text:style-name="P4">
Images: ["<text:a xlink:type="simple" xlink:href="https://ichef.bbci.co.uk/news/640/cpsprodpb/29D1/production/_126250701_whatsubject.jpg" text:style-name="Internet_20_link" text:visited-style-name="Visited_20_Internet_20_Link">
_126250701_wh...</text:a>
"]</text:p>
      <text:p text:style-name="P4">
Videos: []</text:p>
      <text:p text:style-name="P4">
Tags: ['中日关系', '中美关系', '日本', '中國']</text:p>
      <text:p text:style-name="P4">
Type: Article</text:p>
      <!--METADATA-->
      <text:h text:style-name="P12" text:outline-level="3">
<text:span text:style-name="T4">
日本加入限制芯片设备出口阵营 美国完成对华合围？</text:span>
</text:h>
      <text:p text:style-name="P4">
2023年5月26日  <draw:frame draw:style-name="fr1" draw:name="Image23" text:anchor-type="as-char" svg:width="6.9236in" svg:height="3.894525in" draw:z-index="0">
<draw:image xlink:href="../Images/BBC Chinese/2023-05-26T02-25-26.000Z/_126250701_whatsubject.jpg" xlink:type="simple" xlink:show="embed" xlink:actuate="onLoad" draw:mime-type="image/jpeg"/>
</draw:frame>
</text:p>
      <text:p text:style-name="P4">
图像来源，  GETTY IMAGES</text:p>
      <text:p text:style-name="P4">
图像加注文字，</text:p>
      <text:p text:style-name="P4">
美国正迅速加大努力，试图阻碍中国在半导体行业的进步。</text:p>
      <text:p text:style-name="P4">
<text:span text:style-name="T4">
本周，日本政府宣布限制出口半导体制造设备新规定将于7月23日正式生效。3月份日本已宣布对23种高性能半导体制造设备实施出口管制。</text:span>
</text:p>
      <text:p text:style-name="P4">
新规并未指明针对中国，而是限制包括中国在内的160个国家，但中国占其半导体制造设备出口规模的三成左右，占比最高。</text:p>
      <text:p text:style-name="P4">
23种出口管制设备涵盖半导体清洗、成膜、光刻、蚀刻、检测等多个环节。日本经济产业省称，此举主要为防止半导体被用作军事用途，以应对日益严峻的国际安全环境。</text:p>
      <text:p text:style-name="P4">
中国商务部回应称，这是对出口管制措施的滥用，是对自由贸易和国际经贸规则的严重背离，中方对此坚决反对。</text:p>
      <text:p text:style-name="P4">
<text:a xlink:type="simple" xlink:href="https://www.bbc.com/zhongwen/simp/world-62420404" text:style-name="Internet_20_link" text:visited-style-name="Visited_20_Internet_20_Link">
 拜登签署芯片法案 企业如何在中美间“选边站队” </text:a>
  * <text:a xlink:type="simple" xlink:href="https://www.bbc.com/zhongwen/simp/world-64010198" text:style-name="Internet_20_link" text:visited-style-name="Visited_20_Internet_20_Link">
 美中芯片战：技术争端如何上演 </text:a>
  * <text:a xlink:type="simple" xlink:href="https://www.bbc.com/zhongwen/simp/world-62087270" text:style-name="Internet_20_link" text:visited-style-name="Visited_20_Internet_20_Link">
 三星超前台积电量产三奈米晶片：半导体大战背后的地缘政治 </text:a>
</text:p>
      <text:h text:style-name="P12" text:outline-level="3">
<text:span text:style-name="T4">
日本的加入意味着什么</text:span>
</text:h>
      <text:p text:style-name="P4">
从特朗普时代，美国就开始逐步对中国进行芯片（晶片）禁运，然后进一步延伸到芯片制造设备。早在2018年，在美国要求下，荷兰已对华禁运其阿斯麦（ASML）公司生产的最先进极紫外线光刻机。</text:p>
      <text:p text:style-name="P4">
</text:p>
      <text:p text:style-name="P4">
图像来源，  EPA</text:p>
      <text:p text:style-name="P4">
图像加注文字，</text:p>
      <text:p text:style-name="P4">
美国投资者还被禁止持有或交易中芯国际股票。</text:p>
      <text:p text:style-name="P4">
拜登上台后，谋求进一步在全球芯片产业链中排除中国。白宫一位安全顾问称，以前限制芯片出口的理由是“只需要比中国领先几代”，现在是“我们必须尽一切可能保持足够大的领先优势”。</text:p>
      <text:p text:style-name="P4">
美国战略与国际问题研究中心的研究员艾伦（Gregory C.Allen）则认为具体策略上讲体现在四点，首先禁运用于人工智能等行业的高端芯片；禁止使用EDA软件，可阻断中国企业的芯片研发；禁运美制半导体设备，阻断中国企业在高端芯片制造的发展；禁运半导体设备零部件，阻断中国企业在半导体制造设备方面的发展。</text:p>
      <text:p text:style-name="P4">
其中第一点已经实现。去年10月7日，美国商务部工业和安全局（BIS）宣布对芯片出口实施新的管制。其中禁止向中国销售18纳米及以下的DRAM芯片、28层及以上的NAND闪存芯片、14纳米及以下FinFET工艺的逻辑芯片生产工具，即刻生效。</text:p>
      <text:p text:style-name="P4">
随后，禁运开始向制造设备和零件延伸。虽然最先进的极紫外线光刻机已经对华禁运，但中国还能进口应用更广泛的深紫外光刻机，而全球有能力生产深紫外光刻机的只有荷兰的阿斯麦和日本的尼康。</text:p>
      <text:p text:style-name="P4">
</text:p>
      <text:p text:style-name="P4">
图像来源，  Getty Images</text:p>
      <text:p text:style-name="P4">
图像加注文字，</text:p>
      <text:p text:style-name="P4">
2021年上海举行的中国进口博览会上，一家日本半导体公司的展台。</text:p>
      <text:p text:style-name="P4">
路透社称，美国采取措施确保企业能保持竞争优势，而这些措施要有效果，就需要日本、荷兰两个行业巨头的合作。</text:p>
      <text:p text:style-name="P4">
今年1月，美国总统拜登分别会晤两国首相，希望一同加强对先进技术设备的出口管制，并安排了三方会谈敲定细节。3月份，荷兰和日本分别宣布了出口管制计划。本周，日本公布了具体时间表。</text:p>
      <text:p text:style-name="P4">
“这将破坏日本公司的市场拓展，从监管的角度讲，肯定会降低他们的竞争力，”日本大商社丸红商事的中国经济调查总监铃木贵元表示，日本国内缺乏一个足够大的芯片市场，这些出口限制对日本芯片设备制造商而言，将是一个打击。</text:p>
      <text:p text:style-name="P4">
目前，日本芯片制造设备产业规模为300亿美元左右，其中100亿美元的订单来自中国，居各个市场之首。</text:p>
      <text:h text:style-name="P12" text:outline-level="3">
<text:span text:style-name="T4">
中国的反应</text:span>
</text:h>
      <text:p text:style-name="P4">
上述一系列针对中国的芯片禁令下，中国实施了首次反击——5月21日，中方宣布美光公司产品“存在较严重的网络安全隐患”，对中国的“关键信息基础设施供应链造成重大安全风险“，影响国家安全。要求中国的“关键信息基础设施的运营者应停止采购美光公司产品”。</text:p>
      <text:p text:style-name="P4">
美光是美国最大的存储芯片制造商，在电子设备中广泛应用，中国市场占该公司总销售的10%左右。</text:p>
      <text:p text:style-name="P4">
日本国立政策研究大学院大学经济学终身教授邢予青撰文表示，中国的企业显然并不掌握半导体产业和技术的“阻塞点”。因此，无法对美国实施对等的技术禁运。</text:p>
      <text:p text:style-name="P4">
邢予青表示，但中国流行的说法是以市场换技术，现在美国开启半导体技术上的禁运，这意味双方关于市场换技术的默契的结束。不给技术，自然也就不要指望市场了。这是中国利用市场优势的一次反击，效果如何还要看美国如何出牌。</text:p>
      <text:p text:style-name="P4">
</text:p>
      <text:p text:style-name="P4">
图像来源，  Reuters</text:p>
      <text:p text:style-name="P4">
图像加注文字，</text:p>
      <text:p text:style-name="P4">
有些专家认为，芯片已经成为“现在的石油”，容易受地缘政治影响而触发全球危机。</text:p>
      <text:p text:style-name="P4">
不过在日本的角度来看，中美撕破脸，也有好处。就在中国宣布对美光公司监管之时，彭博社援引知情人士称，美光科技将从日本政府获得约15亿美元资金，用于在当地生产下一代存储芯片，这有利提升日本国内半导体生产，对台湾芯片生产形成后备力量。</text:p>
      <text:p text:style-name="P4">
位于上海的咨询公司Intralink的分析师兰道尔（StewRandall）认为，中国企业虽然在出口限制下，将失去获得很多日本设备和零件的机会，不过目前中国的芯片企业大多集中在较为成熟的生产节点上，不太会受到影响，但大家不得不静观其变。</text:p>
      <text:p text:style-name="P4">
长期来看，中国企业在全面的出口限制下，自研芯片能力将大受影响。比如，在设计环节所必备软件——电子设计自动化软件EDA，该领域三家巨头都是美国企业；制造环节的核心光刻机方面，中国也没有独立制造能力，而主要光刻机企业都受美国禁令的钳制。如果摆脱现有技术成果，从零积累，投入资金和周期都太大太长。</text:p>
      <text:p text:style-name="P4">
而这些影响，将顺着芯片继续向产业链下游传导——手机企业的国际竞争力将下降，比如华为不得不退出国际手机市场；电动汽车正在成为中国最有潜力的支柱产业，4月出口数量达到9.1万辆，同比增长1028.5%，而电动汽车平均要使用约3000个芯片，是非电动汽车的两倍多。</text:p>
      <text:p text:style-name="P4">
Source: <text:a xlink:type="simple" xlink:href="https://www.bbc.com/zhongwen/simp/world-65710230" text:style-name="Internet_20_link" text:visited-style-name="Visited_20_Internet_20_Link">
https://www.bbc.com/zhongwen/simp/world-65710230</text:a>
</text:p>
      <!--NEWS-->
      <text:h text:style-name="P10" text:outline-level="1">
<text:span text:style-name="T4">
如何充分利用ChatGPT</text:span>
</text:h>
      <text:p text:style-name="P4">
Creator: BRIAN X. CHEN</text:p>
      <text:p text:style-name="P4">
Publisher: https://www.facebook.com/nytimeschinese</text:p>
      <text:p text:style-name="P4">
Published Time: 2023-05-26T02:44:53+08:00</text:p>
      <text:p text:style-name="P4">
Description: 无论是育儿、家庭生活、工作、学习还是创意和购物，人工智能可以改善我们生活的许多方面。这里是时报消费科技专栏作者对如何安全、负责任地使用这些工具的建议。 Jackie Molloy for The New York Times</text:p>
      <text:p text:style-name="P4">
Images: ["<text:a xlink:type="simple" xlink:href="https://static01.nyt.com/images/2023/05/24/multimedia/ontech_chen-1-ztcf/ontech_chen-1-ztcf-jumbo.jpg" text:style-name="Internet_20_link" text:visited-style-name="Visited_20_Internet_20_Link">
ontech_chen-1...</text:a>
"]</text:p>
      <text:p text:style-name="P4">
Category: 科技</text:p>
      <text:p text:style-name="P4">
Type: Article</text:p>
      <!--METADATA-->
      <text:p text:style-name="P4">
<draw:frame draw:style-name="fr1" draw:name="Image27" text:anchor-type="as-char" svg:width="6.669922in" svg:height="10.0in" draw:z-index="0">
<draw:image xlink:href="../Images/cnnytimes/2023-05-26T02-44-53-08-00/ontech_chen-1-ztcf-jumbo.jpg" xlink:type="simple" xlink:show="embed" xlink:actuate="onLoad" draw:mime-type="image/jpeg"/>
</draw:frame>
</text:p>
      <text:p text:style-name="P4">
几个月前，我的同事 <text:a xlink:type="simple" xlink:href="https://www.nytimes.com/article/ai-artificial-intelligence-chatbot.html" text:style-name="Internet_20_link" text:visited-style-name="Visited_20_Internet_20_Link">
 凯德·梅茨和凯文·罗斯解释了人工智能的内在原理 </text:a>
 ，包括OpenAI的ChatGPT、微软的必应和谷歌的Bard等聊天机器人。这一次我们带来了一个新的使命：帮助你学会如何充分利用人工智能。</text:p>
      <text:p text:style-name="P4">
各行各业的人——学生、程序员、艺术家和会计师——都在试验如何使用人工智能工具。雇主们发布招聘信息寻找善于使用它们的人。如果你还没有使用人工智能来简化和改善你的工作和个人生活的话，你将很快有机会这样做。</text:p>
      <text:p text:style-name="P4">
作为时报的个人科技专栏作家，我会帮助你了解如何安全、负责任地使用这些工具来改善你生活的许多方面。</text:p>
      <text:p text:style-name="P4">
我将在今天的时事通讯中讨论两种通用做法，它们在许多情况下都很有用。</text:p>
      <text:p text:style-name="P4">
广告</text:p>
      <text:p text:style-name="P4">
然后，在接下来的几周里，我会针对生活的不同方面提供更具体的建议，包括育儿和家庭生活、工作、安排个人生活、学习/教育、创意和购物。</text:p>
      <text:p text:style-name="P4">
先列出一些常识性警告：</text:p>
      <text:p text:style-name="P4">
• 如果你担心隐私，不要输入你的姓名和工作地点等个人详细信息。科技公司说你的数据被用于训练他们的系统，这意味着其他人可能会看到你的信息。</text:p>
      <text:p text:style-name="P4">
• <text:a xlink:type="simple" xlink:href="https://www.bloomberg.com/news/articles/2023-05-02/samsung-bans-chatgpt-and-other-generative-ai-use-by-staff-after-leak" text:style-name="Internet_20_link" text:visited-style-name="Visited_20_Internet_20_Link">
 不要共享机密数据 </text:a>
。你的雇主对于使用人工智能可能制定了具体指南或限制，但一般来说，输入商业秘密或敏感信息是一个非常糟糕的主意。</text:p>
      <text:p text:style-name="P4">
• 幻觉：聊天机器人以一种称为 <text:a xlink:type="simple" xlink:href="https://www.nytimes.com/2020/11/24/science/artificial-intelligence-ai-gpt3.html" text:style-name="Internet_20_link" text:visited-style-name="Visited_20_Internet_20_Link">
 大型语言模型</text:a>
 (LLM)的技术为基础，该技术通过分析从互联网上挑选的大量数字文本来获得能力。网络上的很多信息都是错误的，聊天机器人可能会重复这些错误信息。它们努力从庞大的训练数据中预测规律，但有时，<text:a xlink:type="simple" xlink:href="https://www.nytimes.com/2023/05/01/business/ai-chatbots-hallucination.html" text:style-name="Internet_20_link" text:visited-style-name="Visited_20_Internet_20_Link">
 它们可能会 </text:a>
 胡编乱造。</text:p>
      <text:p text:style-name="P4">
<text:span text:style-name="T4">
黄金</text:span>
 <text:span text:style-name="T4">
提示</text:span>
</text:p>
      <text:p text:style-name="P4">
广告</text:p>
      <text:p text:style-name="P4">
<text:a xlink:type="simple" xlink:href="https://chat.openai.com/chat" text:style-name="Internet_20_link" text:visited-style-name="Visited_20_Internet_20_Link">
 ChatGPT </text:a>
 、 <text:a xlink:type="simple" xlink:href="https://www.bing.com/search" text:style-name="Internet_20_link" text:visited-style-name="Visited_20_Internet_20_Link">
 必应</text:a>
 和 <text:a xlink:type="simple" xlink:href="https://bard.google.com/" text:style-name="Internet_20_link" text:visited-style-name="Visited_20_Internet_20_Link">
 Bard</text:a>
 是最流行的人工智能聊天机器人。（使用ChatGPT需要创建一个OpenAI帐户，要使用最高级的版本需要订阅。使用必应需要微软的Edge网络浏览器。使用Bard需要一个Google帐户。）</text:p>
      <text:p text:style-name="P4">
尽管它们看起来简单易用——在框中输入内容就能获得答案！——以错误的方式提问会产生笼统的、无用的，有时甚至是完全错误的回答。</text:p>
      <text:p text:style-name="P4">
事实证明，输入准确的用词和表达以生成最有用的答案是一门学问。我称这些为黄金提示。</text:p>
      <text:p text:style-name="P4">
那些充分利用聊天机器人的人一直在使用以下策略：</text:p>
      <text:p text:style-name="P4">
<text:span text:style-name="T4">
“假装你是。”</text:span>
 用这几个神奇的字作为提示的开头将指示机器人模仿专家。例如，输入“假装你是SAT的辅导师”或“假装你是私人教练”将引导机器人围绕这些职业的人建模。</text:p>
      <text:p text:style-name="P4">
这些提示为人工智能生成回应提供了额外的背景信息。人工智能实际上并不理解成为辅导师或私人教练意味着什么。但这样的提示是在帮助人工智能在其训练数据中调用特定的统计模式。</text:p>
      <text:p text:style-name="P4">
广告</text:p>
      <text:p text:style-name="P4">
缺乏引导的弱提示返回的结果不太有帮助。如果你只是输入“这周我应该吃什么？”聊天机器人会列出一份泛泛的均衡膳食清单，例如晚餐吃炒火鸡，配五颜六色的蔬菜（对我来说，这听起来很鸡肋）。</text:p>
      <text:p text:style-name="P4">
<text:span text:style-name="T4">
“告诉我你还需要什么信息。”</text:span>
 要获得更加个性化的结果——例如，针对你的具体体型或身体状况的健康建议——你可以邀请机器人来问你更多信息。</text:p>
      <text:p text:style-name="P4">
在私人教练的例子中，提示可以是：“假装你是我的私人教练。为我制定每周锻炼方案和膳食计划。告诉我你还需要什么信息。”然后，机器人可能会询问你的年龄、身高、体重、忌口和健康目标，为你量身定制为期一周的膳食计划和健身计划。</text:p>
      <text:p text:style-name="P4">
如果你在第一次尝试时没有得到好的回答，不要马上放弃。更好的做法是——用宾夕法尼亚大学沃顿商学院教授伊桑·莫里克的话说—— <text:a xlink:type="simple" xlink:href="https://www.oneusefulthing.org/p/on-boarding-your-ai-intern" text:style-name="Internet_20_link" text:visited-style-name="Visited_20_Internet_20_Link">
对待机器人就像对待一个人类实习生那样 </text:a>
：“当它犯错时，指出错误并要求它做得更好。”对它宽容有耐心，你可能会得到更好的结果。</text:p>
      <text:p text:style-name="P4">
<text:span text:style-name="T4">
保持你与聊天机器人的对话线程</text:span>
</text:p>
      <text:p text:style-name="P4">
在对输入提示游刃有余之后，你可以让你的聊天机器人随着时间的推移变得更有帮助。这里的关键是避免将你的聊天机器人当成网络搜索，并且每次都从一个新的指示开始。相反，保留多个对话线程开放，并随着时间的推移在这些线程上增加对话。</text:p>
      <text:p text:style-name="P4">
广告</text:p>
      <text:p text:style-name="P4">
这种策略在用ChatGPT时是最简单的。必应要求你定期重置你的对话，而在Bard里，在对话线程之间跳转没有那么容易。</text:p>
      <text:p text:style-name="P4">
澳大利亚悉尼企业家娜塔莉·乔帕塞特就如何使用人工智能为公司提供咨询，她将ChatGPT当作商业教练和行政助理。对于每一个角色，她都有单独的一个对话。</text:p>
      <text:p text:style-name="P4">
在商业教练对话线程上，她分享了有关她的专业背景、公司的目标和问题的见解。在行政助理对话线程上，她分享日程安排信息，比如她要会见的客户。</text:p>
      <text:p text:style-name="P4">
乔帕塞特说：“它会妥善地积累并训练，所以当我稍后问它一个问题时，它会在正确的上下文中给出接近我正在寻找的答案。”</text:p>
      <text:p text:style-name="P4">
她额外分享了一个黄金提示，并已经利用它将她的助手训练得更加有帮助：使用框架。她最近读了一本关于创业的书《发条》。当她要求作为商业教练的ChatGPT使用《发条》里的框架提供建议时，她开心地看到它可以将书中的原理整合到她扩展公司的行动计划中。</text:p>
      <text:p text:style-name="P4">
Source: <text:a xlink:type="simple" xlink:href="https://cn.nytimes.com/technology/20230526/ai-chatbot-chatgpt-prompts/" text:style-name="Internet_20_link" text:visited-style-name="Visited_20_Internet_20_Link">
https://cn.nytimes.com/technology/20230526/ai-chatbot-chatgpt-prompts/</text:a>
</text:p>
      <!--NEWS-->
      <text:h text:style-name="P10" text:outline-level="1">
<text:span text:style-name="T4">
美国对台启动五亿美元军援　首批刺针导弹抵台</text:span>
</text:h>
      <text:p text:style-name="P4">
Author: None</text:p>
      <text:p text:style-name="P4">
Publisher: Radio Free Asia (Organization)</text:p>
      <text:p text:style-name="P4">
Published Time: 2023-05-26T04:18:00-04:00</text:p>
      <text:p text:style-name="P4">
Modified Time: 2023-05-26T14:31:48-04:00</text:p>
      <text:p text:style-name="P4">
Description: None</text:p>
      <text:p text:style-name="P4">
Videos: []</text:p>
      <text:p text:style-name="P4">
Audios: ["<text:a xlink:type="simple" xlink:href="https://www.rfa.org/mandarin/yataibaodao/gangtai/hx2-052620230418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4.612011in" draw:z-index="0">
<draw:image xlink:href="../Images/rfamandarin/2023-05-26T04-18-00-04-00/000000.png" xlink:type="simple" xlink:show="embed" xlink:actuate="onLoad" draw:mime-type="image/png"/>
</draw:frame>
图为2021年美军在俄亥俄州的军事基地开放日让民众接触FIM-92肩射式刺针防空飞弹。 <text:a xlink:type="simple" xlink:href="https://www.rfa.org/mandarin/yataibaodao/gangtai/hx2-05262023041821.html/@@images/image" text:style-name="Internet_20_link" text:visited-style-name="Visited_20_Internet_20_Link">
</text:a>
美国国防部新闻网站 DVIDS  <text:a xlink:type="simple" xlink:href="https://www.rfa.org/mandarin/yataibaodao/gangtai/hx2-05262023041821.html/@@stream" text:style-name="Internet_20_link" text:visited-style-name="Visited_20_Internet_20_Link">
Audio-1-Link：https://www.rfa.org/mandarin/yataibaodao/gangtai/hx2-05262023041821.html/@@stream</text:a>
</text:p>
      <text:p text:style-name="P4">
台湾国防部证实，美国对台启动五亿美元军援行动，首批刺针防空导弹已运抵台湾，并由军方接收。</text:p>
      <text:p text:style-name="P4">
<text:a xlink:type="simple" xlink:href="https://www.rfa.org/mandarin/Xinwen/st-05082023024059.html" text:style-name="Internet_20_link" text:visited-style-name="Visited_20_Internet_20_Link">
 <text:span text:style-name="T4">
美拟采乌克兰模式军援台湾五亿美元武器 邱国正证实洽谈中</text:span>
 </text:a>
  * <text:span text:style-name="T4">
<text:a xlink:type="simple" xlink:href="https://www.rfa.org/mandarin/yataibaodao/gangtai/hx1-03022023100322.html" text:style-name="Internet_20_link" text:visited-style-name="Visited_20_Internet_20_Link">
 美国宣布对台军售 </text:a>
 </text:span>
</text:p>
      <text:p text:style-name="P4">
美国政府2019年宣布售台FIM-92肩射式刺针防空导弹，延宕至今。据台湾媒体报导，有波音货机5月24日深夜抵达桃园机场，载运一批美方援台FIM-92肩射式剌针防空导弹由台湾军方接收。台湾国防部25日对此低调证实。</text:p>
      <text:p text:style-name="P4">
这批导弹并非台湾采购的项目，而是美国国防部长奥斯汀（Lloyd Austin）日前所指，美国政府动用“总统拨款权”计划向台湾提供五亿美元的军事援助。</text:p>
      <text:p text:style-name="P4">
<text:span text:style-name="T4">
美方动用"总统拨款权"军援台湾</text:span>
</text:p>
      <text:p text:style-name="P4">
奥斯汀16日在国会听证会说，“为台湾提供重大的额外安全援助”。台湾的国防部战规司长李世强25日说，援助品项先前已确定且都是现货，最近就会开始进行。</text:p>
      <text:p text:style-name="P4">
台湾的国防安全研究院所长沈明室26日接受自由亚洲电台采访指出，“台湾为了因应中共直升机威胁，跟美国订购的一些武器还没送抵。拜登用总统拨款法案先提供刺针导弹，等于权衡乌克兰需求和目前台湾国防防卫最急迫项目。”</text:p>
      <text:p text:style-name="P4">
沈明室表示，美方先从库存寻找，美方初期军援乌克兰的标枪导弹、刺针导弹发挥很大功能，如今乌克兰已获得爱国者飞弹系统，俄乌战已进入大型战争，对刺针导弹需求已足或相较没那么迫切。</text:p>
      <text:p text:style-name="P4">
台湾的中华战略前瞻协会研究员揭仲接受自由亚洲电台采访也指出，台湾军方争取购买刺针导弹超过二十年，美方原本拒绝出售，特朗普时期决定出售，但碰上俄乌战争优先将库存援助乌克兰和北约盟国。</text:p>
      <text:p text:style-name="P4">
针对美方此时对台首批军援，揭仲研判这并非情报显示即将开战，否则军援绝不会只有这些，最主要还是希望稳定台湾内部对美国的信任。</text:p>
      <text:p text:style-name="P4">
<text:span text:style-name="T4">
美方军援有助</text:span>
 <text:span text:style-name="T4">
缓</text:span>
 <text:span text:style-name="T4">
解台湾内部"疑美论"声浪</text:span>
</text:p>
      <text:p text:style-name="P4">
揭仲说：“美国印太战略希望中国周边各国和美国保持高度密切合作，如果台湾民众因为军售迟交无法解决产生对美国的怀疑，对确保台美在重大议题合作会有顾虑。美国国会一定希望美国行政部门先采取一些行动，这一定也对民进党政府的选情跟声望有帮助。”</text:p>
      <text:p text:style-name="P4">
揭仲指出，刺针导弹是单兵肩射，单兵就可操作，近距离、极低空，射程五至十公里：“以往我们没有这种防空导弹，使得基层步兵缺乏野战防空能力。基层部队在第一线时，若遭遇敌人武装直升机、战斗机攻击，无法得到绵密有效的防空掩护。”</text:p>
      <text:p text:style-name="P4">
揭仲说：“美国总统把台湾在武器分配的顺位上应是稍微提前了一点，所以才能在现状下先拨一些库存给我们。要观察这是目前在这案子上的特例，还是以后中华民国的顺位都提前了？”</text:p>
      <text:p text:style-name="P4">
沈明室提及，冷战时期，美国也曾对台采取军事援助，提供武器系统、弹药给台湾，台湾不用付费。美台断交后有《台湾关系法》，军售武器弹药台湾多年，美台没有恢复邦交，也没有签署任何防卫协定。美国去年以《国防授权法》方式，通过国防预算附带决议，未来五年以一年二十亿美元，五年共一百亿美元对台军事援助；其中每年有一半是通过“总统拨款法案”援助。所以有今年第一批五亿美元军事援助开始执行，未来可能再援助标枪导弹和托式导弹。</text:p>
      <text:p text:style-name="P4">
北约防卫学院校长里提曼中将今年三月底秘密访问台湾（NATO Defense College 脸书）  <text:a xlink:type="simple" xlink:href="https://www.rfa.org/mandarin/yataibaodao/gangtai/hx2-05262023041821.html/5716.jpg" text:style-name="Internet_20_link" text:visited-style-name="Visited_20_Internet_20_Link">
</text:a>
</text:p>
      <text:p text:style-name="P4">
<text:span text:style-name="T4">
北约中将三</text:span>
 <text:span text:style-name="T4">
月底曾秘访台湾</text:span>
</text:p>
      <text:p text:style-name="P4">
此外有媒体披露，北约防卫学院校长里提曼中将（Olivier Rittimann）三月底曾低调访问台湾，时值蔡英文过境美国与美国众议院议长麦卡锡见面之际。</text:p>
      <text:p text:style-name="P4">
沈明室说，里提曼中将是随捷克国防大学一起访台，和台湾国防大学交流，台湾和北约互派学生进修行之有年。</text:p>
      <text:p text:style-name="P4">
沈明室提及，近日媒体报导美国已要求北约提供资料链系统给台湾，显然台湾和北约不只军事教育交流，指管通情的交流也提升：“表示未来北约美制武器系统跟台湾美制武器系统在作战时能构成通联，某种程度就可以联合作战。美国、北约和台湾的军事合作是逐渐强化跟常态化。”</text:p>
      <text:p text:style-name="P4">
揭仲认为，台湾应是希望从北约将领眼中观察俄乌战，提供台湾作战战术训练的建议，深化彼此高科技武器技术、情报合作交流。</text:p>
      <text:p text:style-name="P4">
记者：夏小华 责编：陈美华、许书婷、何平 网编：洪伟</text:p>
      <text:p text:style-name="P4">
Source: <text:a xlink:type="simple" xlink:href="https://www.rfa.org/mandarin/yataibaodao/gangtai/hx2-05262023041821.html" text:style-name="Internet_20_link" text:visited-style-name="Visited_20_Internet_20_Link">
https://www.rfa.org/mandarin/yataibaodao/gangtai/hx2-05262023041821.html</text:a>
</text:p>
      <!--NEWS-->
      <text:h text:style-name="P10" text:outline-level="1">
<text:span text:style-name="T4">
管住嘴或邁開腿？言論審查下的中國脫口秀</text:span>
</text:h>
      <text:p text:style-name="P4">
Author: None (Language: zh)</text:p>
      <text:p text:style-name="P4">
Publisher: None</text:p>
      <text:p text:style-name="P4">
Time: 2023-05-26T05:40:00Z</text:p>
      <text:p text:style-name="P4">
Description: 中國脫口秀圈近日因「作風優良，能打勝仗」引起熱議，有網友戲稱，中國言論審查太苛刻，想搞脫口秀「要麼管住嘴，要麼邁開腿（潤至自由世界）」。脫口秀演員們如何看待不斷收緊的審查紅線？脫口秀在兩岸又有何差異？DW訪問了4位曾在兩岸演出的脫口秀演員，請他們將「脫口秀在中國」的包袱一一抖開。</text:p>
      <text:p text:style-name="P4">
Videos: []</text:p>
      <text:p text:style-name="P4">
Images: []</text:p>
      <text:p text:style-name="P4">
Subject: 文化经纬</text:p>
      <text:p text:style-name="P4">
Subjects: []</text:p>
      <text:p text:style-name="P4">
Keywords: ['明镜周刊', '言论自由', '社交媒体', '人权', '新闻审查', '微博']</text:p>
      <text:p text:style-name="P4">
ID: 65739237</text:p>
      <!--METADATA-->
      <text:p text:style-name="P4">
<text:a xlink:type="simple" xlink:href="https://www.dw.com/zh/overlay/image/article/65739237/64873314" text:style-name="Internet_20_link" text:visited-style-name="Visited_20_Internet_20_Link">
 </text:a>
</text:p>
      <text:p text:style-name="P4">
一位名叫Yang Mei的女性脫口秀演員2020年在北京演出（圖為資料照，與本文內容無直接關聯）</text:p>
      <text:p text:style-name="P4">
（德國之聲中文網）台灣脫口秀演員東區德曾於2018至2019年與中國「麻花喜劇」簽約、常駐北京演出。他在 <text:a xlink:type="simple" xlink:href="https://www.dw.com/zh/zh/被指冒犯解放军-脱口秀演员被警方立案调查/a-65638312" text:style-name="Internet_20_link" text:visited-style-name="Visited_20_Internet_20_Link">
 House事件</text:a>
爆發後登入微信，卻發現他所加入的眾多脫口秀群組都對此諱莫如深。</text:p>
      <text:p text:style-name="P4">
「脫口秀群這麼多喔，沒半個人討論這事。」現年40歲的東區德告訴DW，他個人對中國政府的做法並不意外，令他驚訝的是House竟然在北京脫稿演出。</text:p>
      <text:p text:style-name="P4">
「這個圈的潛規則就是這樣，這些（敏感的）東西都不能講。」東區德說，他在中國時，演出逐字稿就須經當局審批、通過才能上台，House提交的稿件裡若 <text:a xlink:type="simple" xlink:href="https://www.dw.com/zh/zh/长平观察两条感觉受到侮辱的野狗/a-65730016" text:style-name="Internet_20_link" text:visited-style-name="Visited_20_Internet_20_Link">
 涉及軍方</text:a>
，根本不可能通過，且在「天子腳下的北京」搞脫口秀的演員和觀眾，都是自我審查最嚴重的。</text:p>
      <text:p text:style-name="P4">
他說：「你看 <text:a xlink:type="simple" xlink:href="https://www.dw.com/zh/zh/中国脱口秀在美国那些在国内不能讲的段子/a-64722978" text:style-name="Internet_20_link" text:visited-style-name="Visited_20_Internet_20_Link">
 池子連在北美講（清零段子）都會出事</text:a>
了，何況他在北京講。北美那麼遠欸！北京在天子腳下，那一定是最敏感的地方」，「所以我也不曉得為什麼House敢在北京脫稿，真的很有種」。</text:p>
      <text:p text:style-name="P4">
另一位在兩岸均有表演經驗的脫口秀演員A，則對此表達了不同的看法。他說，這次事件爆發後，其實中國有不少業界人士都在微信朋友圈等空間發文聲援，其中咖位比較大的發文後，整個小紅書、微博號就「不見了」，咖位比較小的則相對肆無忌憚，「因為覺得言論審查管不到他」。</text:p>
      <text:p text:style-name="P4">
A進一步補充，對於House這次所觸及的敏感議題、或是腥羶色等「特殊題材」，中國有一派脫口秀演員很是不以為然，認為靠這種獵奇題材才能逗笑觀眾是譁眾取寵、有失水準，「但他對此有負面情緒是一回事，他也不喜歡頭上懸著一個仲裁者⋯⋯大家會覺得，我們平常互罵傻逼、我說你沒水準，是我們自己的事情，但今天有一個大法官（指中國當局）是另一件事」。</text:p>
      <text:p text:style-name="P4">
儘管中國脫口秀圈對此事的懲處不甚認同，中國演員們似乎對「笑果出事」並不意外。A坦言，脫口秀行業近年在中國竄起太快，笑果文化又是其中一枝獨秀、最樹大招風的公司，「<text:a xlink:type="simple" xlink:href="https://www.dw.com/zh/zh/墙外文摘脱口秀风波中的国家暴力/a-65689399" text:style-name="Internet_20_link" text:visited-style-name="Visited_20_Internet_20_Link">
 在這之前就基本已經被（中國政府）盯上了 </text:a>
」。</text:p>
      <text:p text:style-name="P4">
他舉之前陸續遭中國當局打擊的教培、直播、移動支付等行業為例，若有一個行業在中國飛速發展，「那個行業的領頭公司，基本上就要先跪在地上歇歇、流血流個3年」，脫口秀在中國火了好幾年，已邁入漸無新意的窘境，又出現收入極高的明星和公司，「大家都知道總有一天主管機關會想要查這個事的，今天如果不是因為House，可能也會因為下一個人」，House只是「剛好踩在了高壓線上」，引此成了當局殺雞儆猴的範例。</text:p>
      <text:h text:style-name="P12" text:outline-level="3">
<text:span text:style-name="T4">
中國特色脫口秀——「管住嘴」的藝術</text:span>
</text:h>
      <text:p text:style-name="P4">
至於所謂的「高壓線」，A根據他手上的一份「官方規章」告訴DW，中國當局列了十大脫口秀演員不可觸及的敏感題材，如「不可反對憲法基本原則」、「不可煽動民族或宗教仇恨、歧視」、「不可危害社會穩定、公序良俗」等，多是近年在網路、人工智慧等領域也被政府控管的「經典內容」，而House 的情況正是違反了「不可危害國家統一、主權及領土完整，傷害國家榮譽利益」這一條。</text:p>
      <text:p text:style-name="P4">
</text:p>
      <text:p text:style-name="P4">
脫口秀今年在中國大火，圖為2022年在重慶市政府舉辦的脫口秀演出</text:p>
      <text:p text:style-name="P4">
曾在上海講過英語脫口秀的28歲外籍演員B則告訴DW，大約7、8年前，他剛開始在中國做脫口秀的時候，就知道不能議論政府和「3個T——台灣（Taiwan）、西藏（Tibet）、天安門廣場（TiananmenSquare）」等敏感題材，但現在這些紅線「已經變得太多了，他們（中國當局）不斷加長被認為是不當內容的題材清單……只要你碰到這些題材，他們就能以此為藉口封殺你。」</text:p>
      <text:p text:style-name="P4">
B解釋，在上海若是講開放麥（openmic，不論業餘或專業喜劇演員均可上台練功的輕鬆場合）等不售票的免費演出，或是觀眾在約30至40人左右的小型場次，並不需要事前經文旅局審批；但若是講商演或100位以上觀眾的大型場次，就需要在演出前約一個月提交段子的逐字稿，以及一支不帶感情的讀稿影片。</text:p>
      <text:p text:style-name="P4">
「他們（文旅局）如果人力夠的話，會派人去坐在現場觀眾裡，對著你交的稿子一字一句確認你沒有脫稿。你要是脫稿、或說出任何冒犯（政府）的話，就是至少2萬起跳的罰款。」東區德說，有時這些官方人員還會帶著錄影機在觀眾席後方，全程錄影。</text:p>
      <text:p text:style-name="P4">
綜合幾位受訪者提供的資訊，中國各城市審批所需的時間不盡相同，有的甚至長達半年，因此很多脫口秀演員表演的都是近則1年前、遠則3年前就開始重複利用的段子。此外，受訪者們表示，脫口秀產業近年在中國發展很快、俱樂部太多了，主管機關其實無力場場都派員監督，但演員們除會自我審查外，若是不慎談及敏感議題，下台後也會被俱樂部主理人或同業提醒。</text:p>
      <text:p text:style-name="P4">
東區德說，不論演出大小、是否售票、是否需要事前審批，演員都會避免談到敏感言論：「只要有一個觀眾是小粉紅，他有意見、主動向當局舉報了，除了你這個演員遭殃以外」，俱樂部、主辦單位、場地方都會遭殃，因此中國脫口秀圈有一種「別幹這種害人害己的事情」、「嚴以律己，自律律人」的潛在共識。</text:p>
      <text:p text:style-name="P4">
A也稱，「因為上面有個大家長會管」，所以包含他自己在內的演員，多半抱著「不要做一些會被抓的事」的乖寶寶心態，會約束自己「就專心做表演」；但也有少數叛逆的演員自認肩負「言論自由鬥士」的責任，會有意識地挑戰這些紅線，認為「就是要在這個（底線）上蹦迪，我才是一個我認為的脫口秀演員」。A因此推斷，House此次出事的8個字並非脫口而出，「我覺得就是（House）自己想要去挑戰（底線）」。</text:p>
      <text:h text:style-name="P12" text:outline-level="3">
<text:span text:style-name="T4">
乌克兰防空洞里的脱口秀</text:span>
</text:h>
      <text:h text:style-name="P12" text:outline-level="3">
<text:span text:style-name="T4">
綁著紅線跳舞的演員</text:span>
</text:h>
      <text:p text:style-name="P4">
東區德表示，在「有關當局的政策、政治、敏感時事，肯定是不能碰」的情況下，其實在中國做脫口秀的題材十分受限，只能圍繞著「生活觀察、感情等一般民眾有共鳴的題材」，盡力做無米之炊。東區德說，中國的喜劇演員在有限的範圍內「還是玩出了花」，令他十分佩服：「他們（中國演員）可能很習慣了，但我們（台灣演員）已經習慣更自由了，所以對我來說就很痛苦。」</text:p>
      <text:p text:style-name="P4">
另一位同樣在上海講過英語脫口秀的演員C也表示，中國的言論審查對他的表演影響甚巨，「因為我自己的笑話都是在講政治，而且嚴重幾百倍」。他說，即使在上海講尺度相對寬鬆、不售票的英語脫口秀，題材也備受局限，「大家都在講這些情情愛愛啊、Tinder（交友軟體）、date（約會）什麼的」，但他的笑話基本上「除了政治就是性」，因此他在中國演出很是綁手綁腳：「我可能要自我審查很多內容，但我有很多punchline（關鍵笑點句）都是政治內容，我全部去掉，它的好笑程度大概就減了60%。」</text:p>
      <text:p text:style-name="P4">
C透露，他曾將一支談及政治的演出片段放到網路上，本想著「在邊緣遊走而已，應該沒有踩到那條線吧」，卻招來許多網民的謾罵、甚至收到死亡威脅；House的出事更讓已經不在中國演出的他，開始重新審視自己的段子，有些內容他以後「不會再講了。」</text:p>
      <text:p text:style-name="P4">
同樣曾在上海做英語脫口秀的B則深切感受到自己作為一個外籍演員，在舞台上有更多掣肘之處。B回憶，他第一次感受到文旅局開始打壓脫口秀，是2020年中國知名脫口秀演員卡姆因吸食大麻被判刑之後。當時，即使B的段子都圍繞著他對中國的喜愛、並未抨擊中國政府，仍一度被許多俱樂部暫停登台，只能轉入地下、做小型演出：「中國政府不喜歡有個外國人站在台上、握著麥克風對一群中國人講話，他們會覺得我是要宣揚反中共的思想」。</text:p>
      <text:p text:style-name="P4">
時序推進到2021、2022年，對外國演員的限制鬆綁，B逐漸可以回到大型舞台，乍看之下，英語脫口秀也在中國發展得還不錯，但他的心頭總是懸著一份擔憂。他說，因為脫口秀是源自西方的表演形式，很不受中國當局待見，誰也不知道這個產業何時會被完全封禁。而中國永無止境、越發收緊的審查，也令他十分擔憂仍在當地演出的同業的處境：「你如果是個喜劇演員，站上台想講個脫口秀、度過一段歡樂時光，但有一個中共派來的蠢蛋在台下，隨時等著挑你刺、把你拉下台⋯⋯未來幾個月會是多麼不舒服的情景，你也永遠不會知道觸發下一場打壓、甚至全面封殺的會是什麼（題材）。」</text:p>
      <text:p text:style-name="P4">
「每個脫口秀演員都知道不要提天安門、不要提台灣，但不能講的題材列都列不完，你到底還有什麼（題材）能寫？還有什麼是能開玩笑的？作為一個喜劇演員，你的第一要務應該是考慮『這個題材會好笑嗎？』，而不是『這個題材會不會把我送進大牢、或毀掉我的事業』。」B說，中國缺乏「言論自由」已不是新聞，如今連「表達自由」都失去，中國脫口秀的發展前景令他十分悲觀。</text:p>
      <text:p text:style-name="P4">
以政治梗見長的C也表示，脫口秀作為「冒犯的藝術」仍能在言論審查嚴苛的中國崛起，就是因為中國觀眾「有這個需求」，如今山雨欲來、這個藝術形式眼看著就要被打壓，令他覺得「唯一限制中國的，就是中國自己」。C說，中國人多、藝術工作者也多，明明有那麼多的創意，但「現在不只是官方要審查你，你怕被舉報所以你要自我審查，又要相互審查，就跟文革一樣」，創意、脫口秀沒有生存的空間。笑果出事後幾天，中國多地也臨時取消海外藝術家的演出。此事在C看來就是一個「文化娛樂產業越收越緊」的風向標，未來恐怕也將在中國藝文圈，引發廣泛的寒蟬效應。</text:p>
      <text:p text:style-name="P4">
</text:p>
      <text:p text:style-name="P4">
脫口秀是一種「冒犯的藝術」。圖為2020年在北京演出的中國脫口秀演員Qiqi</text:p>
      <text:h text:style-name="P12" text:outline-level="3">
<text:span text:style-name="T4">
脫口秀「邁開腿」是何模樣？</text:span>
</text:h>
      <text:p text:style-name="P4">
4位在兩岸都有表演經驗的受訪者表示，兩岸脫口秀圈的差異可概歸為兩大點——經濟規模和題材。</text:p>
      <text:p text:style-name="P4">
東區德與另2位在中國接過商演的演員表示，中國的市場吞吐量、資金規模較大，足以支撐整個脫口秀、甚至即興劇等其他周邊戲劇產業在過去幾年內迅速崛起。過去10年內，中國各大城市的脫口秀俱樂部如雨後春筍般爆發式成長，即使已有大量創作者趨之若鶩、投入做脫口秀演員，整個產業的需求仍遠大於供給，即使是三四線的演員，「一個月能也接十幾場商演」，對很多不求成為巨星或富翁的演員來說，能有講脫口秀這樣一份全職維生、社會好感度也相對高的職業，已經十分足夠。</text:p>
      <text:p text:style-name="P4">
相較之下，台灣的脫口秀產業仍在發展中，除了1、2位當紅明星演員外，很少有能以此為全職的演員。平時在社會上，演員若亮出「兼職脫口秀從業者」的身份，也許會因為「有一個特別的興趣」而獲得「這個人很酷」的讚賞，但演員若辭去正職、全心投入脫口秀創作，則往往會收到「你的生活維持得下去嗎？」的擔憂目光。</text:p>
      <text:p text:style-name="P4">
</text:p>
      <text:p text:style-name="P4">
兩岸脫口秀發展規模、文化環境大不同（資料照）</text:p>
      <text:p text:style-name="P4">
題材方面，除了文化差異讓一些笑點無法在兩岸共用之外，所有受訪者都表示，在中國和台灣講脫口秀的一大不同之處，就是「選材的背後考量」。</text:p>
      <text:p text:style-name="P4">
東區德表示，「台灣真的是超級自由，你愛講啥都行」，不會有敏感紅線需要考慮，但這並不代表他在台灣講脫口秀就能毫無顧忌。他說，喜劇演員對於「觀眾緣」、「觀眾認同」還是有某種程度上的追求，因此他在選材時，會避免揶揄「防疫政策」、「名人自殺」等可能引起觀眾反感的話題，或是在篩選要放上網的演出片段時，捨棄某些爭議、勁爆的話題，將笑點留在現場就好。</text:p>
      <text:p text:style-name="P4">
東區德說，台灣演員有這樣的考量，也許也可以被視為一種自我審查，但「台灣的自我審查機制不在於什麼話題不能講，而在於什麼東西會過度政治不正確、觀眾無法接受」，美國社會現在也盛行「取消文化」（網友因公眾人物所言不符合自己所認同的政治正確，而在社群上對其抵制的網路放逐行為），這是所有自由世界的演員都會考量的。但他也補充，演員在中國沒有自我審查好的後果，絕對比在台灣嚴重。</text:p>
      <text:p text:style-name="P4">
他說：「中國演員被封殺，就是真的完全沒有俱樂部找你，你完全在這個圈子混不下去、就得去別的地方幹活了。」外籍演員B則表示，在 <text:a xlink:type="simple" xlink:href="https://www.dw.com/zh/zh/罗杰叔叔youtube上发视频回应被中国封杀/a-65710227" text:style-name="Internet_20_link" text:visited-style-name="Visited_20_Internet_20_Link">
西方的取消文化之下，「如果你發了一則（冒犯人）的推特，可能會掉幾個粉，但你不會因此被關進大牢、被奪走財產。</text:a>
 」</text:p>
      <text:p text:style-name="P4">
此外，兩位曾在上海演出過英語脫口秀的演員都表示，他們在台灣表演的自我審查動機倒與觀眾緣無關，唯一的考量點只在於「這個笑話能把台下的觀眾逗笑嗎？」。他們分別告訴DW，他們在台灣經常會視現場觀眾組成，去機動性地調整段子——如果現場以「講英語的外國觀眾」為主，他們就會使用「髒一點」、較為挑戰尺度的語言，甚至融入一些調侃台灣的笑點；若台下多是講台灣、亞洲面孔為主，他們則傾向走「闔家歡」路線，也會預期「若調侃台灣可能會有觀眾覺得被冒犯」。整體而言，在台灣演出時，更像是他們的段子作為商品進入自由市場，一切以「市場價值」、「段子效果」去考量，而不需要思考敏感紅線因素。</text:p>
      <text:p text:style-name="P4">
C告訴DW，「笑」是衝破所有規範、既定價值的本能行為，脫口秀藉「不斷地冒犯」引出「笑」的喜劇，正是它與其他藝術、娛樂形式的不同之處，「就像搖滾或龐克樂，它就是一個很叛逆的東西，你不可能去塑造一個在中共領導下的搖滾樂」。</text:p>
      <text:p text:style-name="P4">
（為尊重受訪者意願，文中A、B、C均為化名。）</text:p>
      <text:p text:style-name="P4">
Source: <text:a xlink:type="simple" xlink:href="https://www.dw.com/zh/管住嘴或邁開腿？言論審查下的中國脫口秀/a-65739237" text:style-name="Internet_20_link" text:visited-style-name="Visited_20_Internet_20_Link">
https://www.dw.com/zh/管住嘴或邁開腿？言論審查下的中國脫口秀/a-65739237?maca=chi-rss-chi-all-1127-rdf</text:a>
</text:p>
      <!--NEWS-->
      <text:h text:style-name="P10" text:outline-level="1">
<text:span text:style-name="T4">
乌克兰战争：瓦格纳称巴赫穆特将转移给俄罗斯军队</text:span>
</text:h>
      <text:p text:style-name="P4">
Author: https://www.facebook.com/bbcworldservice/</text:p>
      <text:p text:style-name="P4">
Publisher: BBC News 中文</text:p>
      <text:p text:style-name="P4">
Published Time: 2023-05-26T06:40:34.000Z</text:p>
      <text:p text:style-name="P4">
Modified Time: 2023-05-26T06:40:34.000Z</text:p>
      <text:p text:style-name="P4">
Description: 俄罗斯瓦格纳雇佣军组织负责人宣布，其部队已开始从乌克兰城市巴赫穆特撤军。</text:p>
      <text:p text:style-name="P4">
Images: ["<text:a xlink:type="simple" xlink:href="https://ichef.bbci.co.uk/news/640/cpsprodpb/E5CA/production/_129862885_mediaitem129861202.jpg" text:style-name="Internet_20_link" text:visited-style-name="Visited_20_Internet_20_Link">
_129862885_me...</text:a>
"]</text:p>
      <text:p text:style-name="P4">
Videos: ["<text:a xlink:type="simple" xlink:href="https://www.bbc.com/ws/av-embeds/cps/zhongwen/simp/world-65718807/p0fnc5cg/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乌克兰战争：瓦格纳称巴赫穆特将转移给俄罗斯军队</text:span>
</text:h>
      <text:p text:style-name="P4">
2023年5月26日<draw:frame draw:style-name="fr1" draw:name="Image36" text:anchor-type="as-char" svg:width="6.9236in" svg:height="3.894525in" draw:z-index="0">
<draw:image xlink:href="../Images/BBC Chinese/2023-05-26T06-40-34.000Z/_129862885_mediaitem129861202.jpg" xlink:type="simple" xlink:show="embed" xlink:actuate="onLoad" draw:mime-type="image/jpeg"/>
</draw:frame>
</text:p>
      <text:p text:style-name="P4">
图像来源，  Reuters</text:p>
      <text:p text:style-name="P4">
图像加注文字，</text:p>
      <text:p text:style-name="P4">
叶夫根尼·普里戈任在巴赫穆特与瓦格纳士兵交谈。</text:p>
      <text:p text:style-name="P4">
<text:span text:style-name="T4">
俄罗斯瓦格纳雇佣军组织负责人宣布，其部队已开始从乌克兰城市巴赫穆特撤军。</text:span>
</text:p>
      <text:p text:style-name="P4">
叶夫根尼·普里戈任（Yevgeny Prigozhin）称要在6月1日前将城市控制权移交给俄罗斯军队，但基辅表示，它仍然控制着这座城市的部分地区。</text:p>
      <text:p text:style-name="P4">
他说，如果俄罗斯正规军无法控制局势，他的部队准备返回。</text:p>
      <text:p text:style-name="P4">
争夺这座城市的战斗是这场战争中持续时间最长、最血腥的。</text:p>
      <text:p text:style-name="P4">
瓦格纳雇佣军在那里领导了俄罗斯方面的战斗。普里戈任本周称，有两万俄罗斯士兵在巴赫穆特死亡。</text:p>
      <text:p text:style-name="P4">
“我们今天将从巴赫穆特撤出，”普里戈任在Telegram发布的一段视频中说。</text:p>
      <text:p text:style-name="P4">
BBC事实核查（BBC Verify）定位该视频在巴赫穆特东部一家药店附近的位置拍摄。</text:p>
      <text:p text:style-name="P4">
普里戈任在周六宣布占领了这座城市，视频中他告诉手下给俄军留下弹药。他还说，一些瓦格纳战士将留下来协助俄罗斯军队。</text:p>
      <text:p text:style-name="P4">
“当军队陷入困境时，他们会站出来，”他说，然后警告两名战士不要“欺负军队”。</text:p>
      <text:p text:style-name="P4">
瓦格纳的老板多次针对俄罗斯高级军事官员，公开批评他们不支持他的部队。上个月，他甚至威胁说，如果不向他们提供急需的弹药，他将让军队撤出该市。</text:p>
      <text:p text:style-name="P4">
尽管瓦格纳称要交出巴赫穆特，乌克兰并没有承认这座城市已经沦陷。</text:p>
      <text:p text:style-name="P4">
乌克兰国防部副部长汉娜·马里亚（Hanna Maliar）周四表示，乌克兰军队仍控制着该市西南部利塔克（Litak）区的部分地区。</text:p>
      <text:p text:style-name="P4">
“敌人用正规军取代了郊区的瓦格纳部队。在城镇内部，瓦格纳的部队仍然存在，”她在Telegram上写道。</text:p>
      <text:p text:style-name="P4">
分析人士称，巴赫穆特对莫斯科来说没有什么战略价值，但是占领它将是俄罗斯在乌克兰战争迄今为止在持续时间最长的战斗后取得的象征性胜利。</text:p>
      <text:p text:style-name="P4">
<text:a xlink:type="simple" xlink:href="https://www.bbc.com/ws/av-embeds/cps/zhongwen/simp/world-65718807/p0fnc5cg/zh-hans" text:style-name="Internet_20_link" text:visited-style-name="Visited_20_Internet_20_Link">
 Video-1-Link：/ws/av-embeds/cps/zhongwen/simp/world-65718807/p0fnc5cg/zh-hans</text:a>
 <text:span text:style-name="T4">
你的器材不支持播放多媒体材料</text:span>
视频加注文字，</text:p>
      <text:p text:style-name="P4">
俄乌战争： 一场可能改变战争的反攻</text:p>
      <text:p text:style-name="P4">
几个月来，瓦格纳雇佣军一直在这座城市集中努力，他们无情而昂贵的战术——派遣人潮似乎逐渐削弱了基辅的抵抗。</text:p>
      <text:p text:style-name="P4">
在2022年2月发起的俄罗斯全面入侵乌克兰行动中，普里戈任已成为重要人物，他领导一支由雇佣军组成的私人军队。</text:p>
      <text:p text:style-name="P4">
他从监狱里招募了数千罪犯加入他的组织，不管他们的罪行有多严重，只要他们同意在乌克兰为瓦格纳而战。</text:p>
      <text:p text:style-name="P4">
普里戈任本周表示，在巴赫穆特死亡的两万名瓦格纳战士中，约有一半是囚犯。</text:p>
      <text:p text:style-name="P4">
本月早些时候，美国称，相信超过两万名俄罗斯士兵在巴赫穆特战役中丧生，另有8万人受伤。BBC无法独立核实这些数据。</text:p>
      <text:p text:style-name="P4">
乌克兰没有公布在巴赫穆特的伤亡数字，但也遭受重大损失。</text:p>
      <text:p text:style-name="P4">
占领巴赫穆特将使俄罗斯更接近其控制整个顿涅茨克地区的目标。去年9月，乌克兰东部和南部的四个地区在公投后被俄罗斯吞并，顿涅茨克地区是其中之一，俄罗斯境外普遍谴责公投是一场骗局。</text:p>
      <text:p text:style-name="P4">
但去年夏天，当俄罗斯为声称拥有北顿涅茨克（Severodonetsk，又译塞维罗多涅茨克）和莱辛斯克市（Lysychansk）而激烈开战时，乌克兰很快就收复了其他地方的大片领土。</text:p>
      <text:p text:style-name="P4">
在入侵前，大约有7万人居住在巴赫穆特，但只有几千人留在这个被摧毁的城市，这座城市曾经以其盐矿、石膏矿和大型酿酒厂而闻名。</text:p>
      <text:p text:style-name="P4">
Source: <text:a xlink:type="simple" xlink:href="https://www.bbc.com/zhongwen/simp/world-65718807" text:style-name="Internet_20_link" text:visited-style-name="Visited_20_Internet_20_Link">
https://www.bbc.com/zhongwen/simp/world-65718807</text:a>
</text:p>
      <!--NEWS-->
      <text:h text:style-name="P10" text:outline-level="1">
<text:span text:style-name="T4">
俄罗斯启动在白罗斯部署战术核武器计划</text:span>
</text:h>
      <text:p text:style-name="P4">
Author: 联合早报 (Person)</text:p>
      <text:p text:style-name="P4">
Publisher: 联合早报 (Organization)</text:p>
      <text:p text:style-name="P4">
Published Time: 2023-05-26T06:58</text:p>
      <text:p text:style-name="P4">
Modified Time: 2023-05-26T11:46</text:p>
      <text:p text:style-name="P4">
Description: 俄罗斯在白罗斯部署战术核武器的计划星期四（5月25日）启动。美国谴责这一部署计划，但表明无意改变美国的战略核武器立场，也没有看到俄罗斯准备使用核武器的任何迹象。路透社报道，白罗斯总...</text:p>
      <text:p text:style-name="P4">
Videos: []</text:p>
      <text:p text:style-name="P4">
Audios: []</text:p>
      <text:p text:style-name="P4">
Images: []</text:p>
      <text:p text:style-name="P4">
Type: NewsArticle</text:p>
      <text:p text:style-name="P4">
Breadcrumbs: ['即时', '国际']</text:p>
      <text:p text:style-name="P4">
Keywords: ['俄罗斯', '白罗斯', '核武器', '美国国务院']</text:p>
      <!--METADATA-->
      <text:p text:style-name="P4">
俄罗斯在白罗斯部署战术核武器的计划星期四（5月25日）启动。美国谴责这一部署计划，但表明无意改变美国的战略核武器立场，也没有看到俄罗斯准备使用核武器的任何迹象。</text:p>
      <text:p text:style-name="P4">
路透社报道，白罗斯总统卢卡申科在莫斯科说，战术核武器已按照俄罗斯总统普京签署的命令进行转移，但克里姆林宫尚未证实此事。</text:p>
      <text:p text:style-name="P4">
正在莫斯科与其他前苏联国家领导人举行会谈的卢卡申科告诉媒体，“核武器已开始移动”。当被问及这些武器是否已在白罗斯境内时，他说：“可能。等我了解之后再告诉你们。”</text:p>
      <text:p text:style-name="P4">
这是克里姆林宫自1991年苏联解体以来，首次在俄罗斯境外部署此类武器。</text:p>
      <text:p text:style-name="P4">
普京3月25日接受国家电视台访问时 <text:a xlink:type="simple" xlink:href="https://www.zaobao.com/realtime/world/story20230326-1376404" text:style-name="Internet_20_link" text:visited-style-name="Visited_20_Internet_20_Link">
 宣布将在白罗斯核部署战术核武器</text:a>
。他指美国与盟友正在与俄罗斯进行一场不断扩大的代理人战争。</text:p>
      <text:p text:style-name="P4">
俄罗斯国防部长绍伊古在明斯克与白罗斯国防部长会面时，称西方正“竭尽全力延长和升级在乌克兰武装冲突”，他说：“西方集体实际上是在对我们的国家发动一场未宣战的战争。”</text:p>
      <text:p text:style-name="P4">
美国国务院发言人米勒说，俄罗斯在白罗斯部署战术核武器，是“乌克兰被全面入侵一年多来，俄罗斯不负责任行为的最新例子”。</text:p>
      <text:p text:style-name="P4">
米勒重申了华盛顿的警告，即在冲突中使用化学、生物或核武器将导致“严重后果”，但他没有具体说明有什么后果。</text:p>
      <text:p text:style-name="P4">
Source: <text:a xlink:type="simple" xlink:href="https://www.zaobao.com.sg/realtime/world/story20230526-1398285" text:style-name="Internet_20_link" text:visited-style-name="Visited_20_Internet_20_Link">
https://www.zaobao.com.sg/realtime/world/story20230526-1398285</text:a>
</text:p>
      <!--NEWS-->
      <text:h text:style-name="P10" text:outline-level="1">
<text:span text:style-name="T4">
大陸人民亦為中華民國人民？台灣：即日停用</text:span>
</text:h>
      <text:p text:style-name="P4">
Author: None (Language: zh)</text:p>
      <text:p text:style-name="P4">
Publisher: None</text:p>
      <text:p text:style-name="P4">
Time: 2023-05-26T07:15:00Z</text:p>
      <text:p text:style-name="P4">
Description: 有中國男子在台遭路燈電死，此案獲台灣法院判定國賠，引發爭議。台灣行政院週四通令，「大陸地區人民亦為中華民國人民」的函釋已過時，應即日起停用。台灣行政院長陳建仁稱，這是為了避免國際誤解。</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中国', '台湾', '中华民国', '两岸']</text:p>
      <text:p text:style-name="P4">
ID: 65739584</text:p>
      <!--METADATA-->
      <text:p text:style-name="P4">
<text:a xlink:type="simple" xlink:href="https://www.dw.com/zh/overlay/image/article/65739584/63867677" text:style-name="Internet_20_link" text:visited-style-name="Visited_20_Internet_20_Link">
 </text:a>
</text:p>
      <text:p text:style-name="P4">
中國官方尚未就台灣行政院的通令做出公開回應。</text:p>
      <text:p text:style-name="P4">
（德國之聲中文網）台灣行政院週四（5月25日）宣布，所謂「大陸地區人民亦為中華民國人民」的相關函釋，應即日起停止適用。這意味著，台灣官方認定：中國大陸人民不具中華民國國籍、並非國民，也因此不享有或負擔中華民國國民的權利義務。</text:p>
      <text:p text:style-name="P4">
台灣中央社報導，行政院通令寫道，《台灣地區與大陸地區人民關係條例》（簡稱《兩岸條例》）第2條，僅以設戶籍地定義台灣人民與中國大陸人民，但有部分機關曾以解釋函令認定「中國大陸人民亦屬中華民國國民（或人民）」，或賦予中國大陸人民等同於中華民國國民的權利義務。</text:p>
      <text:p text:style-name="P4">
台灣行政院表示，台灣經歷民主轉型與憲法變遷，政治情勢及兩岸關係發展多所轉變，相關解釋函令是否妥適，容有檢討必要。依照《國籍法》定義，中國大陸人民不具中華民國國籍、並非中華民國國民，自然不享有或負擔中華民國國民的權利義務，舊函釋與此有所牴觸者，應自即日起停止適用或不再援用。</text:p>
      <text:h text:style-name="P12" text:outline-level="3">
<text:span text:style-name="T4">
九二共识30年 30位台湾人这样看“统一”</text:span>
</text:h>
      <text:h text:style-name="P12" text:outline-level="3">
<text:span text:style-name="T4">
中國錢姓男子國賠案</text:span>
</text:h>
      <text:p text:style-name="P4">
2018年，一名中國籍錢姓男子赴台單車環島，於高雄遭路燈電死。家屬跨海提出國賠訴訟，台灣法院最終判決勝訴，高雄市政府需賠償新台幣463萬元。</text:p>
      <text:p text:style-name="P4">
台灣法院當時的判決，引用了台灣法務部1993年的一份函釋作為依據。函釋內容提到，「大陸地區人民亦為中華民國人民」。</text:p>
      <text:p text:style-name="P4">
當時，台灣高雄法院法官甯馨在接受中央社訪問時表示，曾在判決前詢問國賠法的主管機關及陸委會，對方回覆「中國人民也是中華民國人民」，並指出國家賠償法是否適用中國大陸地區人民，並無明文規定，「但基於人權保障及人道理念，應適用國家賠償法」。</text:p>
      <text:p text:style-name="P4">
不過，台灣陸委會隨後表示「恐有誤會」，強調從未指稱「中國大陸人民是中華民國國民」，並指依據中華民國《憲法》，具有中華民國國籍者為中華民國國民；《國籍法》等則規定，中華民國國民指的是「具有中華民國國籍之居住台灣地區設有戶籍國民或台灣地區無戶籍國民」。</text:p>
      <text:p text:style-name="P4">
國賠事件隨後在台灣引發輿論爭議。台灣《自由時報》報導，台灣制憲基金會副執行長宋承恩2月表示，國賠應適用於「本國人」，保障外國人的人權應另尋機制。宋承恩質疑，台灣政府在政治上承諾「台灣，是台灣人的台灣」，但法院的判決說的卻是「台灣也是中國人的台灣」。他表示，<text:a xlink:type="simple" xlink:href="https://www.dw.com/zh/zh/美众议院兵棋推演台海冲突-结论必须全面武装台湾/a-65398180" text:style-name="Internet_20_link" text:visited-style-name="Visited_20_Internet_20_Link">
 若中共犯台 </text:a>
：「我們怎麼對國際說...前來援助協防的友邦不是干預中國內戰？」</text:p>
      <text:p text:style-name="P4">
宋承恩認為，判決爭議根源在於中華民國憲法內容。有台灣輿論認為，該判決違憲，應修正有關法律；但亦有人認為，持相反意見，未有定論。</text:p>
      <text:h text:style-name="P12" text:outline-level="3">
<text:span text:style-name="T4">
台行政院長：避免國際誤會</text:span>
</text:h>
      <text:p text:style-name="P4">
台灣行政院長陳建仁26日出席活動時被問及此事，他表示，行政院發布新通令，是因為有關機關過去的函釋已經「不合時宜」，也不合現行法律規定，希望「避免引起不必要的困擾外，也避免國人與國際上的誤解」。至於是否會進一步針對《兩岸條例》進行修法？他表示陸委會將審視相關內容後再做決定。</text:p>
      <text:p text:style-name="P4">
根據《聯合報》報導，台灣民進黨立委鄭運鵬表示，中國錢男國賠案件確實是高雄市政府的疏失責任，需要賠償中國大陸訪台旅客，他「沒有意見」，但賠償理由不能是法官認為中華人民共和國人民屬中華民國國民。他指，「未來法官再有類似的引用及判決，就是法官個人意識形態問題，就是錯誤的判決要接受國人的批判。」</text:p>
      <text:p text:style-name="P4">
至截稿前，中國官方並未就台灣行政院的通令做出公開回應。</text:p>
      <text:h text:style-name="P12" text:outline-level="3">
<text:span text:style-name="T4">
台灣民眾怎麼看「台灣省人大代表」？</text:span>
</text:h>
      <text:p text:style-name="P4">
（中央社、《聯合報》、《自由時報》）</text:p>
      <text:p text:style-name="P4">
Source: <text:a xlink:type="simple" xlink:href="https://www.dw.com/zh/大陸人民亦為中華民國人民？台灣：即日停用/a-65739584" text:style-name="Internet_20_link" text:visited-style-name="Visited_20_Internet_20_Link">
https://www.dw.com/zh/大陸人民亦為中華民國人民？台灣：即日停用/a-65739584?maca=chi-rss-chi-all-1127-rdf</text:a>
</text:p>
      <!--NEWS-->
      <text:h text:style-name="P10" text:outline-level="1">
<text:span text:style-name="T4">
地球变得更热了，大米也在面临危机</text:span>
</text:h>
      <text:p text:style-name="P4">
Creator: SOMINI SENGUPTA,TRAN LE THUY</text:p>
      <text:p text:style-name="P4">
Publisher: https://www.facebook.com/nytimeschinese</text:p>
      <text:p text:style-name="P4">
Published Time: 2023-05-26T07:17:34+08:00</text:p>
      <text:p text:style-name="P4">
Description: 气候变化已经影响到大米产量，世界开始寻找种植稻米的新方法。然而，稻米种植也是温室气体甲烷的一大来源。如何以可持续方式继续生产不可或缺的大米也成为了一大难题。 Thanh Nguyen for The New York Times</text:p>
      <text:p text:style-name="P4">
Images: ["<text:a xlink:type="simple" xlink:href="https://static01.nyt.com/images/2023/05/16/multimedia/00cli-rice-top-qjzc/00cli-rice-top-qjzc-master1050.jpg" text:style-name="Internet_20_link" text:visited-style-name="Visited_20_Internet_20_Link">
00cli-rice-to...</text:a>
", "<text:a xlink:type="simple" xlink:href="https://static01.nyt.com/images/2023/05/16/multimedia/00cli-rice-transport-qjpg/00cli-rice-transport-qjpg-master1050.jpg" text:style-name="Internet_20_link" text:visited-style-name="Visited_20_Internet_20_Link">
00cli-rice-tr...</text:a>
", "<text:a xlink:type="simple" xlink:href="https://static01.nyt.com/images/2023/05/16/multimedia/00cli-rice-drying-jghp/00cli-rice-drying-jghp-master1050.jpg" text:style-name="Internet_20_link" text:visited-style-name="Visited_20_Internet_20_Link">
00cli-rice-dr...</text:a>
", "<text:a xlink:type="simple" xlink:href="https://static01.nyt.com/images/2023/05/25/chinese/c26rice-01/c26rice-master1050.png" text:style-name="Internet_20_link" text:visited-style-name="Visited_20_Internet_20_Link">
c26rice-maste...</text:a>
", "<text:a xlink:type="simple" xlink:href="https://static01.nyt.com/images/2023/05/16/multimedia/00cli-rice-warehouse-kbjc/00cli-rice-warehouse-kbjc-master1050.jpg" text:style-name="Internet_20_link" text:visited-style-name="Visited_20_Internet_20_Link">
00cli-rice-wa...</text:a>
", "<text:a xlink:type="simple" xlink:href="https://static01.nyt.com/images/2023/05/11/multimedia/00cli-rice-farming-bljz/00cli-rice-farming-bljz-master1050.jpg" text:style-name="Internet_20_link" text:visited-style-name="Visited_20_Internet_20_Link">
00cli-rice-fa...</text:a>
"]</text:p>
      <text:p text:style-name="P4">
Category: 国际</text:p>
      <text:p text:style-name="P4">
Type: Article</text:p>
      <!--METADATA-->
      <text:p text:style-name="P4">
<draw:frame draw:style-name="fr1" draw:name="Image39" text:anchor-type="as-char" svg:width="6.9236in" svg:height="4.615733in" draw:z-index="0">
<draw:image xlink:href="../Images/cnnytimes/2023-05-26T07-17-34-08-00/00cli-rice-top-qjzc-master1050.jpg" xlink:type="simple" xlink:show="embed" xlink:actuate="onLoad" draw:mime-type="image/jpeg"/>
</draw:frame>
</text:p>
      <text:p text:style-name="P4">
随着地球升温，大米有麻烦了，进而威胁到数十亿人的食物与生计。有时在幼苗需要水的时候没有足够的降雨，有时稻子需要顶部保持在水面以上，却又有太多的降雨。海水倒灌，作物被盐分破坏。夜晚气温上升，导致产量下降。</text:p>
      <text:p text:style-name="P4">
这些危险迫使世界开始寻找种植这一关键作物的新方法。稻农在改变耕种时间安排。育苗者在寻找能忍受高温或高盐土壤的种子。耐受力强的古早品种重新得到使用。</text:p>
      <text:p text:style-name="P4">
在缺水的地方——全世界有许多地方面临这一状况，农民有意让稻田干涸，从而减少甲烷，这是一种在水稻田中产生的强效温室气体。</text:p>
      <text:p text:style-name="P4">
气候危机对耕种小块田地的小农打击尤其大，在亚洲有数亿这样的农民。“他们只能去适应，”在越南沿海省份朔庄负责水利灌溉工作的范辛陶（音）说，“否则无法生存。”越南是世界上最大的稻米生产国之一。</text:p>
      <text:p text:style-name="P4">
在中国，研究发现极端降雨在过去20年里导致了大米产量的下降。印度因为担心粮食不足以喂饱自己的人民，对大米出口进行了限制。在巴基斯坦，酷热和洪水造成庄稼歉收，而在加利福尼亚，长时间的干旱导致许多田地休耕。</text:p>
      <text:p text:style-name="P4">
<draw:frame draw:style-name="fr1" draw:name="Image40" text:anchor-type="as-char" svg:width="6.9236in" svg:height="4.615733in" draw:z-index="0">
<draw:image xlink:href="../Images/cnnytimes/2023-05-26T07-17-34-08-00/00cli-rice-transport-qjpg-master1050.jpg" xlink:type="simple" xlink:show="embed" xlink:actuate="onLoad" draw:mime-type="image/jpeg"/>
</draw:frame>
</text:p>
      <text:p text:style-name="P4">
对于越南的小农庄主来说，这是辛苦的劳动。</text:p>
      <text:p text:style-name="P4">
<draw:frame draw:style-name="fr1" draw:name="Image41" text:anchor-type="as-char" svg:width="6.9236in" svg:height="4.582764in" draw:z-index="0">
<draw:image xlink:href="../Images/cnnytimes/2023-05-26T07-17-34-08-00/00cli-rice-drying-jghp-master1050.jpg" xlink:type="simple" xlink:show="embed" xlink:actuate="onLoad" draw:mime-type="image/jpeg"/>
</draw:frame>
</text:p>
      <text:p text:style-name="P4">
宰湄公河三角洲晾干农作物。</text:p>
      <text:p text:style-name="P4">
现在面临的挑战和50年前有很大不同。当时世界需要大幅提高稻米产量以应对饥荒问题。高产的杂交稻加上化肥的使用发挥了作用。在湄公河三角洲，农民开始转向一年三熟的生产，给本国乃至国外数以百万计的人提供粮食。</text:p>
      <text:p text:style-name="P4">
在今天，集约耕作的体系本身也在世界各地造成了新问题。土壤蓄水层被耗尽，导致化肥使用增加，减少了稻米品种的多样性，焚烧秸秆产生的烟雾又造成空气污染。除了这些之外，还有气候变化：稻米赖以生存的光照和降雨的规律被打乱了。</text:p>
      <text:p text:style-name="P4">
最令人忧心的可能是，由于世界上许多最穷困的人每天食用稻米，大气中二氧化碳浓度的增加可能会导致谷粒的营养匮乏。</text:p>
      <text:p text:style-name="P4">
大米还面临另一个气候问题。人类活动产生的全球甲烷排放大约有8%来自稻米种植。这跟占35%的煤炭、石油、天然气排放比起来是大巫见小巫。但是化石燃料可以用其它能源替代。大米则没那么容易。它是全球约30亿人的主食。它是印度香饭、越南河粉、西非加罗夫饭和克里奥尔什锦饭——是传统与营养的来源。</text:p>
      <text:p text:style-name="P4">
“我们正处于一个完全不同的时刻，”哥伦比亚大学环境健康科学教授刘易斯·齐斯卡说。“这是一个用更少的资源生产更多产品的问题。你如何以一种可持续的方式做到这一点？在气候不断变化的情况下，你如何做到这一点？”</text:p>
      <text:p text:style-name="P4">
<draw:frame draw:style-name="fr1" draw:name="Image42" text:anchor-type="as-char" svg:width="6.9236in" svg:height="3.896998in" draw:z-index="0">
<draw:image xlink:href="../Images/cnnytimes/2023-05-26T07-17-34-08-00/c26rice-master1050.png" xlink:type="simple" xlink:show="embed" xlink:actuate="onLoad" draw:mime-type="image/png"/>
</draw:frame>
</text:p>
      <text:p text:style-name="P4">
左边养虾，右边种稻。</text:p>
      <text:p text:style-name="P4">
<text:span text:style-name="T4">
一个危险的平衡：水稻还是虾？</text:span>
</text:p>
      <text:p text:style-name="P4">
1975年，面对战后的饥荒，越南决定种植更多的水稻。</text:p>
      <text:p text:style-name="P4">
它取得了惊人的成功，最终成为仅次于印度和泰国的世界第三大大米出口国。绿色的湄公河三角洲成为该国最珍贵的稻米产区。</text:p>
      <text:p text:style-name="P4">
然而，与此同时，湄公河被人类的双手重塑了。</text:p>
      <text:p text:style-name="P4">
湄公河发源于中国东南部，蜿蜒流经缅甸、老挝、泰国和柬埔寨，其间被许多水坝阻断。今天，当它到达越南时，几乎没有淡水可以冲掉渗入内陆的海水。海平面上升带来了更多的海水。灌溉渠变咸。随着气温的升高，这个问题只会变得更糟。</text:p>
      <text:p text:style-name="P4">
“我们现在承认，海水快速上涨是正常的，”灌溉主管范先生说。“我们必须做好应对的准备。”他说，过去在旱季，海水侵入内陆30公里左右的地方，现在可以到达内陆70公里。</text:p>
      <text:p text:style-name="P4">
<draw:frame draw:style-name="fr1" draw:name="Image43" text:anchor-type="as-char" svg:width="6.9236in" svg:height="4.615733in" draw:z-index="0">
<draw:image xlink:href="../Images/cnnytimes/2023-05-26T07-17-34-08-00/00cli-rice-warehouse-kbjc-master1050.jpg" xlink:type="simple" xlink:show="embed" xlink:actuate="onLoad" draw:mime-type="image/jpeg"/>
</draw:frame>
</text:p>
      <text:p text:style-name="P4">
越南的大米出口帮助养活了世界。</text:p>
      <text:p text:style-name="P4">
<draw:frame draw:style-name="fr1" draw:name="Image44" text:anchor-type="as-char" svg:width="6.9236in" svg:height="4.615733in" draw:z-index="0">
<draw:image xlink:href="../Images/cnnytimes/2023-05-26T07-17-34-08-00/00cli-rice-farming-bljz-master1050.jpg" xlink:type="simple" xlink:show="embed" xlink:actuate="onLoad" draw:mime-type="image/jpeg"/>
</draw:frame>
</text:p>
      <text:p text:style-name="P4">
一个农民检查他的田地。他说，他有时种水稻，有时养虾。  Thanh Nguyen for The New York Times</text:p>
      <text:p text:style-name="P4">
气候变化还带来了其他风险。你不能再指望季风季节像以前一样，从5月开始。因此， <text:a xlink:type="simple" xlink:href="https://www.mdpi.com/2072-4292/12/19/3196" text:style-name="Internet_20_link" text:visited-style-name="Visited_20_Internet_20_Link">
 研究人员发现</text:a>
，在干旱年份，农民现在比平时提前10到30天播种水稻。在沿海地区，许多人在种水稻和养虾之间轮换——虾喜欢有一点咸水。</text:p>
      <text:p text:style-name="P4">
但这需要控制贪婪，60岁的朔庄省稻农邓清生（音）说。虾带来了高利润，但也带来了高风险。疾病很容易发作。土地变得贫瘠。他看到其他农民也遇到这种情况。</text:p>
      <text:p text:style-name="P4">
广告</text:p>
      <text:p text:style-name="P4">
因此，在他2.8万平米的土地上，当运河里有淡水时，邓清生就种水稻，当海水渗入时，他就养虾。水稻可以净化水质。虾能滋养土壤。“不像只养虾那么赚钱，”他说。“但是这样更安全。”</text:p>
      <text:p text:style-name="P4">
研究人员在 <text:a xlink:type="simple" xlink:href="https://www.nature.com/articles/s41467-022-34411-5" text:style-name="Internet_20_link" text:visited-style-name="Visited_20_Internet_20_Link">
 最近的一篇论文 </text:a>
中得出结论，在其他地方，农民将不得不改变种植水稻和其他主要谷物的日程安排。科学家们已经在试图帮助他们。</text:p>
      <text:p text:style-name="P4">
</text:p>
      <text:p text:style-name="P4">
水稻研究员阿格利亚·劳伦斯。</text:p>
      <text:p text:style-name="P4">
<text:span text:style-name="T4">
古代水稻的秘密</text:span>
</text:p>
      <text:p text:style-name="P4">
在阿格利亚·劳伦斯的实验室里，陈列柜里装满了水稻的种子——310种不同的水稻。</text:p>
      <text:p text:style-name="P4">
</text:p>
      <text:p text:style-name="P4">
在劳伦斯的实验室里，有数百种不同的水稻。</text:p>
      <text:p text:style-name="P4">
</text:p>
      <text:p text:style-name="P4">
她专注于研究隐藏在许多品种中的有价值的遗传特征。</text:p>
      <text:p text:style-name="P4">
许多是现在很少生长的古老品种。但它们拥有阿肯色州立大学植物生化学家劳伦斯博士正在努力寻找的基因超能力，尤其是那些能让水稻在炎热的夜晚存活下来的基因，炎热的夜晚是气候变化最严重的危害之一。到目前为止，她已经发现了两个这样的基因。它们可以用来培育新的杂交品种。</text:p>
      <text:p text:style-name="P4">
“我确信，”她说，“几十年后，农民将需要非常不同种类的种子。”</text:p>
      <text:p text:style-name="P4">
</text:p>
      <text:p text:style-name="P4">
洪水淹没了阿肯色州一片水稻田。</text:p>
      <text:p text:style-name="P4">
<text:span text:style-name="T4">
少水的稻田？</text:span>
</text:p>
      <text:p text:style-name="P4">
水稻位于美国历史的中心。它使美国南部沿海各州富裕起来，这一切都得益于非洲奴隶的劳动，他们带来了几代人的水稻种植知识。</text:p>
      <text:p text:style-name="P4">
广告</text:p>
      <text:p text:style-name="P4">
今天，这个国家主要的水稻种植区分布在靠近密西西比河与其支流之一阿肯色河交汇处的坚硬粘土地上。它看起来与湄公河三角洲大不相同。这里的田地被激光平整得像煎饼一样。工作是由机器完成的。农场面积很大，有时超过8000万平米。</text:p>
      <text:p text:style-name="P4">
他们共同面对的是气候变化的危害。夜晚更热。降雨不稳定。如此大量的集约化水稻种植带来了一个问题：地下水正处于危险的低水平。</text:p>
      <text:p text:style-name="P4">
来自费耶特维尔阿肯色大学的工程学教授本杰明·朗克尔进入了这个领域。朗克尔建议，阿肯色州的农民不要像以往那样一直让稻田被水淹没，而是让稻田干一点，然后再浇水，如此重复。哦，他们会让他测量他们田地里的甲烷吗?</text:p>
      <text:p text:style-name="P4">
第二代稻农马克·伊斯贝尔报名参加。</text:p>
      <text:p text:style-name="P4">
</text:p>
      <text:p text:style-name="P4">
新的灌溉理念可以节约用水，减少甲烷排放。</text:p>
      <text:p text:style-name="P4">
</text:p>
      <text:p text:style-name="P4">
朗克尔博士：“就像对土地进行酒精测试。”</text:p>
      <text:p text:style-name="P4">
在伊斯贝尔的田地边上，朗克尔竖起了一个高大的白色装置，白鹭可能会把它误认为自己的表亲。该装置测量水田中的细菌产生的气体。“这就像对土地进行酒精测试，”朗克尔博士说。</text:p>
      <text:p text:style-name="P4">
他的实验进行了七年多，得出的结论是，通过不持续淹没田地，农民可以 <text:a xlink:type="simple" xlink:href="https://pubs.acs.org/doi/10.1021/acs.est.8b05535" text:style-name="Internet_20_link" text:visited-style-name="Visited_20_Internet_20_Link">
 减少60%以上</text:a>
 的水稻甲烷排放。</text:p>
      <text:p text:style-name="P4">
马克·伊斯贝尔的父亲克里斯·伊斯贝尔说：“我们是在看看未来会发生什么，然后现在就学习。”</text:p>
      <text:p text:style-name="P4">
</text:p>
      <text:p text:style-name="P4">
Source: <text:a xlink:type="simple" xlink:href="https://cn.nytimes.com/world/20230526/rice-farming-climate-change/" text:style-name="Internet_20_link" text:visited-style-name="Visited_20_Internet_20_Link">
https://cn.nytimes.com/world/20230526/rice-farming-climate-change/</text:a>
</text:p>
      <!--NEWS-->
      <text:h text:style-name="P10" text:outline-level="1">
<text:span text:style-name="T4">
俄称要求若不获满足 黑海谷物协议7月不再延长</text:span>
</text:h>
      <text:p text:style-name="P4">
Author: 联合早报 (Person)</text:p>
      <text:p text:style-name="P4">
Publisher: 联合早报 (Organization)</text:p>
      <text:p text:style-name="P4">
Published Time: 2023-05-26T07:48</text:p>
      <text:p text:style-name="P4">
Modified Time: 2023-05-26T08:09</text:p>
      <text:p text:style-name="P4">
Description: 俄罗斯表明，如果俄罗斯粮食和化肥出口问题无法获得改善，黑海谷物出口倡议将不会延长。路透社报道，俄罗斯入侵乌克兰后，影响乌克兰经黑海港口出口粮食及农产品，在联合国和土耳其的斡旋下，俄...</text:p>
      <text:p text:style-name="P4">
Videos: []</text:p>
      <text:p text:style-name="P4">
Audios: []</text:p>
      <text:p text:style-name="P4">
Images: []</text:p>
      <text:p text:style-name="P4">
Type: NewsArticle</text:p>
      <text:p text:style-name="P4">
Breadcrumbs: ['即时', '国际']</text:p>
      <text:p text:style-name="P4">
Keywords: ['俄罗斯', '乌克兰', '粮食', '俄乌战争']</text:p>
      <!--METADATA-->
      <text:p text:style-name="P4">
俄罗斯表明，如果俄罗斯粮食和化肥出口问题无法获得改善，黑海谷物出口倡议将不会延长。</text:p>
      <text:p text:style-name="P4">
路透社报道，俄罗斯入侵乌克兰后，影响乌克兰经黑海港口出口粮食及农产品，在联合国和土耳其的斡旋下，俄乌去年7月达成协议，同意恢复经黑海港口出口粮食，协议有效期三个月，其后<text:a xlink:type="simple" xlink:href="https://www.zaobao.com/realtime/world/story20230314-1372557" text:style-name="Internet_20_link" text:visited-style-name="Visited_20_Internet_20_Link">
 两度同意延长协议 </text:a>
 。</text:p>
      <text:p text:style-name="P4">
俄罗斯星期四（5月25日）说，如果不能满足俄罗斯粮食和化肥出口的要求，黑海谷物出口协议的有效期将到7月17日为止，允许从乌克兰三个黑海港口安全出口同类产品的协议将不会再延长。</text:p>
      <text:p text:style-name="P4">
俄罗斯3月也提出同样要求和威胁终止黑海谷物出口协议，莫斯科随后于上周 <text:a xlink:type="simple" xlink:href="https://www.zaobao.com/realtime/world/story20230517-1395685" text:style-name="Internet_20_link" text:visited-style-name="Visited_20_Internet_20_Link">
 同意将黑海出口协议延长60 天</text:a>
 。</text:p>
      <text:p text:style-name="P4">
自3月至今，俄罗斯似乎有两项优先考虑的要求，一是重新启动将俄罗斯氨输送到乌克兰黑海皮夫登尼港（Pivdennyi）以出口到全球市场的管道，另一要求是将俄罗斯农业银行（Rosselkhozbank）重新纳入环球银行金融电信协会（SWIFT）支付系统。</text:p>
      <text:p text:style-name="P4">
2022年7月22日，俄罗斯、乌克兰就恢复黑海港口农产品外运分别与联合国和土耳其签署协议。协议的最初有效期为120天。根据协议，参与“黑海粮食倡议”的船只在伊斯坦布尔接受检查并确保船上没有装载任何货物后，可通过海上人道主义走廊前往乌克兰港口装载货物，回程船只再次在伊斯坦布尔接受检查后，可将粮食、食品和化肥运往全球市场。</text:p>
      <text:p text:style-name="P4">
乌克兰是世界上最大的粮食出口国之一。在俄乌冲突爆发前，乌克兰每年向全球市场供应4500多万吨谷物，其中约九成通过轮船运出。</text:p>
      <text:p text:style-name="P4">
美国等西方国家于2022年2月26日发布联合声明，将部分俄罗斯银行排除在环球银行间金融通信协会（SWIFT）支付系统之外，并对俄罗斯央行实施限制措施，以防其配置国际储备削弱制裁措施造成的影响。</text:p>
      <text:p text:style-name="P4">
Source: <text:a xlink:type="simple" xlink:href="https://www.zaobao.com.sg/realtime/world/story20230526-1398286" text:style-name="Internet_20_link" text:visited-style-name="Visited_20_Internet_20_Link">
https://www.zaobao.com.sg/realtime/world/story20230526-1398286</text:a>
</text:p>
      <!--NEWS-->
      <text:h text:style-name="P10" text:outline-level="1">
<text:span text:style-name="T4">
中国脱口秀：“冒犯的艺术”与危险的“红线”</text:span>
</text:h>
      <text:p text:style-name="P4">
Author: https://www.facebook.com/bbcworldservice/</text:p>
      <text:p text:style-name="P4">
Publisher: BBC News 中文</text:p>
      <text:p text:style-name="P4">
Published Time: 2023-05-26T07:58:52.000Z</text:p>
      <text:p text:style-name="P4">
Modified Time: 2023-05-26T07:58:52.000Z</text:p>
      <text:p text:style-name="P4">
Description: 脱口秀中的“冒犯”所涉及的政治和社会敏感议题，恰恰是当下中国社会的“红线”。</text:p>
      <text:p text:style-name="P4">
Images: ["<text:a xlink:type="simple" xlink:href="https://ichef.bbci.co.uk/news/640/cpsprodpb/55A7/production/_129872912_2023-05-20t060753z_186604628_rc2m11avogq3_rtrmadp_3_china-comedya.jpg" text:style-name="Internet_20_link" text:visited-style-name="Visited_20_Internet_20_Link">
_129872912_20...</text:a>
"]</text:p>
      <text:p text:style-name="P4">
Videos: ["<text:a xlink:type="simple" xlink:href="https://www.bbc.com/ws/av-embeds/cps/zhongwen/simp/chinese-news-65704962/p08pg2ly/zh-hans" text:style-name="Internet_20_link" text:visited-style-name="Visited_20_Internet_20_Link">
zh-hans</text:a>
"]</text:p>
      <text:p text:style-name="P4">
Tags: ['中國', '文化']</text:p>
      <text:p text:style-name="P4">
Type: Article</text:p>
      <!--METADATA-->
      <text:h text:style-name="P12" text:outline-level="3">
<text:span text:style-name="T4">
中国脱口秀：“冒犯的艺术”与危险的“红线”</text:span>
</text:h>
      <ul>
        <li>
王溦   * BBC中文记者</li>
      </ul>
      <text:p text:style-name="P4">
2023年5月26日<draw:frame draw:style-name="fr1" draw:name="Image52" text:anchor-type="as-char" svg:width="6.9236in" svg:height="3.894525in" draw:z-index="0">
<draw:image xlink:href="../Images/BBC Chinese/2023-05-26T07-58-52.000Z/_129872912_2023-05-20t060753z_186604628_rc2m11avogq3_rtrmadp_3_china-comedya.jpg" xlink:type="simple" xlink:show="embed" xlink:actuate="onLoad" draw:mime-type="image/jpeg"/>
</draw:frame>
</text:p>
      <text:p text:style-name="P4">
图像来源，  Reuters</text:p>
      <text:p text:style-name="P4">
图像加注文字，</text:p>
      <text:p text:style-name="P4">
2023年5月19日，北京笑果文化演出场地。</text:p>
      <text:p text:style-name="P4">
<text:span text:style-name="T4">
“脱口秀就像‘麻药’。它是不可以被取代的东西。”Iris（化名）说。</text:span>
</text:p>
      <text:p text:style-name="P4">
今年30岁的她住在上海，是一位室内设计师。和其他居住在这座城市的2500万居民一样，她也经历了2022年那场长达65天的新冠封城。</text:p>
      <text:p text:style-name="P4">
土豆、西葫芦、面条和午餐肉，Iris是幸运的，并没有怎么挨饿。除了研究食谱，线上脱口秀成了她为数不多的连接外面世界的窗口之一。</text:p>
      <text:p text:style-name="P4">
“我能感觉到大家都想讲讲自己封城期间的感受，多好的素材啊，但是大家都知道，这个不能讲。”腾讯《脱口秀大会》第五季的录制恰逢上海封城结束。在当前的政治环境下，中国脱口秀的创作题材一直受到常态化的审查。</text:p>
      <text:p text:style-name="P4">
“但只要有一丝丝表达的机会，他们还是愿意去说，这是最动人的。”虽然有点像“带着镣铐跳舞”，Iris仍在努力寻找和自己相同的频率。</text:p>
      <text:p text:style-name="P4">
“99号楼居民，下楼排队做核酸了！”每天早上，Iris都会被志愿者高音喇叭的喊话声吵醒，随后播放运动员入场式的曲子，她就知道她的“麻药”劲过了。</text:p>
      <text:p text:style-name="P4">
时光倒回2019年的夏天，Iris有空就会去看脱口秀的线下演出。五六十平米的演出场地，一支话筒、一束光、几排硬背座椅，来的人挤在一起，坐不下就站着——听演员讲点“冒犯”别人的段子。</text:p>
      <text:p text:style-name="P4">
脱口秀被认为是“冒犯的艺术”。这里的“冒犯”并不是传统意义上的冒犯，而是指演员在输出观点的过程中，刺激到观众的价值观，不同观点的碰撞触发新的思考和视角。在Iris看来，脱口秀好笑只能算是“及格线”，更不是“为了冒犯而存在”，应该获得舞台上短暂的“豁免权”。</text:p>
      <text:p text:style-name="P4">
如果演员没有“冒犯”成功，她会下意识和邻座的陌生人确认眼神，意思是：“嗯，你懂的，这个梗垮了。”</text:p>
      <text:p text:style-name="P4">
Iris认为这才是脱口秀吸引人的地方——“冒犯”产生的一种默契和情绪共振。但共振中所涉及的政治和社会敏感议题，恰恰是当下中国社会的“红线”。</text:p>
      <text:p text:style-name="P4">
<text:a xlink:type="simple" xlink:href="https://www.bbc.com/zhongwen/simp/world-39095450" text:style-name="Internet_20_link" text:visited-style-name="Visited_20_Internet_20_Link">
 资料：白宫记者协会晚宴是怎么回事？ </text:a>
  * <text:a xlink:type="simple" xlink:href="https://www.bbc.com/zhongwen/simp/chinese-news-65608207" text:style-name="Internet_20_link" text:visited-style-name="Visited_20_Internet_20_Link">
 中国脱口秀演员为何被指侮辱解放军并遭立案调查 </text:a>
  * <text:a xlink:type="simple" xlink:href="https://www.bbc.com/zhongwen/simp/chinese-news-44599708" text:style-name="Internet_20_link" text:visited-style-name="Visited_20_Internet_20_Link">
 约翰·奥利佛碰红线 让中国生气的政治脱口秀 </text:a>
  * <text:a xlink:type="simple" xlink:href="https://www.bbc.com/zhongwen/simp/world-47532482" text:style-name="Internet_20_link" text:visited-style-name="Visited_20_Internet_20_Link">
 钱信伊：在特朗普治下当一个华裔喜剧演员 </text:a>
</text:p>
      <text:p text:style-name="P4">
</text:p>
      <text:p text:style-name="P4">
图像来源，  Getty Images</text:p>
      <text:p text:style-name="P4">
5月13日，笑果文化的脱口秀演员李昊石（House）在北京参与线下演出。</text:p>
      <text:p text:style-name="P4">
演出结束后，微博网友“不愿透露姓名的曼联球迷天某”发文称，李昊石所讲的段子中提到：在山上看见两只追松鼠的野狗，让他想起八个字——“作风优良，能打胜仗”。</text:p>
      <text:p text:style-name="P4">
这名网友认为，这个梗“侮辱了人民子弟兵”。</text:p>
      <text:p text:style-name="P4">
“这八个字怎么了？”在House事件之前，Iris从来没有听说过这八个字，但一位共产党员朋友告诉她，这句话“属于敏感话题，就不该说”。</text:p>
      <text:p text:style-name="P4">
“作风优良，能打胜仗”这句口号，一直被当局用来形容中国军队。中国国家主席习近平于2013年11月在中共十八届三中全会上提出，全句是：“建设一支听党指挥、能打胜仗、作风优良的人民军队，是党在新形势下的强军目标。”</text:p>
      <text:p text:style-name="P4">
事件发酵后，有网友晒出了中国1956年摄制的电影《上甘岭》中的桥段：中国人民志愿军在枪林弹雨的紧张气氛下抓捕松鼠作乐。暗示这和李昊石段子中描述的场景相似。</text:p>
      <text:p text:style-name="P4">
李昊石本人迅速在微博上道歉，称自己在演出中使用了非常不恰当的比喻；他所在的上海笑果文化传媒有限公司也很快发布道歉声明，并无限期暂停所有演出活动。北京市文旅局17日宣布，对笑果文化作出行政处罚，警告、没收违法所得132万多元，并罚款1335万多元。依据是该公司行为违反了《营业性演出管理条例》第二十五条、第二十六条。《人民日报》、新华社称其“严重侮辱解放军”。</text:p>
      <text:p text:style-name="P4">
“House就是为了搞笑想抖个机灵，没想到网友上纲上线。如果他的整个段子吐槽了三个小时解放军，被拘留也行。但是他好像只是说了那八个字，太不值了。”</text:p>
      <text:p text:style-name="P4">
Iris认为，如果在中国说脱口秀，就要吞下大环境的无奈，因为短期内环境是不会改变的，大陆的演员如果想生存，就没办法把输出真正的观点放在首位。“怎么说”似乎比“说什么”更重要，“输出观点可以不用这么直白。”</text:p>
      <text:p text:style-name="P4">
李昊石呈现的这类脱口秀来源于美国的“单口喜剧”（stand-upcomedian）。在美国，“单口喜剧”通常是由一位喜剧演员配上一支麦克风，在剧场或具乐部中表演段子；而“脱口秀”（talkshow）就有些类似所谓的“谈话节目”，通常会由一位主持人与来宾一同围绕特定话题展开讨论。</text:p>
      <text:p text:style-name="P4">
中国舞台上如今的很多“脱口秀”节目，严格意义上讲实际的表演形式是“单口喜剧”。</text:p>
      <text:p text:style-name="P4">
</text:p>
      <text:p text:style-name="P4">
图像来源，  Getty Images</text:p>
      <text:p text:style-name="P4">
图像加注文字，</text:p>
      <text:p text:style-name="P4">
2015年4月25日，美国华盛顿特区。喜剧演员基根·迈克尔在美国总统奥巴马的白宫记者协会年度晚宴上讲话时打手势。</text:p>
      <text:p text:style-name="P4">
美国白宫记者协会晚宴的传统始于1921年。从上世纪80年代初开始，每年的晚宴都会有一位喜剧演员的脱口秀调侃总统和媒体，内容轻松的讲话风格持续了将近一百年。</text:p>
      <text:p text:style-name="P4">
2010年，美国亚裔脱口秀演员黄西（JoeWong）在受邀参加美国白宫记者年会演出时，“吐槽”了时任美国副总统拜登：“我读过你的自传，今天见到你了，我觉得自传比本人好很多。”</text:p>
      <text:p text:style-name="P4">
</text:p>
      <text:p text:style-name="P4">
图像来源，  Getty Images</text:p>
      <text:p text:style-name="P4">
图像加注文字，</text:p>
      <text:p text:style-name="P4">
2010年12月3日，华裔喜剧演员黄西（Joe Wong）在美国某独立剧院表演。最初人们听不懂他的英语，但他在大卫·莱特曼（DavidLetterman）节目中出场，获得了巨大的成功。</text:p>
      <text:p text:style-name="P4">
脱口秀从来都不是一种四平八稳的艺术表现形式。但这种“以下犯上”的风格，在中国的环境下似乎有点“水土不服”。</text:p>
      <text:h text:style-name="P12" text:outline-level="3">
<text:span text:style-name="T4">
“不允许挑战”</text:span>
</text:h>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很可悲，又在意料之中。”</text:p>
      <text:p text:style-name="P4">
25岁的Lan D（化名）是湖北人，今年是她疫情后三年第一次回家。她从2018年开始看脱口秀，原本计划去上海看笑果的线下演出。</text:p>
      <text:p text:style-name="P4">
2019年本科毕业后，她一个人来到爱尔兰攻读研究生学位。这个决定并非偶然。</text:p>
      <text:p text:style-name="P4">
“这是我距离中国的审查制度最近的一次。”在LanD大二的时候，她负责组织学校的演讲比赛，其中一个议题是关于2017年发生在北京红黄蓝幼儿园的虐童事件。虽然只得到最后一名，但这是LanD认为最有社会价值的节目之一。演出结束后，团委书记把她叫到身边说，“你们都没有审过演讲稿吗？怎么可以讲这个？” LanD反问：“这个演讲比赛的主题不是叫‘为时代发声’吗？”</text:p>
      <text:p text:style-name="P4">
“中国大部分人的思想可以说被禁锢了，或者说是已经懒得去思考，往哪个方向走。”这是Lan D回国之后最大的感触。</text:p>
      <text:p text:style-name="P4">
“大家都在讲一些不痛不痒的话题，只要和政府、党扯上关系的，就是不允许挑战的，只是没有明说而已。”LanD认为，中国和西方的脱口秀无论是从段子的精彩程度和观点上，水平都差很多量级。</text:p>
      <text:p text:style-name="P4">
彼时，中国的脱口秀虽然还没有“行业”一说。但在艺术表现形式上，早已有了结合社会议题针砭时弊的一系列节目。1996年，中国主持人崔永元主持的《实话实说Tell It Like ItIs》，被认为是中国大陆真正意义上的脱口秀节目。节目会对中国社会议题展开讨论、邀请嘉宾与观众互动。2009年，《实话实说》遭遇停播，理由是收视率欠佳。但在“豆瓣”——一个中国的社交媒体平台，曾经被称为“相对自由讨论的天堂”，节目评分高达8.2（满分为10），一则被点赞最多的留言写道：“一个睡不着的人，容易对着睡着的世界说几句风凉话。”</text:p>
      <text:p text:style-name="P4">
中国对言论的审查制度似乎已从新闻报道领域渗透到将社会热点问题融入段子的脱口秀。从《实话实说》，再到周立波的《壹周·立波秀》、金星的《金星秀》、笑果文化的《吐槽大会》和《脱口秀大会》。</text:p>
      <text:p text:style-name="P4">
中国的脱口秀创作题材受限，却激发了创作者的潜力去挖掘更多元化的内容，在夹缝中试探着“红线”，有的金句甚至成为热点话题。</text:p>
      <text:p text:style-name="P4">
“他明明为什么看起来那么普通，但是他却可以那么自信？”脱口秀演员杨笠对中国男性自尊心的试探引起了激烈的网路辩论，随之衍生出的词汇“普信男”（普通而又自信）被网友指制造“性别对立”；双胞胎颜怡颜悦在台上吐槽相亲催婚，直指婚姻家庭相关的社会议题：“我们身边就总有些人特别烦人，自己结婚了就开始催别人结婚，搞得我觉得婚姻这个组织，特别神秘，一进去了就得发展下线。”庞博用段子中提到的“蔬菜盲盒”，讲述了自己在上海封城期间的生活，暗指隔离期间因为不能出门购买物资，只能吃到社区送来的菜。</text:p>
      <text:p text:style-name="P4">
每一季的《脱口秀大会》打出一个个惊险的政治“擦边球”后，比赛中关于中国的生育、就业、性别平等、女性权益等社会热点的话题往往都会冲上微博热搜榜。</text:p>
      <text:h text:style-name="P12" text:outline-level="3">
<text:span text:style-name="T4">
迅速成长的行业与触礁的从业者</text:span>
</text:h>
      <text:p text:style-name="P4">
在House事件之前，脱口秀正在成为中国年轻人热爱的新娱乐方式。据中国演出行业协会发布的《2021全国演出市场年度报告》，2021年脱口秀市场商业演出达1.85万场，票房收入3.91亿元，比2019年增长逾50%。2022年在专业剧场举办的大中型脱口秀演出场次与上年相比略有上升。</text:p>
      <text:p text:style-name="P4">
</text:p>
      <text:p text:style-name="P4">
图像来源，  Getty Images</text:p>
      <text:p text:style-name="P4">
图像加注文字，</text:p>
      <text:p text:style-name="P4">
2022年11月28日，中国北京。示威者举着空白的A4纸表达人们对当局新冠封控政策的不满。</text:p>
      <text:p text:style-name="P4">
2022年的“白纸抗议”发生后，笑果的脱口秀演员孟川在2022年11月27日在微博写下：“希望我的软肋能成为南传孩子们那样的硬骨头。”他提到的“南传”被视为去年“白纸运动”抗争首发地的南京传媒学院。之后孟川的微博处于“禁言”状态至今。另一名脱口秀演员池子，在今年2月北美巡演中公开谈论中国的防疫政策以及审查制度，很快他的信息遭到中国社交媒体和网路的封杀。</text:p>
      <text:p text:style-name="P4">
“如果言论这么不自由，那就去搞一个网上发言的法律。现在的民族主义太过了。还会有人敢去讲吗？也许会有更多的观众去举报。最后就变成新闻联播了吧。”Iris不能理解，脱口秀为什么会变成一个“给别人定罪的地方”。</text:p>
      <text:p text:style-name="P4">
八个字引发了整个行业的“寒蝉效应”，中国脱口秀从业者也开启了“自我审查”，多地文化监管部门已取消或延期了脱口秀的演出计划。这显示北京当局整顿文化娱乐市场的举动日趋升级。BBC中文尝试联络十三位中国大陆脱口秀演员和两位行业内的经纪人，但他们都拒绝了访问的要求。</text:p>
      <text:p text:style-name="P4">
</text:p>
      <text:p text:style-name="P4">
图像来源，  Getty Images</text:p>
      <text:p text:style-name="P4">
图像加注文字，</text:p>
      <text:p text:style-name="P4">
1966年中国文化革命期间的中国红卫兵。</text:p>
      <text:p text:style-name="P4">
有人甚至担心，这场针对脱口秀的审查，会让中国回到文革那个“不会笑的年代”。</text:p>
      <text:p text:style-name="P4">
Iris觉得中国的审查制度会越来越严格，以后能说的东西会越来越少。能听到中国人讲的脱口秀，对Iris来说非常重要，“我想听中国人吐槽中国的东西。”她说，因为西方脱口秀演员，虽然也会有涉及到中国的段子，但不会对中国的文化那么熟悉，也不会有深度的共鸣。</text:p>
      <text:p text:style-name="P4">
“脱口秀是我的政治零食，戒不了。”Lan D说，“中国可以说的多了去了，每件事情都可以变成段子。”</text:p>
      <text:p text:style-name="P4">
</text:p>
      <text:p text:style-name="P4">
图像来源，  Getty Images</text:p>
      <text:p text:style-name="P4">
图像加注文字，</text:p>
      <text:p text:style-name="P4">
2023年5月19日，中国北京，单立人单口喜剧俱乐部。</text:p>
      <text:p text:style-name="P4">
House事件后，脱口秀演员卡姆在微博发帖称“欢迎House进群”。</text:p>
      <text:p text:style-name="P4">
2020年，出生于新疆克拉玛依的卡姆因吸食大麻被捕。2021年1月9日，卡姆刑满释放。</text:p>
      <text:p text:style-name="P4">
这条微博转发过万，但很快遭到审查。卡姆随后在微博中回覆网友：“论一个幽默的力量，一群人笑，一群人就得哭。”有网友评论：“以后大家都别随便笑了。”</text:p>
      <text:p text:style-name="P4">
也许在卡姆所说的“群聊”里，中国的脱口秀演员抛开了政治正确的枷锁，在“冒犯”的边缘寻找到了一个正确的“打开方式”。</text:p>
      <text:p text:style-name="P4">
“中国的脱口秀没有未来。”Iris认为，“这是一条自我架构的红线，它让我们自我审查。这很不公平，也是最可怕的地方。”</text:p>
      <text:p text:style-name="P4">
<text:a xlink:type="simple" xlink:href="https://www.bbc.com/ws/av-embeds/cps/zhongwen/simp/chinese-news-65704962/p08pg2ly/zh-hans" text:style-name="Internet_20_link" text:visited-style-name="Visited_20_Internet_20_Link">
 Video-1-Link：/ws/av-embeds/cps/zhongwen/simp/chinese-news-65704962/p08pg2ly/zh-hans </text:a>
 <text:span text:style-name="T4">
你的器材不支持播放多媒体材料</text:span>
视频加注文字，</text:p>
      <text:p text:style-name="P4">
中美脱口秀演员：希望笑话比病毒传播得更快</text:p>
      <text:p text:style-name="P4">
Source: <text:a xlink:type="simple" xlink:href="https://www.bbc.com/zhongwen/simp/chinese-news-65704962" text:style-name="Internet_20_link" text:visited-style-name="Visited_20_Internet_20_Link">
https://www.bbc.com/zhongwen/simp/chinese-news-65704962</text:a>
</text:p>
      <!--NEWS-->
      <text:h text:style-name="P10" text:outline-level="1">
<text:span text:style-name="T4">
美国联邦调查局文件：80年代有人意图刺杀英女王</text:span>
</text:h>
      <text:p text:style-name="P4">
Author: https://www.facebook.com/bbcworldservice/</text:p>
      <text:p text:style-name="P4">
Publisher: BBC News 中文</text:p>
      <text:p text:style-name="P4">
Published Time: 2023-05-26T08:28:50.000Z</text:p>
      <text:p text:style-name="P4">
Modified Time: 2023-05-26T08:28:50.000Z</text:p>
      <text:p text:style-name="P4">
Description: 美国联邦调查局最新公布的文件显示，英国女王伊丽莎白二世在1983年访问美国期间面临潜在暗杀威胁。</text:p>
      <text:p text:style-name="P4">
Images: ["<text:a xlink:type="simple" xlink:href="https://ichef.bbci.co.uk/news/640/cpsprodpb/14AED/production/_129871748_gettyimages-506228124.jpg" text:style-name="Internet_20_link" text:visited-style-name="Visited_20_Internet_20_Link">
_129871748_ge...</text:a>
", "<text:a xlink:type="simple" xlink:href="https://ichef.bbci.co.uk/news/640/cpsprodpb/15709/production/_129871878_gettyimages-79732257.jpg" text:style-name="Internet_20_link" text:visited-style-name="Visited_20_Internet_20_Link">
_129871878_ge...</text:a>
"]</text:p>
      <text:p text:style-name="P4">
Videos: []</text:p>
      <text:p text:style-name="P4">
Tags: ['历史', '英国王室', '英国', '美国']</text:p>
      <text:p text:style-name="P4">
Type: Article</text:p>
      <!--METADATA-->
      <text:h text:style-name="P12" text:outline-level="3">
<text:span text:style-name="T4">
美国联邦调查局文件：80年代有人意图刺杀英女王</text:span>
</text:h>
      <text:p text:style-name="P4">
2023年5月26日<draw:frame draw:style-name="fr1" draw:name="Image61" text:anchor-type="as-char" svg:width="6.9236in" svg:height="3.894525in" draw:z-index="0">
<draw:image xlink:href="../Images/BBC Chinese/2023-05-26T08-28-50.000Z/_129871748_gettyimages-506228124.jpg" xlink:type="simple" xlink:show="embed" xlink:actuate="onLoad" draw:mime-type="image/jpeg"/>
</draw:frame>
</text:p>
      <text:p text:style-name="P4">
图像来源，  Getty Images</text:p>
      <text:p text:style-name="P4">
图像加注文字，</text:p>
      <text:p text:style-name="P4">
英国伊丽莎白女王二世与美国前总统里根。</text:p>
      <text:p text:style-name="P4">
<text:span text:style-name="T4">
美国联邦调查局（FBI）最新公布的文件显示，英国女王伊丽莎白二世在1983年访问美国期间面临潜在暗杀威胁。</text:span>
</text:p>
      <text:p text:style-name="P4">
美国联邦调查局公布了一份与已故女王前往美国旅行有关的文件。</text:p>
      <text:p text:style-name="P4">
这些文件显示，在英国女王访问期间帮助确保女王安全的联邦调查局，为何曾担忧爱尔兰共和军的威胁。</text:p>
      <text:p text:style-name="P4">
旧金山的一名警官得知了暗杀威胁。</text:p>
      <text:p text:style-name="P4">
根据这份文件，一名经常光顾旧金山一家爱尔兰酒吧的警官对联邦特工提出警告，他讲述了在酒吧遇到的一名男子打来的电话。</text:p>
      <text:p text:style-name="P4">
警官说，这名男子告诉他，他在为“在北爱尔兰被橡皮子弹打死”的女儿报仇。</text:p>
      <text:p text:style-name="P4">
这一威胁发生在1983年2月4日，大约一个月后，英国女王伊丽莎白二世和她的丈夫菲利普亲王会访问美国加州。</text:p>
      <text:p text:style-name="P4">
“他试图伤害伊丽莎白女王，他会从金门大桥上扔下一些东西，扔到正在金门大桥下航行的皇家游艇‘不列颠尼亚’号上，或者试图在伊丽莎白女王参观约塞米蒂国家公园时杀害她。”文件称。</text:p>
      <text:p text:style-name="P4">
为了应对这一威胁，美国特勤局计划“在游艇靠近时关闭金门大桥上的人行道”。目前还不清楚约塞米蒂国家公园采取了什么措施，但访问还是照常进行。联邦调查局没有公布逮捕的细节。</text:p>
      <text:p text:style-name="P4">
根据美国媒体提交的《信息自由法》的要求，这份102页的机密文件周一被上传到联邦调查局的信息数据仓库网站（Vault）。</text:p>
      <text:p text:style-name="P4">
已故女王对美国的多次访问，包括1983年对西海岸的访问，都是在北爱尔兰问题加剧的紧张局势中进行的。</text:p>
      <text:p text:style-name="P4">
1976年，已故女王在纽约参加美国建国200周年庆典。</text:p>
      <text:p text:style-name="P4">
这些文件揭示了一名飞行员是如何被传唤的，因为他驾驶一架小型飞机飞越炮台公园，飞机上写着“英格兰，滚出爱尔兰”。</text:p>
      <text:p text:style-name="P4">
<draw:frame draw:style-name="fr1" draw:name="Image62" text:anchor-type="as-char" svg:width="6.9236in" svg:height="3.894525in" draw:z-index="0">
<draw:image xlink:href="../Images/BBC Chinese/2023-05-26T08-28-50.000Z/_129871878_gettyimages-79732257.jpg" xlink:type="simple" xlink:show="embed" xlink:actuate="onLoad" draw:mime-type="image/jpeg"/>
</draw:frame>
</text:p>
      <text:p text:style-name="P4">
图像来源，  Getty Images</text:p>
      <text:p text:style-name="P4">
图像加注文字，</text:p>
      <text:p text:style-name="P4">
英国女王伊丽莎白二世和菲利普亲王参观约塞米蒂国家公园。</text:p>
      <text:p text:style-name="P4">
这些文件显示，对他们认为是针对已故女王的真正潜在威胁，联邦调查局如何保持警惕。</text:p>
      <text:p text:style-name="P4">
1979年，她的表弟蒙巴顿勋爵死于爱尔兰共和军在爱尔兰斯莱戈镇海岸附近的一次轰炸。</text:p>
      <text:p text:style-name="P4">
1989年，在已故女王亲自访问肯塔基州之前，美国联邦调查局的一份内部备忘录写道：“爱尔兰共和军对英国君主制构成威胁的可能一直存在。”</text:p>
      <text:p text:style-name="P4">
它还称：“波士顿和纽约被要求对爱尔兰共和军成员对伊丽莎白二世女王的任何威胁保持警惕，并立即向肯塔基州的路易维尔提供同样的信息。”</text:p>
      <text:p text:style-name="P4">
已故女王拥有赛马，众所周知，她一生中曾多次访问肯塔基州，享受该州的马术亮点，包括肯塔基赛马节。</text:p>
      <text:p text:style-name="P4">
在1991年的一次国事访问中，已故女王计划与乔治·布什总统一起观看巴尔的摩金莺队的棒球比赛。</text:p>
      <text:p text:style-name="P4">
美国联邦调查局警告特勤局，“爱尔兰团体”正计划在体育场举行抗议活动，“一个爱尔兰团体已经预订了一大批看台门票”。</text:p>
      <text:p text:style-name="P4">
调查局告诉NBC新闻，除了本周公布的记录外，可能还有“额外的记录”存在，但它没有设定公布这些记录的时间表。</text:p>
      <text:p text:style-name="P4">
Source: <text:a xlink:type="simple" xlink:href="https://www.bbc.com/zhongwen/simp/uk-65718808" text:style-name="Internet_20_link" text:visited-style-name="Visited_20_Internet_20_Link">
https://www.bbc.com/zhongwen/simp/uk-65718808</text:a>
</text:p>
      <!--NEWS-->
      <text:h text:style-name="P10" text:outline-level="1">
<text:span text:style-name="T4">
日本槍擊殺警案釀4死  凶嫌背景引發關注</text:span>
</text:h>
      <text:p text:style-name="P4">
Author: None (Language: zh)</text:p>
      <text:p text:style-name="P4">
Publisher: None</text:p>
      <text:p text:style-name="P4">
Time: 2023-05-26T08:42:00Z</text:p>
      <text:p text:style-name="P4">
Description: 日本長野縣的寧靜鄉鎮發生罕見的殺警與殺害居民事件，共造成4人死亡。嫌犯在最終選擇棄械投降，但是其殺人動機與心理狀態等仍舊不明。</text:p>
      <text:p text:style-name="P4">
Videos: []</text:p>
      <text:p text:style-name="P4">
Images: []</text:p>
      <text:p text:style-name="P4">
Subject: 时政风云</text:p>
      <text:p text:style-name="P4">
Subjects: []</text:p>
      <text:p text:style-name="P4">
Keywords: ['岛屿主权争端', '日本']</text:p>
      <text:p text:style-name="P4">
ID: 65741086</text:p>
      <!--METADATA-->
      <text:p text:style-name="P4">
<text:a xlink:type="simple" xlink:href="https://www.dw.com/zh/overlay/image/article/65741086/65734106" text:style-name="Internet_20_link" text:visited-style-name="Visited_20_Internet_20_Link">
 </text:a>
</text:p>
      <text:p text:style-name="P4">
日本長野縣中野市在2023年5月25日發生槍擊事件，警察守在嫌犯青木正憲藏匿的大樓附近待命。</text:p>
      <text:p text:style-name="P4">
（德國之聲中文網）日本中部長野縣中野市週四（5月25日）發生一起槍擊事件，在死亡的4人中包含2名男性警察，46歲的玉井良樹和61歲的池內卓夫，與2名女姓縣民。</text:p>
      <text:p text:style-name="P4">
警方在與嫌犯對峙12小時半後，在26日凌晨4點37分壓制棄械投降的31歲主嫌青木正憲，並在早上8點21分正式以殺人罪將其逮補。他是是當地中野市議會57歲歲議長青木正道的長男，事發後青木正道已辭去議員職務。</text:p>
      <text:p text:style-name="P4">
長野縣警察本部在26日中午召開記者會，本部長小山巖稱該起事件造成2位同仁犧牲與2名縣民殞命，是為「悔恨至極」。縣警局也坦承，2名警察當時接到報案時因認為是持刀傷人，前往事發現場時未穿著防彈衣，後續將進一步檢討。</text:p>
      <text:p text:style-name="P4">
至於犯案動機，或是是否涉入糾紛等，縣警稱仍然在調查中。警方並表示青木正憲持有當地公安委員會核准的4支槍枝，可用於固定打獵範圍或擊落標的物等使用。</text:p>
      <text:p text:style-name="P4">
事發當下，當地警方一度要求民眾不要外出，經過一天後，當地解除封鎖並陸續恢復上班上課。事發地點附近的小學發函要求家長一同陪學童上下學，並會對學童做相關心理輔導。一名學童對日本《朝日新聞》記者稱「我很不安，整晚睡不著」。</text:p>
      <text:p text:style-name="P4">
一名當地63歲農民則是對《每日新聞》記者表示，事發時他看到嫌犯青木樣貌「好像邊笑著邊往警車走去」。該農民稱在青木唸小學時候就知道他，近來他都不參與鎮上活動，稱「感覺青木對群體活動蠻不適應的，都沒看他笑過。因此（案發）當時搞不好是我第一次看到他的笑容」。</text:p>
      <text:p text:style-name="P4">
</text:p>
      <text:p text:style-name="P4">
日本警察資料畫面，2018年2月26日在兵庫縣神戶市查察日本最大的黑社會組織山口組總部。</text:p>
      <text:h text:style-name="P12" text:outline-level="3">
<text:span text:style-name="T4">
案發經過</text:span>
</text:h>
      <text:p text:style-name="P4">
事發地點位於長野縣中野市江部，長野電鐵「信州中野站」以西附近約1.5公里處。犯案時間為5月25日下午4點25分左右。起初是名66歲的女性村上幸枝在路上無預警被青木正憲用持刀刺傷，村上隨後開始逃亡呼救，在碰到其他路人時大喊「快救我」時，嫌犯青木再用刀予以攻擊，村上幸枝隨後倒地不起。</text:p>
      <text:p text:style-name="P4">
路人當時驚恐大喊：「你為什麼這麼做？」時，主嫌青木只是冷酷回應：「因為我想殺人，所以殺了」。路人趕緊逃走並打電話報案，警方接獲通報趕到現場的助理警部玉井良樹和巡查部長池內卓夫隨後開警車前來，嫌犯青木再持霰彈槍朝警車窗戶射擊後，再跑約100公尺返回家中。</text:p>
      <text:p text:style-name="P4">
青木逃回家中後，大批警力前來支援，並將3人陸續送醫，但3人都在到院前被判定死亡。警方在其住宅周圍300公尺圍起封鎖線，並緊急疏散約39戶共88位當地居民到附近的學校避難，並持續廣播「請立即放下槍械」，與主嫌青木周旋。青木則是挾持屋內的家人當作人質。</text:p>
      <text:p text:style-name="P4">
在逃回家中後，青木正憲身穿迷彩服，頭戴迷彩圖案帽子與墨鏡。晚間7點與8點左右，周圍一度傳來槍聲，警方一度升高警戒。</text:p>
      <text:p text:style-name="P4">
當時青木家中有2名婦女，其中包括嫌犯的母親與叔母。母親先是在晚間8點35分逃出，並跟警方供稱「槍手是我兒子」，才讓槍手身份曝光。叔母則是在26日凌晨12點10分左右逃出後遭到警方保護。2人都沒有明顯外傷，警方獲知屋內只剩青木一人後，開始包圍房子。</text:p>
      <text:p text:style-name="P4">
</text:p>
      <text:p text:style-name="P4">
日本警察資料畫面，2022年7月9日，在7月10日上議院選舉投票日之前，警察在山梨縣富士吉田市的競選活動演講會場的街道上站崗。</text:p>
      <text:h text:style-name="P12" text:outline-level="3">
<text:span text:style-name="T4">
犯案動機不明</text:span>
</text:h>
      <text:p text:style-name="P4">
據了解，警方在獲得青木正憲聯絡方式後，持續打電話要他出來棄械投降。青木在凌晨2點左右先是持槍從自宅走出來，一度邊持槍邊散步運動後回到家中，最後表明願意棄械投降。在凌晨4點37分左右，嫌犯青木高舉雙手走出屋外，警方將他帶上警車。</text:p>
      <text:p text:style-name="P4">
隨後不久，警方又於青木自宅不遠處發現一名倒臥的老婦人，該女性並被確認當場死亡。經過比對後，該女性是住在江別地區的70歲女性竹內靖子，但目前尚未知曉村上幸枝與竹內是因何種原因被捲入該事件。</text:p>
      <text:p text:style-name="P4">
根據調查，嫌犯青木正憲應該有自衛隊服役背景，退伍後於2019年5月在自家附近的著名度假滑雪勝地輕井澤經營義式冰淇淋專賣店。由於受到各界歡迎，2022年於家鄉中野市開設分店，據了解事業相當順利，母親也會在店裡幫忙。</text:p>
      <text:p text:style-name="P4">
青木正憲的義式冰淇淋店也曾上過當地報紙專訪，加上父親青木正道等從祖上就經營果園，因此善用自家生產的草莓、藍莓與葡萄等水果製作的義式冰淇淋。不單是在輕井澤受到當地人推崇，就連不少外國觀光客都會佇足購買留下好評。然而在事件發生後，該店的相關宣傳網頁已經暫時關閉。</text:p>
      <text:p text:style-name="P4">
當時的緊急狀況下，日方一度出動神奈川縣特種部隊「特殊急襲部隊」（SAT）與警視廳搜查一課的特殊搜查班（SIT）前往當地應對。長野縣警本部長小山巖表示，已於中野警察署成立搜查本部，並調來100多人力支援，他稱「希望透過縣警局全力以赴徹底搜查。在調查其他案件同時將一心一意就此案全力偵辦」。</text:p>
      <text:p text:style-name="P4">
Source: <text:a xlink:type="simple" xlink:href="https://www.dw.com/zh/日本槍擊殺警案釀4死-凶嫌背景引發關注/a-65741086" text:style-name="Internet_20_link" text:visited-style-name="Visited_20_Internet_20_Link">
https://www.dw.com/zh/日本槍擊殺警案釀4死-凶嫌背景引發關注/a-65741086?maca=chi-rss-chi-all-1127-rdf</text:a>
</text:p>
      <!--NEWS-->
      <text:h text:style-name="P10" text:outline-level="1">
<text:span text:style-name="T4">
美国大选2024：德桑蒂斯在推特技术故障中开始了竞选之旅</text:span>
</text:h>
      <text:p text:style-name="P4">
Author: https://www.facebook.com/bbcworldservice/</text:p>
      <text:p text:style-name="P4">
Publisher: BBC News 中文</text:p>
      <text:p text:style-name="P4">
Published Time: 2023-05-26T08:49:46.000Z</text:p>
      <text:p text:style-name="P4">
Modified Time: 2023-05-26T08:49:46.000Z</text:p>
      <text:p text:style-name="P4">
Description: 被视为特朗普劲敌的佛罗里达州州长德桑蒂斯正式宣布角逐2024年共和党总统提名。</text:p>
      <text:p text:style-name="P4">
Images: ["<text:a xlink:type="simple" xlink:href="https://ichef.bbci.co.uk/news/640/cpsprodpb/D27D/production/_129858835_desantis-florida.jpg" text:style-name="Internet_20_link" text:visited-style-name="Visited_20_Internet_20_Link">
_129858835_de...</text:a>
"]</text:p>
      <text:p text:style-name="P4">
Videos: ["<text:a xlink:type="simple" xlink:href="https://www.bbc.com/ws/av-embeds/cps/zhongwen/simp/world-65720053/p0fq96bb/zh-hans" text:style-name="Internet_20_link" text:visited-style-name="Visited_20_Internet_20_Link">
zh-hans</text:a>
"]</text:p>
      <text:p text:style-name="P4">
Tags: ['政治', '美国']</text:p>
      <text:p text:style-name="P4">
Type: Article</text:p>
      <!--METADATA-->
      <text:h text:style-name="P12" text:outline-level="3">
<text:span text:style-name="T4">
美国大选2024：德桑蒂斯在推特技术故障中开始了竞选之旅</text:span>
</text:h>
      <text:p text:style-name="P4">
2023年5月26日  <draw:frame draw:style-name="fr1" draw:name="Image66" text:anchor-type="as-char" svg:width="6.9236in" svg:height="3.894525in" draw:z-index="0">
<draw:image xlink:href="../Images/BBC Chinese/2023-05-26T08-49-46.000Z/_129858835_desantis-florida.jpg" xlink:type="simple" xlink:show="embed" xlink:actuate="onLoad" draw:mime-type="image/jpeg"/>
</draw:frame>
</text:p>
      <text:p text:style-name="P4">
图像来源，  Getty Images</text:p>
      <text:p text:style-name="P4">
图像加注文字，</text:p>
      <text:p text:style-name="P4">
德桑蒂斯的参选将对特朗普形成挑战。</text:p>
      <text:p text:style-name="P4">
<text:span text:style-name="T4">
美国佛罗里达州州长罗恩·德桑蒂斯(Ron DeSantis，迪尚特)已经宣布角逐2024年共和党总统提名。</text:span>
</text:p>
      <text:p text:style-name="P4">
他5月24日接受推特行政总裁马斯克（Elon Musk）直播访问，但这场推特空间（Twitter Spaces）的活动却出现技术故障，延误20分钟才开始。</text:p>
      <text:p text:style-name="P4">
他在直播中宣传其保守派立场、疫情期间的反封城措施和教育改革。</text:p>
      <text:p text:style-name="P4">
德桑蒂斯说：“我正在竞选美国总统，以引领我们的伟大美国卷土重来。”</text:p>
      <text:p text:style-name="P4">
<text:a xlink:type="simple" xlink:href="https://www.bbc.com/zhongwen/simp/world-65705268" text:style-name="Internet_20_link" text:visited-style-name="Visited_20_Internet_20_Link">
 拜登政府出“乌龙”，美中关系“回暖”再蒙阴影 </text:a>
  * <text:a xlink:type="simple" xlink:href="https://www.bbc.com/zhongwen/simp/world-65172204" text:style-name="Internet_20_link" text:visited-style-name="Visited_20_Internet_20_Link">
 特朗普受审日细节 以及后续影响分析 </text:a>
  * <text:a xlink:type="simple" xlink:href="https://www.bbc.com/zhongwen/simp/world-65184982" text:style-name="Internet_20_link" text:visited-style-name="Visited_20_Internet_20_Link">
 特朗普受审，他的“三十四宗罪”是什么？ </text:a>
</text:p>
      <text:h text:style-name="P12" text:outline-level="3">
<text:span text:style-name="T4">
特朗普劲敌</text:span>
</text:h>
      <text:p text:style-name="P4">
此前，前总统特朗普已宣布争取共和党下届总统提名，而德桑蒂斯被视为特朗普的主要对手。</text:p>
      <text:p text:style-name="P4">
德桑蒂斯在美国政坛相对资浅，他于2012年首次当选国会议员。仅仅六年后的2018年，他在竞选参议员失败后当选佛罗里达州州长。</text:p>
      <text:p text:style-name="P4">
他监督颁布了备受瞩目的法律，使拥有枪支更加容易，限制学校的性教育和性别认同教育，并减少堕胎机会。</text:p>
      <text:p text:style-name="P4">
他声称，这个“佛罗里达州蓝图”可以作为联邦政策的指南，使美国朝着更保守的方向发展。</text:p>
      <text:p text:style-name="P4">
他是寻求推翻特朗普的竞争者之一，但特朗普目前在全国民调中以30多个百分点于党内领先。</text:p>
      <text:p text:style-name="P4">
<text:a xlink:type="simple" xlink:href="https://www.bbc.com/ws/av-embeds/cps/zhongwen/simp/world-65720053/p0fq96bb/zh-hans" text:style-name="Internet_20_link" text:visited-style-name="Visited_20_Internet_20_Link">
 Video-1-Link：/ws/av-embeds/cps/zhongwen/simp/world-65720053/p0fq96bb/zh-hans</text:a>
 <text:span text:style-name="T4">
你的器材不支持播放多媒体材料</text:span>
视频加注文字，</text:p>
      <text:p text:style-name="P4">
BBC 整理了关于德桑蒂斯的五件事、帮助观众了解他的政治取态。</text:p>
      <text:p text:style-name="P4">
5月24日推特直播正式开始时，数十万推特用户已离开该平台。</text:p>
      <text:p text:style-name="P4">
自马斯克去年10月执掌推特以来，他已经解雇数千名员工，包括负责网站运营和技术故障处理的工程师。</text:p>
      <text:p text:style-name="P4">
发生技术失误后，德桑蒂斯的团队迅速进行公关粉饰，他们在推特上写道，这次直播让人“兴奋到网络不堪负荷”，并发布一个竞选网站的链接。</text:p>
      <text:p text:style-name="P4">
其新闻秘书格里芬（Bryan Griffin）称，在线活动一小时内筹集了100万美元（80.8万英镑）。</text:p>
      <text:p text:style-name="P4">
据路透社统计，推特直播一度吸引了60多万名听众，但到活动结束时人数只有不到30万。对照之下，英国广播公司(BBC)上月采访马斯克，在推特空间上吸引了300多万听众。</text:p>
      <text:h text:style-name="P12" text:outline-level="3">
<text:span text:style-name="T4">
保守立场</text:span>
</text:h>
      <text:p text:style-name="P4">
直播开始后，德桑蒂斯把话题转向其保守立场，吹捧其对佛州疫情危机的处理——当时他反封城的做法获得许多共和党人称赞。</text:p>
      <text:p text:style-name="P4">
他辩护自己对佛州的教育系统改革，说他的州“选择了事实而不是恐惧，教育而不是灌输，法律和秩序而不是暴动和混乱”。</text:p>
      <text:p text:style-name="P4">
随后，德桑蒂斯接受福克斯新闻（FoxNews）访问时谈到更具体的承诺，包括入主白宫首天就宣布美国南部边境进入紧急状态，并承诺解雇特朗普任命的联邦调查局局长克里斯托弗·雷（ChristopherWray），以及撤销总统拜登的“反美能源政策”。</text:p>
      <text:p text:style-name="P4">
5月24日稍早，德桑蒂斯确认寻求共和党总统提名，他在联邦选举委员会登记后发布一条风格化的公告影片。</text:p>
      <text:p text:style-name="P4">
“我们的边境是一场灾难，罪案侵扰着我们的城市……而总统陷入困境，”他在影片中说。“但是衰退是一种选择，成功是可以实现的，自由是值得争取的。”</text:p>
      <text:p text:style-name="P4">
特朗普及其竞选团队在这位前总统的社交平台Truth Social上，发出大量电邮和帖文，表示欢迎德桑蒂斯加入2024年竞选。</text:p>
      <text:p text:style-name="P4">
德桑蒂斯在直播中告诉马斯克他将研究美国宪法、“看看我可以按什么按钮”来调用行政权力后不久，特朗普随即发文针对德桑蒂斯说：“我的红色按键更大、更好、更强，而且运作正常（真相！），你的不是！(根据在我与朝鲜的金正恩的谈话，他很快就会成为我的朋友!）”</text:p>
      <text:p text:style-name="P4">
美国晨间咨询公司（Morning Consult）最新调查显示，在德桑蒂斯宣布参选前，他落后特朗普38个百分点，在共和党内位居第二。</text:p>
      <text:p text:style-name="P4">
在明年初开始的漫长初选过程，共和党选民将决定哪位候选人将在2024年11月大选中，面对寻求连任的民主党总统拜登。</text:p>
      <text:h text:style-name="P12" text:outline-level="3">
<text:span text:style-name="T4">
竞选资金丰厚</text:span>
</text:h>
      <text:p text:style-name="P4">
佛罗里达州议会最近通过一项法案，容许州长不必辞职也能参选总统，这为德桑蒂斯的候选资格清除了潜在的“辞职竞选”障碍。</text:p>
      <text:p text:style-name="P4">
他还将拥有丰厚的竞选资金。截至上月底，他在佛罗里达州竞选连任时剩下的基金中有8800万美元（7100万英镑），可转用于总统竞选基金。</text:p>
      <text:p text:style-name="P4">
据报道，他还有大约3000万美元由一个独立委员会控制，其盟友可用来支持他竞选。</text:p>
      <text:p text:style-name="P4">
相比之下，特朗普说在2023年的前三个月，其筹款总额为1880万美元。</text:p>
      <text:p text:style-name="P4">
德桑蒂斯料将起用佩克（GenerraPeck）为竞选经理。佩克是德桑蒂斯的最高政治顾问，2022年曾领导州长竞选连任的日常运作，助他取得了近20个百分点的胜利。</text:p>
      <text:p text:style-name="P4">
根据美联社和《纽约时报》报道，德桑蒂斯已在至少18个州的竞选基地进行招聘。</text:p>
      <text:p text:style-name="P4">
Source: <text:a xlink:type="simple" xlink:href="https://www.bbc.com/zhongwen/simp/world-65720053" text:style-name="Internet_20_link" text:visited-style-name="Visited_20_Internet_20_Link">
https://www.bbc.com/zhongwen/simp/world-65720053</text:a>
</text:p>
      <!--NEWS-->
      <text:h text:style-name="P10" text:outline-level="1">
<text:span text:style-name="T4">
美官员：拜登和麦卡锡接近敲定提高债务上限两年协议</text:span>
</text:h>
      <text:p text:style-name="P4">
Author: 联合早报 (Person)</text:p>
      <text:p text:style-name="P4">
Publisher: 联合早报 (Organization)</text:p>
      <text:p text:style-name="P4">
Published Time: 2023-05-26T09:19</text:p>
      <text:p text:style-name="P4">
Modified Time: 2023-05-26T10:07</text:p>
      <text:p text:style-name="P4">
Description: 美国匿名官员称，总统拜登和众议院议长麦卡锡接近敲定提高美国联邦债务上限两年的一项协议。一名美国官员星期四（5月25日）向路透社透露，拜登和麦卡锡正在磋商的协议，包括提高美国政府31...</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匿名官员称，总统拜登和众议院议长麦卡锡接近敲定提高美国联邦债务上限两年的一项协议。</text:p>
      <text:p text:style-name="P4">
一名美国官员星期四（5月25日）向路透社透露，拜登和麦卡锡正在磋商的协议，包括提高美国政府31.4万亿美元（约42.5万亿新元）的债务上限，并对大多数支出项目设定上限，但军队和退伍军人的开支项目将享有豁免。</text:p>
      <text:p text:style-name="P4">
这项拟议中的协议将为期两年，但最终版本还没有定案。</text:p>
      <text:p text:style-name="P4">
要求不具名的这名美国官员说，根据这份协议，政府将增加对军人和退伍军人可自由支配的支出，非国防部可自由支配预算基本上保持在目前水平。</text:p>
      <text:p text:style-name="P4">
这名官员还说，白宫也在考虑缩减对高收入者的增税额。拜登此前提议对收入超过40万美元（约54万新元）的人提高税收。</text:p>
      <text:p text:style-name="P4">
另一美国官员说，国家税务局的资金是一个悬而未决的问题，但关键是确保税务局执行总统的优先事项。</text:p>
      <text:p text:style-name="P4">
白宫说，拜登和麦卡锡的团队星期四进行了视讯会议。</text:p>
      <text:p text:style-name="P4">
美国财政部5月23日再度提醒谈判双方，美国 <text:a xlink:type="simple" xlink:href="https://www.zaobao.com/keywords/zhai-wu-wei-yue" text:style-name="Internet_20_link" text:visited-style-name="Visited_20_Internet_20_Link">
 债务违约 </text:a>
迫在眉睫。财政部长耶伦表明，如果债务上限不提高，6月初“几乎肯定”违约。耶伦也说，拜登政府并没有为可能发生的美国债务违约做应对准备，目前的重点仍然是提高债务上限，让政府可以按时支付帐单。</text:p>
      <text:p text:style-name="P4">
Source: <text:a xlink:type="simple" xlink:href="https://www.zaobao.com.sg/realtime/world/story20230526-1398300" text:style-name="Internet_20_link" text:visited-style-name="Visited_20_Internet_20_Link">
https://www.zaobao.com.sg/realtime/world/story20230526-1398300</text:a>
</text:p>
      <!--NEWS-->
      <text:h text:style-name="P10" text:outline-level="1">
<text:span text:style-name="T4">
中国特使李辉访俄 欧盟吁中国促俄撤军</text:span>
</text:h>
      <text:p text:style-name="P4">
Author: None (Language: zh)</text:p>
      <text:p text:style-name="P4">
Publisher: None</text:p>
      <text:p text:style-name="P4">
Time: 2023-05-26T09:26:00Z</text:p>
      <text:p text:style-name="P4">
Description: 继访问乌克兰、德国、欧盟等之后，周五，中国特使李辉访问俄罗斯。欧盟呼吁中国发挥影响力，促使俄罗斯从乌克兰撤军。</text:p>
      <text:p text:style-name="P4">
Videos: []</text:p>
      <text:p text:style-name="P4">
Images: []</text:p>
      <text:p text:style-name="P4">
Subject: 时政风云</text:p>
      <text:p text:style-name="P4">
Subjects: ['希腊债务危机', '欧债危机', '欧盟', '乌克兰', '诺贝尔奖', '欧洲难民危机', '欧洲']</text:p>
      <text:p text:style-name="P4">
Keywords: ['乌克兰特使', '李辉', '乌克兰冲突', '欧盟', '中国特使']</text:p>
      <text:p text:style-name="P4">
ID: 65741813</text:p>
      <!--METADATA-->
      <text:p text:style-name="P4">
<text:a xlink:type="simple" xlink:href="https://www.dw.com/zh/overlay/image/article/65741813/65745864" text:style-name="Internet_20_link" text:visited-style-name="Visited_20_Internet_20_Link">
 </text:a>
</text:p>
      <text:p text:style-name="P4">
李辉5月26日在莫斯科与俄外长拉夫罗夫会晤</text:p>
      <text:p text:style-name="P4">
（德国之声中文网） <text:a xlink:type="simple" xlink:href="https://www.dw.com/zh/zh/德语媒体中国特使能为乌克兰带来多少和平希望/a-65613613" text:style-name="Internet_20_link" text:visited-style-name="Visited_20_Internet_20_Link">
 中国特使 </text:a>
李辉周五抵达莫斯科访问，与俄外长拉夫罗夫会谈。俄外交部称，二人就解决乌克兰冲突的前景举行了磋商。此前，李辉在欧洲之行框架下已 <text:a xlink:type="simple" xlink:href="https://www.dw.com/zh/zh/中国特别代表李辉下周访问乌克兰等国/a-65604536" text:style-name="Internet_20_link" text:visited-style-name="Visited_20_Internet_20_Link">
 访问乌克兰</text:a>
、波兰、法国、德国等。北京委任李辉为特使，寻求政治解决乌克兰冲突问题。</text:p>
      <text:p text:style-name="P4">
李辉曾任中国驻莫斯科大使。自俄罗斯入侵乌克兰以来， <text:a xlink:type="simple" xlink:href="https://www.dw.com/zh/zh/习近平会见俄总理-许诺支持彼此核心利益/a-65724304" text:style-name="Internet_20_link" text:visited-style-name="Visited_20_Internet_20_Link">
 中俄两国的外交与经济关系加强</text:a>
 。 <text:a xlink:type="simple" xlink:href="https://www.dw.com/zh/zh/俄总理访华-李强-愿同俄方进一步扩大经贸往来/a-65709846" text:style-name="Internet_20_link" text:visited-style-name="Visited_20_Internet_20_Link">
 北京</text:a>
也拒绝对俄罗斯作出谴责。乌克兰外长库勒巴（Dmytro Kuleba）上周在与李辉会晤后表示，基辅不会接受"失去领土"的解决方案。</text:p>
      <text:p text:style-name="P4">
</text:p>
      <text:p text:style-name="P4">
中国特使李辉5月17日在乌克兰</text:p>
      <text:h text:style-name="P12" text:outline-level="3">
<text:span text:style-name="T4">
欧盟期待中国促使"俄罗斯立即无条件撤军"</text:span>
</text:h>
      <text:p text:style-name="P4">
周四，欧盟外交事务专员博雷尔（JosepBorell）在布鲁塞尔表示，欧盟期待中国致力于促使"俄罗斯立即无条件从乌克兰全境撤离军队和军事装备"。此前，波雷尔的副手莫拉与李辉就政治解决乌克兰冲突举行了会谈。</text:p>
      <text:p text:style-name="P4">
据法新社报道，在会谈中，莫拉与李辉就一个"公正和持久的和平"的可能性进行了磋商。莫拉表示，乌克兰有权自卫，欧盟愿对该国"长期"予以支持。二人约定"保持交流"，并继续为乌克兰实现"可持续的和平"而努力。</text:p>
      <text:h text:style-name="P12" text:outline-level="3">
<text:span text:style-name="T4">
德国作出类似呼吁</text:span>
</text:h>
      <text:p text:style-name="P4">
周三，李辉在柏林与德国外交部国务秘书米夏埃利斯（Andreas Michaelis）举行会谈。德国外交部在推特发布了这一消息。</text:p>
      <text:p text:style-name="P4">
德国外交部一名发言人表示：“德方呼吁中国对俄罗斯施加影响，立即停止侵略战争，并完全撤离乌克兰。”此外，德方还表示，中国应使用其影响力，阻止俄罗斯不负责任的核武言辞以及任何核武方向的激化。米夏埃利斯希望中国能表明对俄罗斯侵略行为的谴责。在德国政府看来，只有当乌克兰的主权、独立和领土完整能够按照1991年的边境得到尊重，也就是包括2014年被俄罗斯吞并的克里米亚半岛，才能实现一个公正和持久的和平。</text:p>
      <text:p text:style-name="P4">
与此同时，周四，白俄罗斯领导人 <text:a xlink:type="simple" xlink:href="https://www.dw.com/zh/zh/卢卡申科俄部署战术核武器已经上路/a-65742261" text:style-name="Internet_20_link" text:visited-style-name="Visited_20_Internet_20_Link">
 卢卡申科宣布，俄罗斯已经开始向该国转移核武器</text:a>
。白俄罗斯与欧盟相邻。俄此举可能导致乌克兰冲突紧张局势进一步升级。</text:p>
      <text:p text:style-name="P4">
而俄罗斯副总统梅德韦杰夫周四则表示，乌克兰冲突有三种可能的结局。他所希望的结局是，将乌克兰西部地区划归多个欧盟国家，东部归于俄罗斯，中部地区居民就是否加入俄罗斯进行投票。他在telegram上写道，这样可以确保冲突在长时间内不会重燃。他说，如果乌克兰独立的一部分加入欧盟或北约，则须预计冲突会再起，并可能"演变为一场全面的第三次世界大战"。</text:p>
      <text:p text:style-name="P4">
（德新社、法新社）</text:p>
      <text:p text:style-name="P4">
Source: <text:a xlink:type="simple" xlink:href="https://www.dw.com/zh/中国特使李辉访俄-欧盟吁中国促俄撤军/a-65741813" text:style-name="Internet_20_link" text:visited-style-name="Visited_20_Internet_20_Link">
https://www.dw.com/zh/中国特使李辉访俄-欧盟吁中国促俄撤军/a-65741813?maca=chi-rss-chi-all-1127-rdf</text:a>
</text:p>
      <!--NEWS-->
      <text:h text:style-name="P10" text:outline-level="1">
<text:span text:style-name="T4">
法國專家：廢死會讓民主台灣更不像專制中國</text:span>
</text:h>
      <text:p text:style-name="P4">
Author: None (Language: zh)</text:p>
      <text:p text:style-name="P4">
Publisher: None</text:p>
      <text:p text:style-name="P4">
Time: 2023-05-26T09:43:00Z</text:p>
      <text:p text:style-name="P4">
Description: 中國是世界上執行最多死刑的國家，而台灣雖然承諾「逐步廢死」，但專家認為台灣政府沒有推動實質進展。法國「共同反死刑組織」（ECPM）執行長到台灣參加亞洲區域研討會，他告訴DW，台灣應該加快腳步廢死，展現不同於中國的民主價值。</text:p>
      <text:p text:style-name="P4">
Videos: []</text:p>
      <text:p text:style-name="P4">
Images: []</text:p>
      <text:p text:style-name="P4">
Subject: 时政风云</text:p>
      <text:p text:style-name="P4">
Subjects: []</text:p>
      <text:p text:style-name="P4">
Keywords: ['薄熙来', '专题报道：习近平访美', '刘晓波', '中国共产党', '岛屿主权争端', '马英九', '专题报道：全景观看“习马会”', '中国反腐风暴', '20国集团', '专题报道：2016年台湾大选']</text:p>
      <text:p text:style-name="P4">
ID: 65742115</text:p>
      <!--METADATA-->
      <text:p text:style-name="P4">
<text:a xlink:type="simple" xlink:href="https://www.dw.com/zh/overlay/image/article/65742115/65741542" text:style-name="Internet_20_link" text:visited-style-name="Visited_20_Internet_20_Link">
 </text:a>
</text:p>
      <text:p text:style-name="P4">
法國「共同反死刑組織」（ECPM）執行長切努哈贊（Raphaël Chenuil-Hazan）出席亞洲廢除死刑策略研討會開幕式。</text:p>
      <text:p text:style-name="P4">
（德國之聲中文網）「亞洲廢除死刑策略研討會」週五（5月26日）在台灣登場，這個為期2天的會議由法國「共同反死刑組織」（ECPM）主辦。</text:p>
      <text:p text:style-name="P4">
ECPM執行長切努哈贊（Raphaël Chenuil-Hazan）向DW表示，台灣有言論自由，還有法治精神，而且台灣的國家人權委員會的立場非常傾向廢死，可以向外界傳遞這樣的訊息：「不要用死刑，而是要用廢死來朝好的方向走，展現出你們不像中國政府，不像習近平，而更傾向民主。」</text:p>
      <text:p text:style-name="P4">
他還說：「台灣如果維持死刑，誰知道以後會如何，誰知道以後有沒有政府或獨裁者，又會怎麼運用死刑？……從世界上很多例子可以看到，當你有機會的時候，就應該廢除死刑，才不會有一天太遲。」</text:p>
      <text:p text:style-name="P4">
台灣廢死聯盟執行長林欣怡也說，面對中國極權政府威嚇，「台灣人並不害怕」，仍然堅持民主、自由與人權價值，這一點也是兩岸不同之處。</text:p>
      <text:p text:style-name="P4">
ECPM去年在德國柏林召開3年一度的大會，今年決定與台灣廢除死刑推動聯盟、亞洲反死刑網絡（ADPAN）等組織，共同在台北舉行區域會議。林欣怡告訴DW，這是因為台灣的人權表現被外界看到，很多人對台灣有好感。</text:p>
      <text:p text:style-name="P4">
國際特赦組織2022年的全球死刑報告中，把中國形容為「全世界殺人最多的頭號劊子手」。 <text:a xlink:type="simple" xlink:href="https://www.dw.com/zh/zh/全球死刑数量创五年新高在中国仍是国家机密/a-65638885" text:style-name="Internet_20_link" text:visited-style-name="Visited_20_Internet_20_Link">
 根據該組織統計，去年全球有20國執行過死刑</text:a>
，包含中國、伊朗、沙烏地阿拉伯、埃及等國；雖然中國政府並未公開具體處決人數，但外界一般認為至少超過千人。</text:p>
      <text:p text:style-name="P4">
切努哈贊在研討會致詞時指出，雖然中國存在死刑數千年，但死刑絕非中國的「傳統」，歷史上更曾有過廢除死刑的階段。不過，在共產黨執政下，毛澤東用死刑用來鞏固政治權力、針對異議人士；在習近平時期，死刑辯論則變成「中國最重要的意識形態禁忌之一」，被認為是「宣揚西方思想」。</text:p>
      <text:p text:style-name="P4">
相較之下，台灣的死刑辯論環境相對成熟。台灣上一次執行死刑是在2020年，目前有38位死囚。雖然台灣國家人權委員會副主委王榮璋26日說，在還沒透過法律廢死之前，將「強烈要求政府暫停執行死刑」，但<text:a xlink:type="simple" xlink:href="https://www.dw.com/zh/zh/台灣卡關逐步廢死-專家死刑淪政客廉價操作/a-64859404" text:style-name="Internet_20_link" text:visited-style-name="Visited_20_Internet_20_Link">
 台灣只要有重大刑案發生，民間就會出現強烈的執行死刑聲浪 </text:a>
 。</text:p>
      <text:p text:style-name="P4">
歐洲經貿辦事處副處長馬威杰（Guillermo Martinez）與法國在台協會主任公孫孟（Jean-François Casabonne-Masonnave）26日也出席了廢死策略研討會，兩人皆肯定台灣的民主價值，並強調歐盟與法國支持台灣逐步往廢死道路前進。公孫孟直言，從他過去4年來觀察，台灣的廢死並沒有實質的大進展，而台灣最需要的是更多關於死刑存廢的公共討論。</text:p>
      <text:p text:style-name="P4">
</text:p>
      <text:p text:style-name="P4">
亞洲廢除死刑策略研討會26日在台北市舉行，開幕式請來台灣冤案平反者蘇建和（後排右一）現身說法。</text:p>
      <text:h text:style-name="P12" text:outline-level="3">
<text:span text:style-name="T4">
廢死的未竟之路</text:span>
</text:h>
      <text:p text:style-name="P4">
現階段有不少台灣人反對廢死，而台灣政府常 <text:a xlink:type="simple" xlink:href="https://www.dw.com/zh/zh/世界反死刑日民意是维持死刑的藉口/a-45807287" text:style-name="Internet_20_link" text:visited-style-name="Visited_20_Internet_20_Link">
 以「民意」為由說明為何無法立即廢死</text:a>
。死刑也成為某些政治人物煽動選民的工具，對此，ECPM的切努哈贊回應，政治領袖應該反應現實狀況，而不是用死刑來實現政治目的。他說，有很多論點可以支持廢死，但支撐死刑背後的論點卻只有「復仇」。他認為，死刑終究無法替被害者家屬帶來真正的療癒，也無法嚇阻犯罪。</text:p>
      <text:p text:style-name="P4">
隨著台灣2024年總統大選將至，部分有意參選總統者主張，如果當選就要「槍擊所有死刑犯」；甚至有團體提出公投案，主張應於判決後6個月內執行死刑。</text:p>
      <text:p text:style-name="P4">
「說實在的，人權並不是大家遵守的價值，很多人權議題事實上是大家反對、討厭的價值。」林欣怡告訴DW，台灣社會應該好好討論「人權到底可不可以公投」，明確地去思考什麼樣的議題可以公投，否則一旦開了先例，「對台灣的民主跟人權有很大很大的影響」。</text:p>
      <text:p text:style-name="P4">
林欣怡形容廢死倡議者可以說是「壓力最大、也是最勇敢的一群人」。亞太反死刑網絡召集委員科瓦爾（SaraKowal）致詞時也提到，亞洲人權工作者遭遇的騷擾與迫害越來越嚴重，不容忽視。</text:p>
      <text:p text:style-name="P4">
林欣怡引述 <text:a xlink:type="simple" xlink:href="https://www.dw.com/zh/zh/不只行人地獄台灣捷運重大死傷案惹議/a-65585044" text:style-name="Internet_20_link" text:visited-style-name="Visited_20_Internet_20_Link">
 台中捷運事故罹難者、已故人權倡議者林淑雅</text:a>
的話：「我們覺得唯一可以跳出政治意識泥淖的，就是堅持人權這個概念，盡可能去取得所有質疑者的諒解。」她強調，不會放棄對話的機會，期待有一天台灣乃至於亞洲，能夠成為沒有死刑的地方。</text:p>
      <text:p text:style-name="P4">
</text:p>
      <text:p text:style-name="P4">
台灣廢死聯盟執行長林欣怡致詞時表示，廢死倡議者可說是「壓力最大也最勇敢的一群人」。</text:p>
      <text:h text:style-name="P12" text:outline-level="3">
<text:span text:style-name="T4">
冤案的可能</text:span>
</text:h>
      <text:p text:style-name="P4">
開幕式還請來了台灣死刑冤案平反者蘇建和，向來自14個國家的廢死倡議者和人權團體等各界人士，分享他的故事。</text:p>
      <text:p text:style-name="P4">
「我被羈押了11年半，然後還戴了2公斤的腳鐐11年半……也飽受被刑求的痛苦，當時卻沒有辦法接受治療。更遑論我被死刑確定的時候，它所帶來的壓力，非常的殘酷跟不人道。然而這些事情都是因為……我這件案子是誤判所造成的。」</text:p>
      <text:p text:style-name="P4">
1991年，19歲的蘇建和因故捲入一樁命案，在警方刑求下被迫認罪自白，但此案的司法程序存在諸多爭議，台灣歷任法務部長皆未簽發死刑執行令。 <text:a xlink:type="simple" xlink:href="https://www.dw.com/zh/zh/21年沉冤昭雪-苏建和案无罪定谳/a-16212611" text:style-name="Internet_20_link" text:visited-style-name="Visited_20_Internet_20_Link">
纏訟了21年，蘇建和沉冤得雪 </text:a>
；酷刑與誤判帶來的身心傷痛，卻無法輕易抹滅。他說： <text:a xlink:type="simple" xlink:href="https://www.dw.com/zh/zh/我的儿子是死刑犯-怎么办/a-54387397" text:style-name="Internet_20_link" text:visited-style-name="Visited_20_Internet_20_Link">
 「死刑不該建立在仇恨跟對立上</text:a>
 ，更不應該將殺人這件事情視為理所當然。」</text:p>
      <text:p text:style-name="P4">
冤案的存在，顯示司法可能錯判，這是台灣廢死倡議者的基本主張之一。但除此之外，台灣身為亞洲的民主典範，能不能在人權議題上負起更積極的推動責任，展現民主價值？</text:p>
      <text:h text:style-name="P12" text:outline-level="3">
<text:span text:style-name="T4">
讓我們談談死刑存廢</text:span>
</text:h>
      <text:p text:style-name="P4">
Source: <text:a xlink:type="simple" xlink:href="https://www.dw.com/zh/法國專家：廢死會讓民主台灣更不像專制中國/a-65742115" text:style-name="Internet_20_link" text:visited-style-name="Visited_20_Internet_20_Link">
https://www.dw.com/zh/法國專家：廢死會讓民主台灣更不像專制中國/a-65742115?maca=chi-rss-chi-all-1127-rdf</text:a>
</text:p>
      <!--NEWS-->
      <text:h text:style-name="P10" text:outline-level="1">
<text:span text:style-name="T4">
卢卡申科：俄部署战术核武器已经上路</text:span>
</text:h>
      <text:p text:style-name="P4">
Author: None (Language: zh)</text:p>
      <text:p text:style-name="P4">
Publisher: None</text:p>
      <text:p text:style-name="P4">
Time: 2023-05-26T09:54:00Z</text:p>
      <text:p text:style-name="P4">
Description: 俄罗斯总统普京早些时候签署了一项法令，允许在其盟友白俄罗斯在该国部署短程战术核武器。流亡中的白俄罗斯反对派领导人齐哈努斯卡娅警告说，这将进一步危及乌克兰和整个欧洲的安全。</text:p>
      <text:p text:style-name="P4">
Videos: []</text:p>
      <text:p text:style-name="P4">
Images: []</text:p>
      <text:p text:style-name="P4">
Subject: 时政风云</text:p>
      <text:p text:style-name="P4">
Subjects: ['白俄罗斯', '俄罗斯', '乌克兰', '普京', '俄罗斯入侵乌克兰']</text:p>
      <text:p text:style-name="P4">
Keywords: ['卢卡申科', '战术核武器', '普京', '乌克兰', '俄罗斯', '白俄罗斯', '战争', '核威胁']</text:p>
      <text:p text:style-name="P4">
ID: 65742261</text:p>
      <!--METADATA-->
      <text:p text:style-name="P4">
<text:a xlink:type="simple" xlink:href="https://www.dw.com/zh/overlay/image/article/65742261/65740983" text:style-name="Internet_20_link" text:visited-style-name="Visited_20_Internet_20_Link">
 </text:a>
</text:p>
      <text:p text:style-name="P4">
图为俄罗斯的9K720伊斯坎德尔导弹</text:p>
      <text:p text:style-name="P4">
（德国之声中文网）白俄罗斯威权领导人卢卡申科宣布签署一项法令，允许俄罗斯在白俄罗斯部署短程战术核武器。</text:p>
      <text:p text:style-name="P4">
卢卡申科强调它们是“非战略”核武器。战略核武器威力更大。</text:p>
      <text:p text:style-name="P4">
<text:span text:style-name="T4">
更多阅读：<text:a xlink:type="simple" xlink:href="https://www.dw.com/zh/zh/什么是战术核武器/a-65155556" text:style-name="Internet_20_link" text:visited-style-name="Visited_20_Internet_20_Link">
 什么是战术核武器？ </text:a>
 </text:span>
</text:p>
      <text:p text:style-name="P4">
卢卡申科周四（5月25日）在莫斯科发表讲话说，在俄罗斯总统普京签署该法令后，武器的转移已经在进行之中。但他没有说明这些武器是否已经抵达白俄罗斯。</text:p>
      <text:p text:style-name="P4">
该协议允许莫斯科在白俄罗斯的一个特殊设施中储存核弹头。根据协议，这些武器将继续由俄罗斯控制。该项法令让这两个盟国领导人早先达成的协议正式进入议程。今年3月，普京已宣布打算在白俄罗斯部署战术核武器。</text:p>
      <text:p text:style-name="P4">
<text:span text:style-name="T4">
更多阅读：<text:a xlink:type="simple" xlink:href="https://www.dw.com/zh/zh/普京真的会动用核武器吗如何才能阻止他/a-63417823" text:style-name="Internet_20_link" text:visited-style-name="Visited_20_Internet_20_Link">
 普京真的会动用核武器吗？如何才能阻止他？</text:a>
 </text:span>
</text:p>
      <text:h text:style-name="P12" text:outline-level="3">
<text:span text:style-name="T4">
“这将进一步危及乌克兰和整个欧洲的安全”</text:span>
</text:h>
      <text:p text:style-name="P4">
莫斯科和明斯克都表示，这项协议是对西方国家在俄罗斯对乌克兰发动的战争中的所谓敌意的回应。</text:p>
      <text:p text:style-name="P4">
美联社援引白俄罗斯国防部长赫列宁（Viktor Khrenin）在明斯克与俄罗斯国防部长绍伊古（SergeiShoigu）会晤时的话说：“部署非战略核武器是对那些对我们不友好的国家的侵略政策的有效回应。”</text:p>
      <text:p text:style-name="P4">
据美联社报道，绍伊古补充说：“在俄罗斯和白俄罗斯西部边界面临的威胁急剧升级的背景下，我们决定在军事核领域采取反制措施。”</text:p>
      <text:p text:style-name="P4">
</text:p>
      <text:p text:style-name="P4">
流亡中的白俄罗斯反对派领导人齐哈努斯卡娅（Sviatlana Tsikhanouskaya）</text:p>
      <text:p text:style-name="P4">
与此同时，流亡中的白俄罗斯反对派领导人齐哈努斯卡娅（SviatlanaTsikhanouskaya）警告说，普京在白俄罗斯部署核武器的计划将“确保俄罗斯在未来若干年内对白俄罗斯的控制”。</text:p>
      <text:p text:style-name="P4">
她告诉美联社说：“这将进一步危及乌克兰和整个欧洲的安全。”</text:p>
      <text:p text:style-name="P4">
卢卡申科依赖于普京政权的扶持。</text:p>
      <text:p text:style-name="P4">
去年，白俄罗斯允许莫斯科利用其领土对乌克兰发动攻击。白俄罗斯与乌克兰北部接壤，从白俄罗斯入侵乌克兰东部为俄罗斯创造了一个更长的战线，而且让战火更靠近乌克兰首都基辅。</text:p>
      <text:p text:style-name="P4">
（美联社、路透社）</text:p>
      <text:p text:style-name="P4">
Source: <text:a xlink:type="simple" xlink:href="https://www.dw.com/zh/卢卡申科：俄部署战术核武器已经上路/a-65742261" text:style-name="Internet_20_link" text:visited-style-name="Visited_20_Internet_20_Link">
https://www.dw.com/zh/卢卡申科：俄部署战术核武器已经上路/a-65742261?maca=chi-rss-chi-all-1127-rdf</text:a>
</text:p>
      <!--NEWS-->
      <text:h text:style-name="P10" text:outline-level="1">
<text:span text:style-name="T4">
专栏 | 劳工通讯：福建晋江佳信轻工发展有限公司关厂，不付拖欠工资 (一)</text:span>
</text:h>
      <text:p text:style-name="P4">
Author: None</text:p>
      <text:p text:style-name="P4">
Publisher: Radio Free Asia (Organization)</text:p>
      <text:p text:style-name="P4">
Published Time: 2023-05-26T10:23:02-04:00</text:p>
      <text:p text:style-name="P4">
Modified Time: 2023-05-26T10:23:02-04:00</text:p>
      <text:p text:style-name="P4">
Description: None</text:p>
      <text:p text:style-name="P4">
Videos: []</text:p>
      <text:p text:style-name="P4">
Audios: ["<text:a xlink:type="simple" xlink:href="https://www.rfa.org/mandarin/zhuanlan/laogongtongxun/hdf-05262023093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45512in" draw:z-index="0">
<draw:image xlink:href="../Images/rfamandarin/2023-05-26T10-23-02-04-00/000000.png" xlink:type="simple" xlink:show="embed" xlink:actuate="onLoad" draw:mime-type="image/png"/>
</draw:frame>
 <text:a xlink:type="simple" xlink:href="https://www.rfa.org/mandarin/zhuanlan/laogongtongxun/hdf-05262023093741.html/@@images/image" text:style-name="Internet_20_link" text:visited-style-name="Visited_20_Internet_20_Link">
</text:a>
Photo: RFA  <text:a xlink:type="simple" xlink:href="https://www.rfa.org/mandarin/zhuanlan/laogongtongxun/hdf-05262023093741.html/@@stream" text:style-name="Internet_20_link" text:visited-style-name="Visited_20_Internet_20_Link">
Audio-1-Link：https://www.rfa.org/mandarin/zhuanlan/laogongtongxun/hdf-05262023093741.html/@@stream</text:a>
</text:p>
      <text:p text:style-name="P4">
Source: <text:a xlink:type="simple" xlink:href="https://www.rfa.org/mandarin/zhuanlan/laogongtongxun/hdf-05262023093741.html" text:style-name="Internet_20_link" text:visited-style-name="Visited_20_Internet_20_Link">
https://www.rfa.org/mandarin/zhuanlan/laogongtongxun/hdf-05262023093741.html</text:a>
</text:p>
      <!--NEWS-->
      <text:h text:style-name="P10" text:outline-level="1">
<text:span text:style-name="T4">
联邦议院要求严格立法 限制前军职人员为"他国"效力</text:span>
</text:h>
      <text:p text:style-name="P4">
Author: None (Language: zh)</text:p>
      <text:p text:style-name="P4">
Publisher: None</text:p>
      <text:p text:style-name="P4">
Time: 2023-05-26T10:34:00Z</text:p>
      <text:p text:style-name="P4">
Description: 联邦议院管控委员会前不久发出警告称，退役联邦国防军官兵前往其他国家工作的问题应引起警惕，因为这对德国国家安全构成了威胁。有媒体披露，联邦议院的警告同中国招募外国战斗机飞行员的尝试密切相关。</text:p>
      <text:p text:style-name="P4">
Videos: []</text:p>
      <text:p text:style-name="P4">
Images: []</text:p>
      <text:p text:style-name="P4">
Subject: 新闻广角</text:p>
      <text:p text:style-name="P4">
Subjects: ['德中关系', '岛屿主权争端', '专题报道：全景观看“习马会”', '中国', '中共十九大', '北大西洋公约组织']</text:p>
      <text:p text:style-name="P4">
Keywords: ['军事机密', '飞行员', '战斗机', '北约', '中国', '间谍', '国家安全']</text:p>
      <text:p text:style-name="P4">
ID: 65742553</text:p>
      <!--METADATA-->
      <text:p text:style-name="P4">
<text:a xlink:type="simple" xlink:href="https://www.dw.com/zh/overlay/image/article/65742553/49332287" text:style-name="Internet_20_link" text:visited-style-name="Visited_20_Internet_20_Link">
 </text:a>
</text:p>
      <text:p text:style-name="P4">
（德国之声中文网）《世界报》前不久报道称，中国方面一直在努力招募退役的联邦国防军官兵以及德国前情报人员，其中北约退役飞行员更是中方招募的重点对象。去年就曾有媒体报道称，中方曾招募英国空军现役及退役飞行员，让他们向中国空军飞行员传授有关西方战斗机的知识以及西方军机的各项"软肋"。英国国防部称，已经证实有大约三十名英国前飞行员曾为中方提供相关服务。</text:p>
      <text:p text:style-name="P4">
前不久，德国联邦议院管控委员会召开会议，要求严格立法，对敏感领域公务员退役后进入私营经济领域进行规范。德国国防部对《世界报》表示，目前有关各方正在研讨是否有必要对现行法规进行相应修正。根据德国现行"军人法"，来自安全敏感领域的空军飞行员，如果在退役后五年内从事新的工作，方需申报。退役期满五年后则无需申报。</text:p>
      <text:h text:style-name="P12" text:outline-level="3">
<text:span text:style-name="T4">
联邦宪法保卫局：对中国需要保持警惕</text:span>
</text:h>
      <text:p text:style-name="P4">
联邦宪法保卫局也对中国的海外招募行动提出警告。上周的一次讨论会上，宪法保卫局局长哈尔德旺（ ThomasHaldenwang）表示，中国情报机构的活动近来变得异常频繁，其中以获取"专业知识"为目的的活动尤为突出。哈尔德旺说："为了达到在政治、经济、军事和学术领域占据世界霸主的目标，北京为其间谍活动投入了大量的人力和财力。"</text:p>
      <text:p text:style-name="P4">
</text:p>
      <text:p text:style-name="P4">
德国拟立法限制前军职人员前往第三国效力。图为联邦空军在进行飞行训练。</text:p>
      <text:p text:style-name="P4">
哈尔德旺表示，除了网络攻击之外，宪法保卫局也发现中国方面"加强了针对德国政界各领域的间谍活动。"他表示，俄罗斯也同样在努力对德国社会施加影响，但北京的行为却"更加隐秘，并具有长远的战略目标"。</text:p>
      <text:p text:style-name="P4">
此前曝光的英国飞行员为中方提供培训事件中，一所位于南非的飞行学校引起广泛关注： <text:a xlink:type="simple" xlink:href="https://www.dw.com/zh/zh/路透社涉培训解放军前美军飞官-曾与飞行学校签约/a-63729234" text:style-name="Internet_20_link" text:visited-style-name="Visited_20_Internet_20_Link">
 成立于2003年的南非试飞学院（Test Flying Academyof SouthAfrica）就是主要服务于中国客户的。这所学校的官网上写道：试飞学校原本设址美国，但由于美国法律禁止同中国在该领域的合作，因此学校被迫关闭。</text:a>
</text:p>
      <text:p text:style-name="P4">
《世界报》掌握的情况显示，一名德国联邦军飞行员也曾在退役后前往南非试飞学院担任教职。这位曾在德国空军效力大约20年的前飞行员在一份专业期刊上撰文称，他2003年开始在南非向来自中国的直升机学员传授理论和实践课程。</text:p>
      <text:p text:style-name="P4">
（世界报，法兰克福评论报）</text:p>
      <text:p text:style-name="P4">
Source: <text:a xlink:type="simple" xlink:href="https://www.dw.com/zh/联邦议院要求严格立法-限制前军职人员为-他国-效力/a-65742553" text:style-name="Internet_20_link" text:visited-style-name="Visited_20_Internet_20_Link">
https://www.dw.com/zh/联邦议院要求严格立法-限制前军职人员为-他国-效力/a-65742553?maca=chi-rss-chi-all-1127-rdf</text:a>
</text:p>
      <!--NEWS-->
      <text:h text:style-name="P10" text:outline-level="1">
<text:span text:style-name="T4">
繁荣与危机：南昌见证中国楼市起与落</text:span>
</text:h>
      <text:p text:style-name="P4">
Creator: DAISUKE WAKABAYASHI,CLAIRE FU</text:p>
      <text:p text:style-name="P4">
Publisher: https://www.facebook.com/nytimeschinese</text:p>
      <text:p text:style-name="P4">
Published Time: 2023-05-26T10:47:10+08:00</text:p>
      <text:p text:style-name="P4">
Description: 多年的过度建设导致南昌楼市出现供过于求，空置率为中国28个大中城市中最高。尽管中国当局推出激励措施刺激楼市，但房地产市场的复苏情况并不均衡。 Qilai Shen for The New York Times 南昌一个建设中的住宅项目。中国的房地产热潮始于20世纪90年代后期，本世纪头年扩大到南昌等二线城市。</text:p>
      <text:p text:style-name="P4">
Images: ["<text:a xlink:type="simple" xlink:href="https://static01.nyt.com/images/2023/05/23/multimedia/00china-nanchang-01-jzcf/00china-nanchang-01-jzcf-master1050.jpg" text:style-name="Internet_20_link" text:visited-style-name="Visited_20_Internet_20_Link">
00china-nanch...</text:a>
"]</text:p>
      <text:p text:style-name="P4">
Category: 商业与经济</text:p>
      <text:p text:style-name="P4">
Type: Article</text:p>
      <!--METADATA-->
      <text:p text:style-name="P4">
<draw:frame draw:style-name="fr1" draw:name="Image79" text:anchor-type="as-char" svg:width="6.9236in" svg:height="4.615733in" draw:z-index="0">
<draw:image xlink:href="../Images/cnnytimes/2023-05-26T10-47-10-08-00/00china-nanchang-01-jzcf-master1050.jpg" xlink:type="simple" xlink:show="embed" xlink:actuate="onLoad" draw:mime-type="image/jpeg"/>
</draw:frame>
</text:p>
      <text:p text:style-name="P4">
**** 中国房地产行业的繁荣已将东部城市南昌从一个气质粗砺的制造业中心转变为一座现代都市，耸立在赣江两岸的一排排高楼就是这种转变的见证。</text:p>
      <text:p text:style-name="P4">
如今，那些摩天大楼证明的却是一种截然不同的情况：中国房地产市场在经历了多年过度建设后正在陷入危机。</text:p>
      <text:p text:style-name="P4">
在过去20年里，随着中国经济的繁荣，为满足对住宅和工作场所日益增长的需求，江西省会南昌修建了大面积的公寓楼群和明亮的办公大楼。南昌为实现经济增长不惜任何代价的做法体现在其追求城市扩张的口号上：“东进、南延、西拓、北融、中兴”。</text:p>
      <text:p text:style-name="P4">
但中国房地产市场的持续低迷已将南昌等城市的问题暴露出来，这些地方多年来的不停建设已导致了供过于求的问题。有衡量标准显示，南昌 <text:a xlink:type="simple" xlink:href="https://finance.sina.com.cn/china/2022-08-10/doc-imizirav7483050.shtml" text:style-name="Internet_20_link" text:visited-style-name="Visited_20_Internet_20_Link">
 20%的住房无人居住</text:a>
，空置率在中国28个大中城市中最高。</text:p>
      <text:p text:style-name="P4">
广告</text:p>
      <text:p text:style-name="P4">
从南昌的情况可以看到，政策制定者在试图重振中国经济时面临巨大挑战。经济以前出现低迷时，中国政府靠投资房地产和基础设施建设来启动经济。但这次的低迷没有简单的解决方案。房地产开发商们已负债累累，全国各地的城市到处都是空置住宅，而地方政府的财政这几年下来已被核酸检测费用掏空。</text:p>
      <text:p text:style-name="P4">
在南昌，许多最新的公寓仍然空置是因为开发商没钱了，已售出的公寓无法完工。一些房主 <text:a xlink:type="simple" xlink:href="https://cn.nytimes.com/china/20230130/china-unfinished-apartments/" text:style-name="Internet_20_link" text:visited-style-name="Visited_20_Internet_20_Link">
 拒绝为尚未交付使用的公寓支付房贷</text:a>
，这种表达不同意见的做法已在全国范围出现，令中共感到紧张。</text:p>
      <text:p text:style-name="P4">
中央和地方政府已在去年先后推出了吸引购房者回来的激励措施，包括要求银行放宽贷款审核，取消疫情前为冷却过热的房地产市场采取的限制措施。</text:p>
      <text:p text:style-name="P4">
</text:p>
      <text:p text:style-name="P4">
有衡量标准显示，南昌20%的住房空置。  Qilai Shen for The New York Times</text:p>
      <text:p text:style-name="P4">
今年前四个月，中国70个最大城市的新房售价均出现了上扬，扭转了新冠防控措施最严时期长达一年的下滑趋势。但反弹刚刚出现就在失去动力。今年4月份的房价涨幅已有所放缓。</text:p>
      <text:p text:style-name="P4">
而且房地产市场的复苏情况并不均衡。北京和上海等大城市的房价已经回升。房地产市场的复苏在南昌等二线城市更为温和，在更小的城市则几乎没有出现。</text:p>
      <text:p text:style-name="P4">
有 <text:a xlink:type="simple" xlink:href="https://www.imf.org/en/Publications/WP/Issues/2022/09/29/A-Tale-of-Tier-3-Cities-524064" text:style-name="Internet_20_link" text:visited-style-name="Visited_20_Internet_20_Link">
 论文 </text:a>
显示，中国房地产市场的问题在大城市以外更明显，因为过度建设在中小城市更普遍。这篇论文的作者是哈佛大学经济学教授肯尼思·罗格夫和国际货币基金组织经济学家杨元辰。</text:p>
      <text:p text:style-name="P4">
广告</text:p>
      <text:p text:style-name="P4">
罗格夫表示，中国的房地产繁荣是建立在“永远快速增长”的基础上的，但许多中小城市的经济增长速度并没有跟上住房建设步伐。</text:p>
      <text:p text:style-name="P4">
“几十年来，中国一直在飞速建设房地产和配套基础设施，”他说。“最终会出现收益递减的情况。”</text:p>
      <text:p text:style-name="P4">
中国的房地产繁荣始于20世纪90年代后期的大城市，后来在本世纪头十年扩大到南昌等中小城市。中国在2000年建设了约200万套公寓。到2010年代中期，中国每年建设的公寓已超过700万套。房地产很快成了中国经济增长的支柱，约占所有经济活动的25%。</text:p>
      <text:p text:style-name="P4">
房地产行业创造了就业机会，支持了地方财政（地方财政大部分来自出售盖新楼所需土地的使用权），并为想积累财富的普通老百姓提供了一种为数不多的可靠投资选择。随着经济越来越依赖房地产，中国最高领导人习近平开始严厉打击负债累累的开发商，他宣布，“房子是用来住的，不是用来炒的”。</text:p>
      <text:p text:style-name="P4">
在南昌这样的城市，新建住房面积超过了仅靠人口增长所能维持的需求。在截止于2021年的十年间，南昌的住房建设面积大约翻了一番，而人口只增长了25%。</text:p>
      <text:p text:style-name="P4">
</text:p>
      <text:p text:style-name="P4">
农民在住宅开发区外的道路绿化带种菜。  Qilai Shen for The New York Times</text:p>
      <text:p text:style-name="P4">
在南昌从事现房交易的经纪人匡威（音）说，他交易的房产位于城市远郊区，那里的房价一直在稳步下降，自2019年以来已经下降了25%。</text:p>
      <text:p text:style-name="P4">
他预计房价会进一步下降，因为太多的人正在试图卖房。有些人想买更新的公寓以改善现有住房，还有些人则想在政府征收房产税前把作为投资的公寓卖掉。匡先生说，他的客户中仍有80%左右拒绝降价，希望市场将反弹。</text:p>
      <text:p text:style-name="P4">
广告</text:p>
      <text:p text:style-name="P4">
“现在因为现在真的行情不是像之前一样的，”他说。</text:p>
      <text:p text:style-name="P4">
据贝壳研究院去年8月发布的报告，中国28个大中城市平均住房空置率为12%，南昌20%的空置率高于平均水平。全国各地的高空置率引起了很多关注，因为它们证实了中国的房地产危机比政府透露的更为普遍。</text:p>
      <text:p text:style-name="P4">
贝壳研究院在报告发表后已将其从网上撤下，称“调研样本和程序不够规范”，数据“不能充分反映真实情况”。</text:p>
      <text:p text:style-name="P4">
传统上，南昌的经济依赖于制造业和建筑业。南昌曾试图引进薪酬更高的数字经济和技术行业工作，但不太成功。</text:p>
      <text:p text:style-name="P4">
这个城市以“南昌起义”闻名，近一个世纪前，中国共产党在这里发动武装叛乱，第一次打败了国民党军队。但作为办公地点的选择，南昌周围的许多城市更有吸引力。</text:p>
      <text:p text:style-name="P4">
南昌200米以上（约60层）的建筑物数量与北京2022年的相同。但是，北京的人口是南昌的三倍还多，而且从经济产出来看是中国的第二大城市。相比之下，南昌的经济产出在全国排名<text:a xlink:type="simple" xlink:href="https://www.hengyang.gov.cn/xxgk/dtxx/tzgg/gsgg/20230320/i2954933.html" text:style-name="Internet_20_link" text:visited-style-name="Visited_20_Internet_20_Link">
 第36</text:a>
。商业地产公司仲量联行2021年发布的 <text:a xlink:type="simple" xlink:href="http://www.whytouch.com/pdf/g9cf812fb9eb6984c52574fe2c583ed2/index.php" text:style-name="Internet_20_link" text:visited-style-name="Visited_20_Internet_20_Link">
 白皮书</text:a>
称，南昌的办公楼空置率为40%。</text:p>
      <text:p text:style-name="P4">
</text:p>
      <text:p text:style-name="P4">
房地产曾经是中国经济增长的支柱，但该行业的持续低迷已给国家带来困扰。  Qilai Shen for The New York Times</text:p>
      <text:p text:style-name="P4">
在南昌土生土长的辛德瑞拉·方（音）现年28岁。她小时候，大多数公寓都是没有电梯的低层建筑，没有现在这种经过规划的住宅小区。她说，她小时候住的地方周围已经变成了一大片30层高的公寓楼。</text:p>
      <text:p text:style-name="P4">
在北京读完大学后，方女士2019年回到了南昌，希望找一份工作，也许买一套负担得起的房子。但回到南昌一个月后，她搬到了上海，因为在南昌能找到的唯一工作是市场营销，薪水只有她在北京时的三分之一。</text:p>
      <text:p text:style-name="P4">
广告</text:p>
      <text:p text:style-name="P4">
“南昌那边的就业环境一直不太好，”方女士说。</text:p>
      <text:p text:style-name="P4">
对于其他搬到南昌的外地人来说，吸引他们的是还算合理的房价和很好的公立学校，结果却遇到了开发商无法交房的问题。</text:p>
      <text:p text:style-name="P4">
安迪·曹（音）在上海生活和工作，女儿2019年出生后不久，她在离农村老家更近的南昌买了一套尚未完工的公寓。她曾打算在开发商原定2021年底交付后搬进去。</text:p>
      <text:p text:style-name="P4">
但开发商遇到了财务问题，公寓楼已在2021年7月停工。在继续支付了一年的房贷后，曹女士和其他房主于去年7月开始抵制还贷。</text:p>
      <text:p text:style-name="P4">
曹女士说，销售人员曾告诉她，她买的公寓位于南昌市一个条件不错的区，那里有很好的学校，但实际上，公寓所在小区按规划属于市郊一个比较落后的区。</text:p>
      <text:p text:style-name="P4">
</text:p>
      <text:p text:style-name="P4">
在南昌这样的城市，新建住房面积超出了仅靠人口增长所能维持的需求。  Qilai Shen for The New York Times</text:p>
      <text:p text:style-name="P4">
“但是口头上跟你承诺的就讲得很好，大家都被骗，”她说。“不然的话怎么可能一个郊区大家还那么多人买。”</text:p>
      <text:p text:style-name="P4">
她说，因为公寓仍未完工，她将继续抵制还房贷。她说，警察已找过她的父母，让他们叫曹女士不要公开站出来。银行现在正在起诉一些和她一起抵制还贷的邻居。</text:p>
      <text:p text:style-name="P4">
广告</text:p>
      <text:p text:style-name="P4">
“以卵击石简直就是，”曹女士说。“没想到会有这种事情发生在我们这种老百姓身上。”</text:p>
      <text:p text:style-name="P4">
南昌房地产经纪人邹胜吉（音）说，有关未完工公寓的负面消息让许多想要买房的人“会怕，会担心”。</text:p>
      <text:p text:style-name="P4">
每年5月初的劳动节假期曾是房屋销售的繁忙时段，邹先生说，他所在的销售团队在那期间只卖出了不到20套公寓。他们在两年前的同一时段卖出的公寓是这个数量的三倍。</text:p>
      <text:p text:style-name="P4">
许多说要来看房的潜在客户爽约了，他说。客户不愿买房，因为觉得此刻的房地产市场风险太大。</text:p>
      <text:p text:style-name="P4">
“现在观望的人比较多，”邹先生说。“  以后房子的话可能真的会不好卖。  ”</text:p>
      <text:p text:style-name="P4">
Source: <text:a xlink:type="simple" xlink:href="https://cn.nytimes.com/business/20230526/china-housing-crisis-nanchang/" text:style-name="Internet_20_link" text:visited-style-name="Visited_20_Internet_20_Link">
https://cn.nytimes.com/business/20230526/china-housing-crisis-nanchang/</text:a>
</text:p>
      <!--NEWS-->
      <text:h text:style-name="P10" text:outline-level="1">
<text:span text:style-name="T4">
英国呼吁取消香港国安法 港府强烈反驳</text:span>
</text:h>
      <text:p text:style-name="P4">
Author: None (Language: zh)</text:p>
      <text:p text:style-name="P4">
Publisher: None</text:p>
      <text:p text:style-name="P4">
Time: 2023-05-26T11:04:00Z</text:p>
      <text:p text:style-name="P4">
Description: 英国外相祁湛明(James Cleverly) 向国会提交新一份《香港半年报告书》，指北京仍然不遵守《中英联合声明》，呼吁北京和香港废除香港国安法。对此，香港政府强烈反驳，敦促英国停止干涉“纯属中国内政”的香港事务。</text:p>
      <text:p text:style-name="P4">
Videos: []</text:p>
      <text:p text:style-name="P4">
Images: []</text:p>
      <text:p text:style-name="P4">
Subject: 时政风云</text:p>
      <text:p text:style-name="P4">
Subjects: ['谷歌', '中国共产党', '戴安娜', '空气污染', '香港', '北京', '英国', '雨伞革命', '英国退欧', '香港政改']</text:p>
      <text:p text:style-name="P4">
Keywords: ['香港国安法', '香港半年报告书', '北京', '英国', '外相', '祁湛明', '黎智英', '香港']</text:p>
      <text:p text:style-name="P4">
ID: 65743070</text:p>
      <!--METADATA-->
      <text:p text:style-name="P4">
<text:a xlink:type="simple" xlink:href="https://www.dw.com/zh/overlay/image/article/65743070/63555695" text:style-name="Internet_20_link" text:visited-style-name="Visited_20_Internet_20_Link">
 </text:a>
</text:p>
      <text:p text:style-name="P4">
英国外相祁湛明(James Cleverly)</text:p>
      <text:p text:style-name="P4">
（德国之声中文网）英国外交部5月25日向国会提交有关2022年7月1日至12月31日《中英联合声明》在港执行情况的《香港半年报告书》，指北京仍然不遵守《中英联合声明》以及香港的公民和政治权利、高度自治权遭持续侵蚀，呼吁北京和香港废除香港国安法。报告指出，香港的法治受到侵蚀，包括将"曾经属于司法部门的权力"移交给香港的亲中领导人，港府5月10日修订的《法律执业者条例》要求不具本地全面执业资格的海外律师必须事先申请并获特首批准，才有资格参与国家安全相关案件，以及那些面临国安指控的人士无法在法庭上挑战政府决定等等。报告亦提到，英方密切关注港府的政制及司法制度修订，包括区议会的选举改革，大幅减少直选议席。</text:p>
      <text:p text:style-name="P4">
英国外相祁湛明(James Cleverly)在报告前言中写道，他在2月份的联合国听证会上谈到香港当局如何利用国安法来镇压反对派人士。其中许多人被关进监狱或被迫流亡。祁湛明呼吁北京落实联合国人权理事会去年7月在一份独立报告中提出的建议，包括取消北京2020年开始在香港实施的国安法。</text:p>
      <text:h text:style-name="P12" text:outline-level="3">
<text:span text:style-name="T4">
祁湛明向韩正提及黎智英案</text:span>
</text:h>
      <text:p text:style-name="P4">
祁湛明写道："我们与伙伴们一起，谴责对（香港）的公民和政治权利的不断侵蚀。"他特别提到了壹传媒创办人黎智英被香港政府起诉违反香港国安法的案子，指责香港行政当局"故意针对著名的民主人士、记者和政治家，试图让他们沉默以及丧失信誉"。祁湛明补充说："被关押的的有英国双重国籍的 <text:a xlink:type="simple" xlink:href="https://www.dw.com/zh/zh/黎智英案引发中英隔空互呛/a-64354777" text:style-name="Internet_20_link" text:visited-style-name="Visited_20_Internet_20_Link">
 黎智英</text:a>
就是这样一个人物。"现年75岁的黎智英创办了支持民主的《苹果日报》。该报在2021年被警方搜查并关闭。</text:p>
      <text:p text:style-name="P4">
祁湛明表示，他已于本月向中国副主席韩正提及了黎智英的案子。报告没有提到祁湛明是当面或是经其他途径与韩正接触的。五月初， <text:a xlink:type="simple" xlink:href="https://www.dw.com/zh/zh/韓正將出席英王加冕儀式-引爆哪些爭議/a-65523431" text:style-name="Internet_20_link" text:visited-style-name="Visited_20_Internet_20_Link">
韩正代表中国出席了英国国王查尔斯三世加冕大典 </text:a>
 。</text:p>
      <ul>
        <li>
</li>
      </ul>
      <h5>
香港告别《苹果日报》</h5>
      <text:h text:style-name="P12" text:outline-level="3">
<text:span text:style-name="T4">
创办人黎智英</text:span>
</text:h>
      <text:p text:style-name="P4">
《苹果日报》1995年由富商黎智英创办。少年时从广东偷渡至香港的黎智英曾公开支持89民运，并因此受到大陆官方的制裁。他于1990年创办壹传媒有限公司后，旗下出版《壹周刊》等报刊杂志，之后扩展到电视、网络等媒体，并于2003年创设台湾《苹果日报》。黎智英曾在电视广告中咬着苹果说「每日一苹果，没人骗到我！」</text:p>
      <ul>
        <li>
</li>
      </ul>
      <h5>
香港告别《苹果日报》</h5>
      <text:h text:style-name="P12" text:outline-level="3">
<text:span text:style-name="T4">
颠覆香港报界</text:span>
</text:h>
      <text:p text:style-name="P4">
为吸引读者，《苹果日报》采用彩色印刷、新潮排版及口语化大标题，内容上也包罗万有。该报创刊短短几个月内，便彻底颠覆了香港报业的游戏规则。不过该报为了销量不惜哗众取宠，因狗仔队文化丶卖弄色情暴力等，被指过分煽情和娱乐化，并不时陷入道德指责以及司法纠纷。但其调查性报导也得到读者的认可。香港中文大学2019年的传媒公信力调查显示，《苹果日报》在香港收费报纸中排名第三。</text:p>
      <ul>
        <li>
</li>
      </ul>
      <h5>
香港告别《苹果日报》</h5>
      <text:h text:style-name="P12" text:outline-level="3">
<text:span text:style-name="T4">
拒绝被“染红”</text:span>
</text:h>
      <text:p text:style-name="P4">
该报立场鲜明，有多个时事评论专栏批评中共高层和港府，并经常报导内地维权人士如刘晓波等状况，同时高调支持香港民主运动，多次在社会运动中表态，甚至呼吁读者上街。1997年香港主权移交後，《南华早报》丶《明报》等多家本地报章相继被中资入主丶收购，《苹果日报》被视为香港唯一未被「染红」的主流媒体。</text:p>
      <ul>
        <li>
</li>
      </ul>
      <h5>
香港告别《苹果日报》</h5>
      <text:h text:style-name="P12" text:outline-level="3">
<text:span text:style-name="T4">
国安法紧箍咒</text:span>
</text:h>
      <text:p text:style-name="P4">
从2014年的雨伞运动到2019年的返修例运动中，《苹果日报》可谓立场鲜明。2020年8月10日，该报创办人黎智英涉《香港国安法》被捕，《苹果日报》总部被警方搜查。次日该报头条标题为"苹果一定撑落去"，印量由两星期前的7万多份涨到55万份，市民们排长队购买。</text:p>
      <ul>
        <li>
</li>
      </ul>
      <h5>
香港告别《苹果日报》</h5>
      <text:h text:style-name="P12" text:outline-level="3">
<text:span text:style-name="T4">
台湾停刊</text:span>
</text:h>
      <text:p text:style-name="P4">
2021年5月15日，发行18年的《台湾苹果日报》宣布停刊。公告称，“《台湾苹果日报》在新闻战场并没有输”，而是“输在香港局势恶化，造成我们无法再长期支撑亏损”，因此“忍痛割捨纸本”，集中资源发展《苹果新闻网》。同一天，其母公司香港壹传媒创办人黎智英的财产被冻结，香港保安局的依据是“香港国安法”。</text:p>
      <ul>
        <li>
</li>
      </ul>
      <h5>
香港告别《苹果日报》</h5>
      <text:h text:style-name="P12" text:outline-level="3">
<text:span text:style-name="T4">
逮捕高层 冻结资产</text:span>
</text:h>
      <text:p text:style-name="P4">
2021年6月17日，警方以涉嫌违反国安法为由第二次搜查《苹果日报》，拘捕5名报社高管。该报被指刊文呼吁外国制裁香港及中国，涉嫌“串谋勾结外国势力危害国家安全”。当局还冻结《苹果日报》三家关联公司资产共1800万港元，造成报社无法继续运营。</text:p>
      <ul>
        <li>
</li>
      </ul>
      <h5>
香港告别《苹果日报》</h5>
      <text:h text:style-name="P12" text:outline-level="3">
<text:span text:style-name="T4">
民众排队购买最后一份报</text:span>
</text:h>
      <text:p text:style-name="P4">
6月23日，壹传媒宣布，《苹果日报》24日出版最后一期印刷版后，即日停刊，网络版也同时终止运作。最终版的头版标题是“港人雨中痛别，我哋撑苹果”，印刷了创纪录的100万份。香港街头再次出现市民排长队买《苹果》的景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港府强烈反驳英国的《香港半年报告书》</text:span>
</text:h>
      <text:p text:style-name="P4">
香港特区政府5月25日发表新闻公报，对英国的《香港半年报告书》表示强烈不满和坚决反对。公告写道：香港特别行政区（特区）政府今日（五月二十五日）强烈反驳英国发表的所谓「香港半年报告：二○二二年七月至十二月」（报告）中对「一国两制」成功实践下的香港的恶意诋毁和政治攻击，并表示强烈不满和坚决反对。香港特区是中华人民共和国不可分离的部分，特区政府再次强烈敦促英国遵从国际法和国际关系的基本准则，立即停止干涉纯属中国内政的香港事务。"</text:p>
      <text:p text:style-name="P4">
该公告称，特区政府发言人强调，经完善的选举制度为全面落实"爱国者治港"原则提供了法律保障，确保政权掌握在爱国者手中是世界通行的政治原则，没有一个国家或地区的人民会容许政权落入不爱国甚或出卖自己国家的人手中；国家安全属于中央事权，每个国家都有责任和权利维护其国家安全，而英国亦有大量国家安全法例。特区政府坚决反对英国通过所谓报告一再恶意诋毁《香港国安法》，肆意干预香港依法施政、破坏香港法治，并强烈不满他们对《香港国安法》实施让广大香港市民生活和经济活动回复正常、营商环境恢复的实况置若罔闻。</text:p>
      <text:p text:style-name="P4">
公告还提到，特区政府发言人重申，"香港居民享有受到《基本法》、《香港人权法案条例》及其他相关法律保障的权利和自由"，"然而，有关权利和自由并非绝对，行使有关权利时，会受法律和为达致合理目的而必须作出的规定所限制，例如保障国家安全或公共秩序。"</text:p>
      <text:p text:style-name="P4">
自北京实施港区国家安全法以来，伦敦和北京方面之间的关系一直很紧张。今年5月9日，英国商业及贸易部国务大臣庄敦文(DominicJohnson)访港，这是自2018年以及2020年《港区国安法》生效以来英国国务大臣首次来港。</text:p>
      <text:p text:style-name="P4">
（综合报道）</text:p>
      <text:p text:style-name="P4">
<text:span text:style-name="T5">
© 2023年 德国之声版权声明：本文所有内容受到著作权法保护，如无德国之声特别授权，不得擅自使用。任何不当行为都将导致追偿，并受到刑事追究。</text:span>
</text:p>
      <text:h text:style-name="P12" text:outline-level="3">
<text:span text:style-name="T4">
苹果日报最终章：香港敢言媒体的殒落</text:span>
</text:h>
      <text:p text:style-name="P4">
Source: <text:a xlink:type="simple" xlink:href="https://www.dw.com/zh/英国呼吁取消香港国安法-港府强烈反驳/a-65743070" text:style-name="Internet_20_link" text:visited-style-name="Visited_20_Internet_20_Link">
https://www.dw.com/zh/英国呼吁取消香港国安法-港府强烈反驳/a-65743070?maca=chi-rss-chi-all-1127-rdf</text:a>
</text:p>
      <!--NEWS-->
      <text:h text:style-name="P10" text:outline-level="1">
<text:span text:style-name="T4">
法官责令辩护律师退庭 　丁学福案被指“强推式庭审”</text:span>
</text:h>
      <text:p text:style-name="P4">
Author: None</text:p>
      <text:p text:style-name="P4">
Publisher: Radio Free Asia (Organization)</text:p>
      <text:p text:style-name="P4">
Published Time: 2023-05-26T11:06:00-04:00</text:p>
      <text:p text:style-name="P4">
Modified Time: 2023-05-26T13:0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243497in" draw:z-index="0">
<draw:image xlink:href="../Images/rfamandarin/2023-05-26T11-06-00-04-00/000000.png" xlink:type="simple" xlink:show="embed" xlink:actuate="onLoad" draw:mime-type="image/png"/>
</draw:frame>
 曾获得“全国劳模”“宁夏十大杰出青年”等称号的丁学福<text:a xlink:type="simple" xlink:href="https://www.rfa.org/mandarin/Xinwen/2-05262023105745.html/@@images/image" text:style-name="Internet_20_link" text:visited-style-name="Visited_20_Internet_20_Link">
 </text:a>
网络截图</text:p>
      <text:p text:style-name="P4">
中国宁夏的丁学福等15人“涉黑案”目前正在当地吴忠市中级法院一审审理中。其辩护律师方县桂25日发文，谴责审判长王静非法剥夺其辩护权，将其逐出法庭，并要求其拿出法律依据。维权律师刘卫国24日发视频称，目前一系列重大的案件在庭审的过程中出现了“强推式庭审”的态势。</text:p>
      <text:p text:style-name="P4">
据中国人权律师团25日推文称，北京必奕律师事务所律师方县桂当天发文，严厉谴责王静法官非法剥夺其辩护权，并要求其回应：包括因举手发言、申请法官回避而被逐出法庭、和以“未经许可不得发言为由”警告、训诫、责令退出法庭的法律依据。方县桂还称，法官滥用职权、粗暴指挥庭审，已导致法警粗暴对待律师和家属。他还提出三点声明，包括其被责令退出法庭，他没有责任，不可能具结悔过等。</text:p>
      <text:p text:style-name="P4">
另据网易号“高倍镜”发文指出，丁学福等“涉黑案”的一号被告人丁学福为吴忠市利通区板桥乡梁湾村原党支部书记、村委会主任，曾获得“全国劳模”“宁夏十大杰出青年”等称号。在该案侦查阶段，公安机关曾先后四次公开征集“违法犯罪线索”，犯罪嫌疑人被抓捕近三年后才开庭审理。期间，三名嫌疑人的家属又因喊冤陈情被抓。一位资深法律人士称，该案属于典型的先定罪后找证据。还有相关人士反映，办案人员在办理案件过程中，存在株连亲属、非法取证、非法限制律师会见当事人等情况。</text:p>
      <text:p text:style-name="P4">
另据维权网信息中心报道，维权律师刘卫国24日发视频称，目前一系列重大的案件在庭审过程中出现了“强推式庭审”，即法官不在乎程序上的任何规定，唯一目标就是尽快把庭审程序走完。这就意味着《刑事诉讼法》及司法解释中对被告人和辩护人权利保障的规定在法庭上全都失效。</text:p>
      <text:p text:style-name="P4">
刘卫国律师还称，宁夏吴忠中级法院审理丁学福案件的法官就是采用这种“强推式”审判方式，法官针对律师提出的管辖权异议、回避等均置之不理。审判长王静更是对被告人强硬打断，居高临下，一再训斥被告人丁学福：“搞清楚你的身份！注意你的身份！”“你算是干什么的、你是来接受审判的！”使得庭审一度陷入混乱。</text:p>
      <text:p text:style-name="P4">
责编：凯迪</text:p>
      <text:p text:style-name="P4">
Source: <text:a xlink:type="simple" xlink:href="https://www.rfa.org/mandarin/Xinwen/2-05262023105745.html" text:style-name="Internet_20_link" text:visited-style-name="Visited_20_Internet_20_Link">
https://www.rfa.org/mandarin/Xinwen/2-05262023105745.html</text:a>
</text:p>
      <!--NEWS-->
      <text:h text:style-name="P10" text:outline-level="1">
<text:span text:style-name="T4">
台湾行政院： "大陆地区人民亦为中华民国人民"即日停用</text:span>
</text:h>
      <text:p text:style-name="P4">
Author: None</text:p>
      <text:p text:style-name="P4">
Publisher: Radio Free Asia (Organization)</text:p>
      <text:p text:style-name="P4">
Published Time: 2023-05-26T11:16:00-04:00</text:p>
      <text:p text:style-name="P4">
Modified Time: 2023-05-26T12:38:22-04:00</text:p>
      <text:p text:style-name="P4">
Description: None</text:p>
      <text:p text:style-name="P4">
Videos: []</text:p>
      <text:p text:style-name="P4">
Audios: ["<text:a xlink:type="simple" xlink:href="https://www.rfa.org/mandarin/yataibaodao/gangtai/hcm-052620231102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51641in" draw:z-index="0">
<draw:image xlink:href="../Images/rfamandarin/2023-05-26T11-16-00-04-00/000000.png" xlink:type="simple" xlink:show="embed" xlink:actuate="onLoad" draw:mime-type="image/png"/>
</draw:frame>
民进党立委郑运鹏(右)针对中国大陆籍男子"国赔案"判决指"大陆人民也是中华民国人民"，对台湾的法务部次长陈明堂(左)提出质询。 <text:a xlink:type="simple" xlink:href="https://www.rfa.org/mandarin/yataibaodao/gangtai/hcm-05262023110227.html/@@images/image" text:style-name="Internet_20_link" text:visited-style-name="Visited_20_Internet_20_Link">
</text:a>
截图自台湾立法院播放系统  <text:a xlink:type="simple" xlink:href="https://www.rfa.org/mandarin/yataibaodao/gangtai/hcm-05262023110227.html/@@stream" text:style-name="Internet_20_link" text:visited-style-name="Visited_20_Internet_20_Link">
Audio-1-Link：https://www.rfa.org/mandarin/yataibaodao/gangtai/hcm-05262023110227.html/@@stream</text:a>
</text:p>
      <text:p text:style-name="P4">
台湾的行政院日前通令政府各部门，有关"大陆地区人民亦为中华民国人民"的有关条文已经过时，即日起停用。据悉，一名中国大陆男子五年前在台湾旅游时不幸遇难，高雄法院曾援引上述条文作出赔偿裁决，而台湾行政院的最新表态引起舆论热议。</text:p>
      <text:p text:style-name="P4">
<text:a xlink:type="simple" xlink:href="https://www.rfa.org/mandarin/Xinwen/10-05252023162022.html" text:style-name="Internet_20_link" text:visited-style-name="Visited_20_Internet_20_Link">
 <text:span text:style-name="T4">
台湾行政院令：大陆人不具中华民国国籍</text:span>
 </text:a>
  * <text:span text:style-name="T4">
<text:a xlink:type="simple" xlink:href="https://www.rfa.org/mandarin/yataibaodao/gangtai/hx-03282023091540.html" text:style-name="Internet_20_link" text:visited-style-name="Visited_20_Internet_20_Link">
 马英九谒中山陵数度提"民国" 大陆民众热议 </text:a>
 </text:span>
</text:p>
      <text:p text:style-name="P4">
钱姓男子2018年8月在台骑自行车环岛，行经高雄路竹区因碰触路灯漏电遭电击身亡，死者家属来台提出“国家赔偿”请求。据报导，高雄市养工处在一审时认为，死者是大陆地区人民，不适用台湾的《国家赔偿法》。但高雄地方法院认定，高雄市养工处有疏失责任，同时“大陆地区人民也是中华民国人民”，判养工处败诉。该案二审也维持一审原判。</text:p>
      <text:p text:style-name="P4">
近日，民进党立委郑运鹏在立法院质询时指出，他不反对以人权为由赔偿，但该判决理由是根据30年前法务部的函释，这显然不符合现行法律和国民情感，要求法务部废除该函释。</text:p>
      <text:p text:style-name="P4">
法务部次长陈明堂表示：“后来《国籍法》针对中华民国人民的定义有修改，所以约在民国90几年(2010年)后，该函释已不直接适用了。”</text:p>
      <text:p text:style-name="P4">
民进党立委郑运鹏：“有些法院故意的，再被转手拿去做认知作战的中央厨房，法务部何必担30年前那个年代的结果，应废除该函释。不是因该函释而赔偿，是本来就应赔偿，不分他是中港澳人士。”</text:p>
      <text:p text:style-name="P4">
<text:span text:style-name="T4">
台湾政院通令 中国大陆人民非属中华民国国民</text:span>
</text:p>
      <text:p text:style-name="P4">
在郑运鹏提出质询后，25日收到台湾的行政院以院台法长字第1121023848号通令各部会：依《国籍法》之定义，中国大陆人民不具中华民国国籍、非属中华民国国民，自不享有或负担中华民国国民之权利义务，凡旧函释与此抵触者，应自即日起停止适用或不再援用。</text:p>
      <text:p text:style-name="P4">
“以后，法官再有类似的引用及判决就是法官个人意识形态问题，就是错误的判决，要接受国人的批判。接下来就是司法院，自己要去教育训练统一解释了。”郑运鹏在脸书提出他的看法。</text:p>
      <text:p text:style-name="P4">
台湾的行政院通令各部会，依《国籍法》之定义，中国大陆人民非属中华民国国民，自不享有或负担中华民国国民之权利义务。凡旧函释与此牴触者，应自即日起停止适用或不再援用。(截图自郑运鹏脸书)<text:a xlink:type="simple" xlink:href="https://www.rfa.org/mandarin/yataibaodao/gangtai/hcm-05262023110227.html/57164e8c.jpg" text:style-name="Internet_20_link" text:visited-style-name="Visited_20_Internet_20_Link">
 </text:a>
</text:p>
      <text:p text:style-name="P4">
<text:span text:style-name="T4">
黄帝颖：陆人国赔案是违宪判决</text:span>
</text:p>
      <text:p text:style-name="P4">
律师黄帝颖曾多次针对此判决发表相关文章。他接受本台访问时表示，法官自行解读再引行政函释，本来就不符合民主法治国家司法人员的判断。法官明知其为中华人民共和国的国民，却径自“把中华人民共和国的国民解读为中华民国国民”。</text:p>
      <text:p text:style-name="P4">
“这样的判决荒谬，跟社会落差、跟国际的正常判断落差甚钜。”黄帝颖进一步指出，“法院的判决本来就不受行政函释拘束，所以这个国赔案其实本质上是违宪的判决。”</text:p>
      <text:p text:style-name="P4">
<text:span text:style-name="T4">
曲兆祥：判决牵动"一中"有关中华民国是否存在</text:span>
</text:p>
      <text:p text:style-name="P4">
台湾师范大学荣退教授曲兆祥对本台表示，该案的关键在于法院与行政部门的见解不一致，但行政部门的见解并非最后的见解，也不是法律上最权威的见解，最后还是得要进到最高法院：“我估计，这个案子到最后的认定要进入司法院的大法官会议”。</text:p>
      <text:p text:style-name="P4">
他解释，台湾的总统蔡英文虽然表示“两岸互不隶属”，但并未明确定义是行政权或法理上的主权，所以仍有模糊空间。 若大法官会议解释案例，就完全没有办法回避。</text:p>
      <text:p text:style-name="P4">
“这等于是潘朵拉的盒子，有人就把它打开了，那只妖怪已经跑出来了。”曲兆祥认为此判决影响深远，将牵动“一个中国”的中华民国是否还存在的问题，如果大法官解释还是与行政机关相同，“那这等于是法理台独”。</text:p>
      <text:p text:style-name="P4">
<text:span text:style-name="T4">
大法官"328号解释" 领土为重大政治问题 不由司法释宪机关解释</text:span>
</text:p>
      <text:p text:style-name="P4">
黄帝颖指出，大法官“328号解释”已经解释过，领土是政治问题，不是司法所能解释：“所以地院的法官其实凌驾了大法官，把中华人民共和国国民全部变成我国国民。”</text:p>
      <text:p text:style-name="P4">
根据“328号解释”，宪法第四条对“中华民国领土”不采列举方式，而为“依其固有之疆域”之概括规定，并设领土变更之程序，以为限制，有其政治上及历史上之理由。其所称固有疆域范围之界定为重大之政治问题，不应由行使司法权之释宪机关予以解释。</text:p>
      <text:p text:style-name="P4">
黄帝颖提醒，此判决不该被放在所谓影响两岸关系的脉络解读。他反问，把中华人民共和国国民解读为“我国”国民，那全中国十四亿人都是中华民国国民。现在台湾正在普发六千元现金，难道这些所谓的“中华民国十四亿人”都能来领？</text:p>
      <text:p text:style-name="P4">
记者：黄春梅 责编：许书婷、何平 网编：洪伟</text:p>
      <text:p text:style-name="P4">
Source: <text:a xlink:type="simple" xlink:href="https://www.rfa.org/mandarin/yataibaodao/gangtai/hcm-05262023110227.html" text:style-name="Internet_20_link" text:visited-style-name="Visited_20_Internet_20_Link">
https://www.rfa.org/mandarin/yataibaodao/gangtai/hcm-05262023110227.html</text:a>
</text:p>
      <!--NEWS-->
      <text:h text:style-name="P10" text:outline-level="1">
<text:span text:style-name="T4">
中国再传AI换脸诈骗案　九秒钟被讹245万</text:span>
</text:h>
      <text:p text:style-name="P4">
Author: None</text:p>
      <text:p text:style-name="P4">
Publisher: Radio Free Asia (Organization)</text:p>
      <text:p text:style-name="P4">
Published Time: 2023-05-26T11:20:00-04:00</text:p>
      <text:p text:style-name="P4">
Modified Time: 2023-05-26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88615in" draw:z-index="0">
<draw:image xlink:href="../Images/rfamandarin/2023-05-26T11-20-00-04-00/000000.png" xlink:type="simple" xlink:show="embed" xlink:actuate="onLoad" draw:mime-type="image/png"/>
</draw:frame>
图为利用人工智能产生的人脸图像，可以在特定位置看出破绽。 <text:a xlink:type="simple" xlink:href="https://www.rfa.org/mandarin/Xinwen/4-05262023111024.html/@@images/image" text:style-name="Internet_20_link" text:visited-style-name="Visited_20_Internet_20_Link">
</text:a>
美联社资料图片</text:p>
      <text:p text:style-name="P4">
近期，中国接连发生使用人工智能（AI）换脸和拟声技术进行诈骗的案件。继内蒙古日前发生一起10分钟被骗走430万元的AI换脸诈骗案后，安徽省上月发生的一起类似案件也被曝光，歹徒仅费时9秒钟，就骗得人民币245万元。</text:p>
      <text:p text:style-name="P4">
据中国媒体“大皖新闻”25日报道，安庆经济开发区4月份发生一起“冒充熟人”诈骗案。当地反诈中心民警调查发现，诈骗分子用一段9秒钟的AI换脸视频，佯装“熟人”，让受害人放松警惕从而实施诈骗。</text:p>
      <text:p text:style-name="P4">
报道说，何先生的微信“好友”4月27日突然邀其视频通话。电话接通后，何先生看到“好友”正在一间会议室内，就在他准备进一步询问时，“好友”直接挂断了电话，并表示在会议中有重要事情交代，需要何先生添加QQ沟通。</text:p>
      <text:p text:style-name="P4">
随后，“好友”在QQ上告诉何先生，目前有项目招标需要周转资金，希望何先生先帮忙垫付。何先生基于对“好友”的信任，立刻让家人将245万元到对方指定的账号上，直到事后拨打对方电话确认，才得知被骗。</text:p>
      <text:p text:style-name="P4">
警方接获报案后， 28日下午逮捕李嫌等3人，扣押涉案手机26部，不过只追回电诈资金100余万元。</text:p>
      <text:p text:style-name="P4">
日前，“AI诈骗正在全国爆发”话题一度冲上中国热搜榜第一。网上还出现了AI换脸冒充明星带货，甚至有教程教人如何换脸。</text:p>
      <text:p text:style-name="P4">
责编：凯迪</text:p>
      <text:p text:style-name="P4">
Source: <text:a xlink:type="simple" xlink:href="https://www.rfa.org/mandarin/Xinwen/4-05262023111024.html" text:style-name="Internet_20_link" text:visited-style-name="Visited_20_Internet_20_Link">
https://www.rfa.org/mandarin/Xinwen/4-05262023111024.html</text:a>
</text:p>
      <!--NEWS-->
      <text:h text:style-name="P10" text:outline-level="1">
<text:span text:style-name="T4">
六四34周年　天安门母亲： 中共应担负全责说出真相</text:span>
</text:h>
      <text:p text:style-name="P4">
Author: None</text:p>
      <text:p text:style-name="P4">
Publisher: Radio Free Asia (Organization)</text:p>
      <text:p text:style-name="P4">
Published Time: 2023-05-26T11:32:00-04:00</text:p>
      <text:p text:style-name="P4">
Modified Time: 2023-05-26T12:34:11-04:00</text:p>
      <text:p text:style-name="P4">
Description: None</text:p>
      <text:p text:style-name="P4">
Videos: []</text:p>
      <text:p text:style-name="P4">
Audios: ["<text:a xlink:type="simple" xlink:href="https://www.rfa.org/mandarin/yataibaodao/renquanfazhi/gf-052620231119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88615in" draw:z-index="0">
<draw:image xlink:href="../Images/rfamandarin/2023-05-26T11-32-00-04-00/000000.png" xlink:type="simple" xlink:show="embed" xlink:actuate="onLoad" draw:mime-type="image/png"/>
</draw:frame>
每年六月四日，"天安门母亲"成员都会到北京万安公墓集体祭奠。 尤维洁独家提供，拍摄日期不详  <text:a xlink:type="simple" xlink:href="https://www.rfa.org/mandarin/yataibaodao/renquanfazhi/gf-05262023111912.html/@@stream" text:style-name="Internet_20_link" text:visited-style-name="Visited_20_Internet_20_Link">
Audio-1-Link：https://www.rfa.org/mandarin/yataibaodao/renquanfazhi/gf-05262023111912.html/@@stream</text:a>
</text:p>
      <text:p text:style-name="P4">
六四事件遇难者家属组织"天安门母亲"一直坚持"真相、赔偿、问责"三大诉求。三十多年过去，"六四"在中国仍旧被视为禁忌。当局的严厉管控手段让先后离世的难属留下遗憾。部分仍然在世的难属认为，即使人事全非，中共对这场历史悲剧，仍然责无旁贷。</text:p>
      <text:p text:style-name="P4">
<text:a xlink:type="simple" xlink:href="https://www.rfa.org/mandarin/yataibaodao/zhengzhi/hcm2-05252023100556.html" text:style-name="Internet_20_link" text:visited-style-name="Visited_20_Internet_20_Link">
 <text:span text:style-name="T4">
"六四"34周年 纪念馆凝聚两代人民主抗争精神</text:span>
 </text:a>
  * <text:span text:style-name="T4">
<text:a xlink:type="simple" xlink:href="https://www.rfa.org/mandarin/yataibaodao/meiti/hx1-05232023092839.html" text:style-name="Internet_20_link" text:visited-style-name="Visited_20_Internet_20_Link">
 六四前夕维稳 中国多地警方要求调查青少年手机 </text:a>
 </text:span>
</text:p>
      <text:p text:style-name="P4">
1989年6月4日，张景利的丈夫刘永良独自前往北京天安门，结果遭到枪杀，去世时只有26岁，遗下了妻子和当时1岁半的儿子。</text:p>
      <text:p text:style-name="P4">
34年过去，张景利作为难属代表在“天安门母亲”脸书专页发言。她说，“在这漫长的30余年中，生活上的困难我都可以忍受承担，心中的苦却没有地方申诉，精神上的痛苦一直伴随着我。”她并质疑，“有什么事情一定要出动全副武装的军人、坦克真枪实弹，在北京街头，在天安门广场，向手无寸铁的学生和市民开枪才能解决吗？”</text:p>
      <text:p text:style-name="P4">
尤维洁：“失去丈夫她很痛苦。如果没有家人对她的帮助的话，她根本就没办法能够生活下去。就好像我，当年我失去丈夫，面对我的孩子，我也得勇敢地活下去。随着他们年纪大了，他们有机会站出来说话的时间没有那么多了。”</text:p>
      <text:p text:style-name="P4">
<text:span text:style-name="T4">
过去一年再有七名难属去世</text:span>
</text:p>
      <text:p text:style-name="P4">
“天安门母亲”发言人尤维洁接受本台专访时透露，过去一年再有七名难属去世，多年来累计已有超过七十名难属离世。她说，虽然当局企图抹去人们心中这一残酷事实的记忆，但难属的诉求不变，就是“真相、赔偿、问责”。</text:p>
      <text:p text:style-name="P4">
尤维洁：“应该说，我们非常诚恳想跟政府对话。就当年的惨案，政府一直回避自己的责任。遗憾的是，在他们活着的时候，没有看到六四惨案有出自于政府对各个家庭的交待。一位已经去世的家属自己就说，我们一定要坚持下去。这件事情不能够放弃。”</text:p>
      <text:p text:style-name="P4">
习近平掌权的10年被普遍认为是给中国带来巨变的10年，无论政治还是言论自由都在走回头路，但尤维洁认为，平反六四现政权责无旁贷。</text:p>
      <text:p text:style-name="P4">
尤维洁：“虽然现任政府他们自己可以认为，我跟当年下令开枪没有关系，但是我要说的是，执政党就是共产党，现在的政府就应该担负起全部责任来，要对人民说出当年所有的事情。”</text:p>
      <text:p text:style-name="P4">
今年六月四日当天，尤维洁将和其他难属到北京市郊的万安公墓集体祭奠。</text:p>
      <text:p text:style-name="P4">
天安门母亲在公安监督下到北京万安公墓拜祭，墓碑上的袁立当时是中国电子工业部即将出国进修自动化研究所人员，2019年6月4日。（天安门母亲提供）</text:p>
      <text:p text:style-name="P4">
尤维洁：“去年在疫情期间，政府有关部门并没有在万安公墓祭奠这个事情上为难我们。我们每年都去了。我想，今年也不会为难我们。”</text:p>
      <text:p text:style-name="P4">
在港版国安法的压力下，香港支联会的维园六四烛光晚会成为历史。尤维洁说，香港是中国的一部分。港人透过烛光晚会谴责当年的流血事件是公民应有的权利，她也感谢港人的坚持与执着。</text:p>
      <text:p text:style-name="P4">
记者：高锋 责编：许书婷、嘉远 网编：洪伟</text:p>
      <text:p text:style-name="P4">
Source: <text:a xlink:type="simple" xlink:href="https://www.rfa.org/mandarin/yataibaodao/renquanfazhi/gf-05262023111912.html" text:style-name="Internet_20_link" text:visited-style-name="Visited_20_Internet_20_Link">
https://www.rfa.org/mandarin/yataibaodao/renquanfazhi/gf-05262023111912.html</text:a>
</text:p>
      <!--NEWS-->
      <text:h text:style-name="P10" text:outline-level="1">
<text:span text:style-name="T4">
中国高铁技术首次输出　印尼雅万铁路预计下月通车</text:span>
</text:h>
      <text:p text:style-name="P4">
Author: None</text:p>
      <text:p text:style-name="P4">
Publisher: Radio Free Asia (Organization)</text:p>
      <text:p text:style-name="P4">
Published Time: 2023-05-26T11:54:00-04:00</text:p>
      <text:p text:style-name="P4">
Modified Time: 2023-05-26T12:37:28-04:00</text:p>
      <text:p text:style-name="P4">
Description: None</text:p>
      <text:p text:style-name="P4">
Videos: []</text:p>
      <text:p text:style-name="P4">
Audios: ["<text:a xlink:type="simple" xlink:href="https://www.rfa.org/mandarin/yataibaodao/junshiwaijiao/hx1-052620231141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4.612011in" draw:z-index="0">
<draw:image xlink:href="../Images/rfamandarin/2023-05-26T11-54-00-04-00/000000.png" xlink:type="simple" xlink:show="embed" xlink:actuate="onLoad" draw:mime-type="image/png"/>
</draw:frame>
5月17日，技术人员在印尼万隆Tegalluar车站装配区的高速列车上工作。 <text:a xlink:type="simple" xlink:href="https://www.rfa.org/mandarin/yataibaodao/junshiwaijiao/hx1-05262023114150.html/@@images/image" text:style-name="Internet_20_link" text:visited-style-name="Visited_20_Internet_20_Link">
</text:a>
法新社  <text:a xlink:type="simple" xlink:href="https://www.rfa.org/mandarin/yataibaodao/junshiwaijiao/hx1-05262023114150.html/@@stream" text:style-name="Internet_20_link" text:visited-style-name="Visited_20_Internet_20_Link">
Audio-1-Link：https://www.rfa.org/mandarin/yataibaodao/junshiwaijiao/hx1-05262023114150.html/@@stream</text:a>
</text:p>
      <text:p text:style-name="P4">
中国第一个高铁技术输出项目 – 印尼雅万铁路预计六月通车，这一被视为"一带一路"指标工程的运营情况引发外界关注。</text:p>
      <text:p text:style-name="P4">
<text:a xlink:type="simple" xlink:href="https://www.rfa.org/mandarin/yataibaodao/huanjing/fy2-12192022130225.html" text:style-name="Internet_20_link" text:visited-style-name="Visited_20_Internet_20_Link">
 <text:span text:style-name="T4">
印尼雅万高铁试运营翻车事故致二死五重伤</text:span>
 </text:a>
  * <text:span text:style-name="T4">
<text:a xlink:type="simple" xlink:href="https://www.rfa.org/mandarin/yataibaodao/jingmao/fy-12122022130743.html" text:style-name="Internet_20_link" text:visited-style-name="Visited_20_Internet_20_Link">
 中国援建印尼雅万高铁一波三折 双方出现超支分歧 </text:a>
 </text:span>
</text:p>
      <text:p text:style-name="P4">
澎湃新闻24日引述中国铁路国际公司方面的消息披露，中国援建的雅万高铁将在印度尼西亚时间5月22日下午4点（北京时间下午5点）起开始联调联试，以确保动车组列车安全平稳运行，预计6月通车。</text:p>
      <text:p text:style-name="P4">
据报道，雅万高铁连接印尼首都雅加达至旅游胜地万隆，全长142.3公里，列车最高运营时速将达到350公里，是中国高铁首次向海外输出技术和标准。未来雅加达到万隆的旅行时间将由现在的3个多小时，缩短至40分钟。</text:p>
      <text:p text:style-name="P4">
台湾中央社报导，中国2015年取得该项目投标，中铁等国营企业与印尼国营企业合组印尼中国高铁公司，中资占4成。该项目本预计2019年完工，但因土地征收、新冠疫情等原因导致工程延宕。</text:p>
      <text:p text:style-name="P4">
澎拜新闻报导，雅万高铁2018年6月9日开工，由中国和印尼两国元首推动。项目对推动共建“一带一路”高质量发展和印尼“全球海洋支点”战略的实施具有重要意义。</text:p>
      <text:p text:style-name="P4">
 2022年10月13日，火车驶过印尼雅加达-万隆高铁站施工现场的高铁。（美联社）  <text:a xlink:type="simple" xlink:href="https://www.rfa.org/mandarin/yataibaodao/junshiwaijiao/hx1-05262023114150.html/2.jpg" text:style-name="Internet_20_link" text:visited-style-name="Visited_20_Internet_20_Link">
 </text:a>
</text:p>
      <text:p text:style-name="P4">
<text:span text:style-name="T4">
台学者：援建透支债务中国愿承担？</text:span>
</text:p>
      <text:p text:style-name="P4">
不过，台湾的国防安全研究院副研究员侍建宇接受自由亚洲电台采访说：“它毕竟透支了十几亿美元，要怎么处理？中国愿不愿意全部负担？原来五十几亿美元，大部份从中国开发银行贷款，也要营利才能还。”</text:p>
      <text:p text:style-name="P4">
侍建宇说，安全性多高还是问号，雅万铁路在中国“一带一路”海上丝绸之路蓝图具象征意义，而万隆也曾是周恩来出席会议之地。</text:p>
      <text:p text:style-name="P4">
侍建宇：“印尼过去反华声浪高，这条铁路会否改变印尼对中国原来的刻板印象？这对中国是指标、旗舰型的工程，会否创造中印尼双赢有很大问号。中国可能要吃亏，包括透支和最初营运阶段是否获利的风险，可能中国要全部吞下去。”</text:p>
      <text:p text:style-name="P4">
台湾政治大学外交学系副教授陈秉逵接受自由亚洲电台采访分析：“这案子当初有很多争议存在，工程也有些延宕。印尼当然希望顺利通车运作，对印尼是很有指标性的经济发展成就。没看到其它中国高铁输出的计划。”</text:p>
      <text:p text:style-name="P4">
2022年10月13日，在印尼万隆的Tegalluar火车站，印尼总统佐科维多多站在高速列车旁。（路透社）  <text:a xlink:type="simple" xlink:href="https://www.rfa.org/mandarin/yataibaodao/junshiwaijiao/hx1-05262023114150.html/3.jpg" text:style-name="Internet_20_link" text:visited-style-name="Visited_20_Internet_20_Link">
</text:a>
</text:p>
      <text:p text:style-name="P4">
<text:span text:style-name="T4">
雅万高铁为中国高铁技术、标准输出的试金石</text:span>
</text:p>
      <text:p text:style-name="P4">
陈秉逵提及：“有一些批评觉得，这是中国竞争的胜利。很多人会把它视为地缘竞争的胜利，但是从印尼角度来看，印尼可能不觉得这是地缘竞争的指标。印尼的需求是要建一座高铁，自己没办法建设，必须请外国帮忙建设。”</text:p>
      <text:p text:style-name="P4">
陈秉逵说，这几年中国高铁在国内有长足进步，外界都在看雅万高铁建设得如何，如果中国输出高铁成功，其他国家对中国高铁技术会更有信心。</text:p>
      <text:p text:style-name="P4">
陈秉逵还表示，对很多国家而言，用地缘政治去束缚政策选择没有好处，如果因为地缘政治非得只能跟某一个国家做生意、价格又较高，除非你愿意为了地缘政治付出这样的金钱，很多国家尤其东南亚国家不愿意这样做。这些国家主要考量有没有办法完成这项目，要花多少钱，而不是这国家跟中国好或不好。</text:p>
      <text:p text:style-name="P4">
侍建宇提到，日本对雅万铁路本来抱有很大兴趣，最终没有得标感到失望，中国以自己负担所有风险才能抢下这项目。</text:p>
      <text:p text:style-name="P4">
侍建宇说：“‘一带一路’政策经营十年后，中国经济大不如以往，中国是否还愿意再向外国输血式地补贴这些项目？从这个角度看，中国一定是输的。债务外交要不回，对中国是很实际的经济损失，只是中国增加一些影响力。”</text:p>
      <text:p text:style-name="P4">
侍建宇指出，印尼领土狭长很需要高铁，雅万高铁本来规划雅加达到泗水七百多公里，目前至万隆仅一百多公里，属试验性。未来万隆到泗水是否会交给中国、日本或德国，各自部分建设还是合作等问题都值得观察，而在土耳其就有多国援建高铁的例子。</text:p>
      <text:p text:style-name="P4">
侍建宇说，中国若取得所有项目，负担风险很大，影响力也会增加。如果中国没有参与续建，雅万高铁就不会被视为那么成功。</text:p>
      <text:p text:style-name="P4">
记者：夏小华 责编：许书婷、何平 网编：洪伟</text:p>
      <text:p text:style-name="P4">
Source: <text:a xlink:type="simple" xlink:href="https://www.rfa.org/mandarin/yataibaodao/junshiwaijiao/hx1-05262023114150.html" text:style-name="Internet_20_link" text:visited-style-name="Visited_20_Internet_20_Link">
https://www.rfa.org/mandarin/yataibaodao/junshiwaijiao/hx1-05262023114150.html</text:a>
</text:p>
      <!--NEWS-->
      <text:h text:style-name="P10" text:outline-level="1">
<text:span text:style-name="T4">
中国警方对待网络诈骗和网上评论态度迥然</text:span>
</text:h>
      <text:p text:style-name="P4">
Author: None</text:p>
      <text:p text:style-name="P4">
Publisher: Radio Free Asia (Organization)</text:p>
      <text:p text:style-name="P4">
Published Time: 2023-05-26T12:02:00-04:00</text:p>
      <text:p text:style-name="P4">
Modified Time: 2023-05-26T12:36:19-04:00</text:p>
      <text:p text:style-name="P4">
Description: None</text:p>
      <text:p text:style-name="P4">
Videos: []</text:p>
      <text:p text:style-name="P4">
Audios: ["<text:a xlink:type="simple" xlink:href="https://www.rfa.org/mandarin/yataibaodao/meiti/ec-05262023094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4.880021in" draw:z-index="0">
<draw:image xlink:href="../Images/rfamandarin/2023-05-26T12-02-00-04-00/000000.png" xlink:type="simple" xlink:show="embed" xlink:actuate="onLoad" draw:mime-type="image/png"/>
</draw:frame>
北京市公安局官方微博"平安北京"发布的一则防范电信诈骗视频 <text:a xlink:type="simple" xlink:href="https://www.rfa.org/mandarin/yataibaodao/meiti/ec-05262023094051.html/@@images/image" text:style-name="Internet_20_link" text:visited-style-name="Visited_20_Internet_20_Link">
</text:a>
微博截图  <text:a xlink:type="simple" xlink:href="https://www.rfa.org/mandarin/yataibaodao/meiti/ec-05262023094051.html/@@stream" text:style-name="Internet_20_link" text:visited-style-name="Visited_20_Internet_20_Link">
Audio-1-Link：https://www.rfa.org/mandarin/yataibaodao/meiti/ec-05262023094051.html/@@stream</text:a>
</text:p>
      <text:p text:style-name="P4">
中国警方一直强调打击网络诈骗行为，然而，在对待网上评论和网上诈骗的态度上还是有所不同。那么，不同之处在哪儿呢？</text:p>
      <text:p text:style-name="P4">
<text:a xlink:type="simple" xlink:href="https://www.rfa.org/mandarin/Xinwen/4-02242023095815.html" text:style-name="Internet_20_link" text:visited-style-name="Visited_20_Internet_20_Link">
 <text:span text:style-name="T4">
银行卡每天交易限额五千元？回应：为防电信网络诈骗</text:span>
 </text:a>
  * <text:span text:style-name="T4">
<text:a xlink:type="simple" xlink:href="https://www.rfa.org/mandarin/Xinwen/1-05042023104610.html" text:style-name="Internet_20_link" text:visited-style-name="Visited_20_Internet_20_Link">
 贼喊捉贼？ 秦刚促缅方严厉打击网络诈骗犯罪 </text:a>
 </text:span>
</text:p>
      <text:p text:style-name="P4">
中国多地公安部门本周四（5月25日）均在官方微博发布防诈骗提醒，表示近日多名网民收到“强制枪毙”的诈骗短讯，内容指收讯人涉及信贷诈骗，但缺席出庭，已被“天网”定位，已通知当地执法部门和司法人员，携带枪支带队上门执行强制枪毙，如果能在收讯息当天在网上结清欠款，可撤销执行等内容。大批网民和博主有发文和视频，讨论中国诈骗问题的严重情况。</text:p>
      <text:p text:style-name="P4">
<text:span text:style-name="T4">
中国诈骗讯息五花八门 民众曾收冒充公安要求笔录讯息</text:span>
</text:p>
      <text:p text:style-name="P4">
关注事件的中国网民梁广对本台表示，疫情后与诈骗相关的讯息比以前多，而且种类五花八门，他也收到冒充公安部门的诈骗讯息。</text:p>
      <text:p text:style-name="P4">
梁广："有的是商贸合作啊，有些是什么冒充是银行的，也有冒充公安部门的，说自己是刑警大队要叫你做笔录，把你先吓得晕头转向，各种形式都有，甚至有的是非常清晰，你住在哪里、有多少存款，很多人受这些蛊惑去上钩。我想知道流出这些信息的单位是什么？"</text:p>
      <text:p text:style-name="P4">
<text:span text:style-name="T4">
"平安北京"发"无语死了"提防讯息 网民质疑公安对打击诈骗集团的态度</text:span>
</text:p>
      <text:p text:style-name="P4">
"枪决通知"的关键词，在北京公安官方微博"平安北京"发布同一则提醒时，再度引起网民热烈讨论，因为发文同时加有"真的无语死了！"的形容，使"平安北京无语死了"的关键词，成为微博热搜。网民嘲讽公安机关的态度，让人感到无语，表示连公安也无语，普通民众能如何应付诈骗讯息，也有网民质疑公安部门为何只发文提醒而不执法。</text:p>
      <text:p text:style-name="P4">
<text:span text:style-name="T4">
评论：公检法只重视打压公民自由 对诈骗感"无语"是网民不满的主因</text:span>
</text:p>
      <text:p text:style-name="P4">
江苏宜兴时事评论員张建平认为，公安机关对诈骗讯息表达"无语死了"，引起网民热烈反应，是对公安部门执法态度和取向的不满。</text:p>
      <text:p text:style-name="P4">
张建平："例如说李文足住到野靖环家，公安以有人举报为名，半夜去骚扰，已荒唐到匪夷所思的地步。公安机关作为刀把子，他的主要职能已不是维护社会的公平正义，公安只要拿出对言论审查10分之1的力量，来针对诈骗行为，就很容易遏止，所以公安用"无语"的这句话，使老百姓是不买账，这也是公安没有公信力的根本原因。"</text:p>
      <text:p text:style-name="P4">
<text:span text:style-name="T4">
网络诈骗受害者亲身经验体会公检法执法倾向 对伤害国民利益的事不感兴趣</text:span>
</text:p>
      <text:p text:style-name="P4">
时事评论员方原也曾是网络诈骗的受害者，他认识的朋友也曾受骗，但他表示，向公安报案时被冷待。</text:p>
      <text:p text:style-name="P4">
方原："我在淘宝上，假客服就对我们进行过诈骗，那个时候我个人损失6000多元，被诈骗了去，我去公安报案，公安很冰冷，对这种事情没什么热情，有个案被一些虚假项目的投资被骗了去报案，他们（公安）也是推脱，不给立案，似没什么兴趣。但相对应是几次我们在网上写过一些文章，他们却积极主动的找我们去谈话。这些事例可见，在执法方面是有明确的倾向性，对国民受到伤害的事情，基本上不感兴趣。"</text:p>
      <text:p text:style-name="P4">
方原表示，公检法部门需要提醒公众不要相信如此荒谬的诈骗讯息，反映中国民众怕得罪公检法部门，再荒谬和不可信的要求，也会服从的心态。</text:p>
      <text:p text:style-name="P4">
方原："检法的公权力过于强大，对平民百姓形成足够强大到恐惧的威慑力，人们一旦看了这方面的消息，马上就会脸色变白，甚至说瑟瑟发抖，更愿意去相信这些东西是真的，因为现实当中，如果你不去配合公权力执法的时候，不去顺从，那么你的后果是可想而知，所以这种恐惧感，就被诈骗集团所利用了。"</text:p>
      <text:p text:style-name="P4">
方原表示，在中国进入经济不景气和网络诈骗发达的年代，民众难以期待公安部门能有打击诈骗的行动，只能靠增加自己的法律知识，自求多福，才能自保。</text:p>
      <text:p text:style-name="P4">
记者：陈子非 责编：许书婷、嘉远 网编：洪伟</text:p>
      <text:p text:style-name="P4">
Source: <text:a xlink:type="simple" xlink:href="https://www.rfa.org/mandarin/yataibaodao/meiti/ec-05262023094051.html" text:style-name="Internet_20_link" text:visited-style-name="Visited_20_Internet_20_Link">
https://www.rfa.org/mandarin/yataibaodao/meiti/ec-05262023094051.html</text:a>
</text:p>
      <!--NEWS-->
      <text:h text:style-name="P10" text:outline-level="1">
<text:span text:style-name="T4">
美中商务部长华府会晤　对彼此限制举措表担忧</text:span>
</text:h>
      <text:p text:style-name="P4">
Author: None</text:p>
      <text:p text:style-name="P4">
Publisher: Radio Free Asia (Organization)</text:p>
      <text:p text:style-name="P4">
Published Time: 2023-05-26T12:20:00-04:00</text:p>
      <text:p text:style-name="P4">
Modified Time: 2023-05-26T13:0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88615in" draw:z-index="0">
<draw:image xlink:href="../Images/rfamandarin/2023-05-26T12-20-00-04-00/000000.png" xlink:type="simple" xlink:show="embed" xlink:actuate="onLoad" draw:mime-type="image/png"/>
</draw:frame>
 美国商务部长雷蒙多(GinaRaimondo)与中国商务部长王文涛周四（25日）在首都华盛顿举行了重要会晤。 <text:a xlink:type="simple" xlink:href="https://www.rfa.org/mandarin/Xinwen/5-05262023121916.html/@@images/image" text:style-name="Internet_20_link" text:visited-style-name="Visited_20_Internet_20_Link">
</text:a>
Secretary Gina Raimondo脸书截图</text:p>
      <text:p text:style-name="P4">
美国商务部长雷蒙多(GinaRaimondo)与中国商务部长王文涛周四（25日）在首都华盛顿举行了重要会晤。雷蒙多和王文涛分别对中国突然搜查美国咨询公司和美国限制对华半导体技术出口表达了担忧。这也是拜登政府就任两年多来，美中官员在华盛顿举行的首次内阁部长级会晤。</text:p>
      <text:p text:style-name="P4">
美联社的报道称，这次会面，双方在技术和安全问题的争端方面没有取得进展，但他们承诺在贸易问题上加强交流。报道还指出，美中政治关系目前正处于几十年来的低谷。双方公司都受到官方以安全为由，对半导体贸易和其他经济活动的强化限制。</text:p>
      <text:p text:style-name="P4">
根据美国商务部就会晤发表的声明，雷蒙多对中国针对在华营运的美国公司采取的一系列行动提出了关切。双方还就两国的贸易和投资的整体环境以及潜在合作领域等，进行了“坦诚、实质性”的讨论。</text:p>
      <text:p text:style-name="P4">
中国商务部在声明中称，双方就中美经贸关系和共同关心的经贸问题进行了“坦诚、专业、建设性”的交流。中方就美对华经贸政策、半导体政策、出口管制、对外投资审查等表达重点关切。</text:p>
      <text:p text:style-name="P4">
这次，王文涛赴美是出席25日至26日在底特律举行的亚太经合组织部长会议。王文涛26日还将与美国贸易代表戴琪会晤。</text:p>
      <text:p text:style-name="P4">
责编：凯迪</text:p>
      <text:p text:style-name="P4">
Source: <text:a xlink:type="simple" xlink:href="https://www.rfa.org/mandarin/Xinwen/5-05262023121916.html" text:style-name="Internet_20_link" text:visited-style-name="Visited_20_Internet_20_Link">
https://www.rfa.org/mandarin/Xinwen/5-05262023121916.html</text:a>
</text:p>
      <!--NEWS-->
      <text:h text:style-name="P10" text:outline-level="1">
<text:span text:style-name="T4">
日本长野县四人死枪案 嫌犯为市议长儿子</text:span>
</text:h>
      <text:p text:style-name="P4">
Author: 联合早报 (Person)</text:p>
      <text:p text:style-name="P4">
Publisher: 联合早报 (Organization)</text:p>
      <text:p text:style-name="P4">
Published Time: 2023-05-26T12:39</text:p>
      <text:p text:style-name="P4">
Modified Time: 2023-05-26T17:41</text:p>
      <text:p text:style-name="P4">
Description: 日本警方经过12个小时，终于在星期五（5月26日）凌晨逮捕了涉及长野县中野市致命枪击案的一名31岁男子。综合日本放送协会（NHK）和法国国际广播电台（RFI）报道，被捕凶嫌为中野市...</text:p>
      <text:p text:style-name="P4">
Videos: []</text:p>
      <text:p text:style-name="P4">
Audios: []</text:p>
      <text:p text:style-name="P4">
Images: []</text:p>
      <text:p text:style-name="P4">
Type: NewsArticle</text:p>
      <text:p text:style-name="P4">
Breadcrumbs: ['即时', '国际']</text:p>
      <text:p text:style-name="P4">
Keywords: ['日本', '枪击案']</text:p>
      <!--METADATA-->
      <text:p text:style-name="P4">
日本警方经过12个小时，终于在星期五（5月26日）凌晨逮捕了涉及长野县中野市致命枪击案的一名31岁男子。</text:p>
      <text:p text:style-name="P4">
综合日本放送协会（NHK）和法国国际广播电台（RFI）报道，被捕凶嫌为中野市议会议长青木正道的儿子青木政宪。 <text:a xlink:type="simple" xlink:href="https://www.zaobao.com/realtime/world/story20230525-1398182" text:style-name="Internet_20_link" text:visited-style-name="Visited_20_Internet_20_Link">
 这起罕见的枪击案</text:a>
导致四人死亡，包括两名分别为46岁和61岁的警察，以及两名年长女性。</text:p>
      <text:p text:style-name="P4">
据了解，这起枪袭事件发生在星期四下午4时许（新加坡时间3时许），两名警察接到一名女性被刺伤的报警电话后赶往现场，但却遭遇枪击；青木政宪在袭警后躲进父亲家中。</text:p>
      <text:p text:style-name="P4">
两名遇袭警员与一名老妇送院后宣告不治。</text:p>
      <text:p text:style-name="P4">
一名在农田工作的目击者曾在案发时，看到青木政宪追着一名大声呼救的妇女，凶嫌追上并抓住她的手臂后，将一把长约30公分的利刃刺入她的背部，并在被害者受伤倒地后，补刀刺向胸部。</text:p>
      <text:p text:style-name="P4">
这名目击者在青木政宪行凶并徒步离开后，跑回家中报警，并将两名警员带到案发现场。结果青木政宪在警察停车时突然现身，并朝驾驶座连开几枪，导致两名警员重伤不治；目击者则逃离现场。</text:p>
      <text:p text:style-name="P4">
此外，案发下午还有一名遇袭老妇倒在中野市议长的住家外。但警方在与青木政宪对峙期间一直无法靠近她；当局星期五确认她已经死去。</text:p>
      <text:p text:style-name="P4">
在历经12小时的对峙后，警方于星期五凌晨4时30分左右（新加坡时间星期五凌晨3时30分）将青木政宪逮捕。</text:p>
      <text:p text:style-name="P4">
案发时，青木政宪身穿迷彩服，并戴着帽子、墨镜和口罩，在枪击中使用了一支看似猎枪的武器。</text:p>
      <text:p text:style-name="P4">
据悉，当青木政宪与警方对峙时，他的母亲和另一名亲戚也在屋里。青木政宪的母亲和亲戚分别在星期四晚上8时30分和午夜时分逃出屋外。</text:p>
      <text:p text:style-name="P4">
枪击事件在日本极为罕见，枪支所有权在日本受到严格监管，任何想拥有枪支的人都必须经过严格的审查程序。NHK指长野县枪击案的嫌犯持有猎枪执照。</text:p>
      <text:p text:style-name="P4">
Source: <text:a xlink:type="simple" xlink:href="https://www.zaobao.com.sg/realtime/world/story20230526-1398331" text:style-name="Internet_20_link" text:visited-style-name="Visited_20_Internet_20_Link">
https://www.zaobao.com.sg/realtime/world/story20230526-1398331</text:a>
</text:p>
      <!--NEWS-->
      <text:h text:style-name="P10" text:outline-level="1">
<text:span text:style-name="T4">
绝对不要脱袜子：飞行礼节知多少</text:span>
</text:h>
      <text:p text:style-name="P4">
Creator: KRISTIE KOERBEL</text:p>
      <text:p text:style-name="P4">
Publisher: https://www.facebook.com/nytimeschinese</text:p>
      <text:p text:style-name="P4">
Published Time: 2023-05-26T12:42:01+08:00</text:p>
      <text:p text:style-name="P4">
Description: 随着繁忙夏季的来临，我们有必要讨论一下可以让飞行变得愉快的一些常见礼节。一名资深空乘总结出12条常见的乘机规则，既能让你自己获得舒适，也可以方便他人。 Hannah Agosta 如今，当谈到飞行时，有很多抱怨。尽管如此，一点点善意也会对夏季航空旅行的改善大有帮助。</text:p>
      <text:p text:style-name="P4">
Images: ["<text:a xlink:type="simple" xlink:href="https://static01.nyt.com/images/2023/05/24/travel/24flight-attendant-etiquette/24flight-attendant-etiquette-master1050.jpg" text:style-name="Internet_20_link" text:visited-style-name="Visited_20_Internet_20_Link">
24flight-atte...</text:a>
"]</text:p>
      <text:p text:style-name="P4">
Category: 旅游</text:p>
      <text:p text:style-name="P4">
Type: Article</text:p>
      <!--METADATA-->
      <text:p text:style-name="P4">
<draw:frame draw:style-name="fr1" draw:name="Image112" text:anchor-type="as-char" svg:width="6.9236in" svg:height="5.222373in" draw:z-index="0">
<draw:image xlink:href="../Images/cnnytimes/2023-05-26T12-42-01-08-00/24flight-attendant-etiquette-master1050.jpg" xlink:type="simple" xlink:show="embed" xlink:actuate="onLoad" draw:mime-type="image/jpeg"/>
</draw:frame>
</text:p>
      <text:p text:style-name="P4">
当了21年的空乘，我也算什么都见识过了。疫情加剧了飞机上的紧张气氛，最极端的乘客不良行为升级为暴力事件。不过，更常见的是，我看到无礼的行为会引发争执或者不愉快。</text:p>
      <text:p text:style-name="P4">
随着我们进入繁忙的夏季，有必要讨论一下日常礼节，我敢说，它们可以让飞行变得愉快一些。</text:p>
      <text:p text:style-name="P4">
以下是我的飞行礼仪规则，目的是既能保证你自己合理舒适，同时也为周围的人着想。</text:p>
      <text:p text:style-name="P4">
<text:span text:style-name="T4">
每个人都有把椅背向后放的权利——但要以一种礼貌的方式</text:span>
 。</text:p>
      <text:p text:style-name="P4">
错误的做法是用力、快速地向后放椅背。这可能弄后排的坏笔记本电脑，导致饮料洒出，甚至可能引发殴斗，导致航班备降。要留意周遭的情况。向后靠之前，看看你身后是什么情况，并礼貌地询问对方是否介意。</text:p>
      <text:p text:style-name="P4">
<text:span text:style-name="T4">
在你的小孩弄乱环境后，你要收拾干净</text:span>
 <text:span text:style-name="T4">
。</text:span>
</text:p>
      <text:p text:style-name="P4">
我们空乘不是仆人。空乘人员只能使用洗手液、湿纸巾和空气清新剂，无法使用吸尘器、扫帚或清洁用品。这并非你必须要做的事情，但出于礼貌，你应该做。脏乱不收拾的话，会产生连锁反应：过道弄得乱七八糟可能会带来安全隐患；而大规模的清洁工作甚至会导致下一班航班延误。积极主动的思考是有帮助的。小孩子能拿得住一大袋零食吗？如果不能，可以提前分装在更小、更容易管理的容器里。</text:p>
      <text:p text:style-name="P4">
<text:span text:style-name="T4">
头顶的行李舱不是你的俄罗斯方块游戏。</text:span>
</text:p>
      <text:p text:style-name="P4">
经济舱的行李舱先到先得。座位正上方的位置不是属于你的，你不能把别人的包拿出来，把自己的包放进去。移动行李，让空间最大化是可以的，但把复杂的难题留给空乘人员吧。记住，小包应该放在椅子下面，头顶的行李舱留给大件行李。</text:p>
      <text:p text:style-name="P4">
<text:span text:style-name="T4">
没人想听你视频聊天。</text:span>
</text:p>
      <text:p text:style-name="P4">
我们不需要听到双方的对话；另外，登机不是你忙着道别的时候。这时候你应该集中精力，尽快找到座位、放好行李，这样你后面的人也能做同样的事情。说起这个，没有人想听你的电影、电子游戏或TikTok，所以带上耳机。即使孩子也是如此。</text:p>
      <text:p text:style-name="P4">
<text:span text:style-name="T4">
中间的座位可以使用两侧的扶手。</text:span>
</text:p>
      <text:p text:style-name="P4">
被挤在两人中间的乘客无处可靠，这是对他们的安慰奖。就是这样。</text:p>
      <text:p text:style-name="P4">
<text:span text:style-name="T4">
耳机是一个完全可以接受的谈话结束工具。</text:span>
</text:p>
      <text:p text:style-name="P4">
邻座过于健谈？耳机是避免邻座听不懂暗示的好方法，让你不至于被迫聊天。这是我常用的办法：当了一整天空乘后，降噪耳机就是我的避风港。我想在回家路上保持平静。</text:p>
      <text:p text:style-name="P4">
<text:span text:style-name="T4">
别脱袜子。</text:span>
</text:p>
      <text:p text:style-name="P4">
如果是长途飞行，一定要放松，脱掉鞋子，但绝对没有理由脱掉袜子。脚臭是不可避免的。还有，要管住自己的脚。把脚搁在前面座椅的扶手上是不可接受的。而且我强烈建议你在上厕所的时候把鞋穿上。</text:p>
      <text:p text:style-name="P4">
<text:span text:style-name="T4">
明智地使用呼叫按钮。</text:span>
</text:p>
      <text:p text:style-name="P4">
如果你需要什么——续杯咖啡、身体不舒服或帮忙协调打扰你的乘客——请使用它。这比戳一下或者拍一下空乘人员要好，因为这两种动作是不合适的。在你按下按钮之前，确保你没有看到我们在走道上推着饮料车或垃圾袋——那意味着我们已经来了！如果你有真正的紧急情况，请多点几次，这样我们就知道事情很重要。</text:p>
      <text:p text:style-name="P4">
<text:span text:style-name="T4">
不要管教别人家的孩子。</text:span>
</text:p>
      <text:p text:style-name="P4">
没有什么比你的椅背变成出气筒更让人难受的了。然而，如果一个孩子在你后面捣乱，告诉他的父母。你没有权利对别人的孩子大吼大叫。一个很好的方法是平静地、面带微笑地去问父母，他们是否意识到孩子在踢你的椅背。然后说这让人很困扰；你们有什么办法能让孩子停下来吗？这样你的语气中就没有指责的意思，而是在提出请求，不是在颐指气使。</text:p>
      <text:p text:style-name="P4">
<text:span text:style-name="T4">
在上飞机之前先解决好座位问题。</text:span>
</text:p>
      <text:p text:style-name="P4">
如果你一家人没能坐在一起，在混乱的登机高峰期，空乘人员也无法帮你协调。登机口的工作人员可以看到座位表和家庭预订，所以请先询问他们是否可以更换座位。 <text:a xlink:type="simple" xlink:href="https://www.transportation.gov/airconsumer/airline-customer-service-dashboard" text:style-name="Internet_20_link" text:visited-style-name="Visited_20_Internet_20_Link">
一些航司甚至有规定，有13岁以下儿童的家庭必须坐在一起</text:a>
 ，所以登机口是最好的地方。或者更好的办法是在去机场之前就给航空公司打电话。</text:p>
      <text:p text:style-name="P4">
广告</text:p>
      <text:p text:style-name="P4">
<text:span text:style-name="T4">
如果有人要求你换座位，你不是非换不可。</text:span>
</text:p>
      <text:p text:style-name="P4">
我要说点不受人欢迎的话。不，如果有人问你能否换座位，你不是必须要答应的。如果你为座位付了额外的钱，哪怕只是觉得不方便，你都可以友好地拒绝。如果换座位对你有利，比如把中间的座位换成靠窗的座位，或者你很乐意帮忙，那就换吧。</text:p>
      <text:p text:style-name="P4">
<text:span text:style-name="T4">
请冲马桶。</text:span>
</text:p>
      <text:p text:style-name="P4">
这应该是常识，但不知为何，它并没有成为常识。我每天都在处理这件事。我不想冲掉你的排泄物，在你后面用卫生间的乘客也不想。如果你找不到按钮，请自己找一下：我保证它就在那里。每架飞机上都有。</text:p>
      <text:p text:style-name="P4">
Source: <text:a xlink:type="simple" xlink:href="https://cn.nytimes.com/travel/20230526/summer-travel-etiquette/" text:style-name="Internet_20_link" text:visited-style-name="Visited_20_Internet_20_Link">
https://cn.nytimes.com/travel/20230526/summer-travel-etiquette/</text:a>
</text:p>
      <!--NEWS-->
      <text:h text:style-name="P10" text:outline-level="1">
<text:span text:style-name="T4">
德国失去对中国投资者的吸引力？</text:span>
</text:h>
      <text:p text:style-name="P4">
Author: None (Language: zh)</text:p>
      <text:p text:style-name="P4">
Publisher: None</text:p>
      <text:p text:style-name="P4">
Time: 2023-05-26T12:57:00Z</text:p>
      <text:p text:style-name="P4">
Description: 据咨询公司安永的统计报告，外国在德投资降至2013年来最低水平，来自中国的投资也大幅下滑。分析家认为，除了新冠防疫限制的影响外，中国企业在许多欧洲国家的收购案中面临政治阻力，中国投资者因此开始仔细审视收购目标。</text:p>
      <text:p text:style-name="P4">
Videos: []</text:p>
      <text:p text:style-name="P4">
Images: []</text:p>
      <text:p text:style-name="P4">
Subject: 经济纵横</text:p>
      <text:p text:style-name="P4">
Subjects: ['德中关系', '欧债危机', '欧盟', '岛屿主权争端', '专题报道：全景观看“习马会”', '欧洲', '德国', '中国', '留学德国', '中共十九大']</text:p>
      <text:p text:style-name="P4">
Keywords: ['中国', '欧洲', '德国', '投资', '收购', '安永']</text:p>
      <text:p text:style-name="P4">
ID: 65744704</text:p>
      <!--METADATA-->
      <text:p text:style-name="P4">
<text:a xlink:type="simple" xlink:href="https://www.dw.com/zh/overlay/image/article/65744704/63389469" text:style-name="Internet_20_link" text:visited-style-name="Visited_20_Internet_20_Link">
 </text:a>
</text:p>
      <text:p text:style-name="P4">
据安永统计，中国在德国的投资金额从2021年的20亿美元降至2022年约2.9亿美元</text:p>
      <text:p text:style-name="P4">
（德国之声中文网）咨询公司安永（EY）本月发布的报告指出，外国在德国的投资降至2013年最低水平。美国企业依然是德国最重要的投资者，而来自中国的投资有所下降。</text:p>
      <text:p text:style-name="P4">
报告写道，尽管中国企业在德国的投资过去长期保持稳定，但2022年中国项目减少。尽管如此，安永也指出，当中国企业在欧洲进行投资时，多数投资主要是在德国。在总共222个中国投资项目中，有85个在德国进行；其次是法国，共32个项目。</text:p>
      <text:p text:style-name="P4">
<text:a xlink:type="simple" xlink:href="https://www.dw.com/zh/zh/各国在德投资-美国蝉联榜首-中国排名下滑/a-65697529" text:style-name="Internet_20_link" text:visited-style-name="Visited_20_Internet_20_Link">
 德国联邦外贸与投资署 </text:a>
本周发布的统计也得出类似结果。尽管受到战争和能源危机影响，2022年外国企业在德国投资项目数量仍保持稳定。美国仍然是投资最多的国家，瑞士和英国分列第二第三，中国则滑落到第四名。其中来自中国的投资项目数量跌至2014年以来的最低水平。</text:p>
      <text:p text:style-name="P4">
中国在德投资降至多年来的最低水平， <text:a xlink:type="simple" xlink:href="https://www.dw.com/zh/zh/德语媒体谁改变了谁/a-65745734" text:style-name="Internet_20_link" text:visited-style-name="Visited_20_Internet_20_Link">
 驻华欧盟商会主席伍德克(Jörg Wuttke)近期接受《南德意志报》采访时</text:a>
对这样的情况感到遗憾。伍德克表示支持中方在德国一些领域投资，在那些德国“与中国存在技术差距的领域，这样我们可以从中国学习”。</text:p>
      <text:h text:style-name="P12" text:outline-level="3">
<text:span text:style-name="T4">
不再受中国投资者青睐？</text:span>
</text:h>
      <text:p text:style-name="P4">
根据 <text:a xlink:type="simple" xlink:href="https://www.ey.com/de_de/news/2023/02/weniger-chinesische-firmenuebernahmen-in-deutschland" text:style-name="Internet_20_link" text:visited-style-name="Visited_20_Internet_20_Link">
 安永今年2月发布的另一份报告 </text:a>
，德国企业正失去对投资者的吸引力。这篇题为“中国在欧洲的企业收购”的报告指出，中国企业对德国和欧洲企业的收购数量正在减少。2022年，中国在欧洲进行了139笔收购或投资，2021年时则为155笔。这139笔投资的估计价值为43亿美元（约合40亿欧元），与2021年相比几乎下降三分之二。</text:p>
      <text:p text:style-name="P4">
据安永统计的数据，2022年中国在德国的收购从35笔下降至26笔，投资金额也从20亿美元（约合18.7亿欧元）降至近2.9亿美元。</text:p>
      <text:p text:style-name="P4">
相比之下，2022年美国在德国收购了242家公司，遥遥领先其他国家，排名第二的英国则收购了128家。中国在投资国家排名中位居第12。报告指出，2021年时，中国在这份排名中位列第9，而2016年时中国曾是德国第4大投资国。</text:p>
      <text:p text:style-name="P4">
与2016年创纪录的这一年相比，中国的谨慎程度尤为明显。当时，安永统计了309起中国投资者对欧洲公司的收购或持股交易案，总价值达860亿欧元。七年前，在德国最大的交易是中国美的集团收购奥格斯堡机器人制造商库卡，单笔收购金额便高达47亿美元。此后，这些数字几乎持续下降，目前中国在德国的收购案寥寥可数。根据安永的数据，去年仅有26起中国投资者对德国公司的收购或投资。EY的数据表明，来自中国的买家现在已经避免进行政治上有争议的大规模收购。</text:p>
      <text:h text:style-name="P12" text:outline-level="3">
<text:span text:style-name="T4">
面对中国投资，欧洲该如何应对？</text:span>
</text:h>
      <text:p text:style-name="P4">
2022年中国买家在欧洲最大的投资是无锡锡产微芯收购了全球第二大移动基站射频半导体企业荷兰安谱隆（Ampleon）。</text:p>
      <text:p text:style-name="P4">
在德国较大的交易则是华东医药投资控股公司对海德堡制药公司Heidelberg Pharma的股权投资，以及艾迈斯欧司朗（amsOSRAM）将其数字照明系统欧洲和亚洲业务出售给英飞特电子（Inventronics）。</text:p>
      <text:h text:style-name="P12" text:outline-level="3">
<text:span text:style-name="T4">
中国为何减少收购和投资？</text:span>
</text:h>
      <text:p text:style-name="P4">
报告撰写人、安永审计事务所德语区中国业务部门负责人孙轶表示：“中国企业在欧洲的收购交易数量在过去几年一直维持在相对较低的水平。”原因一方面是由于新冠疫情，中国商务人士长时间无法出差。另一方面，对于中国而言，在欧洲的扩张已经明显失去了重要性。</text:p>
      <text:p text:style-name="P4">
孙轶进一步解释道，中国企业在许多欧洲国家的特定领域的收购交易案中面临相当大的政治阻力，例如基础设施。她表示：“因此，中国投资者现在开始仔细审视潜在收购目标，以避免引发政府和公众对这些敏感议题的讨论。”</text:p>
      <text:p text:style-name="P4">
</text:p>
      <text:p text:style-name="P4">
报告撰写人、安永审计事务所德语区中国业务部门负责人孙轶</text:p>
      <text:p text:style-name="P4">
孙轶也指出，中美之间紧张的政治关系也抑制了交易活动：“如果潜在的收购目标在美国拥有生产设施或研发中心，潜在的中国买家通常不会受邀参与，因为他们担心会被美国相关部门拒绝。”</text:p>
      <text:p text:style-name="P4">
根据安永的数据，2022年，中国投资者在欧洲对高科技公司在的收购首次超越了传统工业领域。报告指出，2022年中国投资者最感兴趣的是医疗保健行业，欧洲生物技术、制药和医疗技术领域的17笔交易中，有9笔发生在德国。而英国再次成为中国企业最青睐的投资目的国。</text:p>
      <text:p text:style-name="P4">
尽管投资下降，但孙轶认为中国企业对德国仍然非常感兴趣。她在报告中指出：“近年来发生的多数交易都很成功。在此背景下，中德两国现在在许多层面上建立了紧密而有弹性的联系。”她认为今年将有更多中国公司在欧洲寻找收购对象。“然而，交易的数量仍将明显低于繁荣时期。”</text:p>
      <text:p text:style-name="P4">
根据安永5月11日发布的《2023年一季度中国海外投资概览》，今年第一季度，中国企业在欧洲宣布的并购金额为9.5亿美元，同比下降39%；宣布的交易数量32宗，同比下降24%，主要投向英国（房地产、酒店与建造业）和德国（先进制造与运输业），两国的交易金额占中企在欧洲宣布的并购总额的86%。</text:p>
      <text:h text:style-name="P12" text:outline-level="3">
<text:span text:style-name="T4">
“建立互相依存将带来好处”</text:span>
</text:h>
      <text:p text:style-name="P4">
一段时间以来，德国政界越来越多声音呼吁审视中国风险、减少对中国的经济依赖。在被《南德意志报》问及是否对德国进一步依赖中国感到担忧时，伍德克回答称：“如果我们建立互相依存，将给我们带来更多好处。”</text:p>
      <text:p text:style-name="P4">
他进一步表示：“我支持在敏感的领域进行安全检查。在这方面，我们也可以向中国学习，他们已经做了几十年。但我们应该注意不要失去市场自由主义的本质。产业政策可能引发冲突，但我们生活在一个能解决这些冲突的社会。专制制度无法做到这一点。”</text:p>
      <text:p text:style-name="P4">
（安永、德新社、法新社）</text:p>
      <text:p text:style-name="P4">
<text:span text:style-name="T5">
© 2023年 德国之声版权声明：本文所有内容受到著作权法保护，如无德国之声特别授权，不得擅自使用。任何不当行为都将导致追偿，并受到刑事追究。</text:span>
</text:p>
      <text:h text:style-name="P12" text:outline-level="3">
<text:span text:style-name="T4">
匈牙利民众抗议中国电池工厂</text:span>
</text:h>
      <text:p text:style-name="P4">
Source: <text:a xlink:type="simple" xlink:href="https://www.dw.com/zh/德国失去对中国投资者的吸引力？/a-65744704" text:style-name="Internet_20_link" text:visited-style-name="Visited_20_Internet_20_Link">
https://www.dw.com/zh/德国失去对中国投资者的吸引力？/a-65744704?maca=chi-rss-chi-all-1127-rdf</text:a>
</text:p>
      <!--NEWS-->
      <text:h text:style-name="P10" text:outline-level="1">
<text:span text:style-name="T4">
中国间谍"老鼠屎" 　坏了留学生“一锅粥”?</text:span>
</text:h>
      <text:p text:style-name="P4">
Author: None</text:p>
      <text:p text:style-name="P4">
Publisher: Radio Free Asia (Organization)</text:p>
      <text:p text:style-name="P4">
Published Time: 2023-05-26T13:27:00-04:00</text:p>
      <text:p text:style-name="P4">
Modified Time: 2023-05-26T15: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88615in" draw:z-index="0">
<draw:image xlink:href="../Images/rfamandarin/2023-05-26T13-27-00-04-00/000000.png" xlink:type="simple" xlink:show="embed" xlink:actuate="onLoad" draw:mime-type="image/png"/>
</draw:frame>
 在美国参加毕业典礼的来自中国等国家的留学生 <text:a xlink:type="simple" xlink:href="https://www.rfa.org/mandarin/yataibaodao/kejiaowen/cm-05162023125741.html/@@images/image" text:style-name="Internet_20_link" text:visited-style-name="Visited_20_Internet_20_Link">
</text:a>
网络截图</text:p>
      <text:p text:style-name="P4">
高校毕业季到来，中国在美留学生的去留问题再次成为热点。恰逢美国各界担忧中国政府窃取技术，甚至威胁美国国家安全之际，敏感专业的留学生们又是如何看待自己的"中国人"身份呢？</text:p>
      <ul>
        <li>
<text:span text:style-name="T4">
<text:a xlink:type="simple" xlink:href="https://www.rfa.org/mandarin/yataibaodao/renquanfazhi/eng-04302023075633.html" text:style-name="Internet_20_link" text:visited-style-name="Visited_20_Internet_20_Link">
 在美中国留学生“政治出柜” 仍须提防风险 </text:a>
 </text:span>
  * <text:a xlink:type="simple" xlink:href="https://www.rfa.org/mandarin/yataibaodao/renquanfazhi/bx-12152022135741.html" text:style-name="Internet_20_link" text:visited-style-name="Visited_20_Internet_20_Link">
 <text:span text:style-name="T4">
一名中国留学生面临美国司法指控 曾跟踪、骚扰"白纸运动"声援者</text:span>
 </text:a>
</li>
      </ul>
      <text:p text:style-name="P4">
凤凰花开的五月天，美国高校几乎每个周末都有大批毕业生身披学士袍、头戴学士帽，在毕业典礼上排队等待拨穗仪式，也象征他们即将道别懵懂少年时。</text:p>
      <text:p text:style-name="P4">
看著今年的毕业生离开学校，在宾州就读电子工程学的中国博士生艾斯松了一口气。依照学程安排，他仍然有半年的在校时间，不需要在炎热的夏天与其他同侪抢进企业窄门。不仅今年美国科技市场面临就业寒冬，艾斯的“国防七子”本科背景也让他担上了比其他毕业生更多的“原罪”。</text:p>
      <text:p text:style-name="P4">
艾斯：“我们这种人不受中国待见，因为我们是反贼（反对共产党），也不受美国待见，因为我们是中国来的，就是两边受气。”</text:p>
      <text:p text:style-name="P4">
<text:span text:style-name="T4">
"国防七子"在美国成原罪？</text:span>
</text:p>
      <text:p text:style-name="P4">
出于人身安全考量，艾斯以英文名接受本台采访。他从几个月前就开始为实习工作投履历，不过联系了十余间实验室，其中包括有美国政府资助的机构，但全都没有下文。艾斯认为，他的敏感专业、国防七子背景加上中国公民身份，让他一路吃闭门羹。</text:p>
      <text:p text:style-name="P4">
“我是国防七子（高校）专业电子信息，我们这种敏感专业、敏感学校，我其实不太清楚拒绝我的人力资源怎么想。人家肯定不会说真实原因，可能是考虑工作签证，但也可能是考虑到国防七子，尤其是一些国家实验室。”艾斯忍不住向记者吐苦水。</text:p>
      <text:p text:style-name="P4">
近年来，中国政府积极挖取在美敏感科技人才与知识产权，部分目的甚至是为加强中国解放军现代化和军事能力。美国联邦调查局（FBI）负责反情报工作的副助理局长墨菲（JillMurphy）近日向国会作证指出，来自中国的情报和经济间谍威胁，对美国的科技创新和经济安全构成最大且长期性威胁。此外，还有中国学者因偷窃知识产权、商业机密并将相关资料送回中国，而受到美国政府起诉。</text:p>
      <text:p text:style-name="P4">
美国联邦调查局负责反情报工作的副助理局长墨菲（JillMurphy）近日向国会作证指出，来自中国的情报和经济间谍威胁，对美国的科技创新和经济安全构成最大且长期性威胁。（视频截图/美国众议院官网）  <text:a xlink:type="simple" xlink:href="https://www.rfa.org/mandarin/yataibaodao/kejiaowen/cm-05162023125741.html/cm0526a.jpg" text:style-name="Internet_20_link" text:visited-style-name="Visited_20_Internet_20_Link">
</text:a>
</text:p>
      <text:p text:style-name="P4">
<text:span text:style-name="T4">
美国招聘企业如何看待留学生"中国人"背景？</text:span>
</text:p>
      <text:p text:style-name="P4">
不过，美国企业是否会因此对中国学生更为提防呢？一位曾在美国某科技巨擘公司担任经理的匿名人士向本台透露，他也具有敏感产业工作经验，由于美国法律规定不得依求职者种族、国籍、性别等进行歧视，因此中国公民身份通常并不是科技企业考量的首要重点，企业即使在招聘时对于特定国家公民有所顾虑也不会明白告知。不过他认为，若是在敏感产业，应聘情况可能较为特殊。</text:p>
      <text:p text:style-name="P4">
这位美籍经理说：“招聘经理通常不会特别关注（求职者国籍），除非这是一个非常敏感的行业，像是国防或核武之类。如果是来自譬如伊朗、中国或朝鲜的求职者，我认为比较容易引起危险信号。招聘单位会独立审视每位求职者的所有背景资料，但广泛来说，来自伊朗、中国、朝鲜等国的人可能会更令人担心。”</text:p>
      <text:p text:style-name="P4">
2022年11月30日，部分中国留学生在美国纽约街头声援国内的"白纸运动"（美联社图片）  <text:a xlink:type="simple" xlink:href="https://www.rfa.org/mandarin/yataibaodao/kejiaowen/cm-05162023125741.html/ap22334053694812.jpg" text:style-name="Internet_20_link" text:visited-style-name="Visited_20_Internet_20_Link">
</text:a>
</text:p>
      <text:p text:style-name="P4">
<text:span text:style-name="T4">
硬币的正反面</text:span>
</text:p>
      <text:p text:style-name="P4">
艾斯在2018年持学生签证来到美国。他向本台记者表示，当时他在美国驻华使馆申请签证时并没有被立即核准，而是收到“行政审理”（administrativeprocessing）的通知。根据美国国务院官网的介绍，使馆人员在认定需要更多信息来帮助决定核准或拒绝发放签证时，可要求对申请人进一步行政审理，也就是中国留学生口中的“check”。</text:p>
      <text:p text:style-name="P4">
“我是check了三个月才拿到（签证），这个过程还是很煎熬的。因为在check的过程中确实有很多人不通过，就给拒绝了，也没地方说理去。不过我很幸运通过了，虽然是国防七子、电子信息这种比较敏感的专业。”艾斯回忆道。</text:p>
      <text:p text:style-name="P4">
此外，美国特朗普政府曾在2020年发布行政命令，禁止与中国“解放军军民综合体战略”（military-civil fusionstrategy）有关的学生与研究人员进入美国，被点名的学校就包括艾斯本科就读的“国防七子”。</text:p>
      <text:p text:style-name="P4">
“国防七子”是中国工信部直属的7所高校，包括北京航空航天大学、北京理工大学、哈尔滨工业大学、哈尔滨工程大学、西北工业大学、南京航空航天大学和南京理工大学。</text:p>
      <text:p text:style-name="P4">
而在拜登政府上任之后，这项行政命令仍被保留。</text:p>
      <text:p text:style-name="P4">
美国迈阿密大学政治学教授金德芳（June TeufelDreyer）接受本台采访时表示：“我们需要在一定程度上牺牲隐私以保护国家安全，我们必须依靠（美国）政府来取得平衡，同时在我们感到不平衡时得以申诉。这和中国不一样。”</text:p>
      <text:p text:style-name="P4">
而另一位在美中国留学生约翰则认为，虽然美国政府捍卫国家安全的立意良善，但如果没有妥善规划和适当工具，恐怕变成杯弓蛇影，将所有敏感专业背景的中国学生贴标签，让美国失去招揽顶尖人才的机会。</text:p>
      <text:p text:style-name="P4">
出于安全原因，专研生物科技领域的约翰不愿使用本名。他告诉自由亚洲电台：“我非常赞同美国加强对中国的防范，但要看怎么防。有些对中国的防范其实是互利互惠的，譬如说跟中国有合作要经过单位的审批，但不能防范过头把人都赶走了，（美国）也不知道赶走的是怎么样好的人才。”</text:p>
      <text:p text:style-name="P4">
<text:span text:style-name="T4">
美中关系下滑 仍是中国留学首选</text:span>
</text:p>
      <text:p text:style-name="P4">
尽管美中关系已大不如前，但美国仍是中国留学生的首选目标。根据美国国际教育协会（IIE）发布的《2022年开放门户报告》，2021/2022学年，中国留学美国的总人数约占国际学生总数的33%，位居第一，中国连续13年成为美国最大的国际学生来源国。其中，数学及计算机专科人数的比例占了近四分之一，其次是工程。</text:p>
      <text:p text:style-name="P4">
金德芳教授透露，她的两位中国学生在毕业后回国工作，去年又不约而同联系她，希望帮忙出具美国硕士进修推荐函。她认为，许多中国学生其实很有才华，无论是在经济和科技方面都有潜力为美国做出很大贡献。</text:p>
      <text:p text:style-name="P4">
“他们中的一些人可能是间谍，这要由美国联邦调查局去判断。”金德芳说。</text:p>
      <text:p text:style-name="P4">
记者：陈品洁 责编：何平 网编：洪伟</text:p>
      <text:p text:style-name="P4">
Source: <text:a xlink:type="simple" xlink:href="https://www.rfa.org/mandarin/yataibaodao/kejiaowen/cm-05162023125741.html" text:style-name="Internet_20_link" text:visited-style-name="Visited_20_Internet_20_Link">
https://www.rfa.org/mandarin/yataibaodao/kejiaowen/cm-05162023125741.html</text:a>
</text:p>
      <!--NEWS-->
      <text:h text:style-name="P10" text:outline-level="1">
<text:span text:style-name="T4">
事实查核｜俄罗斯自由军团向中国人民解放军喊话了吗？</text:span>
</text:h>
      <text:p text:style-name="P4">
Author: 作者：庄敬</text:p>
      <text:p text:style-name="P4">
Publisher: Radio Free Asia (Organization)</text:p>
      <text:p text:style-name="P4">
Published Time: 2023-05-26T13:47:24-04:00</text:p>
      <text:p text:style-name="P4">
Modified Time: 2023-05-26T13:47:24-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29306in" draw:z-index="0">
<draw:image xlink:href="../Images/rfamandarin/2023-05-26T13-47-24-04-00/000000.png" xlink:type="simple" xlink:show="embed" xlink:actuate="onLoad" draw:mime-type="image/png"/>
</draw:frame>
 <text:a xlink:type="simple" xlink:href="https://www.rfa.org/mandarin/shishi-hecha/hc-05262023133926.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最近网上流传"俄罗斯自由军团喊话中国人民解放军"短视频，画面是俄罗斯自由军团成员以俄语发言，简体中文字幕写着"你们的猪头皇帝跟普京一样，都是欺压百姓的独裁者"等字句。</text:p>
      <text:p text:style-name="P4">
经查，俄罗斯自由军团（Liberty of RussiaLegion）确实发布了这条视频，但内容与中国人民解放军无关，流传版本的中文字幕的翻译与原视频不符。是由推特用户"墙国荒诞字"加上。但发布者声明，他的作品大多是配字幕搞笑。亚洲事实查核实验室发现，部分网媒、网民转发这段二次创作的中文字幕短视频时，没有标注字幕是讽刺创作，可能会导致受众信以为真。</text:p>
      <text:p text:style-name="P4">
<text:span text:style-name="T4">
深度解析：</text:span>
</text:p>
      <text:p text:style-name="P4">
亚洲事实查核实验室注意到，在油管（Youtube）拥有逾40万订户、自介“坚持报导真相，对抗中共极权”的频道“升旗易得到新闻媒体”近日发布一段短视频，标题为<text:a xlink:type="simple" xlink:href="https://www.youtube.com/watch" text:style-name="Internet_20_link" text:visited-style-name="Visited_20_Internet_20_Link">
 “俄罗斯自由军团喊话中国人民解放军” </text:a>
。画面为身穿军服男士以俄语发言，简体中文字幕写着“中国人民解放军战士们，我们是俄罗斯自由军团，我们将为我们的同胞而战，为自由而战......你们的猪头皇帝跟普京一样，都是欺压百姓的独裁者”。</text:p>
      <text:p text:style-name="P4">
首先，我们查核视频真实性。 “俄罗斯自由军团”5月22日在推特发布短视频，多家媒体均有转载、报道。据 <text:a xlink:type="simple" xlink:href="https://www.youtube.com/watch" text:style-name="Internet_20_link" text:visited-style-name="Visited_20_Internet_20_Link">
 加拿大广播公司</text:a>
 、英国《泰晤士报》旗下的 <text:a xlink:type="simple" xlink:href="https://www.youtube.com/watch" text:style-name="Internet_20_link" text:visited-style-name="Visited_20_Internet_20_Link">
 泰晤士电台</text:a>
的报道和翻译，该视频内容大致是在讲普京统治下的俄罗斯充满谎言、腐败、审查、限制自由，是时候结束克里姆林宫的统治了，俄罗斯将获得自由。这些新闻报道中，并未提及该视频中有涉及中国和中国解放军相关内容。</text:p>
      <text:p text:style-name="P4">
"俄罗斯自由军团"5月22日在推特发布短视频。图取自"Liberty of Russia" Legion推特  <text:a xlink:type="simple" xlink:href="https://www.rfa.org/mandarin/shishi-hecha/hc-05262023133926.html/pic1300c4fc47f8565af81ea75318ecd5718300d567082265e5572863a87279767c5e0377ed8996983b3002571653d681ea201dliberty-of-russia201dlegion63a87279.png" text:style-name="Internet_20_link" text:visited-style-name="Visited_20_Internet_20_Link">
</text:a>
</text:p>
      <text:p text:style-name="P4">
再者，我们查核视频中的中文翻译来源。 原始视频右下角浮水印为“俄罗斯自由军团”徽章，但中字短视频右下角浮水印却写着“墙国荒诞字”。经查， <text:a xlink:type="simple" xlink:href="https://twitter.com/xingzhe2021/status/1661067499180376100" text:style-name="Internet_20_link" text:visited-style-name="Visited_20_Internet_20_Link">
 “墙国荒诞字”</text:a>
推特账户5月24日凌晨发布中字短视频，截至25日下午观看次数逾58万，超过400次转推。该视频推文下有留言称赞字幕很有趣，但由于视频并未标明此视频翻译是讽刺笑话，也有人问“这是真的吗”，另有留言评论指出，不该故意传播错误讯息。</text:p>
      <text:p text:style-name="P4">
推特用户"墙国荒诞字"发布搭配中文字幕的短视频，主题为俄罗斯自由军团喊话中国人民解放军。图取自推特  <text:a xlink:type="simple" xlink:href="https://www.rfa.org/mandarin/shishi-hecha/hc-05262023133926.html/pic2-63a8727975286236-300c58bb570b83528a955b57300d767c5e03642d914d4e2d65875b575e55768477ed8996983b-4e3b984c70ba4fc47f8565af81ea75318ecd5718558a8a714e2d570b4eba6c1189e3653e8ecd3002571653d681ea63a87279.png" text:style-name="Internet_20_link" text:visited-style-name="Visited_20_Internet_20_Link">
</text:a>
</text:p>
      <text:p text:style-name="P4">
“墙国荒诞字”账号24日在其推特的评论中两度声明，他并非专业翻译，也非官方新闻频道，“本推视频作品大多是配字幕搞笑而已！质疑字幕真假实属没有必要！”。而他的推特帐号介绍也写道，将电影、电视片段编辑中文字幕进行二次创作，以搞笑、讽刺等形式，揭露独裁者的荒唐、邪恶。</text:p>
      <text:p text:style-name="P4">
然而，与前述发布此视频的“升旗易得到”类似，部分油管、推特账户在转发该视频时，并没有标注这是一个讽刺笑话作品。</text:p>
      <text:p text:style-name="P4">
<text:span text:style-name="T4">
结论：</text:span>
</text:p>
      <text:p text:style-name="P4">
俄罗斯自由军团的视频为真，搭配的中文字幕则为讽刺的二次创作，因此所谓“俄罗斯自由军团喊话中国人民解放军”并不属实。亚洲事实查核实验室认为，搞笑、讽刺属创作自由，而且多数受众都能辨识明显为恶搞的内容，但自称媒体的平台转发此类影片时如不注明，仍有可能造成误会。</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afcl@rfa.org </text:a>
 寄给亚洲事实查核实验室，由我们为您查证核实。 _</text:p>
      <text:p text:style-name="P4">
Source: <text:a xlink:type="simple" xlink:href="https://www.rfa.org/mandarin/shishi-hecha/hc-05262023133926.html" text:style-name="Internet_20_link" text:visited-style-name="Visited_20_Internet_20_Link">
https://www.rfa.org/mandarin/shishi-hecha/hc-05262023133926.html</text:a>
</text:p>
      <!--NEWS-->
      <text:h text:style-name="P10" text:outline-level="1">
<text:span text:style-name="T4">
德语媒体：谁改变了谁？</text:span>
</text:h>
      <text:p text:style-name="P4">
Author: None (Language: zh)</text:p>
      <text:p text:style-name="P4">
Publisher: None</text:p>
      <text:p text:style-name="P4">
Time: 2023-05-26T13:55:00Z</text:p>
      <text:p text:style-name="P4">
Description: 欧盟驻华商会会长伍德克（Jörg Wuttke）在北京生活了30年。即将离任之际，他接受《南德意志报》采访，伍德克认为，以贸易促进变革，“改变的是我们”。《新苏黎世报》在六四之际回顾中国民主运动。</text:p>
      <text:p text:style-name="P4">
Videos: []</text:p>
      <text:p text:style-name="P4">
Images: []</text:p>
      <text:p text:style-name="P4">
Subject: 时政风云</text:p>
      <text:p text:style-name="P4">
Subjects: ['移民难民', '专题报道：中国经济何处去？', '人权']</text:p>
      <text:p text:style-name="P4">
Keywords: ['伍德克', '欧盟商会', '中国经济', '马云', '阿里巴巴', '共产主义', '监控', '民主运动', '人权']</text:p>
      <text:p text:style-name="P4">
ID: 65745734</text:p>
      <!--METADATA-->
      <text:p text:style-name="P4">
<text:a xlink:type="simple" xlink:href="https://www.dw.com/zh/overlay/image/article/65745734/63995224" text:style-name="Internet_20_link" text:visited-style-name="Visited_20_Internet_20_Link">
 </text:a>
</text:p>
      <text:p text:style-name="P4">
以贸促变？</text:p>
      <text:p text:style-name="P4">
（德国之声中文网） <text:a xlink:type="simple" xlink:href="https://www.dw.com/zh/zh/驻华欧盟商会取消入境限制是正确的一小步/a-64220454" text:style-name="Internet_20_link" text:visited-style-name="Visited_20_Internet_20_Link">
 欧盟驻华商会 </text:a>
主席伍德克向《南德意志报》介绍说，中国的地方官员对于外国投资者铺出红地毯热情欢迎，然而，这样的魅力攻势之下，欧洲企业仍然表现出很大的谨慎。他说："中国已今非昔比。经济增长不那么强了。排在前面的十大欧洲公司占到在华投资的八成，它们也继续投资。但较小的企业已经按了暂停键，或者离开了。这与在美国的情况迥然不同：在那里的德国经济界非常兴奋，再工业化让德国工业界也收获了订单。<text:a xlink:type="simple" xlink:href="https://www.dw.com/zh/zh/中国经济遭重创-在华德企商业信心探底/a-64092035" text:style-name="Internet_20_link" text:visited-style-name="Visited_20_Internet_20_Link">
 这与中国的悲观与危机氛围形成鲜明对比 </text:a>
。"</text:p>
      <text:p text:style-name="P4">
伍德克向《南德意志报》说，中国经济最大的问题是在房地产业，这占到国民经济的四分之一。尽管停工的项目继续施工，但新开发的几乎没有。此外，在出口领域，中国去年向欧盟输出640万个集装箱，欧盟对中国仅160万个集装箱。这显示出中国对欧洲消费者的依赖性。在工业生产方面，能源供给也不断出现问题。青年失业率居高不下，在大城市约20%。</text:p>
      <text:h text:style-name="P12" text:outline-level="3">
<text:span text:style-name="T4">
世界经济引擎光环不再 外企想撤离中国市场？</text:span>
</text:h>
      <text:p text:style-name="P4">
伍德克说，中国的私有经济界有非常聪明、灵活的头脑。"中国是由企业巨头像阿里巴巴的马云或腾讯的马化腾向前推动的，而正是这些人现在受到惩罚。而国有企业则受到扶持。"</text:p>
      <text:p text:style-name="P4">
《南德意志报》记者提问说，如今共产主义是否重新显露出来？伍德克说："国有企业和五年计划一直在给出方向，但过去私有企业有更大的空间，前国家主席江泽民也曾把他们带到党内。现国家主席习近平则担心叶利钦在俄罗斯的一幕重演。当时私有企业家接管经济和媒体，最终党分崩离析。在中国我们现在还没有到六十年代文革的时候，但方向是这样的。"</text:p>
      <text:p text:style-name="P4">
记者问道：过去在德国有关中国的辩论中总是会提到"以贸易促进变革"这句口号。中国现在的情况是否是我们当时可以预计的？伍德克回答说："以贸促变是实现了。中国人改变了我们。过去我们从未想到过，现在我们看看在德国投资者的国籍。中国人给我们展示了工业政策。"</text:p>
      <text:p text:style-name="P4">
伍德克还表示，中国有着极大的潜力，如果能够完全自由化。但党看不到这一潜力，因为想要保持控制权。</text:p>
      <text:p text:style-name="P4">
</text:p>
      <text:p text:style-name="P4">
六四之际《新苏黎世报》回顾中国民主运动</text:p>
      <text:h text:style-name="P12" text:outline-level="3">
<text:span text:style-name="T4">
为自由抗争的火种</text:span>
</text:h>
      <text:p text:style-name="P4">
<text:a xlink:type="simple" xlink:href="https://www.dw.com/zh/zh/六四纪念日前夕国殇之柱落户柏林/a-65707655" text:style-name="Internet_20_link" text:visited-style-name="Visited_20_Internet_20_Link">
 六四之际 </text:a>
，《新苏黎世报》客座评论回顾中国民主运动的艰难历程与不息的火种：从1989年的天安门学生运动，到刘晓波获诺贝尔和平奖之后病逝于狱中，以及之后维权律师的被打压。</text:p>
      <text:p text:style-name="P4">
评论写道："多年来，中国建造着一个反乌托邦的系统，用摄像头和中央数据库监控本国民众。但这一系统也同样不能摧毁异议人士的抵抗。理由很简单：一位政治活动人士是有意识地从事这样的活动，即便加强国家监控也不能对其态度有所改变。此外，他愿意为自己的抵抗而忍受牢狱甚至更糟糕的后果，这也是监控所不能改变的。"</text:p>
      <text:p text:style-name="P4">
评论写道："共产中国持续近50年的民主运动显示，一位专制者尽管可以压制本国民众、迫害和毁灭其对手。但人们对于自由的需求以及个别人为此抗争的意愿，是他们不能窒息的。"</text:p>
      <text:h text:style-name="P12" text:outline-level="3">
<text:span text:style-name="T4">
国殇之柱在德国柏林揭幕</text:span>
</text:h>
      <text:p text:style-name="P4">
<text:span text:style-name="T5">
摘编自其他媒体的内容，不代表德国之声的立场或观点。</text:span>
</text:p>
      <text:p text:style-name="P4">
Source: <text:a xlink:type="simple" xlink:href="https://www.dw.com/zh/德语媒体：谁改变了谁？/a-65745734" text:style-name="Internet_20_link" text:visited-style-name="Visited_20_Internet_20_Link">
https://www.dw.com/zh/德语媒体：谁改变了谁？/a-65745734?maca=chi-rss-chi-all-1127-rdf</text:a>
</text:p>
      <!--NEWS-->
      <text:h text:style-name="P10" text:outline-level="1">
<text:span text:style-name="T4">
中国C919客机宣布本周日首航</text:span>
</text:h>
      <text:p text:style-name="P4">
Author: None</text:p>
      <text:p text:style-name="P4">
Publisher: Radio Free Asia (Organization)</text:p>
      <text:p text:style-name="P4">
Published Time: 2023-05-26T14:15:00-04:00</text:p>
      <text:p text:style-name="P4">
Modified Time: 2023-05-26T14:24: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4.50034in" draw:z-index="0">
<draw:image xlink:href="../Images/rfamandarin/2023-05-26T14-15-00-04-00/000000.png" xlink:type="simple" xlink:show="embed" xlink:actuate="onLoad" draw:mime-type="image/png"/>
</draw:frame>
C919在2022年11月8日第14届珠海航空展中展现飞行性能 <text:a xlink:type="simple" xlink:href="https://www.rfa.org/mandarin/Xinwen/6-05262023141117.html/@@images/image" text:style-name="Internet_20_link" text:visited-style-name="Visited_20_Internet_20_Link">
</text:a>
美联社资料图片</text:p>
      <text:p text:style-name="P4">
中国东方航空C919型客机将于本周日（5月28日）首航。根据路透社援引东航的航班报告内容，C919首航航班号为MU9191，北京时间上午10点45分从上海虹桥国际机场起飞，下午1点10分抵达北京首都机场。不过东航并没有说明谁将乘坐此航班。</text:p>
      <text:p text:style-name="P4">
东航是中国国产窄体喷气式飞机 C919 的第一个客户，2021 年 3 月签署五架 C919 的合同，是C919的第一笔商业交易。C919第一架编号为B-919A的飞机在去年12月交机，并开始了 100 小时的空机验证试飞。</text:p>
      <text:p text:style-name="P4">
C919 由中国商业航空集团公司 (COMAC)制造，目标对手是美国波音和法国空巴的窄体客机，虽然C919在中国组装，但仍依赖西方部件，包括来自通用电气、赛峰和霍尼韦尔国际等公司的发动机和航空电子设备。</text:p>
      <text:p text:style-name="P4">
责编：陈品洁</text:p>
      <text:p text:style-name="P4">
Source: <text:a xlink:type="simple" xlink:href="https://www.rfa.org/mandarin/Xinwen/6-05262023141117.html" text:style-name="Internet_20_link" text:visited-style-name="Visited_20_Internet_20_Link">
https://www.rfa.org/mandarin/Xinwen/6-05262023141117.html</text:a>
</text:p>
      <!--NEWS-->
      <text:h text:style-name="P10" text:outline-level="1">
<text:span text:style-name="T4">
福特汽车CEO：电动车竞争对手是中国</text:span>
</text:h>
      <text:p text:style-name="P4">
Author: None</text:p>
      <text:p text:style-name="P4">
Publisher: Radio Free Asia (Organization)</text:p>
      <text:p text:style-name="P4">
Published Time: 2023-05-26T14:20:00-04:00</text:p>
      <text:p text:style-name="P4">
Modified Time: 2023-05-26T15:38: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031322in" draw:z-index="0">
<draw:image xlink:href="../Images/rfamandarin/2023-05-26T14-20-00-04-00/000000.png" xlink:type="simple" xlink:show="embed" xlink:actuate="onLoad" draw:mime-type="image/png"/>
</draw:frame>
 美国福特汽车公司执行长法利（Jim Farley）<text:a xlink:type="simple" xlink:href="https://www.rfa.org/mandarin/Xinwen/7-05262023141802.html/@@images/image" text:style-name="Internet_20_link" text:visited-style-name="Visited_20_Internet_20_Link">
 </text:a>
路透社资料图片</text:p>
      <text:p text:style-name="P4">
美国福特汽车公司执行长法利（JimFarley）5月25日表示，中国电动车制造商是福特的主要竞争对手，但是福特相对规模小、成本高，恐怕难以竞争。法利表示，中国是全球最大的汽车市场，拥有部分最尖端的电池技术，并主导电动车制造业，包括比亚迪、吉利、长城、长安和上汽都是中国汽车制造商中的“佼佼者”。</text:p>
      <text:p text:style-name="P4">
根据路透社报道，法利在摩根士丹利（MorganStanley）永续金融峰会上表示：“我认为我们可以将中国视为主要竞争对手，而非通用汽车（GM）或丰田（Toyota）。中国势头愈来愈强。”</text:p>
      <text:p text:style-name="P4">
福特在今年2月宣布，将投资35亿美元在美国密西根州设厂，利用中国合作伙伴宁德时代（CATL）的技术生产成本更低的电动车电池。福特的中国销量自2016年以来持续下滑，近日才刚宣布为削减成本，正在重组中国业务，将其中一家合资企业转型为低成本商用电动车和内燃机汽车的出口中心。</text:p>
      <text:p text:style-name="P4">
责编：陈品洁</text:p>
      <text:p text:style-name="P4">
Source: <text:a xlink:type="simple" xlink:href="https://www.rfa.org/mandarin/Xinwen/7-05262023141802.html" text:style-name="Internet_20_link" text:visited-style-name="Visited_20_Internet_20_Link">
https://www.rfa.org/mandarin/Xinwen/7-05262023141802.html</text:a>
</text:p>
      <!--NEWS-->
      <text:h text:style-name="P10" text:outline-level="1">
<text:span text:style-name="T4">
北约防卫学院校长3月底曾密访台湾</text:span>
</text:h>
      <text:p text:style-name="P4">
Author: None</text:p>
      <text:p text:style-name="P4">
Publisher: Radio Free Asia (Organization)</text:p>
      <text:p text:style-name="P4">
Published Time: 2023-05-26T14:23:55-04:00</text:p>
      <text:p text:style-name="P4">
Modified Time: 2023-05-26T14: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930818in" draw:z-index="0">
<draw:image xlink:href="../Images/rfamandarin/2023-05-26T14-23-55-04-00/000000.png" xlink:type="simple" xlink:show="embed" xlink:actuate="onLoad" draw:mime-type="image/png"/>
</draw:frame>
 北约防卫学院校长里提曼中将今年三月底秘密访问台湾 <text:a xlink:type="simple" xlink:href="https://www.rfa.org/mandarin/Xinwen/8-05262023142236.html/@@images/image" text:style-name="Internet_20_link" text:visited-style-name="Visited_20_Internet_20_Link">
</text:a>
（NATO Defense College 脸书）</text:p>
      <text:p text:style-name="P4">
美国媒体彭博社驻台记者何贵森（Chris Horton）在给“中国项目”（The China Project）网站的投书中表示，北约防卫学院（NATODefense College）校长里提曼中将（Olivier Rittimann）曾在今年3月底访问台湾，并与台湾国防大学相关人员会见。</text:p>
      <text:p text:style-name="P4">
根据投书内容，北约防卫学院已证实这趟之前未曝光的行程，表示里提曼于3月27日至31日期间基于学术目的访问台湾，这是北约防卫学院和全球重要教育机构正常文化交流的一部分。台湾国防大学也证实了里提曼来访，但没有进一步置评。</text:p>
      <text:p text:style-name="P4">
何贵森在投书中称，北约与台湾之间的互动并非史无前例，但双方通常都守口如瓶，外界对于互动范围等细节难以知情。然而，显而易见的是，由于中国对印太地区各国构成威胁，特别是台湾，北约已开始更加关注该地区。</text:p>
      <text:p text:style-name="P4">
责编：陈品洁</text:p>
      <text:p text:style-name="P4">
Source: <text:a xlink:type="simple" xlink:href="https://www.rfa.org/mandarin/Xinwen/8-05262023142236.html" text:style-name="Internet_20_link" text:visited-style-name="Visited_20_Internet_20_Link">
https://www.rfa.org/mandarin/Xinwen/8-05262023142236.html</text:a>
</text:p>
      <!--NEWS-->
      <text:h text:style-name="P10" text:outline-level="1">
<text:span text:style-name="T4">
中资入股汉堡港争论再起   "敏感设施"登录被有意拖延？</text:span>
</text:h>
      <text:p text:style-name="P4">
Author: None (Language: zh)</text:p>
      <text:p text:style-name="P4">
Publisher: None</text:p>
      <text:p text:style-name="P4">
Time: 2023-05-26T14:29:00Z</text:p>
      <text:p text:style-name="P4">
Description: 中资入股汉堡港福地码头引发的争议仍在延烧：有消息称，有关机构没有及时将这一码头列为应受保护的设施，而汉堡港运营方此前有关该码头不属于敏感设施的表述也同事实不符。</text:p>
      <text:p text:style-name="P4">
Videos: []</text:p>
      <text:p text:style-name="P4">
Images: []</text:p>
      <text:p text:style-name="P4">
Subject: 新闻广角</text:p>
      <text:p text:style-name="P4">
Subjects: ['汉堡港', '福地码头', '中资收购', '中远集团', '德国总理府', '关键性基础设施']</text:p>
      <text:p text:style-name="P4">
Keywords: ['意见反馈']</text:p>
      <text:p text:style-name="P4">
ID: 65746595</text:p>
      <!--METADATA-->
      <text:p text:style-name="P4">
<text:a xlink:type="simple" xlink:href="https://www.dw.com/zh/overlay/image/article/65746595/63564330" text:style-name="Internet_20_link" text:visited-style-name="Visited_20_Internet_20_Link">
 </text:a>
</text:p>
      <text:p text:style-name="P4">
（德国之声中文网）有关中资入股汉堡港福地码头的争议终于在五月中旬尘埃落定：联邦政府完成了对这项投资计划的审批，准许中资中远集团参股汉堡港CTT福地集装箱码头。至此，德国多个联邦部对这笔交易提出的异议均被联邦总理府否决。</text:p>
      <text:p text:style-name="P4">
但总理府的决策同样存在争议，联邦政府审批工作结束前夕，相关码头已经被列为值得特别保护的敏感基础设施。问题的关键在于，这一码头本应在更早的时候就应被定位成敏感设施，而入选敏感设施的情况下，政府的审批结果也有可能会完全不同。那么，谁应当为此承担责任呢？</text:p>
      <text:p text:style-name="P4">
西德和北德电视台获取的信息显示，汉堡港运营商"汉堡港口及物流股份公司"HHLA在政府审批过程中，曾多次宣称，中资要入股的福地码头并不属于敏感设施。但运营商对福地码头的这一定位却是错误的。因为该码头的年吞吐量远远超出了码头入选敏感基础设施的标准。汉堡港口和物流股份公司的发言人接受媒体质询时，并没有对相关指控予以驳斥。她只是说，各政府部门随时都可以全面透明地了解该码头的运营情况。</text:p>
      <text:h text:style-name="P12" text:outline-level="3">
<text:span text:style-name="T4">
错误前提下做出的错误决定</text:span>
</text:h>
      <text:p text:style-name="P4">
HHLA的问题在于，按照相关法律，港口运营商不仅要及时向政府机构通报码头的货物吞吐量，也应及时进行敏感设施登记。 <text:a xlink:type="simple" xlink:href="https://www.dw.com/zh/zh/汉堡港福地码头被列入关键基础设施-中远入股还有戏吗/a-65293775" text:style-name="Internet_20_link" text:visited-style-name="Visited_20_Internet_20_Link">
但汉堡港一直将登录敏感设施事宜拖延了数月之久。而与此同时，负责敏感设施登记的联邦信息技术安全署BSI也长期没有向汉堡港过问此事。</text:a>
据称，联邦经济部曾敦促内政部尽快完成敏感设施登录工作，但显然没有得到回应。而德国政府最终在这样的错误前提下，通过了中资入股汉堡港的审批程序。</text:p>
      <text:p text:style-name="P4">
这项错误前提下的错误决策已经引起了多名联邦议员的关注。本周，联邦议院经济委员会已经向联邦信息安全署及其上级主管联邦内政部发出了质询。但谁应为这一错误决策承担责任，目前尚没有定论。</text:p>
      <text:p text:style-name="P4">
由北德及西德电视台进行的新闻调查显示，中资入股汉堡港审批程序中谬误百出，时间跨度从2021年夏季一直延续至今。2022年，新的敏感设施法生效，汉堡港本应在2022年四月前完成福地码头的敏感设施登记工作，但汉堡港并没有这样做。</text:p>
      <text:p text:style-name="P4">
2022年4月29日，有关各方在柏林举行会议，商讨中资入股问题的审批程序。据称与会者包括港口运营商HHLA、德国经济部、内政部、外交部以及总理府的代表。会议期间，汉堡港代表曾出示一份文件显示，福地码头并不属于敏感设施。但当时这一错误信息并没有引起与会者的注意。这也是后来一系列错误决策的开端。</text:p>
      <text:p text:style-name="P4">
</text:p>
      <text:p text:style-name="P4">
德国总理肖尔茨及其总理府是中资入股汉堡港的积极推动者。</text:p>
      <text:h text:style-name="P12" text:outline-level="3">
<text:span text:style-name="T4">
总理府一心希望促成港口交易</text:span>
</text:h>
      <text:p text:style-name="P4">
如果当时按照规定将福地码头列入敏感设施，其后的政府决策结果也可能会大不相同。因为，当时该码头虽然没有被列入敏感设施，但参与决策的六个联邦部均反对准许中资入股汉堡港。但以肖尔茨为首的德国总理府却是这笔交易的积极倡导者，并为日后的谈判开启了绿灯。总理府为此提出的一个核心理由就是，福地码头并不属于敏感设施。</text:p>
      <text:h text:style-name="P12" text:outline-level="3">
<text:span text:style-name="T4">
绿党和联盟党提出批评</text:span>
</text:h>
      <text:p text:style-name="P4">
绿党经济问题专家巴纳札克（ FelixBanaszak）对中资入股汉堡港审批程序中出现的一系列错误提出强烈批评。他说："很遗憾，整个审批过程都让德国总理府、德国内政部以及德国信息安全署脸上无光。特别是在福地码头被定位为敏感设施之后，德国总理府仍阻挠对这笔交易进行重新评估，这无疑是一件严重的错误。</text:p>
      <text:p text:style-name="P4">
基民盟联邦议员劳恩霍夫（ Stefan Rouenhoff）认为，仍有一系列问题有待澄清：" <text:a xlink:type="simple" xlink:href="https://www.dw.com/zh/zh/德国内阁批准中资入股汉堡港-警告声不绝于耳/a-63562744" text:style-name="Internet_20_link" text:visited-style-name="Visited_20_Internet_20_Link">
直到内阁相关会议在2022年10月26日结束后，福地码头才被定位成敏感设施。有理由认为，这是有意为之。</text:a>
"劳恩霍夫也对总理府和联邦信息安全署提出了批评，他说："我们有理由提出质疑，社民党领导下的德国内政部是不是在为总理府打掩护，所以没有（对福地码头的敏感设施定位问题）进行深入的审核。"</text:p>
      <text:p text:style-name="P4">
(德广联）</text:p>
      <text:p text:style-name="P4">
Source: <text:a xlink:type="simple" xlink:href="https://www.dw.com/zh/中资入股汉堡港争论再起-敏感设施-登录被有意拖延？/a-65746595" text:style-name="Internet_20_link" text:visited-style-name="Visited_20_Internet_20_Link">
https://www.dw.com/zh/中资入股汉堡港争论再起-敏感设施-登录被有意拖延？/a-65746595?maca=chi-rss-chi-all-1127-rdf</text:a>
</text:p>
      <!--NEWS-->
      <text:h text:style-name="P10" text:outline-level="1">
<text:span text:style-name="T4">
英国学府成立香港研究所　助决策者了解香港社群</text:span>
</text:h>
      <text:p text:style-name="P4">
Author: None</text:p>
      <text:p text:style-name="P4">
Publisher: Radio Free Asia (Organization)</text:p>
      <text:p text:style-name="P4">
Published Time: 2023-05-26T14:30:00-04:00</text:p>
      <text:p text:style-name="P4">
Modified Time: 2023-05-26T15:04:42-04:00</text:p>
      <text:p text:style-name="P4">
Description: None</text:p>
      <text:p text:style-name="P4">
Videos: []</text:p>
      <text:p text:style-name="P4">
Audios: ["<text:a xlink:type="simple" xlink:href="https://www.rfa.org/mandarin/yataibaodao/al-052620231041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4618in" draw:z-index="0">
<draw:image xlink:href="../Images/rfamandarin/2023-05-26T14-30-00-04-00/000000.png" xlink:type="simple" xlink:show="embed" xlink:actuate="onLoad" draw:mime-type="image/png"/>
</draw:frame>
 香港研究所的标志，包含书本和维港建筑等元素。 <text:a xlink:type="simple" xlink:href="https://www.rfa.org/mandarin/yataibaodao/al-05262023104140.html/@@images/image" text:style-name="Internet_20_link" text:visited-style-name="Visited_20_Internet_20_Link">
</text:a>
University of Surrey官网截图  <text:a xlink:type="simple" xlink:href="https://www.rfa.org/mandarin/yataibaodao/al-05262023104140.html/@@stream" text:style-name="Internet_20_link" text:visited-style-name="Visited_20_Internet_20_Link">
Audio-1-Link：https://www.rfa.org/mandarin/yataibaodao/al-05262023104140.html/@@stream</text:a>
</text:p>
      <text:p text:style-name="P4">
随着大批港人流散海外，有关香港的研究成为学界热门课题。英国萨里大学（University of Surrey）成立欧洲首个香港研究所（Hong KongStudies Hub），希望进行更多针对香港的学术研究，帮助决策者了解香港社群。研究所也正筹建全新的香港研究图书馆，计划收集包括香港禁书在内的图书。</text:p>
      <text:p text:style-name="P4">
<text:a xlink:type="simple" xlink:href="https://www.rfa.org/mandarin/yataibaodao/gangtai/al-03292023110521.html" text:style-name="Internet_20_link" text:visited-style-name="Visited_20_Internet_20_Link">
 <text:span text:style-name="T4">
英港人共谋未来策略 彭定康痛批习近平"终身独裁者"</text:span>
 </text:a>
  * <text:span text:style-name="T4">
<text:a xlink:type="simple" xlink:href="https://www.rfa.org/mandarin/yataibaodao/gangtai/al-03062023123528.html" text:style-name="Internet_20_link" text:visited-style-name="Visited_20_Internet_20_Link">
 在英港人筹办"香港三月文化节" 向世界展示香港独特文化 </text:a>
 </text:span>
  * <text:span text:style-name="T4">
<text:a xlink:type="simple" xlink:href="https://www.rfa.org/mandarin/yataibaodao/gangtai/al-02222023124436.html" text:style-name="Internet_20_link" text:visited-style-name="Visited_20_Internet_20_Link">
 在英港人面对高昂学费和语言等多重教育难题 </text:a>
 </text:span>
</text:p>
      <text:p text:style-name="P4">
欧洲首个香港研究所（Hong Kong Studies Hub），由英国萨里大学（University ofSurrey）国际政治高级讲师马宝康（Malte PhilippKaeding）创立，香港学者钟剑华及黎恩灏出任副研究员，组成研究所的核心团队。研究所的定位，是推动更多有关香港的研究，带动有关香港政策的辩论，并重新探讨港人群体在国际关系上的角色。</text:p>
      <text:p text:style-name="P4">
<text:span text:style-name="T4">
创办人：望香港研究壮大 如中国研究</text:span>
</text:p>
      <text:p text:style-name="P4">
香港研究所总监马宝康是德国政治学家，和香港有深厚渊源。他在香港浸会大学取得博士，并曾执导电影《香港本色》（BlackBauhinia），访问香港本土派人物梁天琦和黄台仰，探讨香港本土主义。</text:p>
      <text:p text:style-name="P4">
香港研究所总监马宝康和香港有深厚渊源，曾执导电影《香港本色》（Black Bauhinia），探讨香港本土主义。 （吕熙摄）  <text:a xlink:type="simple" xlink:href="https://www.rfa.org/mandarin/yataibaodao/al-05262023104140.html/img_8135.jpg" text:style-name="Internet_20_link" text:visited-style-name="Visited_20_Internet_20_Link">
</text:a>
</text:p>
      <text:p text:style-name="P4">
他接受本台访问时表示，早在2017年香港主权移交20周年期间，已萌生在海外成立香港研究所的意念，而随着近年海外香港社群壮大，有必要让决策者更深入认识香港社群。他期望研究所能带动跨学科的香港研究，包括在政治学、国际关系、社会学、历史等不同范畴上，甚至发展成可以媲美中国研究和台湾研究的独立科学：“我们希望推动香港研究向前发展，无论是在理论还是研究方法上，使香港研究能壮大成为一个独立的学科，就像中国研究和台湾研究一样。”</text:p>
      <text:p text:style-name="P4">
近期香港公共图书馆出现“下架潮”，有关六四事件和反送中运动的著作，以至民主派政治人物的作品都相继被下架。有见及此，马宝康正在萨里大学建立全新的香港研究图书馆，目前已收集一定数量有关香港研究的图书，可供学生查阅，并正筹建网上图书馆。他表示，当准备工作就绪，将呼吁港人捐出藏书，以保存和香港有关的著作。</text:p>
      <text:p text:style-name="P4">
近年中国留学生成为不少英国大学的重要收入来源，不少大学因而有所忌惮。不过马宝康表示，萨里大学校方完全支持成立香港研究所，而目前在校内举办的香港活动也未曾受到“小粉红”滋扰。值得留意的是，全英国共有30家由当地大学和中方合作开设的孔子学院，而英国萨里大学并未参与。</text:p>
      <text:p text:style-name="Quotations">

<text:p text:style-name="P4">
Europe’s first Hong Kong Studies Hub opens its doors at the University of&gt;
 Surrey.  &gt;
  &gt;
  Read more here: <text:a xlink:type="simple" xlink:href="https://t.co/EC75zcze4X" text:style-name="Internet_20_link" text:visited-style-name="Visited_20_Internet_20_Link">
 https://t.co/EC75zcze4X </text:a>
 <text:a xlink:type="simple" xlink:href="https://twitter.com/hashtag/ProudtobeSurrey" text:style-name="Internet_20_link" text:visited-style-name="Visited_20_Internet_20_Link">
&gt;
 #ProudtobeSurrey&gt;
 </text:a>
&gt;
 <text:a xlink:type="simple" xlink:href="https://twitter.com/hashtag/GlobalBritain" text:style-name="Internet_20_link" text:visited-style-name="Visited_20_Internet_20_Link">
 #GlobalBritain&gt;
 </text:a>
 <text:a xlink:type="simple" xlink:href="https://t.co/HawZQqzKeR" text:style-name="Internet_20_link" text:visited-style-name="Visited_20_Internet_20_Link">
&gt;
 pic.twitter.com/HawZQqzKeR </text:a>
&gt;
&gt;
 — University of Surrey (@UniOfSurrey) <text:a xlink:type="simple" xlink:href="https://twitter.com/UniOfSurrey/status/1661311232295534595" text:style-name="Internet_20_link" text:visited-style-name="Visited_20_Internet_20_Link">
 May 24, 2023&gt;
 </text:a>
</text:p>

</text:p>
      <text:p text:style-name="P4">
<text:span text:style-name="T4">
英国外交部研究员：英国须考虑一系列因素调整对华政策</text:span>
</text:p>
      <text:p text:style-name="P4">
香港研究所周四（25日）举行开幕式时，邀请到有学术背景的英国政府中人担任讲座嘉宾。被问到英国近日对华态度明显放软，会否影响对港政策时，英国外交部亚太研究小组主管杰玛‧奥尼尔（GemmaO’Neill）表示，英国政府需要根据很多不同因素，持续调整对华论述：“政府需要考虑一系列威胁，包括国家安全、价值议题、保护英国海外公民、经济增长议题等。所有这些都对英国很重要，牵涉国家利益，这是需要保持一致的。”</text:p>
      <text:p text:style-name="P4">
香港研究所周四（25日）举行开幕式时，邀请到有学术背景的英国政府中人担任讲座嘉宾，包括英国外交部亚太研究小组主管杰玛‧奥尼尔（GemmaO’Neill）（左二），以及内阁办公室副主任伊莫琴‧·帕森斯（Imogen Parsons）（右一）。 （吕熙摄）  <text:a xlink:type="simple" xlink:href="https://www.rfa.org/mandarin/yataibaodao/al-05262023104140.html/img_8125.jpg" text:style-name="Internet_20_link" text:visited-style-name="Visited_20_Internet_20_Link">
</text:a>
</text:p>
      <text:p text:style-name="P4">
她表示，即使在某些问题上有分歧，英国政府仍必须继续和国际伙伴谈判，包括中国。她相信如果双方有更多沟通渠道，就有更多机会在争议问题上进行对话。</text:p>
      <text:p text:style-name="P4">
内阁办公室副主任伊莫琴‧·帕森斯（ImogenParsons）表示，政策制订者不会单靠一篇学术论文，作为制订政策的参考，因此不能期望学术论文能带来立竿见影的政策转变。不过她表示，政策制订者会不断阅读相关研究等资料，研究者若能更好地总结研究成果，并解释其建议，将有助政策制订者在百忙中快速理解，协助政策制订。</text:p>
      <text:p text:style-name="P4">
记者：吕熙（伦敦） 责编：嘉远 网编: 何足</text:p>
      <text:p text:style-name="Quotations">
</text:p>
      <text:p text:style-name="P4">
Source: <text:a xlink:type="simple" xlink:href="https://www.rfa.org/mandarin/yataibaodao/al-05262023104140.html" text:style-name="Internet_20_link" text:visited-style-name="Visited_20_Internet_20_Link">
https://www.rfa.org/mandarin/yataibaodao/al-05262023104140.html</text:a>
</text:p>
      <!--NEWS-->
      <text:h text:style-name="P10" text:outline-level="1">
<text:span text:style-name="T4">
澳洲雪梨市中心大火  两名13岁少年自首</text:span>
</text:h>
      <text:p text:style-name="P4">
Publisher: 法新社</text:p>
      <text:p text:style-name="P4">
Published Time: 2023-05-26T14:32:09+00:00</text:p>
      <text:p text:style-name="P4">
Modified Time: 2023-05-26T14:05:02+00:00</text:p>
      <text:p text:style-name="P4">
Description: （法新社雪梨26日电） 澳洲警方今天表示，在一场大火烧毁雪梨市中心一栋7层楼高的建物后，有两名13岁少年已经向警方自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5-26T14-32-09-00-00/000000.png" xlink:type="simple" xlink:show="embed" xlink:actuate="onLoad" draw:mime-type="image/png"/>
</draw:frame>
</text:p>
      <text:p text:style-name="P4">
澳洲警方指出，曾是制帽工厂的一栋空置建物昨天发生火灾后，已经展开纵火案调查，大火还延烧到邻近的一栋建筑，相关当局在扑灭火势前大规模疏散民众。</text:p>
      <text:p text:style-name="P4">
高阶警官邓史坦（Paul Dunstan）说：「刚过下午4时，有人看到一群年轻人从火灾现场跑出来。」</text:p>
      <text:p text:style-name="P4">
「昨天深夜已有两名年轻人在两间不同的警局自首。」</text:p>
      <text:p text:style-name="P4">
邓史坦还说：「我们整晚都在跟这些年轻人谈话，他们现在正协助警方调查。」他提到，两人年纪都是13岁。</text:p>
      <text:p text:style-name="P4">
他呼吁另外3或4位「火灾发生时在现场的年轻人」在父母陪同下站出来，「把他们的说法讲出来」。</text:p>
      <text:p text:style-name="P4">
大火发生后不久，火场的烈焰比大楼还高，且整个雪梨市都可以看到浓厚烟柱窜入天际。</text:p>
      <text:p text:style-name="P4">
消防单位的影片显示，建物顶楼的整面墙壁崩落，并掉在下面的街道撞成碎片，同时建物冒出橙色火焰。</text:p>
      <text:p text:style-name="P4">
Source: <text:a xlink:type="simple" xlink:href="https://www.rfi.fr/cn/%E5%9B%BD%E9%99%85%E6%8A%A5%E9%81%93/20230526-%E6%BE%B3%E6%B4%B2%E9%9B%AA%E6%A2%A8%E5%B8%82%E4%B8%AD%E5%BF%83%E5%A4%A7%E7%81%AB-%E4%B8%A4%E5%90%8D13%E5%B2%81%E5%B0%91%E5%B9%B4%E8%87%AA%E9%A6%96" text:style-name="Internet_20_link" text:visited-style-name="Visited_20_Internet_20_Link">
https://www.rfi.fr/cn/%E5%9B%BD%E9%99%85%E6%8A%A5%E9%81%93/20230526-%E6%BE%B3%E6%B4%B2%E9%9B%AA%E6%A2%A8%E5%B8%82%E4%B8%AD%E5%BF%83%E5%A4%A7%E7%81%AB-%E4%B8%A4%E5%90%8D13%E5%B2%81%E5%B0%91%E5%B9%B4%E8%87%AA%E9%A6%96</text:a>
</text:p>
      <!--NEWS-->
      <text:h text:style-name="P10" text:outline-level="1">
<text:span text:style-name="T4">
展望台海局势　美助理防长：对中吓阻强而有力</text:span>
</text:h>
      <text:p text:style-name="P4">
Author: None</text:p>
      <text:p text:style-name="P4">
Publisher: Radio Free Asia (Organization)</text:p>
      <text:p text:style-name="P4">
Published Time: 2023-05-26T14:53:00-04:00</text:p>
      <text:p text:style-name="P4">
Modified Time: 2023-05-26T15:34:45-04:00</text:p>
      <text:p text:style-name="P4">
Description: None</text:p>
      <text:p text:style-name="P4">
Videos: []</text:p>
      <text:p text:style-name="P4">
Audios: ["<text:a xlink:type="simple" xlink:href="https://www.rfa.org/mandarin/yataibaodao/gangtai/tj-05262023141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276998in" draw:z-index="0">
<draw:image xlink:href="../Images/rfamandarin/2023-05-26T14-53-00-04-00/000000.png" xlink:type="simple" xlink:show="embed" xlink:actuate="onLoad" draw:mime-type="image/png"/>
</draw:frame>
 美国国防部印太事务助理部长拉特纳（ElyRatner）周四在华盛顿智库战略与国际研究中心的研讨会上指出，印太地区安全事关美国和地区国家利益，而北京当局目前却关闭了几乎所有与美国对话的渠道。视频截图/CSIS官网  <text:a xlink:type="simple" xlink:href="https://www.rfa.org/mandarin/yataibaodao/gangtai/tj-05262023141829.html/@@stream" text:style-name="Internet_20_link" text:visited-style-name="Visited_20_Internet_20_Link">
Audio-1-Link：https://www.rfa.org/mandarin/yataibaodao/gangtai/tj-05262023141829.html/@@stream</text:a>
</text:p>
      <text:p text:style-name="P4">
伴随美中竞争升级，台海局势成为各界关注的焦点。美国军方高级官员和多位学者近日针对台湾安全问题和地区局势走向发表了看法。</text:p>
      <text:p text:style-name="P4">
<text:a xlink:type="simple" xlink:href="https://www.rfa.org/mandarin/yataibaodao/junshiwaijiao/tj2-05252023155945.html" text:style-name="Internet_20_link" text:visited-style-name="Visited_20_Internet_20_Link">
 <text:span text:style-name="T4">
美助理防长呼吁：中国应重启美中热线</text:span>
 </text:a>
  * <text:span text:style-name="T4">
<text:a xlink:type="simple" xlink:href="https://www.rfa.org/mandarin/yataibaodao/junshiwaijiao/tj-05122023093625.html" text:style-name="Internet_20_link" text:visited-style-name="Visited_20_Internet_20_Link">
 美智库座谈：维护印太和平 应对中国野心 </text:a>
 </text:span>
</text:p>
      <text:p text:style-name="P4">
中国声称台湾问题属于“内政”，但国际社会显然有不同的看法。继七国集团峰会（G7）发表声明，反对以武力片面改变台海现状，并“重申台海和平稳定的重要性，与国际社会的安全与繁荣息息相关”后，美国军方高级官员再次就台海局势表达高度关切。</text:p>
      <text:p text:style-name="P4">
<text:span text:style-name="T4">
美国助理防长呼吁北京：不要等到危机发生再对话</text:span>
</text:p>
      <text:p text:style-name="P4">
美国国防部印太事务助理部长拉特纳（ElyRatner）周四在华盛顿智库战略与国际研究中心（CSIS）的研讨会上指出，印太地区安全事关美国和地区国家利益，而北京当局目前却关闭了几乎所有与美国对话的渠道：“很不幸的是，无论我们提出任何官方或非官方通话、会议、对谈，都被中国数次拒绝或无视。……我想问中国，‘我们需要等到重大危机发生，才开始重视对话吗？’美国的立场是，我们现在就应该对话，而不是等到危机发生。”</text:p>
      <text:p text:style-name="P4">
<text:span text:style-name="T4">
美助理防长：中国无法承担台海战争成本</text:span>
</text:p>
      <text:p text:style-name="P4">
拉特纳表示，为了确保台湾海峡的和平与稳定，美中沟通机制相当重要：“台海问题不是只与美国的国防以及盟友相关，这更与和中国的互动有关。”</text:p>
      <text:p text:style-name="P4">
拉特纳指出，拜登政府始终遵循“一中政策”：“美国对台湾议题的政策没有改变，我们遵守《台湾关系法》及‘一中政策’，我们致力于维持台海现状，我们不支持台湾独立。我们认为，维持现状对印太地区是最好的选项。”</text:p>
      <text:p text:style-name="P4">
拉特纳谈到，美国会继续依照《台湾关系法》强化台湾的防卫能力，并且确保吓阻中国的武力威胁：“依据《台湾关系法》，美国要信守协助台湾发展防卫能力的承诺，这项法案也要求美国有能力应对中国可能的胁迫，我们会持续这么做。……我有信心，我们现在的吓阻很有力，所以美国官员常说‘台海战争并不是无法避免，也不是近在眼前’。北京不会愿意承担开战所产生的巨额成本，我们会确保这样的状况持续。”</text:p>
      <text:p text:style-name="P4">
针对当前台海局势的发展，美国印太司令部司令阿奎利诺（JohnAquilino）日前也公开强调，美国总统和国防部长授予他两项任务：“第一，防止这场（入侵台湾）冲突的发生；第二，如果第一项任务失败了，那就做好准备进行战斗并取得胜利。”</text:p>
      <text:p text:style-name="P4">
美国印太司令部司令阿奎利诺日前公开强调，美国总统和国防部长授予他两项任务："第一，防止这场（入侵台湾）冲突的发生；第二，如果第一项任务失败了，那就做好准备进行战斗并取得胜利"。（美联社图片）<text:a xlink:type="simple" xlink:href="https://www.rfa.org/mandarin/yataibaodao/gangtai/tj-05262023141829.html/ap23075398292965.jpg" text:style-name="Internet_20_link" text:visited-style-name="Visited_20_Internet_20_Link">
 </text:a>
</text:p>
      <text:p text:style-name="P4">
周四当天，华盛顿智库布鲁金斯学会（Brookings）还举办了另一场研讨会，关注台湾局势的未来发展。</text:p>
      <text:p text:style-name="P4">
<text:span text:style-name="T4">
葛来仪：习近平是否对台动武有"红线"压力</text:span>
</text:p>
      <text:p text:style-name="P4">
华盛顿智库德国马歇尔基金会（GMF）印太项目主任葛来仪（BonnieGlaser）在会上指出，她认同美国官员有关“台海战争并不是无法避免，也不是近在眼前”的说法，但前提是只要不触碰中国红线：“如果台湾宣布独立、如果台湾与美国签订共同防御协定，或是如果美国承认台湾为独立主权国家，无论习近平认为解放军准备好了没有，他都会有需要对台动武的压力。”</text:p>
      <text:p text:style-name="P4">
葛来仪强调，中国的对台政策并没有根本改变，习近平还没有放弃“和平统一台湾”，也没有设置攻台时间点。同时，中国高层官员也清楚知道，解放军还没有做好准备：“不管是民间或是军方的领导人都清楚知道，解放军在作战以及指挥方面都还有很多缺陷，……他们知道，解放军现代化的程度还不足以打赢地区战争。”</text:p>
      <text:p text:style-name="P4">
<text:span text:style-name="T4">
学者呼吁：勿帮助北京过渡渲染台海战争可能</text:span>
</text:p>
      <text:p text:style-name="P4">
美国斯坦福大学胡佛研究所研究员祁凯立（KharisTempleman）则在会上呼吁，外界不应过度渲染台海爆发冲突的可能性：“我担心，过度渲染台海爆发战争的可能性会帮助到中国共产党。如果外界相信中国会不计代价收复台湾，这其实会有利于中国。中国希望外界以及台湾相信，台海战争成本过大，因此还不如放弃或投降。”</text:p>
      <text:p text:style-name="P4">
记者：唐缘媛 责编：何平 网编：洪伟</text:p>
      <text:p text:style-name="P4">
Source: <text:a xlink:type="simple" xlink:href="https://www.rfa.org/mandarin/yataibaodao/gangtai/tj-05262023141829.html" text:style-name="Internet_20_link" text:visited-style-name="Visited_20_Internet_20_Link">
https://www.rfa.org/mandarin/yataibaodao/gangtai/tj-05262023141829.html</text:a>
</text:p>
      <!--NEWS-->
      <text:h text:style-name="P10" text:outline-level="1">
<text:span text:style-name="T4">
《观察报》：假网店把中国货包装成欧洲时装</text:span>
</text:h>
      <text:p text:style-name="P4">
Author: None (Language: zh)</text:p>
      <text:p text:style-name="P4">
Publisher: None</text:p>
      <text:p text:style-name="P4">
Time: 2023-05-26T15:03:00Z</text:p>
      <text:p text:style-name="P4">
Description: 瑞士《观察报》记者的调查显示，多家时装网店打着经营巴黎、阿姆斯特丹或者苏黎世时装的旗号，卖的都是来自中国的假冒商品。</text:p>
      <text:p text:style-name="P4">
Videos: []</text:p>
      <text:p text:style-name="P4">
Images: []</text:p>
      <text:p text:style-name="P4">
Subject: 经济纵横</text:p>
      <text:p text:style-name="P4">
Subjects: ['岛屿主权争端', '专题报道：全景观看“习马会”', '中国', '中共十九大', '瑞士', '德中关系']</text:p>
      <text:p text:style-name="P4">
Keywords: ['观察报', '中国', '假网店', '网店', '时装', '瑞士']</text:p>
      <text:p text:style-name="P4">
ID: 65746922</text:p>
      <!--METADATA-->
      <text:p text:style-name="P4">
<text:a xlink:type="simple" xlink:href="https://www.dw.com/zh/overlay/image/article/65746922/17093114" text:style-name="Internet_20_link" text:visited-style-name="Visited_20_Internet_20_Link">
 </text:a>
</text:p>
      <text:p text:style-name="P4">
（德国之声中文网）Paulrosenbach.com, Moniquemeijer.nl, Mariefragonoir.com,Claudemartin.com--点开上述卖时装的网页，你会发现，除了使用的语言不同，标价货币不同外，其风格完全一致，照片上的模特都是西方人，宣传的口号都是可持续时尚，销售的服装鞋帽每一件都划掉原价、另标上打折价。网页上虽然号称苏黎世时装、阿姆斯特丹时装或瑞士时装，但据瑞士《观察报》（Blick)记者的调查，所销售的服装其实都产自中国。</text:p>
      <text:p text:style-name="P4">
该报5月22日刊登了一篇一名化名GiuliaH.的瑞士女士在Paulrosenbach.com网页上的购物体验。她买了两双运动鞋和一条裤子，花了160瑞士法郎。一双品名"AIR FORCEFLOWER"，鞋帮上印有"Air"。买的时候她以为是耐克的AIR FORCE。10天后货到了，运动鞋用塑料袋装着，连鞋盒都没有。她以为的耐克鞋其实是仿耐克的廉价货，粘胶都有点脱落，牌子叫"Fashion"。另一双鞋底子硬邦邦，根本没法穿，裤子也太大。想要退货，必须写封邮件，得到的答复是，因为她买的是打折商品，因此不能退钱，只能给该网页的代金券。想要退货的唯一途径是把商品寄到香港的发货商那里，顾客得自己出50瑞士法郎的寄费。GiuliaH.知道自己上当了，因为网站上所有的商品都标着打折，而她无论如何也不想在这个网站购物了。</text:p>
      <text:p text:style-name="P4">
《观察报》记者继而对这件事进行了调查，发现Paulrosenbach.com的经营者在欧洲各地经营着类似的网店，有的叫"Monique Meijer"，号称来自荷兰，有的叫"Claude Martin "或 "Marie Fragonoir"，号称来自法国。它们背后都是"MB ConsultingLtd."以及"Acessoires &amp; Designs Ltd."，地址都在香港。在《观察报》5月22日的相关报道前，Paulrosenbach.com的经营者信息显示的是"Acessoires &amp; Designs Ltd."，报道之后变成了"MBConsultingLtd."。而这两家经营者都没有在瑞士进行商业登记。此外，号称经营巴黎时装的Mariefragonoir.com网页，其URL却将用户引到ClaudeMartin这家网店。而URL和店名对不上号是假网店的明显特征之一。</text:p>
      <text:p text:style-name="P4">
《观察报》记者还发现，尽管来自阿姆斯特丹和巴黎的网商经营者显示不是上述公司，却有着和它们相同的电话号码。自称挪威时装的另一个网店Norahansen.com情况也是一样。</text:p>
      <text:p text:style-name="P4">
（《观察报》等）</text:p>
      <text:p text:style-name="P4">
<text:span text:style-name="T5">
© 2023</text:span>
 <text:span text:style-name="T5">
年</text:span>
 ___德国之声版权声明：本文所有内容受到著作权法保护，如无德国之声特别授权，不得擅自使用。任何不当行为都将导致追偿，并受到刑事追究。_</text:p>
      <text:p text:style-name="P4">
Source: <text:a xlink:type="simple" xlink:href="https://www.dw.com/zh/《观察报》：假网店把中国货包装成欧洲时装/a-65746922" text:style-name="Internet_20_link" text:visited-style-name="Visited_20_Internet_20_Link">
https://www.dw.com/zh/《观察报》：假网店把中国货包装成欧洲时装/a-65746922?maca=chi-rss-chi-all-1127-rdf</text:a>
</text:p>
      <!--NEWS-->
      <text:h text:style-name="P10" text:outline-level="1">
<text:span text:style-name="T4">
中国在倒退：三十四年后六四纪念馆成立的意义（戴忠仁/王丹/颜柯夫）| 亚洲很想聊</text:span>
</text:h>
      <text:p text:style-name="P4">
Author: None</text:p>
      <text:p text:style-name="P4">
Publisher: Radio Free Asia (Organization)</text:p>
      <text:p text:style-name="P4">
Published Time: 2023-05-26T16:00:00-04:00</text:p>
      <text:p text:style-name="P4">
Modified Time: 2023-05-26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88615in" draw:z-index="0">
<draw:image xlink:href="../Images/rfamandarin/2023-05-26T16-00-00-04-00/000000.png" xlink:type="simple" xlink:show="embed" xlink:actuate="onLoad" draw:mime-type="image/png"/>
</draw:frame>
 <text:a xlink:type="simple" xlink:href="https://www.rfa.org/mandarin/duomeiti/yazhou-henxiangliao/yz-05262023125125.html/@@images/image" text:style-name="Internet_20_link" text:visited-style-name="Visited_20_Internet_20_Link">
</text:a>
 自由亚洲电台制图</text:p>
      <text:p text:style-name="P4">
我们即将迎来1989 #天安门事件 的34周年。跟往年不一样的是，全球唯一“#六四纪念馆“，将落脚纽约曼哈顿，成为保存 #六四记忆和发扬六四精神新的基地。八九学运领袖 #王丹 和#颜柯夫，在节目中介绍六四纪念馆的筹备情况，和过程中感受到的中国年轻人热情。纪念馆花了八个月筹集到第一阶段所需的50万元，多数是几十或百元的小额捐赠，还有很多89.64的捐款。另外一方面，中国的国内和国际情势有极大的转变，使得中国社会弥漫着二三十年来未曾有过的暗流。继1989年的六四民运后，新一代年轻人是否又产生了反抗的动力？</text:p>
      <text:p text:style-name="P4">
Source: <text:a xlink:type="simple" xlink:href="https://www.rfa.org/mandarin/duomeiti/yazhou-henxiangliao/yz-05262023125125.html" text:style-name="Internet_20_link" text:visited-style-name="Visited_20_Internet_20_Link">
https://www.rfa.org/mandarin/duomeiti/yazhou-henxiangliao/yz-05262023125125.html</text:a>
</text:p>
      <!--NEWS-->
      <text:h text:style-name="P10" text:outline-level="1">
<text:span text:style-name="T4">
“负首付”买房？深圳监管单位要查</text:span>
</text:h>
      <text:p text:style-name="P4">
Author: None</text:p>
      <text:p text:style-name="P4">
Publisher: Radio Free Asia (Organization)</text:p>
      <text:p text:style-name="P4">
Published Time: 2023-05-26T16:22:13-04:00</text:p>
      <text:p text:style-name="P4">
Modified Time: 2023-05-26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947024in" draw:z-index="0">
<draw:image xlink:href="../Images/rfamandarin/2023-05-26T16-22-13-04-00/000000.png" xlink:type="simple" xlink:show="embed" xlink:actuate="onLoad" draw:mime-type="image/png"/>
</draw:frame>
 图为深圳海悦花园附近的楼房 <text:a xlink:type="simple" xlink:href="https://www.rfa.org/mandarin/Xinwen/9-05262023161516.html/@@images/image" text:style-name="Internet_20_link" text:visited-style-name="Visited_20_Internet_20_Link">
</text:a>
路透社资料图片</text:p>
      <text:p text:style-name="P4">
中国房地产市场遇冷，外界卖房新招不断，在重庆、深圳等地近日出现买房“负首付”、“零首付”现象引发关注。根据中国媒体“中新经纬”报道，负首付”意味着购房人不仅无需支付首付款，还能倒拿装修等款项。</text:p>
      <text:p text:style-name="P4">
“中新经纬”举例，深圳市罗湖区一套520万元人民币的房产可以贷款570万元，也就是说首付不仅不用“自己掏钱”，还可以从银行多贷走50万元，恐怕违反相关金融信贷政策。</text:p>
      <text:p text:style-name="P4">
5月26日，深圳市房地产中介协会发布《关于禁止参与/协助“买房负首付”、“零首付”等违规违法行为的郑重提示》，准备出手整治。</text:p>
      <text:p text:style-name="P4">
“中新经纬”也在当日刊登中原地产首席分析师张大伟分析指，“负首付”购房本质上是“高评高贷”模式，是一种骗贷的违法行为。北京市金诉律师事务所主任王玉臣也认为，这种做法显然是违规，存在不小的法律风险。采用这种模式，往往需要签署“阴阳合同”，这种方式本身也是违法行为。</text:p>
      <text:p text:style-name="P4">
责编：陈品洁</text:p>
      <text:p text:style-name="P4">
Source: <text:a xlink:type="simple" xlink:href="https://www.rfa.org/mandarin/Xinwen/9-05262023161516.html" text:style-name="Internet_20_link" text:visited-style-name="Visited_20_Internet_20_Link">
https://www.rfa.org/mandarin/Xinwen/9-05262023161516.html</text:a>
</text:p>
      <!--NEWS-->
      <text:h text:style-name="P10" text:outline-level="1">
<text:span text:style-name="T4">
李辉与俄外长见面　传曾要求欧洲接受俄国占领乌克兰领土事实</text:span>
</text:h>
      <text:p text:style-name="P4">
Author: None</text:p>
      <text:p text:style-name="P4">
Publisher: Radio Free Asia (Organization)</text:p>
      <text:p text:style-name="P4">
Published Time: 2023-05-26T16:26:00-04:00</text:p>
      <text:p text:style-name="P4">
Modified Time: 2023-05-26T16:2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5-26T16-26-00-04-00/000000.png" xlink:type="simple" xlink:show="embed" xlink:actuate="onLoad" draw:mime-type="image/png"/>
</draw:frame>
中国政府“欧亚事务特别代表”李辉本周五（5月26日）与俄国外长拉夫罗夫（Sergei Lavrov）会晤。 <text:a xlink:type="simple" xlink:href="https://www.rfa.org/mandarin/Xinwen/10-05262023162336.html/@@images/image" text:style-name="Internet_20_link" text:visited-style-name="Visited_20_Internet_20_Link">
</text:a>
路透社图片  中国政府“欧亚事务特别代表”李辉本周五（5月26日）与俄国外长拉夫罗夫（SergeiLavrov）会晤，这是他为推动北京当局所提的乌克兰和平计划，本月以来赴欧洲5国访问的最后一站。根据俄罗斯外交部声明，拉夫罗夫感谢李辉及北京在战争问题上的“平衡立场”，并说俄罗斯致力于冲突的“政治和外交解决方案”。 美国媒体华尔街日报（WallStreetJournal）独家引述知情的西方官员消息表示，李辉已经传达了明确的讯息，美国在欧洲的盟友应该维护他们的自主权，并敦促立即停火，让俄罗斯管理现在占领的乌克兰国土。熟知商谈内容的西方官员说，李辉敦促欧洲各国政府把中国视为美国的经济替代方案，并称他们应该迅速采取行动，在俄乌冲突蔓延之前就让其结束。报道指，这些知情西方官员认为现在就否定北京当局的努力还为时过早，但考虑到中俄的密切关系，他们质疑中国在任何谈判中充当诚实调解人的能力。这些官员还说，在俄军撤出乌克兰之前，要实现和平是不可能的。李辉在本周三访问德国后，在周五抵达俄罗斯。德国外交部发言人26日表示，德国政府已要求中国特使李辉向俄罗斯 "施压"，让俄罗斯军队从乌克兰撤军。 责编：陈品洁</text:p>
      <text:p text:style-name="P4">
Source: <text:a xlink:type="simple" xlink:href="https://www.rfa.org/mandarin/Xinwen/10-05262023162336.html" text:style-name="Internet_20_link" text:visited-style-name="Visited_20_Internet_20_Link">
https://www.rfa.org/mandarin/Xinwen/10-05262023162336.html</text:a>
</text:p>
      <!--NEWS-->
      <text:h text:style-name="P10" text:outline-level="1">
<text:span text:style-name="T4">
《亚太报道》2023年5月26日音频</text:span>
</text:h>
      <text:p text:style-name="P4">
Author: None</text:p>
      <text:p text:style-name="P4">
Publisher: Radio Free Asia (Organization)</text:p>
      <text:p text:style-name="P4">
Published Time: 2023-05-26T17:00:48-04:00</text:p>
      <text:p text:style-name="P4">
Modified Time: 2023-05-26T17:00:48-04:00</text:p>
      <text:p text:style-name="P4">
Description: None</text:p>
      <text:p text:style-name="P4">
Videos: []</text:p>
      <text:p text:style-name="P4">
Audios: ["<text:a xlink:type="simple" xlink:href="https://www.rfa.org/mandarin/apr-audio/yp-05262023093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8615in" draw:z-index="0">
<draw:image xlink:href="../Images/rfamandarin/2023-05-26T17-00-48-04-00/000000.png" xlink:type="simple" xlink:show="embed" xlink:actuate="onLoad" draw:mime-type="image/png"/>
</draw:frame>
 <text:a xlink:type="simple" xlink:href="https://www.rfa.org/mandarin/apr-audio/yp-05262023093826.html/@@images/image" text:style-name="Internet_20_link" text:visited-style-name="Visited_20_Internet_20_Link">
</text:a>
 自由亚洲电台制图  <text:a xlink:type="simple" xlink:href="https://www.rfa.org/mandarin/apr-audio/yp-05262023093826.html/@@stream" text:style-name="Internet_20_link" text:visited-style-name="Visited_20_Internet_20_Link">
Audio-1-Link：https://www.rfa.org/mandarin/apr-audio/yp-05262023093826.html/@@stream </text:a>
</text:p>
      <text:p text:style-name="P4">
此次节目的主要内容：</text:p>
      <text:p text:style-name="P4">
1. 六四事件34周年前夕，天安门母亲重申"真相、赔偿、问责"等三大诉求；</text:p>
      <text:p text:style-name="P4">
2. 湖南讨债公司永雄宣布关闭，179名员工遭警方异地关押；</text:p>
      <text:p text:style-name="P4">
3. 美国对台启动军援行动，首批针刺飞弹运抵台湾；</text:p>
      <text:p text:style-name="P4">
4. 台湾行政院宣布，有关"大陆地区人民亦为中华民国人民"条文即日停用；</text:p>
      <text:p text:style-name="P4">
5. 英国发布《香港问题半年报告》，呼吁废除港版国安法。</text:p>
      <text:p text:style-name="P4">
Source: <text:a xlink:type="simple" xlink:href="https://www.rfa.org/mandarin/apr-audio/yp-05262023093826.html" text:style-name="Internet_20_link" text:visited-style-name="Visited_20_Internet_20_Link">
https://www.rfa.org/mandarin/apr-audio/yp-05262023093826.html</text:a>
</text:p>
      <!--NEWS-->
      <text:h text:style-name="P10" text:outline-level="1">
<text:span text:style-name="T4">
专栏 | 夜话中南海：二十大远不是习近平为自己考虑“接班人”的时候</text:span>
</text:h>
      <text:p text:style-name="P4">
Author: None</text:p>
      <text:p text:style-name="P4">
Publisher: Radio Free Asia (Organization)</text:p>
      <text:p text:style-name="P4">
Published Time: 2023-05-26T17:09:00-04:00</text:p>
      <text:p text:style-name="P4">
Modified Time: 2023-05-26T17:23:44-04:00</text:p>
      <text:p text:style-name="P4">
Description: None</text:p>
      <text:p text:style-name="P4">
Videos: []</text:p>
      <text:p text:style-name="P4">
Audios: ["<text:a xlink:type="simple" xlink:href="https://www.rfa.org/mandarin/zhuanlan/yehuazhongnanhai/gx-052620231439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612011in" draw:z-index="0">
<draw:image xlink:href="../Images/rfamandarin/2023-05-26T17-09-00-04-00/000000.png" xlink:type="simple" xlink:show="embed" xlink:actuate="onLoad" draw:mime-type="image/png"/>
</draw:frame>
2023年3月，中共领导人习近平在人大会议上再次"当选"国家主席。 路透社资料图片  <text:a xlink:type="simple" xlink:href="https://www.rfa.org/mandarin/zhuanlan/yehuazhongnanhai/gx-05262023143937.html/@@stream" text:style-name="Internet_20_link" text:visited-style-name="Visited_20_Internet_20_Link">
Audio-1-Link：https://www.rfa.org/mandarin/zhuanlan/yehuazhongnanhai/gx-05262023143937.html/@@stream</text:a>
</text:p>
      <text:p text:style-name="P4">
日前，美国华尔街日报刊登署名Chun HanWong的文章《纵观历史看习近平接班人之谜》，说是“他（习近平）打破了前几任中国领导人建立的为期十年的执政周期，并在党内遍植亲信，这些亲信论年龄，论资历，均不足以挑起接班人的大梁。“</text:p>
      <text:p text:style-name="P4">
按照该文章作者的说法：“对今年6月即将年满70岁的习近平来说，这是他有意布下的一个迷阵。在接班人计划不明朗的状况下，党内精英需要小心翼翼，帮助习近平维持掌控，并为他争取时间来评估潜在的接班人……”</text:p>
      <text:p text:style-name="P4">
也是在日前，好几家中文媒体都介绍了美国亚洲协会政策研究所本月刊登的学者吴国光博士的文章，文章标题直译为《习近平青年卫兵的崛起：中共领导层的代际更替》。</text:p>
      <text:p text:style-name="P4">
吴国光博士的文章指出：中共二十大上任命的新一届政治局委员平均年龄大于五年前、十年前，甚至二十年前。而与此同时，二十大之后，习近平开始加大安插60后和70后上位。不过，习是自邓小平以来，第一个没有安排接班“太子”的最高领导人。</text:p>
      <text:p text:style-name="P4">
国光先生这里说的“太子“，是从“接班人”意义上，而不是“裙带”意义上说的。也就是习近平曾经在党内会议上用过的那个词，”储君”。</text:p>
      <text:p text:style-name="P4">
根据吴国光的计算，2022年10月被选出的政治局常委平均年龄为65.1岁，在2017年为62.9岁，2012年为63.1岁，2002年为62.0岁。这反映了习近平任内刻意提拔年长的官员，而推迟提拔年轻官员的趋势。</text:p>
      <text:p text:style-name="P4">
而去年十月召开的中共二十大上新产生的政治局常委会的平均年龄，之所以超过十年前的十八届中央政治局常委会和二十年前的十六届中央政治局常委会，首先是因为习近平本人打破了“七上八下“潜规则，其次是不但把在二十大召开时已经年满67岁的王沪宁留任，而且新提拔的政治局常委也有一个年满67岁，即蔡奇，一个年满66岁，即李希。如此一来，平均年龄就拉上去了。</text:p>
      <text:p text:style-name="P4">
当然，二十大上新提拔的政治局常委里，终于有了一个60后，即1962年9月出生的上届中央政治局委员、书记处书记丁薛祥。</text:p>
      <text:p text:style-name="P4">
但是，丁薛祥这个二十届中央政治局常委会里唯一的60后，在大会召开时也已经年满60岁，而15年前召开中共十七大时，同时从十六届普通中央委员直接晋升十七届中央政治局常委，分别成为总书记和国务院总理“备胎”的习近平和李克强，一个时年54岁，另一个时年52岁。</text:p>
      <text:p text:style-name="P4">
如果再往前比较的话，2002年召开的中共十六大上，9名政治局常委主要是40后，也有3个30后，但是是出生于30年代后期。其中，分别接班总书记和国务院总理的胡锦涛、温家宝都是60岁，接班全国人大委员长的吴邦国61岁，接班全国政协主席的贾庆林62岁，另外还有最年轻的常委李长春只有58岁，平均下来就成了中共十二大之后最年轻的一届中央政治局常委会。</text:p>
      <text:p text:style-name="P4">
这里再强调一下，二十年前的十六大上的胡锦涛和温家宝都是以刚满60岁的年龄就分别接班党、政一把手了。而如今二十大上的唯一的一个60后，也是刚满60岁的丁薛祥，只不过是接班了一个常务副总理的职务。</text:p>
      <text:p text:style-name="P4">
这样比较下来，就可以充分说明习近平在考虑二十大高层人事安排时，在笃定自己连任第三个五年的同时，事实上也完全没有从“年龄梯队”的角度，考虑再一个五年之后，也就是依规会在二零二七年十月左右召开的二十一大上的“一把手交班”问题。</text:p>
      <text:p text:style-name="P4">
如上华尔街日报文章的作者分析说：清朝的秘密建储制度是1722年登基的雍正皇帝的发明。他深感于其父康熙皇帝在世时发生的夺嫡之争的惨剧，决定在生前选定储君后秘而不宣，死后再由大臣们将两份写有皇位继承人的遗诏对照验看。雍正认为，秘密建储可以减少诸皇子夺嫡的风险，不至于让皇帝在位时大权旁落，也避免了储君向皇帝争权。</text:p>
      <text:p text:style-name="P4">
三百年后的今天，毛泽东之后中国权力最大的领导人习近平也似乎乐于此道。去年开启第三个总书记任期的习近平可以自由选择他的接班人和接班时间，但却迟迟不愿亮出底牌。</text:p>
      <text:p text:style-name="P4">
笔者认为如上文章中把习近平当下对“接班人“的私下考量与“清朝（皇帝）的秘密建储制度“类比非常牵强。更准确的分析应该是当下的习近平自打设计自己的第三个任期的同时，无疑也已经下定了之后必须还要有第四、第五，直至第N个任期的决心。而这个决心下定的心理因素，除了从能力角度的“天降大任于斯人”、“舍我其谁”，更有对自己“挑二百斤担子走二十里山路不换肩”和“每天游泳五千米”的“身体健康、永远健康”的无比自信。所以，至少是在去年设计陪绑自己第三任期的“领导集体”的年龄构成时，他习近平可能是考虑到了二把手、三把手……们的年龄梯队问题，百分之百不会从“年龄梯队”角度，考虑他这个一把手的接班备胎。从他刚愎自用的性格分析，他甚至也不会从“以防意外”的角度来考虑自己所谓“潜在接班人”的问题。</text:p>
      <text:p text:style-name="P4">
不但事实上没有把如今二十大上产生的新一届政治局常委会除他习近平而外的其他六个人的任何一个人，当成自己一把手职务的接班培养对像，而且在给自己决心提拔为二十大新任政治局常委的四个人选分配具体岗位时，他习近平似乎也考虑到如何避免给外界以“接班猜想”的问题。</text:p>
      <text:p text:style-name="P4">
分析到此，我们不妨把时间倒回到去年的中共二十大召开之前。</text:p>
      <text:p text:style-name="P4">
当时的外界评论也好，“内部消息”也好，对时任“大内总管”丁薛祥的“入常“虽一致看好，但没有一篇分析文章，没有一个”中国问题专家“，也没有一则”据北京消息透露“提到过丁薛祥会是国务院常务副总理人选。</text:p>
      <text:p text:style-name="P4">
去年十月二十三日，也就是中共二十届一中会闭幕的当天，《纽约时报》适时刊登一篇文章，标题是《丁薛祥：习近平忠诚的幕僚长》。文章的第一句就是：如果有一个人被认为几乎肯定会晋升为常委，那就是丁薛祥。从履历上看，与其他一些竞争者相比，丁薛祥似乎不太可能成为候选人。他从来没有领导过一个省份，无论是作为党委书记还是省长。他在很大程度上是一个幕后的技术官僚，包括最近的中共中央委员会办公厅主任一职。这一职务具有浓厚的行政色彩。有人将丁薛祥比作中国领导人习近平的幕僚长。丁薛祥还被普遍认为是中央国家安全委员会办公室主任，随着习近平更强调防范国内外威胁，这个秘密机构的影响力越来越大。恰恰是这种与习较近的关系成为丁薛祥的优势。随着习近平试图清除政敌，拉拢盟友，忠诚度成为晋升的关键标准。同时担任习近平秘书的丁薛祥被认为是这位领导人<text:a xlink:type="simple" xlink:href="https://archive.nytimes.com/sinosphere.blogs.nytimes.com/2015/09/30/the-gatekeeper-in-xi-jinpings-inner-circle/" text:style-name="Internet_20_link" text:visited-style-name="Visited_20_Internet_20_Link">
 最可靠的支持</text:a>
 者之一。</text:p>
      <text:p text:style-name="P4">
该《纽约时报》文章中还分析说：60岁的丁薛祥是最年轻的常委会成员。但许多分析人士说，由于缺乏省级领导经验，他不太可能成为习近平的继任者。从这个意义上说，对于习近平，他可能是鱼与熊掌兼得的最佳人选：忠诚但不具威胁性。</text:p>
      <text:p text:style-name="P4">
也就是说，丁薛祥二十大上“入常”，本来就被外界认为是“板上钉钉”的事情。</text:p>
      <text:p text:style-name="P4">
不过，如果说习近平对二十大的政治局常委级的人事安排内容里最“不按牌理出牌”，或者说最不“循规蹈矩”的就是把一个从未当过一天国务院副总理，甚至从未有过半天国务院部门工作经历的李强，从上海市委书记位置上直接提拔为国务院总理，接班李克强，那么第二个“不按牌理出牌”的例子就是把一个纯“政工”出身，从未有过半天从基层到中央的政府领导机构或者政府部门任职经历的“大内总管”，安排到国务院常务副总理的岗位上。</text:p>
      <text:p text:style-name="P4">
照理，在习近平一定要进一步重用自己担任上海市委一把手时和自己第二个总书记任期的“大内总管”丁薛祥的前提下，按“常理”判断，二十届中央政治局常委里的丁薛祥就应该接替十九届中央政治局局常委王沪宁的工作岗位，从顺理成章和驾轻就熟的角度分析，都是最利于继续贴身侍奉习近平。那么为什么不这样安排呢？</text:p>
      <text:p text:style-name="P4">
试想，如果二十大之后的习近平在一定要让丁某人“入常”的前提下，不是将丁某人安排为国务院常务副总理，而是安排成事实上的党的“副总书记”，那么无论是党内还是党外，肯定就会有习近平安排比自己年轻九岁的丁薛祥为自己的党内副手“是何用意”的臆测。</text:p>
      <text:p text:style-name="P4">
相比较而言，习近平把与自己处于一个年龄段的蔡奇安排为党的二把手，不构成“年龄梯队“，就不会引发不必要的“接班人选”的猜想。事实上在中共二十大之后，当蔡奇接替王沪宁“副总书记”角色被他的新任政治局常委兼新任中央书记处（第一）书记的职务证实后，虽有不少评论人把他讽刺为当年毛泽东身边的“林副主席“，但也仅仅是从”伟大领袖亲密助手”的角度，而不是从”伟大领袖亲自选定的接班人”的角度。</text:p>
      <text:p text:style-name="P4">
当然，在犒赏丁薛祥为正国级的政治局常委的前提下，对其具体的工作岗位安排也不是没有其他选择。比如中纪委书记。至于全国人大委员长和全国政协主席的职务，既然是安排给了连任政治局常委的五十年代出生者，自然就排除了60后，而且是首次入常丁薛祥的适用性。</text:p>
      <text:p text:style-name="P4">
那么在国务院常务副总理和中纪委书记这两个具体职务的分配中，习近平把国务院常务副总理岗位给了丁薛祥，显然就有了对下一个五年的考量暗含其中。</text:p>
      <text:p text:style-name="P4">
关于所谓的“七上八下”是怎么回事，这里不需要详细解释了。而去年的中共二十大召开之后，外界评论纷纷质疑习近平“打破了七上八下的潜规则”。但事实上除了习近平本人，也只有军方代表张又侠和外交界代表王毅两人是“例外”，其他所有包括不是政治局委员的其他党内等副国级，无论是新任还是留任，其“年龄杠杠”都还是“七上八下”。</text:p>
      <text:p text:style-name="P4">
更需要说明的是，除了习近平本人，二十届中央政治局常委的产生，也是严格遵行“七上八下”原则的，最典型的就是去年召开二十大时年满六十八岁的韩正出局，而年满67岁的蔡奇入常。</text:p>
      <text:p text:style-name="P4">
一个最有说服力的事实是，韩正在因为年龄原因未能连任政治局常委前提下，能够被习近平比照五年前的王歧山，安排为一届国家副主席，就足以证明韩正二十大上的出局并非政治上失势于习近平，而仅仅是和五年前的王歧山一样，单纯的年龄原因。</text:p>
      <text:p text:style-name="P4">
另外，曾经的十九届中央政治局委员、书记处书记兼中组部长，习近平当年在清华当工农兵学员时的“上铺兄弟”陈希，说起来比张又侠还年轻两岁，但却未能在二十大上获得晋升政治局常委的机会，也足以说明习近平在决定二十大高层人事中的年龄“潜规则”，或者说“年龄杠杠”，也还是“原则上实行七上八下”。</text:p>
      <text:p text:style-name="P4">
分析到此，我们再逐个对比习近平之外的6个二十届中央政治局常委，就可以看明白习近平的目的是5年之后，也就是2027年召开二十一大时，现有的二十届中央政治局常委，从蔡奇到赵乐际，从王沪宁到李希，再加上出生于1959年的李强全部都要“因年龄原因”出局，只留他习近平和丁薛祥连任。而届时的丁薛祥接替现由李强担任的国务院总理职务就顺理成章。</text:p>
      <text:p text:style-name="P4">
其实，在二十大之前曾猜测胡春华会接任总理职务的评论人士，所持理由之一就是胡春华比丁薛祥还年轻一岁的年龄优势，决定了他接替李克强总理职务之后，可以如李克强一样连任两届，而国务院总理连任两届是能够保持国务院工作相对稳定、施政相对连贯的重要因素。</text:p>
      <text:p text:style-name="P4">
但是，如今的习近平既然安排了二十一大召开时年将68岁的李强接任总理职务，内心的算盘很可能就是除他习近平之外的中央党、政主要负责人，都只任一届，无论是“副总书记“还是国务院总理，无论是全国人大委员长还是全国政协主席，无论是中纪委书记还是不进常委的国家副主席。</text:p>
      <text:p text:style-name="P4">
(本期节目由高新主持及播讲）</text:p>
      <text:p text:style-name="P4">
(文章只代表特约评论员个人的立场和观点）</text:p>
      <text:p text:style-name="P4">
Source: <text:a xlink:type="simple" xlink:href="https://www.rfa.org/mandarin/zhuanlan/yehuazhongnanhai/gx-05262023143937.html" text:style-name="Internet_20_link" text:visited-style-name="Visited_20_Internet_20_Link">
https://www.rfa.org/mandarin/zhuanlan/yehuazhongnanhai/gx-05262023143937.html</text:a>
</text:p>
      <!--NEWS-->
      <text:h text:style-name="P10" text:outline-level="1">
<text:span text:style-name="T4">
专栏 | 周末茶馆：六四34周年　纽约六四纪念馆展现什么？</text:span>
</text:h>
      <text:p text:style-name="P4">
Author: None</text:p>
      <text:p text:style-name="P4">
Publisher: Radio Free Asia (Organization)</text:p>
      <text:p text:style-name="P4">
Published Time: 2023-05-26T17:12:00-04:00</text:p>
      <text:p text:style-name="P4">
Modified Time: 2023-05-26T17:14:49-04:00</text:p>
      <text:p text:style-name="P4">
Description: None</text:p>
      <text:p text:style-name="P4">
Videos: []</text:p>
      <text:p text:style-name="P4">
Audios: ["<text:a xlink:type="simple" xlink:href="https://www.rfa.org/mandarin/zhuanlan/teahouse/tea-052620231554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1927in" draw:z-index="0">
<draw:image xlink:href="../Images/rfamandarin/2023-05-26T17-12-00-04-00/000000.png" xlink:type="simple" xlink:show="embed" xlink:actuate="onLoad" draw:mime-type="image/png"/>
</draw:frame>
 六四纪念馆 <text:a xlink:type="simple" xlink:href="https://www.rfa.org/mandarin/zhuanlan/teahouse/tea-05262023155444.html/@@images/image" text:style-name="Internet_20_link" text:visited-style-name="Visited_20_Internet_20_Link">
</text:a>
六四纪念馆馆长于大海提供  <text:a xlink:type="simple" xlink:href="https://www.rfa.org/mandarin/zhuanlan/teahouse/tea-05262023155444.html/@@stream" text:style-name="Internet_20_link" text:visited-style-name="Visited_20_Internet_20_Link">
Audio-1-Link：https://www.rfa.org/mandarin/zhuanlan/teahouse/tea-05262023155444.html/@@stream</text:a>
</text:p>
      <text:p text:style-name="P4">
六四事件是指1989年6月4号凌晨，中国政府在北京用武力清除了以天安门广场为中心的学生民主运动。那夜北京城里的枪声和坦克车震惊了世界。中国官方公布数百人死亡，数千人受伤。许多外界舆论估计，伤亡人数超过官方公布的数字。</text:p>
      <text:p text:style-name="P4">
一直以来，六四事件是中国最敏感的舆论禁区，民众无法探寻六四事件的真相。</text:p>
      <text:p text:style-name="P4">
那么，纽约的六四纪念馆可以让世人看到什么？今天的《周末茶馆》节目里，我们请三位筹办这个纪念馆的人士来为大家介绍。首先是我们对前八九学运领袖、纽约六四纪念馆的召集人、六四纪念馆理事会理事长王丹的专访。</text:p>
      <text:p text:style-name="P4">
八九学运又称八九民运、六四运动，是新中国成立后最大规模的和平抗议示威活动。运动最开始是由悼念中共前领导人胡耀邦1989年4月15号去世的活动引发而成，成千上万人连续几个星期聚集天安门广场静坐示威，提出惩治官倒、开放新闻自由等要求。中国政府将这个运动定性为“动乱、暴乱”，于1989年6月4日凌晨武力清场。</text:p>
      <text:p text:style-name="P4">
据纽约的六四纪念馆馆长于大海先生介绍，这个纪念馆共有一百多件珍贵展品。</text:p>
      <text:p text:style-name="P4">
。</text:p>
      <text:p text:style-name="P4">
 六四纪念馆内部。 (馆长于大海提供)  <text:a xlink:type="simple" xlink:href="https://www.rfa.org/mandarin/zhuanlan/teahouse/tea-05262023155444.html/untitled-1.jpg" text:style-name="Internet_20_link" text:visited-style-name="Visited_20_Internet_20_Link">
</text:a>
</text:p>
      <text:p text:style-name="P4">
 六四纪念馆内部。 (馆长于大海提供)  <text:a xlink:type="simple" xlink:href="https://www.rfa.org/mandarin/zhuanlan/teahouse/tea-05262023155444.html/untitled.jpg" text:style-name="Internet_20_link" text:visited-style-name="Visited_20_Internet_20_Link">
</text:a>
</text:p>
      <text:p text:style-name="P4">
六四纪念馆部分展品曾于去年六四33周年之际，在华盛顿的非政府组织共产主义受难者基金会的六四特展上展出。美国的人道中国组织创办人、前八九学运领袖周锋锁曾为这个六四特展做导游，对展品非常熟悉。周锋锁最近在纽约的六四纪念馆内接受了我们采访，介绍了油印机等这些让他有久别重逢感觉的八九学运文物的意义。</text:p>
      <text:p text:style-name="P4">
六四纪念馆位于纽约市曼哈顿。6月2号以后，参观者可以通过六四纪念馆网站预约参观时间</text:p>
      <text:p text:style-name="P4">
《周末茶馆》主持人小安的社交媒体：</text:p>
      <text:p text:style-name="P4">
推特账号：https://twitter.com/XIAOAN000</text:p>
      <text:p text:style-name="P4">
脸书账号：https://www.facebook.com/pei.an.58</text:p>
      <text:p text:style-name="P4">
声明：自由亚洲电台播出的被采访者的观点并不一定代表自由亚洲电台的立场。</text:p>
      <text:p text:style-name="P4">
Source: <text:a xlink:type="simple" xlink:href="https://www.rfa.org/mandarin/zhuanlan/teahouse/tea-05262023155444.html" text:style-name="Internet_20_link" text:visited-style-name="Visited_20_Internet_20_Link">
https://www.rfa.org/mandarin/zhuanlan/teahouse/tea-05262023155444.html</text:a>
</text:p>
      <!--NEWS-->
      <text:h text:style-name="P10" text:outline-level="1">
<text:span text:style-name="T4">
专栏 | 解读新疆：新公布文件揭示中国当局在新疆规避强迫劳动审查</text:span>
</text:h>
      <text:p text:style-name="P4">
Author: None</text:p>
      <text:p text:style-name="P4">
Publisher: Radio Free Asia (Organization)</text:p>
      <text:p text:style-name="P4">
Published Time: 2023-05-26T18:16:14-04:00</text:p>
      <text:p text:style-name="P4">
Modified Time: 2023-05-26T18:16:14-04:00</text:p>
      <text:p text:style-name="P4">
Description: None</text:p>
      <text:p text:style-name="P4">
Videos: []</text:p>
      <text:p text:style-name="P4">
Audios: ["<text:a xlink:type="simple" xlink:href="https://www.rfa.org/mandarin/zhuanlan/jieduxinjiang/xinjiang-052620231441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88615in" draw:z-index="0">
<draw:image xlink:href="../Images/rfamandarin/2023-05-26T18-16-14-04-00/000000.png" xlink:type="simple" xlink:show="embed" xlink:actuate="onLoad" draw:mime-type="image/png"/>
</draw:frame>
新疆是中国棉花生产重地，雪白棉絮藏匿人权剥削和环境戕害的阴影。 美联社资料图片  <text:a xlink:type="simple" xlink:href="https://www.rfa.org/mandarin/zhuanlan/jieduxinjiang/xinjiang-05262023144127.html/@@stream" text:style-name="Internet_20_link" text:visited-style-name="Visited_20_Internet_20_Link">
Audio-1-Link：https://www.rfa.org/mandarin/zhuanlan/jieduxinjiang/xinjiang-05262023144127.html/@@stream</text:a>
</text:p>
      <text:p text:style-name="P4">
听众朋友大家好，我是陈爱祯，欢迎您与我一起解读新疆。新近公布的文件揭示了中国当局如何在新疆规避强迫劳动审查，北京还利用集权专制制度来惩罚不遵守其扶贫运动的行为,对此专家们表示，历史模型并非旨在用于评估国家资助的强迫劳动的政治性质。针对此一情况，美国国会众议院中国问题特别委员会在五月二十四日发布的一份报告中，敦促对维吾尔强迫劳动采取进一步行动，同时消除允许服装网站在美国销售维吾尔强迫劳动制造的衣服的漏洞，并制定一份已知剥削强迫劳动的外国制造商名单。本期节目中，我们就一起来进一步了解这些情况。</text:p>
      <text:p text:style-name="P4">
一份此前未公开的政府内部文件命令当地干部必须对懒惰者、酒鬼和“其他内在动力不足的人”进行“反复……思想教育”，以确保他们参加国家发起的在新疆地区采摘棉花的“扶贫”运动。</text:p>
      <text:p text:style-name="P4">
喀什地区莎车县扶贫工作小组于 2019 年 7 月发布的文件并建议当局, 如果这些努力未能产生“明显效果”，则应采取强制措施。</text:p>
      <text:p text:style-name="P4">
到2019 年底，莎车当局正在编制“无动力”名单，其中包括年已77岁的老人，并针对他们的“懒惰”提出解决方案，包括将他们送到其他县城去棉田劳动。</text:p>
      <text:p text:style-name="P4">
五月二日，总部位于华盛顿的共产主义受难者纪念基金会中国研究主任兼高级研究员郑国恩(Adrian Zenz) 在一份报告中公布了这些文件。</text:p>
      <text:p text:style-name="P4">
文件表明，2018年之后，当局在新疆加大力度强迫维吾尔人采取“扶贫”措施——包括劳动力转移和季节性劳动力。在某些情况下，这些文件要求提高扶贫工作的“政治地位”，同时警告干部们，如果没有取得成效，将面临“严重”的后果。</text:p>
      <text:p text:style-name="P4">
文件还表明，历史模型（例如国际劳工组织使用的模型）在用于评估包括新疆在内的地区由国家资助的强迫劳动时往往不尽如人意，因为它们仅考虑商业剥削而非政治剥削。郑国恩在接受自由亚洲电台维语组采访时说，</text:p>
      <text:p text:style-name="P4">
“如果像西方国家这样的政府想要有效地打击维吾尔人的强迫劳动，这些都是他们需要考虑和审视的因素</text:p>
      <text:p text:style-name="P4">
“国家资助的强迫劳动是一种影响整个地区的全政府、全社会的方法，而不仅仅是……随处可见的孤立的强迫劳动点。它造成了整个区域系统性风险，社会风险。”</text:p>
      <text:p text:style-name="P4">
郑国恩并说，通过将扶贫提升为一项政治任务，而不是纯粹的经济任务，北京已经能够将强迫劳动与根除恐怖主义联系起来。他表示，</text:p>
      <text:p text:style-name="P4">
“你让他们离开那片土地，在那里他们可以自由地做自己的事情，他们可能有一个空闲的季节，所以他们可以选择工作或不工作。</text:p>
      <text:p text:style-name="P4">
“但这被认为是维吾尔人的懒惰并被视为国家安全风险，这就是为什么在 2018 年和 2019年推动维吾尔人从事各种工作的努力被视为国家安全问题……当然，这种紧迫感造成了非常强烈的胁迫。”</text:p>
      <text:p text:style-name="P4">
这份题为“新疆维吾尔自治区和乌兹别克斯坦棉花收获中的强迫劳动”的报告称，在新疆，北京当局利用集权专制制度来惩罚不遵守其扶贫运动的行为。</text:p>
      <text:p text:style-name="P4">
这些处罚包括拘留威胁和通过预防性警务自动化系统发现异常行为。报告指称，</text:p>
      <text:p text:style-name="P4">
“由此产生的‘结构性强迫同意’的环境不一定能立即被外人观察到，并且可能很难通过国际劳工组织的强迫劳动指标框架等传统手段进行评估，该框架并非旨在评估国家资助的强迫劳动。”</text:p>
      <text:p text:style-name="P4">
郑国恩呼吁欧盟制定“有效立法”，针对影响整个地区的国家支持的强迫劳 动，并呼吁美国继续执行 2021 年 12月的《维吾尔强迫劳动预防法》，该法案要求从新疆进口商品的美国公司证明，它们在生产的任何阶段都没有使用维吾尔族强迫劳动制造。</text:p>
      <text:p text:style-name="P4">
报告警告说，如果国际社会没有必要的适当工具来追究中国对此类做法的责任，“北京在新疆的经济和长期政治目标可能意味着强迫劳动力转移到棉花采摘和相关行业可能会持续很长一段时间。”</text:p>
      <text:p text:style-name="P4">
共产主义受难者纪念基金会主席、前美国驻联合国代表安德鲁·布伦伯格告诉自由亚洲电台，美国和国际社会为解决新疆强迫劳动问题采取的措施“严重不足”，而且对北京在该地区的政策无济于事。他说，</text:p>
      <text:p text:style-name="P4">
“美国需要在双边基础上帮助领导这项努力，加强我们自己法律的执行……并与其他国家合作，让中国在国际劳工组织等多边环境中承担责任。与此同时，我们需要加强这些组织和实体与其他国家的合作，以确保它们更好地防止由国家资助的强迫劳动。”</text:p>
      <text:p text:style-name="P4">
欧盟目前正在审查拟议的立法，该立法将允许对与严重侵犯人权（如强迫劳动）有关的产品实施进口禁令。</text:p>
      <text:p text:style-name="P4">
布伦伯格对拟议的立法表示欢迎，但警告说，如果欧盟希望它产生预期的效果，就必须正确地构建这样的规则。他说，</text:p>
      <text:p text:style-name="P4">
“如果他们试图只使用国际劳工组织过去使用的强迫劳动指标，那么考虑到国家支持的强迫劳动所具有的独特性，它可能不会影响到从新疆进口强迫劳动生产的产品”。</text:p>
      <text:p text:style-name="P4">
布伦伯格说，国际社会需要做出包括抵制进口在内的强烈回应，以“向中国明确表示，他们的行为、他们侵犯个人权利、人权的行为……将不会被允许而不会受到惩罚。”</text:p>
      <text:p text:style-name="P4">
与此同时，总部设在华盛顿的维吾尔人运动发表声明，谴责郑国恩报告中概述的国家支持的强制劳动措施，称该报告揭示了“在新疆创造了强制劳动环境的社会文化背景和专制制度，这不是通过国际劳工组织强迫劳动指标等标准措施而容易查获到的。”</text:p>
      <text:p text:style-name="P4">
维吾尔人运动执行主任茹先.阿巴斯 Rushan Abbas表示，该报告“揭示了根深蒂固的系统性胁迫动态，这些动态在新疆延续了‘结构性强迫同意’的环境，使无辜的维吾尔人无能为力，任由中国的高压国家机器摆布”，茹先.阿巴斯说，</text:p>
      <text:p text:style-name="P4">
“这些暴行是隐藏在众目睽睽之下的，这使得它们极难通过常规手段被发现和评估。 国际社会必须迅速采取果断行动，制止这些令人发指的行径，并追究肇事者的责任。”</text:p>
      <text:p text:style-name="P4">
除了呼吁各国对中国在新疆的强制劳动行为实施制裁外，维吾尔人运动还呼吁有关公司彻底检查其供应链并立即采取行动，以确保它们不会助长此类侵权行为。</text:p>
      <text:p text:style-name="P4">
此外，美国国会众议院中国问题特别委员会在五月二十四日发布的一份报告中表示，美国国会应消除允许服装网站在美国销售维吾尔强迫劳动制造的衣服的漏洞，并制定一份已知剥削强迫劳动的外国制造商名单。</text:p>
      <text:p text:style-name="P4">
该报告还建议国会通过立法，资助一个记录中国对维吾尔人进行种族灭绝的公共档案，并建议行政部门进行外交努力，帮助那些逃离新疆维吾尔自治区的人找到避难所。</text:p>
      <text:p text:style-name="P4">
该报告呼吁改变海关检查的“最低限度”门槛，如果包裹价值低于 800 美元，该门槛允许外国快时尚网站将商品直接运送给消费者，而不受维吾尔强迫劳动预防法的约束.</text:p>
      <text:p text:style-name="P4">
《维吾尔强迫劳动预防法》于 2021 年获得通过，禁止进口任何使用强迫劳动制造的商品。根据官方数据显示，已根据该法案阻止超过 10 亿美元的货物进入美国。</text:p>
      <text:p text:style-name="P4">
委员会报告表明，海关检查的“最低”门槛在 2015 年从 200 美元提高到 800 美元。</text:p>
      <text:p text:style-name="P4">
在这一变化之后，随着向客户逐一销售商品的“新在线零售商的兴起”，根据个别情况进入美国市场的商品价值已从 2020 年的不到 100 亿美元上升到 2021年的将近 400 亿美元。报告同时指出，</text:p>
      <text:p text:style-name="P4">
“利用最低门槛可能是中国公司（例如希音Shein 和拼多多Temu等直接向消费者销售的在线零售平台）规避《维吾尔强迫劳动预防法》的主要途径。”</text:p>
      <text:p text:style-name="P4">
“美国海关和边境巡逻队的官员“出于对强迫劳动的担忧，无法根据目前的最低限度规则合理审查从中国运往美国的货物”。</text:p>
      <text:p text:style-name="P4">
除了降低门槛外，它还呼吁国会向国土安全部提供更多资金——“以更严格地执行《维吾尔强迫劳动预防法》，并列出所有参与强迫劳动的公司的综合名单。”</text:p>
      <text:p text:style-name="P4">
众议院中国问题特别委员会由来自威斯康辛州的共和党众议员迈克.加拉格尔领导，但该委员会一直努力表现出两党的参与，加拉格尔和副主席、来自伊利诺伊州的民主党众议员拉贾.克里希纳穆尔蒂坚称他们在中国问题上步调一致。</text:p>
      <text:p text:style-name="P4">
克里希纳穆尔蒂告诉自由亚洲电台，“我们试图通过这份报告传达的信息是，中共需要明白，在两党——并可能是参众两院，而且实际上是统一的方式——我们正在用同一个声音说话，即现在必须结束这种种族灭绝”。</text:p>
      <text:p text:style-name="P4">
撰稿、主持、制作：陈爱祯</text:p>
      <text:p text:style-name="P4">
Source: <text:a xlink:type="simple" xlink:href="https://www.rfa.org/mandarin/zhuanlan/jieduxinjiang/xinjiang-05262023144127.html" text:style-name="Internet_20_link" text:visited-style-name="Visited_20_Internet_20_Link">
https://www.rfa.org/mandarin/zhuanlan/jieduxinjiang/xinjiang-05262023144127.html</text:a>
</text:p>
      <!--NEWS-->
      <text:h text:style-name="P10" text:outline-level="1">
<text:span text:style-name="T4">
专栏 | 西藏纵览：著名西藏电影人万玛才旦去世   中国政府对少数民族采集生物数据</text:span>
</text:h>
      <text:p text:style-name="P4">
Author: None</text:p>
      <text:p text:style-name="P4">
Publisher: Radio Free Asia (Organization)</text:p>
      <text:p text:style-name="P4">
Published Time: 2023-05-26T18:18:19-04:00</text:p>
      <text:p text:style-name="P4">
Modified Time: 2023-05-26T18:18:19-04:00</text:p>
      <text:p text:style-name="P4">
Description: None</text:p>
      <text:p text:style-name="P4">
Videos: []</text:p>
      <text:p text:style-name="P4">
Audios: ["<text:a xlink:type="simple" xlink:href="https://www.rfa.org/mandarin/zhuanlan/xizangzonglan/tibet-052620231440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88615in" draw:z-index="0">
<draw:image xlink:href="../Images/rfamandarin/2023-05-26T18-18-19-04-00/000000.png" xlink:type="simple" xlink:show="embed" xlink:actuate="onLoad" draw:mime-type="image/png"/>
</draw:frame>
中国媒体报导，知名藏族导演、小说家万玛才旦逝世，享年53岁。图为万玛才旦以「塔洛」获2015年金马奖最佳改编剧本。 <text:a xlink:type="simple" xlink:href="https://www.rfa.org/mandarin/zhuanlan/xizangzonglan/tibet-05262023144038.html/@@images/image" text:style-name="Internet_20_link" text:visited-style-name="Visited_20_Internet_20_Link">
</text:a>
（中央社档案照片）  <text:a xlink:type="simple" xlink:href="https://www.rfa.org/mandarin/zhuanlan/xizangzonglan/tibet-05262023144038.html/@@stream" text:style-name="Internet_20_link" text:visited-style-name="Visited_20_Internet_20_Link">
Audio-1-Link：https://www.rfa.org/mandarin/zhuanlan/xizangzonglan/tibet-05262023144038.html/@@stream</text:a>
</text:p>
      <text:p text:style-name="P4">
听众朋友大家好，我是陈爱祯，西藏纵览邀请您与我一同纵览西藏。知名的西藏电影制作人万玛才旦近日去世，他是第一位用藏语拍摄故事片的藏人，也是在中国审查机构的严密审查下，仍以真实的视角展示当代西藏人生活的电影人。他的电影《撞死了一只羊》和《气球》在国际电影节上获得大奖。此外，美国国务卿布林肯关于在西藏、新疆大规模采集DNA的言论引发中国当局的强烈不满。布林肯表示，中国政府采集生物数据引发了更多的人权问题，这种做法是一种控制和监视的形式，并对此表达严重关切。本期节目中，我们就一同来了解有关消息。</text:p>
      <text:p text:style-name="P4">
几位消息人士告诉自由亚洲电台，获奖的西藏电影制片人万玛才旦五月八日在拉萨去世，他以电影“撞死了一只羊”和“气球”而闻名，并因其展现藏人生活状况的作品而受到汉人和藏人的钦佩。他享年53 岁。</text:p>
      <text:p text:style-name="P4">
一位接近万玛才旦的消息人士说，他死于心力衰竭。消息人士称，他当时住在拉萨的墨竹工卡县地区，在那里他正在拍摄电影。</text:p>
      <text:p text:style-name="P4">
万玛才旦导演的电影在釜山亚洲国际电影节和台湾电影节上获奖，并被翻译成中日英三国语言。居住在印度达兰萨拉的藏族电影人、作家丹增索南说，</text:p>
      <text:p text:style-name="P4">
“在西藏的艰难处境下，流亡的西藏电影人寥寥无几，万玛才旦承担起了根据西藏的真实情况和正在发生的变化拍摄电影的责任。他为西藏电影事业做出了非凡的贡献，他的去世对藏人社区来说是一个巨大的损失，对所有藏人来说都是一个悲伤的消息”。</text:p>
      <text:p text:style-name="P4">
据视相（Variety） 报道，他最后完成的三部电影，包括《塔洛》，都被邀请在威尼斯电影节上放映。</text:p>
      <text:p text:style-name="P4">
丹增索南说，万玛才旦早期的电影——《静静的嘛呢石》和《拉克马尔》——也在国际电影制作中留下了深刻的印象。</text:p>
      <text:p text:style-name="P4">
万玛才旦在北京电影学院学习电影。他是第一位完全用藏语制作电影的导演，但他的获奖作品通常并没有批评中国当局在该地区的统治。近年担任中国美术学院电影学院教授。</text:p>
      <text:p text:style-name="P4">
万玛才旦于 2016 年在中国西部城市西宁被警方逮捕，在审讯和殴打后不得不住院。</text:p>
      <text:p text:style-name="P4">
警方当时在一份声明中说，这名电影制作人在试图返回行李认领大厅后与机场安检人员发生了争执。</text:p>
      <text:p text:style-name="P4">
消息人士表示，万玛才旦就像中国所有探索少数民族和宗教的艺术家一样，他受到国家审查机构的额外审查，并被要求提交中文剧本以供审查。</text:p>
      <text:p text:style-name="P4">
丹增索南表示，“万玛才旦面临的挑战是在不惹恼中国当局的情况下，制作能够反映藏族认同和藏族文化敏感性的电影，而他非常好地驾驭了这条微妙的界线。”</text:p>
      <text:p text:style-name="P4">
此外，美国国务卿布林肯对中国当局从藏人和维吾尔人身上收集 DNA 表示担忧，引发北京方面的强烈回应。</text:p>
      <text:p text:style-name="P4">
五月九日在首都华盛顿举行的自由之家年度自由奖颁奖活动上，美国国务卿布林肯表示，中国政府对少数民族人群采集生物数据以便监控引发了更多的人权问题，因为生物技术的进步使得基于DNA 的基因组监测成为可能，这可能会助长权力滥用。布林肯是提出这个问题的最高级别的美国官员。</text:p>
      <text:p text:style-name="P4">
布林肯说，“我们已经看到了其中一些，例如，中华人民共和国对新疆的维吾尔人和其他少数民族犯下的罪行”。他并说，“我们对中国政府大规模收集藏人基因样本的报道表达严重关切，这是另一种对西藏人口进行控制或监视的方式。”</text:p>
      <text:p text:style-name="P4">
近年来，中国政府加强了对西藏的镇压统治。这包括在未经父母许可的情况下，以非自愿采集血液样本的形式强制收集寄宿学校学童的生物识别数据和 DNA。</text:p>
      <text:p text:style-name="P4">
当媒体记者问及布林肯的评论时，中国外交部发言人汪文斌五月十日表示，“美方有关言论十分荒谬，除了制造耸人听闻的假新闻之外，没有任何意义。”</text:p>
      <text:p text:style-name="P4">
汪文斌对此表示，中国是法治国家，中国公民不论是何民族，隐私都受到法律保护。</text:p>
      <text:p text:style-name="P4">
汪文斌指出，美国是广泛搜集并运用基因信息的国家。他并引述《华尔街日报》关于美国国防部发展基因工程武器计划和军方收集基因组数据的报道。</text:p>
      <text:p text:style-name="P4">
他还援引“今日俄罗斯”电视台网站的报道称，美国空军教育训练司令部曾发布招募信息，特别指明需要获取俄罗斯人的核糖核酸和滑膜液样本。</text:p>
      <text:p text:style-name="P4">
汪文斌说，“究竟谁在利用基因从事不可告人的活动，相信大家都心如明镜。”</text:p>
      <text:p text:style-name="P4">
美国国务院发言人后来告诉自由亚洲电台，美国致力于促进藏人的人权并支持保护其独特遗产的努力，并继续向中国政府提出对该地区人权的担忧。</text:p>
      <text:p text:style-name="P4">
这位发言人在一封电子邮件中说：“关于在西藏使用大规模 DNA收集作为对西藏人口的另一种控制和监视形式的报道，我们感到震惊。我们敦促中国政府停止这种侵入性和令人不安的政策。”</text:p>
      <text:p text:style-name="P4">
布林肯在演讲中还提到了美国总统拜登去年 9 月发布的关于生物技术和生物制造创新的行政命令，旨在确保美国及其合作伙伴制定反映其价值观的先进生物技术规范和规则。</text:p>
      <text:p text:style-name="P4">
他说，这些指导方针是“一种开始建立护栏和塑造空间的方式，尤其是处于技术镇压前沿的国家寻求出口他们的模型和技术，其中包含所有偏见和风险，并大规模这样做”。</text:p>
      <text:p text:style-name="P4">
多伦多大学蒙克全球事务和公共政策学院公民实验室博士后研究员埃米尔·德克斯 (Emile Dirks)表示，汪文斌的评论是中国外交部官员首次讨论在西藏大规模收集 DNA。他说，</text:p>
      <text:p text:style-name="P4">
“对我来说，重要的发展是现在中国可能被迫承认该计划的存在，或者至少被迫公开与指出存在采集 DNA事实的人进行讨论”。</text:p>
      <text:p text:style-name="P4">
公民实验室专注于信息和通信技术、人权和全球安全交叉领域的研发与战略政策。</text:p>
      <text:p text:style-name="P4">
去年 9 月，德克斯制作了一份关于 2016 年至 2022 年西藏大规模 DNA 收集的报告，发现中国警方可能已经从该地区 370 万人口的 25% 至33% 收集了基因组数据。</text:p>
      <text:p text:style-name="P4">
该报告根据公开的消息来源发现，警方在任何正在进行的刑事调查之外，都以藏族男人、女人和儿童——在某些情况下还包括佛教僧侣——为目标，以收集DNA，类似于从居住在新疆的维吾尔人那里收集大量数据。</text:p>
      <text:p text:style-name="P4">
尽管当局将收集 DNA 视为打击犯罪、寻找失踪人员和确保社会稳定的一种方式，但报告指出，在不检视警察权力的情况下，当局可以为任何目的采集DNA。</text:p>
      <text:p text:style-name="P4">
报告指出，该计划相当于对长期受到国家监视和镇压的藏人的一种社会控制形式。</text:p>
      <text:p text:style-name="P4">
人权观察亚洲部副主任王松莲表示，美国政府应投入更多资源，追查参与 DNA 采集工作的中国公司，并寻求制止这种行为。</text:p>
      <text:p text:style-name="P4">
而据西藏之声报道，总部位于美国纽约的「人权观察」在 2022 年 9月发布的一份报告中指出，有证据表明，中国当局在西藏及青海藏区大规模采集民众的基因（DNA）样本。当地警方大规模扩张警务活动，声称采集基因的目的在于打击犯罪，警方更深入农村挨家挨户采集血样，五岁以上儿童均需采集，而普通民众无法拒绝。</text:p>
      <text:p text:style-name="P4">
人权观察还通过中国政府的官方报道，招标文件和泄漏的信息得出了上述结论。</text:p>
      <text:p text:style-name="P4">
倡导组织国际声援西藏运动在五月十日发表的一份声明中表示，“中国已将西藏作为实施无情社会控制手段的实验室”，其中包括大规模 DNA 采集活动。</text:p>
      <text:p text:style-name="P4">
声明中说，“保护藏人免受中国专制统治的最佳方式是推动和平解决中国对西藏的非法占领”。声明并建议美国可以通过目前在国会两院的两党推动解决西藏-中国冲突法案来做到这一点。</text:p>
      <text:p text:style-name="P4">
该法案的目的是授权美国政府实现其让藏人与中国政府当局通过对话和平解决分歧的长期目标。</text:p>
      <text:p text:style-name="P4">
为了在社会各个层面控制藏人，中国政府不断通过各种监视和监管的手段，其中包括任意提取藏人的基因、虹膜和指纹等生物样本，以此来监视藏人的一举一动。大规模采集基因样本的行动，正在西藏自治区的七个行政区实施。当局收集了多达120 万藏人的基因样本，其中还包括年仅五岁的儿童。</text:p>
      <text:p text:style-name="P4">
撰稿、主持、制作：陈爱祯</text:p>
      <text:p text:style-name="P4">
Source: <text:a xlink:type="simple" xlink:href="https://www.rfa.org/mandarin/zhuanlan/xizangzonglan/tibet-05262023144038.html" text:style-name="Internet_20_link" text:visited-style-name="Visited_20_Internet_20_Link">
https://www.rfa.org/mandarin/zhuanlan/xizangzonglan/tibet-05262023144038.html</text:a>
</text:p>
      <!--NEWS-->
      <text:h text:style-name="P10" text:outline-level="1">
<text:span text:style-name="T4">
评论 | 陈破空：北京陷入空前国际孤立，源自习派的思想误区</text:span>
</text:h>
      <text:p text:style-name="P4">
Author: None</text:p>
      <text:p text:style-name="P4">
Publisher: Radio Free Asia (Organization)</text:p>
      <text:p text:style-name="P4">
Published Time: 2023-05-26T18:20:00-04:00</text:p>
      <text:p text:style-name="P4">
Modified Time: 2023-05-26T18:21:37-04:00</text:p>
      <text:p text:style-name="P4">
Description: None</text:p>
      <text:p text:style-name="P4">
Videos: []</text:p>
      <text:p text:style-name="P4">
Audios: ["<text:a xlink:type="simple" xlink:href="https://www.rfa.org/mandarin/pinglun/chenpokong/js-05262023165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4.612011in" draw:z-index="0">
<draw:image xlink:href="../Images/rfamandarin/2023-05-26T18-20-00-04-00/000000.png" xlink:type="simple" xlink:show="embed" xlink:actuate="onLoad" draw:mime-type="image/png"/>
</draw:frame>
首届中国—中亚峰会自2023年5月19日起在陕西省西安市举行 路透社  <text:a xlink:type="simple" xlink:href="https://www.rfa.org/mandarin/pinglun/chenpokong/js-05262023165121.html/@@stream" text:style-name="Internet_20_link" text:visited-style-name="Visited_20_Internet_20_Link">
Audio-1-Link：https://www.rfa.org/mandarin/pinglun/chenpokong/js-05262023165121.html/@@stream</text:a>
</text:p>
      <text:p text:style-name="P4">
今年五月，两场峰会同时举行。一场在中国西安，中亚峰会，中共邀约中亚五个斯坦国与会，包括哈萨克斯坦、乌兹别克斯坦、塔吉克斯坦、吉尔吉斯斯坦、土库曼斯坦。</text:p>
      <text:p text:style-name="P4">
另一场在日本广岛，七国峰会，并邀约另外九个国家首脑与会，包括印度、巴西、越南、韩国、澳大利亚、印度尼西亚（东盟轮值主席国）、科摩罗（非盟轮值主席国）、库克群岛（太平洋岛国论坛主席国）等国首脑，以及乌克兰总统泽伦斯基。</text:p>
      <text:p text:style-name="P4">
让国际社会大开眼界的是，西安峰会大搞排场、大肆铺张、豪华奢侈，与广岛峰会的简单、简朴、节俭形成鲜明对照。习当局一掷千金或孤注一掷，两百六十亿！如果不是这笔巨资诱惑，这五个斯坦国未必会来。大撒币，于是才有了中亚峰会。帮人购买昂贵的门票，五国首脑这才扬着头、挺着胸，大剌剌地来了。</text:p>
      <text:p text:style-name="P4">
其实，这两场峰会，不仅比较和见证了制度之差，专制制度的腐败和民主国家的清廉；而且彰显了北京的孤立处境。更多国家团结在美国周围，而少数与中国交往的国家，无非是为了钱，为了一些短期利益。</text:p>
      <text:p text:style-name="P4">
中共二十大之后，习当局忙于外交。既有跟俄罗斯强化关系的表演，也有跟美国缓和关系的功夫，还有联欧抗美、分化美欧关系的企图。但半年多下来，连收效甚微都说不上，不仅毫无效果，而且呈现反效果。</text:p>
      <text:p text:style-name="P4">
具体的反应就是，美欧各国、美国和亚洲各国、尤其世界民主国家之间，达成空前共识，团结一致，共同对付共产中国。既有美、日、韩、荷、台的芯片联盟，又有美日、美韩、美英澳、美日印澳、北约等军事联盟，还有七国峰会等国际政治联盟。一致对中共说不，制止北京在台海玩火、在南海滋事、在东海和中印边界挑衅。</text:p>
      <text:p text:style-name="P4">
今年一月，印度邀请120国举行峰会，聚焦发展中国家和南南合作，唯独没有邀请中国。中共党媒以阿Q心态酸印度：“害怕中国出席抢印度的风头；只要中国出席，印度就黯然无光。”今年五月，欧盟邀请亚太国家举行峰会，欧盟27国加亚太21国，共48国与会，唯独没有邀请中国，只“因理念和观念不合”。中共党媒酸欧盟：“这个世道变了，小国联合起来欺负大国。真是百年未有之大变局。”并扔下超阿Q金句：“中国因未收到邀请，拒绝参加这次论坛。”</text:p>
      <text:p text:style-name="P4">
今年四、五月间，西方七国，从外长会议、财长会议到首脑会议，一致定调：去风险化，即去中国化。几乎同一时间，欧盟二十七国举行外长峰会，也达成同一共识。各国纷纷定义：共产中国是最大挑战和风险。</text:p>
      <text:p text:style-name="P4">
习近平的误区在于，以为能在党内权力斗争中取胜，就能在所有方面取胜。他以为，只要党政高层全是他的自己人，所谓习家军，统一意志，令行禁止，国内没有什么事搞不定。（其实，举凡经济、就业和民生，国内什么事都没搞定）。他以为，只要外交系统都是他的自己人，习家军或战狼，国际关系就没有什么搞不定的。自以为，只要一亮出“大国外交”、“元首外交”、“为两国关系发展指明方向”，什么中美关系、中欧关系、中国和其他国家关系，就没有搞不定的。</text:p>
      <text:p text:style-name="P4">
所有这些以为，都是自以为，都是误以为。殊不知，正是在中共二十大之后，国际社会才下定最后决心，与共产中国切割，即便没有说出脱钩这个词，至少也是去风险，也就是去中国化。试想，连党内的不同派系、不同意见都容不下，又怎可能听进去国际社会的呼声？你非要在国内搞统一意志，就让你见识国际上的统一意志：对独裁说不，对迫害说不，对威胁说不，对扩张说不。</text:p>
      <text:p text:style-name="P4">
（文章只代表特约评论员个人的立场和观点）</text:p>
      <text:p text:style-name="P4">
Source: <text:a xlink:type="simple" xlink:href="https://www.rfa.org/mandarin/pinglun/chenpokong/js-05262023165121.html" text:style-name="Internet_20_link" text:visited-style-name="Visited_20_Internet_20_Link">
https://www.rfa.org/mandarin/pinglun/chenpokong/js-05262023165121.html</text:a>
</text:p>
      <!--NEWS-->
      <text:h text:style-name="P10" text:outline-level="1">
<text:span text:style-name="T4">
瑞典外长：仍希望在7月前加入北约</text:span>
</text:h>
      <text:p text:style-name="P4">
Author: 联合早报 (Person)</text:p>
      <text:p text:style-name="P4">
Publisher: 联合早报 (Organization)</text:p>
      <text:p text:style-name="P4">
Published Time: 2023-05-26T20:37</text:p>
      <text:p text:style-name="P4">
Modified Time: 2023-05-26T22:15</text:p>
      <text:p text:style-name="P4">
Description: 瑞典外交部长比尔斯特伦说，瑞典仍希望在北约于7月举行的维尔纽斯峰会上成为联盟一员。路透社报道，瑞典外交部长比尔斯特伦（Tobias Billstrom）星期五（5月26日）说：“（...</text:p>
      <text:p text:style-name="P4">
Videos: []</text:p>
      <text:p text:style-name="P4">
Audios: []</text:p>
      <text:p text:style-name="P4">
Images: []</text:p>
      <text:p text:style-name="P4">
Type: NewsArticle</text:p>
      <text:p text:style-name="P4">
Breadcrumbs: ['即时', '国际']</text:p>
      <text:p text:style-name="P4">
Keywords: ['瑞典', '北约']</text:p>
      <!--METADATA-->
      <text:p text:style-name="P4">
瑞典外交部长比尔斯特伦说，瑞典仍希望在北约于7月举行的维尔纽斯峰会上成为联盟一员。</text:p>
      <text:p text:style-name="P4">
路透社报道，瑞典外交部长比尔斯特伦（TobiasBillstrom）星期五（5月26日）说：“（瑞典入约）不会有任何B计划或类似的东西，瑞典政府将继续努力成为北约成员，一直到维尔纽斯（峰会）。”</text:p>
      <text:p text:style-name="P4">
瑞典此前 <text:a xlink:type="simple" xlink:href="http://www.zaobao.com/news/world/story20230204-1359492" text:style-name="Internet_20_link" text:visited-style-name="Visited_20_Internet_20_Link">
 申请与芬兰一同加入北约 </text:a>
，但一直未通过所有北约成员国同意，土耳其曾多次强调仅支持芬兰的申请，而瑞典须采取进一步措施，才能获得土耳其的支持。</text:p>
      <text:p text:style-name="P4">
土耳其预计将在星期天（28日）举行第二轮总统选举。比尔斯特伦说，他希望土耳其议会能在大选尘埃落定后重启瑞典的入约批准程序。</text:p>
      <text:p text:style-name="P4">
除了土耳其外，匈牙利也反对瑞典加入北约，理由是不满瑞典官员经常质疑匈牙利民主机制。</text:p>
      <text:p text:style-name="P4">
比尔斯特伦指出，目前还不清楚匈牙利对瑞典的入约成员资格持有什么反对意见。他说，“瑞典坚定地认为，匈牙利应该开始批准瑞典加入北约。”</text:p>
      <text:p text:style-name="P4">
芬兰于4月初正式成为北约第31个成员国，而土耳其和匈牙利仍未同意瑞典加入北约。</text:p>
      <text:p text:style-name="P4">
北约将于7月在立陶宛首都维尔纽斯举行峰会。北约秘书长斯托尔滕贝格4月说，成员国同意应尽快让瑞典成为北约一员。按照规程，北约必须在30个成员国“一致同意”下才能吸纳新成员。</text:p>
      <text:p text:style-name="P4">
Source: <text:a xlink:type="simple" xlink:href="https://www.zaobao.com.sg/realtime/world/story20230526-1398553" text:style-name="Internet_20_link" text:visited-style-name="Visited_20_Internet_20_Link">
https://www.zaobao.com.sg/realtime/world/story20230526-1398553</text:a>
</text:p>
      <!--NEWS-->
      <text:h text:style-name="P10" text:outline-level="1">
<text:span text:style-name="T4">
俄传唤美大使 抗议美官员作“不可接受言论”</text:span>
</text:h>
      <text:p text:style-name="P4">
Author: 联合早报 (Person)</text:p>
      <text:p text:style-name="P4">
Publisher: 联合早报 (Organization)</text:p>
      <text:p text:style-name="P4">
Published Time: 2023-05-26T21:20</text:p>
      <text:p text:style-name="P4">
Modified Time: 2023-05-26T21:45</text:p>
      <text:p text:style-name="P4">
Description: 俄罗斯外交部星期五（5月26日）召见美国高级外交官，就白宫官员日前作出的“不可接受言论”提出抗议。路透社报道，莫斯科并未明确说明究竟是哪些言论是“不可接受的”，只说白宫国家安全顾问...</text:p>
      <text:p text:style-name="P4">
Videos: []</text:p>
      <text:p text:style-name="P4">
Audios: []</text:p>
      <text:p text:style-name="P4">
Images: []</text:p>
      <text:p text:style-name="P4">
Type: NewsArticle</text:p>
      <text:p text:style-name="P4">
Breadcrumbs: ['即时', '国际']</text:p>
      <text:p text:style-name="P4">
Keywords: ['俄罗斯', '美国', '俄乌战争', '白宫']</text:p>
      <!--METADATA-->
      <text:p text:style-name="P4">
<text:a xlink:type="simple" xlink:href="http://www.zaobao.com/keywords/e-luo-si" text:style-name="Internet_20_link" text:visited-style-name="Visited_20_Internet_20_Link">
 俄罗斯 </text:a>
外交部星期五（5月26日）召见美国高级外交官，就白宫官员日前作出的“不可接受言论”提出抗议。</text:p>
      <text:p text:style-name="P4">
路透社报道，莫斯科并未明确说明究竟是哪些言论是“不可接受的”，只说白宫国家安全顾问沙利文日前的言论“实际上认可了（乌克兰）对克里米亚的打击”。</text:p>
      <text:p text:style-name="P4">
俄罗斯外交部说：“现在是时候让华盛顿知道，对俄罗斯（发起的）任何形式侵略都将继续得到最强硬的回应。”</text:p>
      <text:p text:style-name="P4">
据了解，沙利文上星期天（21日）在接受美国有线电视新闻网（CNN）采访时，被问及乌克兰是否应该拥有能飞抵达克里米亚并袭击俄方目标的武器时，他说：“是的，我们没有限制乌克兰在国际公认的边界内对乌方领土进行打击。”</text:p>
      <text:p text:style-name="P4">
沙利文说：“我们（美国）不会让乌克兰用美国的系统、西方的系统来攻击俄罗斯，但我们认为克里米亚是乌克兰的（领土）。”</text:p>
      <text:p text:style-name="P4">
Source: <text:a xlink:type="simple" xlink:href="https://www.zaobao.com.sg/realtime/world/story20230526-1398565" text:style-name="Internet_20_link" text:visited-style-name="Visited_20_Internet_20_Link">
https://www.zaobao.com.sg/realtime/world/story20230526-1398565</text:a>
</text:p>
      <!--NEWS-->
      <text:h text:style-name="P10" text:outline-level="1">
<text:span text:style-name="T4">
IMF小幅上修美国今年经济成长预测</text:span>
</text:h>
      <text:p text:style-name="P4">
Publisher: 法新社</text:p>
      <text:p text:style-name="P4">
Published Time: 2023-05-26T22:32:07+00:00</text:p>
      <text:p text:style-name="P4">
Modified Time: 2023-05-26T22:20:05+00:00</text:p>
      <text:p text:style-name="P4">
Description: （法新社华盛顿26日电） 国际货币基金（IMF）今天小幅上修美国今年经济成长预测，表示经济趋缓可能导致美国明年失业率微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5-26T22-32-07-00-00/000000.png" xlink:type="simple" xlink:show="embed" xlink:actuate="onLoad" draw:mime-type="image/png"/>
</draw:frame>
</text:p>
      <text:p text:style-name="P4">
法新社报导，这项更新数据公布后不久，IMF总裁乔治艾娃（Kristalina Georgieva）在记者会表示：「美国经济已证实具有韧性。」</text:p>
      <text:p text:style-name="P4">
IMF声明指出，美国今年实质国内生产毛额（Real GDP）估计成长1.7%，高于今年稍早预测的1.6%，明年成长率预料减缓至1.0%。</text:p>
      <text:p text:style-name="P4">
美国经济虽「趋缓，但仍坚实，成长」，预估明年底失业率将攀升至4.4%。</text:p>
      <text:p text:style-name="P4">
在应付通货膨胀方面，乔治艾娃表示，韧性需求和强劲劳工市场对美国经济而言，一直是一把「两面刃」。</text:p>
      <text:p text:style-name="P4">
乔治艾娃指出，联邦准备理事会（Fed）利率「需维持调升走势更久一段时间」，如此才能将通膨带回2%的长期利率目标。（译者：徐睿承）</text:p>
      <text:p text:style-name="P4">
Source: <text:a xlink:type="simple" xlink:href="https://www.rfi.fr/cn/%E8%B4%A2%E7%BB%8F%E5%BF%AB%E8%AE%AF/20230526-imf%E5%B0%8F%E5%B9%85%E4%B8%8A%E4%BF%AE%E7%BE%8E%E5%9B%BD%E4%BB%8A%E5%B9%B4%E7%BB%8F%E6%B5%8E%E6%88%90%E9%95%BF%E9%A2%84%E6%B5%8B" text:style-name="Internet_20_link" text:visited-style-name="Visited_20_Internet_20_Link">
https://www.rfi.fr/cn/%E8%B4%A2%E7%BB%8F%E5%BF%AB%E8%AE%AF/20230526-imf%E5%B0%8F%E5%B9%85%E4%B8%8A%E4%BF%AE%E7%BE%8E%E5%9B%BD%E4%BB%8A%E5%B9%B4%E7%BB%8F%E6%B5%8E%E6%88%90%E9%95%BF%E9%A2%84%E6%B5%8B</text:a>
</text:p>
      <!--NEWS-->
      <text:h text:style-name="P10" text:outline-level="1">
<text:span text:style-name="T4">
普京：俄罗斯对乌克兰问题持开放态度</text:span>
</text:h>
      <text:p text:style-name="P4">
Author: 联合早报 (Person)</text:p>
      <text:p text:style-name="P4">
Publisher: 联合早报 (Organization)</text:p>
      <text:p text:style-name="P4">
Published Time: 2023-05-26T23:18</text:p>
      <text:p text:style-name="P4">
Modified Time: 2023-05-26T23:18</text:p>
      <text:p text:style-name="P4">
Description: 俄罗斯总统普京表明，愿就乌克兰问题开放莫斯科的对话窗口。路透社报道，普京星期五（5月26日）与巴西总统卢拉通话时说，俄罗斯对乌克兰问题持开放态度。卢拉早前发推文重申，巴西愿就乌克兰...</text:p>
      <text:p text:style-name="P4">
Videos: []</text:p>
      <text:p text:style-name="P4">
Audios: []</text:p>
      <text:p text:style-name="P4">
Images: []</text:p>
      <text:p text:style-name="P4">
Type: NewsArticle</text:p>
      <text:p text:style-name="P4">
Breadcrumbs: ['即时', '国际']</text:p>
      <text:p text:style-name="P4">
Keywords: ['俄乌战争', '乌克兰', '俄罗斯', '普京']</text:p>
      <!--METADATA-->
      <text:p text:style-name="P4">
俄罗斯总统 <text:a xlink:type="simple" xlink:href="http://www.zaobao.com/keywords/pu-jing" text:style-name="Internet_20_link" text:visited-style-name="Visited_20_Internet_20_Link">
 普京 </text:a>
 表明，愿就 <text:a xlink:type="simple" xlink:href="http://www.zaobao.com/keywords/e-wu-zhan-zheng" text:style-name="Internet_20_link" text:visited-style-name="Visited_20_Internet_20_Link">
 乌克兰问题</text:a>
 开放莫斯科的对话窗口。</text:p>
      <text:p text:style-name="P4">
路透社报道，普京星期五（5月26日）与巴西总统卢拉通话时说，俄罗斯对乌克兰问题持开放态度。</text:p>
      <text:p text:style-name="P4">
卢拉早前发推文重申，巴西愿就乌克兰问题与俄乌双方进行对话。</text:p>
      <text:p text:style-name="P4">
卢拉还对普京邀请他参加圣彼得堡经济论坛表示感谢，但称自己“目前无法访问俄罗斯”而不得不拒绝这一邀请。</text:p>
      <text:p text:style-name="P4">
积极成为俄乌和平调解员的卢拉补充说：“我重申，巴西愿意与印度、印度尼西亚和中国一起，为追求和平和解决冲突与（俄乌）双方对话。”</text:p>
      <text:p text:style-name="P4">
同日，俄外交部发声明说，俄外长拉夫罗夫与中国政府欧亚事务特别代表李辉共同谈论了乌克兰冲突的前景。</text:p>
      <text:p text:style-name="P4">
拉夫罗夫在会上对中国的持“平衡立场”和发挥积极作用的意愿表示感谢。</text:p>
      <text:p text:style-name="P4">
Source: <text:a xlink:type="simple" xlink:href="https://www.zaobao.com.sg/realtime/world/story20230526-1398594" text:style-name="Internet_20_link" text:visited-style-name="Visited_20_Internet_20_Link">
https://www.zaobao.com.sg/realtime/world/story20230526-1398594</text:a>
</text:p>
      <!--NEWS-->
      <text:h text:style-name="P10" text:outline-level="1">
<text:span text:style-name="T4">
百岁诞辰在即 基辛格外交成就评价两极</text:span>
</text:h>
      <text:p text:style-name="P4">
Author: 联合早报 (Person)</text:p>
      <text:p text:style-name="P4">
Publisher: 联合早报 (Organization)</text:p>
      <text:p text:style-name="P4">
Published Time: 2023-05-26T23:47</text:p>
      <text:p text:style-name="P4">
Modified Time: 2023-05-26T23:47</text:p>
      <text:p text:style-name="P4">
Description: 美国外交教父、前国务卿基辛格即将迎来百岁大寿，在华府菁英纷纷为他送上祝福时，也有不少批评者对他的外交成就颇有微词。法国国际广播电台（rfi）星期五（5月26日）报道，在迎来百岁生日...</text:p>
      <text:p text:style-name="P4">
Videos: []</text:p>
      <text:p text:style-name="P4">
Audios: []</text:p>
      <text:p text:style-name="P4">
Images: []</text:p>
      <text:p text:style-name="P4">
Type: NewsArticle</text:p>
      <text:p text:style-name="P4">
Breadcrumbs: ['即时', '国际']</text:p>
      <text:p text:style-name="P4">
Keywords: ['美国', '基辛格', '外交']</text:p>
      <!--METADATA-->
      <text:p text:style-name="P4">
美国外交教父、前国务卿 <text:a xlink:type="simple" xlink:href="http://www.zaobao.com/keywords/ji-xin-ge" text:style-name="Internet_20_link" text:visited-style-name="Visited_20_Internet_20_Link">
 基辛格 </text:a>
即将迎来百岁大寿，在华府菁英纷纷为他送上祝福时，也有不少批评者对他的外交成就颇有微词。</text:p>
      <text:p text:style-name="P4">
法国国际广播电台（rfi）星期五（5月26日）报道，在迎来百岁生日前，生于1923年5月27日的基辛格（Henry AlfredKissinger）在纽约经济俱乐部（Economic Club of New York）午餐会上吹蜡烛庆生。</text:p>
      <text:p text:style-name="P4">
在庆生宴上，基辛格仍不忘警告美国，应保持在“切身利益”相关的范围之内，称“（美国）必须永远够强大，才能抵抗任何压力”。</text:p>
      <text:p text:style-name="P4">
针对乌克兰问题，基辛格与多数美国决策者持不同战略观点，他认为，俄罗斯已蒙受战略挫败，呼吁美政府趁势对莫斯科施展外交以促成乌克兰停火。</text:p>
      <text:p text:style-name="P4">
不过，对批评者而言，基辛格是一名未在冷战后遭起诉的战犯，因为他把越战扩大到柬埔寨和寮国、支持智利和阿根廷的军事政变、放行印尼1975年对东帝汶的血腥入侵，并对巴基斯坦在1971年孟加拉国独立战争期间的大规模暴行视而不见。</text:p>
      <text:p text:style-name="P4">
曾为包括智利独裁者皮诺契特（Augusto Pinochet）在内的受害者打官司的资深人权律师布罗迪（Reed KalmanBrody）说：“对我而言，无庸置疑，他（基辛格）的政策造成了数十万人死亡，并且摧毁许多国家的民主。”</text:p>
      <text:p text:style-name="P4">
另有分析指出，季辛吉主张现实政治，以自利的政治观捍卫着权力和国家利益，没有是非对错之分。</text:p>
      <text:p text:style-name="P4">
基辛格的儿子大卫·基辛格（DavidKissinger）在《华盛顿邮报》撰文称，尽管基辛格常被外界嘲讽为冷酷的现实主义者，但他认为，父亲并不无情，也对“爱国主义”“忠诚”“两党合作”等一系列神秘概念深信不疑。</text:p>
      <text:p text:style-name="P4">
Source: <text:a xlink:type="simple" xlink:href="https://www.zaobao.com.sg/realtime/world/story20230526-1398599" text:style-name="Internet_20_link" text:visited-style-name="Visited_20_Internet_20_Link">
https://www.zaobao.com.sg/realtime/world/story20230526-1398599</text:a>
</text:p>
      <!--NEWS-->
      <text:h text:style-name="P10" text:outline-level="1">
<text:span text:style-name="T4">
半空中开启韩亚航空机舱门 男：想快点下飞机</text:span>
</text:h>
      <text:p text:style-name="P4">
Publisher: 法新社</text:p>
      <text:p text:style-name="P4">
Published Time: 2023-05-27T-1:32:08+00:00</text:p>
      <text:p text:style-name="P4">
Modified Time: 2023-05-27T07:20:02+00:00</text:p>
      <text:p text:style-name="P4">
Description: （法新社首尔27日电） 一名男子昨天搭乘韩亚航空公司（Asiana Airlines）班机，在飞机仍在空中时开启舱门，韩国警方今天表示，这名男子自称是因为当时感到「窒息」，想要快点下飞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5-27T-1-32-08-00-00/000000.png" xlink:type="simple" xlink:show="embed" xlink:actuate="onLoad" draw:mime-type="image/png"/>
</draw:frame>
</text:p>
      <text:p text:style-name="P4">
这架载有将近200名乘客的国内线班机当时正在接近大邱国际机场跑道，距离地面约200公尺。</text:p>
      <text:p text:style-name="P4">
警方表示，这名年约30多岁的男子当时打开了逃生舱门。男子还说，他最近失业，感到压力很大。警方并未提供进一步细节。</text:p>
      <text:p text:style-name="P4">
一名警员说：「他觉得这班飞机飞行时间比预期要久，在机舱内觉得窒息。」</text:p>
      <text:p text:style-name="P4">
Source: <text:a xlink:type="simple" xlink:href="https://www.rfi.fr/cn/%E5%9B%BD%E9%99%85%E6%8A%A5%E9%81%93/20230527-%E5%8D%8A%E7%A9%BA%E4%B8%AD%E5%BC%80%E5%90%AF%E9%9F%A9%E4%BA%9A%E8%88%AA%E7%A9%BA%E6%9C%BA%E8%88%B1%E9%97%A8-%E7%94%B7-%E6%83%B3%E5%BF%AB%E7%82%B9%E4%B8%8B%E9%A3%9E%E6%9C%BA" text:style-name="Internet_20_link" text:visited-style-name="Visited_20_Internet_20_Link">
https://www.rfi.fr/cn/%E5%9B%BD%E9%99%85%E6%8A%A5%E9%81%93/20230527-%E5%8D%8A%E7%A9%BA%E4%B8%AD%E5%BC%80%E5%90%AF%E9%9F%A9%E4%BA%9A%E8%88%AA%E7%A9%BA%E6%9C%BA%E8%88%B1%E9%97%A8-%E7%94%B7-%E6%83%B3%E5%BF%AB%E7%82%B9%E4%B8%8B%E9%A3%9E%E6%9C%BA</text:a>
</text:p>
      <!--NEWS-->
      <text:h text:style-name="P10" text:outline-level="1">
<text:span text:style-name="T4">
北韩世卫执委会席位延长 美严重关切</text:span>
</text:h>
      <text:p text:style-name="P4">
Publisher: 法新社</text:p>
      <text:p text:style-name="P4">
Published Time: 2023-05-27T-3:32:08+00:00</text:p>
      <text:p text:style-name="P4">
Modified Time: 2023-05-27T07:20:05+00:00</text:p>
      <text:p text:style-name="P4">
Description: （法新社日内瓦26日电） 世界卫生大会（WHA）目前正进行中，不过期间美国对东南亚国家提出延长北韩的世卫执委会席位表达遗憾，进一步引发唇枪舌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5-27T-3-32-08-00-00/000000.png" xlink:type="simple" xlink:show="embed" xlink:actuate="onLoad" draw:mime-type="image/png"/>
</draw:frame>
</text:p>
      <text:p text:style-name="P4">
美国代表团指出，美方对于平壤当局不认同世卫的价值观「严重关切」，理由是北韩「骇人听闻侵犯、践踏人权的纪录，而这些纪录经常被联合国组织所记下，普遍受到国际社会谴责」。</text:p>
      <text:p text:style-name="P4">
美国代表团还批评北韩持续发展大规模毁灭性武器和弹道飞弹计画，违反联合国安全理事会多项决议。</text:p>
      <text:p text:style-name="P4">
北韩代表团则反驳称「有国家为遂行卑鄙政治目的和推动对立而让执委会蒙尘，我们对此深感遗憾」。</text:p>
      <text:p text:style-name="P4">
今天加入世卫执委会的国家还包括澳洲、巴贝多、喀麦隆、葛摩联邦、赖索托、卡达、瑞士和多哥共和国。</text:p>
      <text:p text:style-name="P4">
Source: <text:a xlink:type="simple" xlink:href="https://www.rfi.fr/cn/%E5%9B%BD%E9%99%85%E6%8A%A5%E9%81%93/20230527-%E5%8C%97%E9%9F%A9%E4%B8%96%E5%8D%AB%E6%89%A7%E5%A7%94%E4%BC%9A%E5%B8%AD%E4%BD%8D%E5%BB%B6%E9%95%BF-%E7%BE%8E%E4%B8%A5%E9%87%8D%E5%85%B3%E5%88%87" text:style-name="Internet_20_link" text:visited-style-name="Visited_20_Internet_20_Link">
https://www.rfi.fr/cn/%E5%9B%BD%E9%99%85%E6%8A%A5%E9%81%93/20230527-%E5%8C%97%E9%9F%A9%E4%B8%96%E5%8D%AB%E6%89%A7%E5%A7%94%E4%BC%9A%E5%B8%AD%E4%BD%8D%E5%BB%B6%E9%95%BF-%E7%BE%8E%E4%B8%A5%E9%87%8D%E5%85%B3%E5%88%87</text:a>
</text:p>
      <!--NEWS-->
      <text:h text:style-name="P10" text:outline-level="1">
<text:span text:style-name="T4">
乔治亚人不满恢复与俄罗斯飞航 蒲亭：他们疯了</text:span>
</text:h>
      <text:p text:style-name="P4">
Publisher: 法新社</text:p>
      <text:p text:style-name="P4">
Published Time: 2023-05-27T-5:32:08+00:00</text:p>
      <text:p text:style-name="P4">
Modified Time: 2023-05-27T07:20:03+00:00</text:p>
      <text:p text:style-name="P4">
Description: （法新社莫斯科26日电） 俄罗斯与乔治亚于2019年中断航空往来，直到上周才恢复，但有一群乔治亚人民在机场外抗议。俄罗斯总统蒲亭今天说，他本以为大家会感激，很讶异出现示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5-27T-5-32-08-00-00/000000.png" xlink:type="simple" xlink:show="embed" xlink:actuate="onLoad" draw:mime-type="image/png"/>
</draw:frame>
</text:p>
      <text:p text:style-name="P4">
一架俄罗斯客机上周降落在乔治亚首都特比利西（Tbilisi）的机场，是2019年以来首见，但有数十名乔治亚人在机场外抗议。他们手里的标语牌写着「不欢迎你们」、「俄罗斯是恐怖主义国家」。</text:p>
      <text:p text:style-name="P4">
俄罗斯去年2月入侵乌克兰，战事如今迈入第2年，俄国在西方世界愈来愈孤立，而乔治亚立场较倾向西方。</text:p>
      <text:p text:style-name="P4">
蒲亭（VladimirPutin）在一场与商界人士的会谈上说：「说真的，他们的反应太让我惊讶了。我以为大家会说『好吧，那就谢了，这是好事』，但没有，在这件事上出现了令人完全无法理解的不满。」</text:p>
      <text:p text:style-name="P4">
蒲亭还说：「从我们的角度来看，我觉得他们疯了，根本搞不清楚事情的原委。」</text:p>
      <text:p text:style-name="P4">
俄罗斯2008年与乔治亚交战，时间虽短却很惨烈，乔治亚的反俄情绪至今仍难磨灭。为回应特比利西的反俄运动，俄罗斯2019年禁止与乔治亚之间的航空旅行。</text:p>
      <text:p text:style-name="P4">
但蒲亭本月出乎意料取消这项禁令，还对乔治亚公民实施90天免签证措施。</text:p>
      <text:p text:style-name="P4">
蒲亭今天说，他的理解是，乔治亚领导阶层「一再」要求俄罗斯取消航空禁令、实施免签措施。</text:p>
      <text:p text:style-name="P4">
但他也说，俄国不会介入，因为「乔治亚国内的状况不关我们的事」，乔治亚人民应该自己决定国家未来的方向。</text:p>
      <text:p text:style-name="P4">
有愈来愈多人指控乔治亚当局在多年与俄罗斯的紧张关系之后，暗地与俄国政府合作。乔治亚政府则坚称，维持与俄国的经济往来势不可免。</text:p>
      <text:p text:style-name="P4">
Source: <text:a xlink:type="simple" xlink:href="https://www.rfi.fr/cn/%E5%9B%BD%E9%99%85%E6%8A%A5%E9%81%93/20230527-%E4%B9%94%E6%B2%BB%E4%BA%9A%E4%BA%BA%E4%B8%8D%E6%BB%A1%E6%81%A2%E5%A4%8D%E4%B8%8E%E4%BF%84%E7%BD%97%E6%96%AF%E9%A3%9E%E8%88%AA-%E8%92%B2%E4%BA%AD-%E4%BB%96%E4%BB%AC%E7%96%AF%E4%BA%86" text:style-name="Internet_20_link" text:visited-style-name="Visited_20_Internet_20_Link">
https://www.rfi.fr/cn/%E5%9B%BD%E9%99%85%E6%8A%A5%E9%81%93/20230527-%E4%B9%94%E6%B2%BB%E4%BA%9A%E4%BA%BA%E4%B8%8D%E6%BB%A1%E6%81%A2%E5%A4%8D%E4%B8%8E%E4%BF%84%E7%BD%97%E6%96%AF%E9%A3%9E%E8%88%AA-%E8%92%B2%E4%BA%AD-%E4%BB%96%E4%BB%AC%E7%96%AF%E4%BA%86</text:a>
</text:p>
      <!--NEWS-->
      <text:h text:style-name="P10" text:outline-level="1">
<text:span text:style-name="T4">
G7峰会、乌克兰战争、中俄远东互动和本周更多重要故事</text:span>
</text:h>
      <text:p text:style-name="P4">
Author: https://www.facebook.com/bbcworldservice/</text:p>
      <text:p text:style-name="P4">
Publisher: BBC News 中文</text:p>
      <text:p text:style-name="P4">
Published Time: 2023-05-27T02:51:57.000Z</text:p>
      <text:p text:style-name="P4">
Modified Time: 2023-05-27T02:51:57.000Z</text:p>
      <text:p text:style-name="P4">
Description: 刚刚过去的一周，BBC中文以下新闻内容受到读者的关注。如果你错过了，我们带你一一回顾。</text:p>
      <text:p text:style-name="P4">
Images: ["<text:a xlink:type="simple" xlink:href="https://ichef.bbci.co.uk/news/640/cpsprodpb/4DDE/production/_129843991_whatsubject.jpg" text:style-name="Internet_20_link" text:visited-style-name="Visited_20_Internet_20_Link">
_129843991_wh...</text:a>
", "<text:a xlink:type="simple" xlink:href="https://ichef.bbci.co.uk/news/640/cpsprodpb/18276/production/_129843989_whatsubject.jpg" text:style-name="Internet_20_link" text:visited-style-name="Visited_20_Internet_20_Link">
_129843989_wh...</text:a>
"]</text:p>
      <text:p text:style-name="P4">
Videos: []</text:p>
      <text:p text:style-name="P4">
Tags: ['乌克兰局势升温', '中國', '政治', '美国', '乌克兰']</text:p>
      <text:p text:style-name="P4">
Type: Article</text:p>
      <!--METADATA-->
      <text:h text:style-name="P12" text:outline-level="3">
<text:span text:style-name="T4">
G7峰会、乌克兰战争、中俄远东互动和本周更多重要故事</text:span>
</text:h>
      <text:p text:style-name="P4">
2023年5月27日凌晨2点51分<draw:frame draw:style-name="fr1" draw:name="Image171" text:anchor-type="as-char" svg:width="6.9236in" svg:height="3.894525in" draw:z-index="0">
<draw:image xlink:href="../Images/BBC Chinese/2023-05-27T02-51-57.000Z/_129843991_whatsubject.jpg" xlink:type="simple" xlink:show="embed" xlink:actuate="onLoad" draw:mime-type="image/jpeg"/>
</draw:frame>
</text:p>
      <text:p text:style-name="P4">
图像来源，  Getty Image</text:p>
      <text:p text:style-name="P4">
图像加注文字，</text:p>
      <text:p text:style-name="P4">
1893年的符拉迪沃斯托克港，此时距割让给俄国33年。</text:p>
      <text:p text:style-name="P4">
<text:span text:style-name="T4">
五月第四周，七大工业国集团（G7）领袖高峰会在日本广岛落幕。乌克兰总统泽连斯基（Volodymyr Zelensky 泽伦斯基）受到全球瞩目。</text:span>
</text:p>
      <text:p text:style-name="P4">
美国总统拜登在G7峰会闭幕时透露，就解除对中国国防部长李尚福的制裁“正在磋商中”。然而仅一天后，美国国务院发言人就做出澄清表示，不会取消对李尚福的制裁。美中关系回暖蒙上阴影。</text:p>
      <text:p text:style-name="P4">
除此之外，中国打算在吉林省增加俄罗斯符拉迪沃斯托克港（旧称“海参崴”）作为内贸货物中转口岸。BBC带你了解中俄远东互动的现实与历史。</text:p>
      <text:p text:style-name="P4">
刚刚过去的一周，BBC中文以下新闻内容受到读者的关注。如果你错过了，我们带你一一回顾。</text:p>
      <text:h text:style-name="P12" text:outline-level="3">
<text:span text:style-name="T4">
1. 符拉迪沃斯托克变身中国内贸港？</text:span>
</text:h>
      <text:p text:style-name="P4">
<draw:frame draw:style-name="fr1" draw:name="Image172" text:anchor-type="as-char" svg:width="6.9236in" svg:height="3.894525in" draw:z-index="0">
<draw:image xlink:href="../Images/BBC Chinese/2023-05-27T02-51-57.000Z/_129843989_whatsubject.jpg" xlink:type="simple" xlink:show="embed" xlink:actuate="onLoad" draw:mime-type="image/jpeg"/>
</draw:frame>
</text:p>
      <text:p text:style-name="P4">
图像来源，  Getty Image</text:p>
      <text:p text:style-name="P4">
图像加注文字，</text:p>
      <text:p text:style-name="P4">
符拉迪沃斯托克临近俄、中、朝三国交界之处，三面临海，是俄罗斯在太平洋沿岸最大的港口。</text:p>
      <text:p text:style-name="P4">
中国海关总署近期发文称，同意在吉林省进一步扩大内贸货物跨境运输业务范围，增加俄罗斯符拉迪沃斯托克港（中国旧称“海参崴”）作为内贸货物中转口岸。</text:p>
      <text:p text:style-name="P4">
这意味着，中国的货物在国内运输，穿过中俄边境，通过符拉迪沃斯托克港出海，再在中国东南沿海港口卸货。而中国则按照国内货物流通来处理，不必经过出口和进口的繁杂程序。</text:p>
      <text:p text:style-name="P4">
<text:a xlink:type="simple" xlink:href="https://www.bbc.com/zhongwen/simp/chinese-news-65687574" text:style-name="Internet_20_link" text:visited-style-name="Visited_20_Internet_20_Link">
 符拉迪沃斯托克变身中国内贸港？中俄远东互动的现实与历史 </text:a>
</text:p>
      <text:h text:style-name="P12" text:outline-level="3">
<text:span text:style-name="T4">
2. G7峰会：联合声明剑指中国“经济胁迫” 泽连斯基成最后一日焦点</text:span>
</text:h>
      <text:p text:style-name="P4">
</text:p>
      <text:p text:style-name="P4">
图像来源，  Getty Images</text:p>
      <text:p text:style-name="P4">
图像加注文字，</text:p>
      <text:p text:style-name="P4">
乌克兰总统泽连斯基亲自飞抵广岛，并与多国领袖会面，全球瞩目。</text:p>
      <text:p text:style-name="P4">
七大工业国集团（G7）领袖高峰会周日（5月21日）在日本广岛落幕。周六抵达的乌克兰总统泽连斯基（Volodymyr Zelensky泽伦斯基）会议最后一天与多国领袖会面， 受全球瞩目。</text:p>
      <text:p text:style-name="P4">
此次会议扩大了参与国家范围，澳大利亚及印度领袖均受邀请出席。 同时，“四方安全对话”（QUAD）也改在广岛会场举行。</text:p>
      <text:p text:style-name="P4">
<text:a xlink:type="simple" xlink:href="https://www.bbc.com/zhongwen/simp/world-65662960" text:style-name="Internet_20_link" text:visited-style-name="Visited_20_Internet_20_Link">
 G7峰会：联合声明剑指中国“经济胁迫” 泽连斯基成最后一日焦点 </text:a>
</text:p>
      <text:h text:style-name="P12" text:outline-level="3">
<text:span text:style-name="T4">
3. 乌克兰战争：BBC透过卫星图片披露俄罗斯军队的防御部署</text:span>
</text:h>
      <text:p text:style-name="P4">
</text:p>
      <text:p text:style-name="P4">
在被俄罗斯占领的克里米亚半岛上，一个海滩度假村现在布满了军事防御工事，另个主要道路两旁设有反坦克壕沟。</text:p>
      <text:p text:style-name="P4">
BBC Verify的丹尼尔·帕隆博（ Daniele Palumbo）与艾赫旺·雷沃特（​​ErwanRivault）分析了一些重要的卫星图片，披露俄罗斯军队为了准备应对乌克兰可能的大规模反攻所建造的大片防御工事。</text:p>
      <text:h text:style-name="P12" text:outline-level="3">
<text:span text:style-name="T4">
4. 拜登政府出“乌龙”，美中关系“回暖”再蒙阴影</text:span>
</text:h>
      <text:p text:style-name="P4">
</text:p>
      <text:p text:style-name="P4">
图像来源，  Getty Images</text:p>
      <text:p text:style-name="P4">
美国总统拜登早些时候在七国集团峰会闭幕时透露，就解除对中国国防部长李尚福的制裁“正在磋商中”。他还称，今年2月发生的间谍气球事件相当愚蠢；並表示，预计两国关系“即将解冻”。</text:p>
      <text:p text:style-name="P4">
拜登此番言论受到广泛关注。然而，仅一天后，美国国务院发言人就做出澄清表示，不会取消对李尚福的制裁 <text:span text:style-name="T4">
，</text:span>
 让“回暖”之说蒙上浓雾。</text:p>
      <text:p text:style-name="P4">
<text:a xlink:type="simple" xlink:href="https://www.bbc.com/zhongwen/simp/world-65705268" text:style-name="Internet_20_link" text:visited-style-name="Visited_20_Internet_20_Link">
 拜登政府出“乌龙”，美中关系“回暖”再蒙阴影 </text:a>
</text:p>
      <text:h text:style-name="P12" text:outline-level="3">
<text:span text:style-name="T4">
5. 中国一标志性同志机构“因不可抗力”关闭 性少数群体倍感“唇亡齿寒”</text:span>
</text:h>
      <text:p text:style-name="P4">
</text:p>
      <text:p text:style-name="P4">
图像来源，  Getty Images</text:p>
      <text:p text:style-name="P4">
“北同文化”是一家开展青年心理支持和多元性别教育的公益机构，2008年成立。因资历深厚、资源广泛等因素，在性少数群体中被视为推动权益保障的重要平台，也为中国首都以外地区的相关机构撑起保护伞。</text:p>
      <text:p text:style-name="P4">
该机构宣布“因不可抗力”决定终止运营。最近几年，在中国言论空间紧缩的环境下，许多LGBTQ的团体纷纷停止运作，北同最终也难逃厄运。</text:p>
      <text:p text:style-name="P4">
<text:a xlink:type="simple" xlink:href="https://www.bbc.com/zhongwen/simp/chinese-news-65656315" text:style-name="Internet_20_link" text:visited-style-name="Visited_20_Internet_20_Link">
 中国一标志性同志机构“因不可抗力”关闭 性少数群体倍感“唇亡齿寒” </text:a>
</text:p>
      <text:p text:style-name="P4">
<text:span text:style-name="T4">
本周其他</text:span>
 <text:span text:style-name="T4">
重要</text:span>
 <text:span text:style-name="T4">
故事：</text:span>
</text:p>
      <text:p text:style-name="P4">
<text:a xlink:type="simple" xlink:href="https://www.bbc.com/zhongwen/simp/chinese-news-65704881" text:style-name="Internet_20_link" text:visited-style-name="Visited_20_Internet_20_Link">
 香港器官捐赠争议与中国国家安全问题的联想 </text:a>
  * <text:a xlink:type="simple" xlink:href="https://www.bbc.com/zhongwen/simp/chinese-news-65595495" text:style-name="Internet_20_link" text:visited-style-name="Visited_20_Internet_20_Link">
 台湾纪录片《九枪》导演专访： 越南“黑工”惨案彰显外劳被“系统性剥削”问题 </text:a>
  * <text:a xlink:type="simple" xlink:href="https://www.bbc.com/zhongwen/simp/business-65680773" text:style-name="Internet_20_link" text:visited-style-name="Visited_20_Internet_20_Link">
 ChatGPT产业：中国会在人工智能赛道上超越美国吗 </text:a>
</text:p>
      <text:p text:style-name="P4">
Source: <text:a xlink:type="simple" xlink:href="https://www.bbc.com/zhongwen/simp/world-65720127" text:style-name="Internet_20_link" text:visited-style-name="Visited_20_Internet_20_Link">
https://www.bbc.com/zhongwen/simp/world-65720127</text:a>
</text:p>
      <!--NEWS-->
      <text:h text:style-name="P10" text:outline-level="1">
<text:span text:style-name="T4">
美贸易代表戴琪与中国商务部长王文涛讨论贸易问题</text:span>
</text:h>
      <text:p text:style-name="P4">
Author: chinese@voanews.com (美国之音)</text:p>
      <text:p text:style-name="P4">
Publisher: 美国之音中文网 (Type: NewsMediaOrganization)</text:p>
      <text:p text:style-name="P4">
Published Time: 2023-05-27T03:07:34+08:00</text:p>
      <text:p text:style-name="P4">
Modified Time: 2023-05-27 03:42:16Z</text:p>
      <text:p text:style-name="P4">
Description: 美国贸易代表办公室说，美国贸易代表戴琪周五（5月26日）与中国商务部长王文涛会晤，两人讨论了美中贸易关系的重要性。</text:p>
      <text:p text:style-name="P4">
Videos: []</text:p>
      <text:p text:style-name="P4">
Images: []</text:p>
      <text:p text:style-name="P4">
Categories: ['美中贸易', '经济·金融·贸易', '中国', '美中关系', '编辑推荐']</text:p>
      <text:p text:style-name="P4">
Type: None</text:p>
      <!--METADATA-->
      <text:p text:style-name="P4">
NoneNone</text:p>
      <text:p text:style-name="P4">
Source: <text:a xlink:type="simple" xlink:href="https://www.voachinese.com/a/us-trade-representative-tai-discusses-trade-with-chinese-minister--ustr-20230526/7111014.html" text:style-name="Internet_20_link" text:visited-style-name="Visited_20_Internet_20_Link">
https://www.voachinese.com/a/us-trade-representative-tai-discusses-trade-with-chinese-minister--ustr-20230526/7111014.html</text:a>
</text:p>
      <!--NEWS-->
      <text:h text:style-name="P10" text:outline-level="1">
<text:span text:style-name="T4">
两名被控充当中国政府代理人并贿赂美国官员的洛杉矶居民被捕</text:span>
</text:h>
      <text:p text:style-name="P4">
Author: chinese@voanews.com (美国之音)</text:p>
      <text:p text:style-name="P4">
Publisher: 美国之音中文网 (Type: NewsMediaOrganization)</text:p>
      <text:p text:style-name="P4">
Published Time: 2023-05-27T05:30:58+08:00</text:p>
      <text:p text:style-name="P4">
Modified Time: 2023-05-27 03:56:40Z</text:p>
      <text:p text:style-name="P4">
Description: 纽约南区的联邦法院星期五(5月26日)公布了针对两名被告的刑事诉状，他们被控在美国充当及串谋充当未登记的中华人民共和国代理人、串谋贿赂及贿赂一名公共官员以及串谋从事洗钱。</text:p>
      <text:p text:style-name="P4">
Videos: []</text:p>
      <text:p text:style-name="P4">
Images: []</text:p>
      <text:p text:style-name="P4">
Categories: ['美中关系', '人权', '中国', '法律', '宗教', '编辑推荐']</text:p>
      <text:p text:style-name="P4">
Type: None</text:p>
      <!--METADATA-->
      <text:p text:style-name="P4">
NoneNone</text:p>
      <text:p text:style-name="P4">
Source: <text:a xlink:type="simple" xlink:href="https://www.voachinese.com/a/illegal-agents-of-the-prc-government-charged-for-prc-directed-bribery-scheme-20230526/7111222.html" text:style-name="Internet_20_link" text:visited-style-name="Visited_20_Internet_20_Link">
https://www.voachinese.com/a/illegal-agents-of-the-prc-government-charged-for-prc-directed-bribery-scheme-20230526/7111222.html</text:a>
</text:p>
      <!--NEWS-->
      <text:h text:style-name="P10" text:outline-level="1">
<text:span text:style-name="T4">
美中虽有互动，拜登政府“投资、协同和竞争”的对华战略不变</text:span>
</text:h>
      <text:p text:style-name="P4">
Author: chinese@voanews.com (斯洋)</text:p>
      <text:p text:style-name="P4">
Publisher: 美国之音中文网 (Type: NewsMediaOrganization)</text:p>
      <text:p text:style-name="P4">
Published Time: 2023-05-27T05:52:36+08:00</text:p>
      <text:p text:style-name="P4">
Modified Time: 2023-05-26 22:21:22Z</text:p>
      <text:p text:style-name="P4">
Description: 美中关系最近几日展示了“解冻”的迹象--美中商务部长进行了对话，在空缺4个多月后，中国驻美大使也抵美履新。5月26日（星期五）是美国国务卿安东尼·布林肯（Antony Blinken）宣布拜登政府“投资、协同和竞争”的对华战略的一周年。专家们说，即便两国官员展开了互动，拜登政府的对华战略并不会改变，因为“拜登政府相信这是应对中国的正确方法”</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blinken-us-china-strategy-assessment-20230526/7111140.html" text:style-name="Internet_20_link" text:visited-style-name="Visited_20_Internet_20_Link">
https://www.voachinese.com/a/blinken-us-china-strategy-assessment-20230526/7111140.html</text:a>
</text:p>
      <!--NEWS-->
      <text:h text:style-name="P10" text:outline-level="1">
<text:span text:style-name="T4">
美朝野周末前达成债限协议 拜登乐观</text:span>
</text:h>
      <text:p text:style-name="P4">
Publisher: 法新社</text:p>
      <text:p text:style-name="P4">
Published Time: 2023-05-27T07:02:08+00:00</text:p>
      <text:p text:style-name="P4">
Modified Time: 2023-05-27T06:50:02+00:00</text:p>
      <text:p text:style-name="P4">
Description: （法新社华盛顿26日电） 美国总统拜登今天表示，他认为民主、共和两党间的债限僵局「可望」在数小时内获得解决，为这个全球最大经济体可能即将终结债务违约威胁带来希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27T07-02-08-00-00/000000.png" xlink:type="simple" xlink:show="embed" xlink:actuate="onLoad" draw:mime-type="image/png"/>
</draw:frame>
</text:p>
      <text:p text:style-name="P4">
拜登在白宫向记者表示：「快要达成协议，我乐观看待。我认为我们有希望能在今晚前知道我们是否将达成协议。」</text:p>
      <text:p text:style-name="P4">
民主党籍的拜登说，他希望能「在12点的钟声响起前」解决僵局。</text:p>
      <text:p text:style-name="P4">
这是华府债限闹剧可能终结迄今最强烈的迹象，让政府可以继续借贷，并避免陷入可能引发衰退、大量失业的债务违约。</text:p>
      <text:p text:style-name="P4">
稍早，美国财政部长叶伦（JanetYellen）说，令人忧心的所谓「X日」（X-date）现在将从6月1日改为延长至6月5日，即除非政府能够持续借贷、否则即将耗尽资金的期限。然而叶伦警告，最后期限延长一事，无法改变必须尽快达成协议的急迫性。</text:p>
      <text:p text:style-name="P4">
她致函联邦众议院议长麦卡锡（KevinMcCarthy）指出：「等到最后一刻才暂缓或调高债务上限，可能会对企业与消费者信心造成严重伤害、提高纳税人的短期借贷成本，并对美国信用评级造成负面冲击。」</text:p>
      <text:p text:style-name="P4">
Source: <text:a xlink:type="simple" xlink:href="https://www.rfi.fr/cn/%E5%9B%BD%E9%99%85%E6%8A%A5%E9%81%93/20230527-%E7%BE%8E%E6%9C%9D%E9%87%8E%E5%91%A8%E6%9C%AB%E5%89%8D%E8%BE%BE%E6%88%90%E5%80%BA%E9%99%90%E5%8D%8F%E8%AE%AE-%E6%8B%9C%E7%99%BB%E4%B9%90%E8%A7%82" text:style-name="Internet_20_link" text:visited-style-name="Visited_20_Internet_20_Link">
https://www.rfi.fr/cn/%E5%9B%BD%E9%99%85%E6%8A%A5%E9%81%93/20230527-%E7%BE%8E%E6%9C%9D%E9%87%8E%E5%91%A8%E6%9C%AB%E5%89%8D%E8%BE%BE%E6%88%90%E5%80%BA%E9%99%90%E5%8D%8F%E8%AE%AE-%E6%8B%9C%E7%99%BB%E4%B9%90%E8%A7%82</text:a>
</text:p>
      <!--NEWS-->
      <text:h text:style-name="P10" text:outline-level="1">
<text:span text:style-name="T4">
耶伦：白宫和国会若无协议 美国最迟6月5日债务违约</text:span>
</text:h>
      <text:p text:style-name="P4">
Author: 联合早报 (Person)</text:p>
      <text:p text:style-name="P4">
Publisher: 联合早报 (Organization)</text:p>
      <text:p text:style-name="P4">
Published Time: 2023-05-27T07:08</text:p>
      <text:p text:style-name="P4">
Modified Time: 2023-05-27T08:15</text:p>
      <text:p text:style-name="P4">
Description: 美国财政部长耶伦说，除非国会同意提高31.4万亿美元（约42.4万亿新元）的债务上限，否则政府到6月5日就会耗尽资金，这将引发潜在的灾难性债务违约。路透社报道，耶伦星期五（5月26...</text:p>
      <text:p text:style-name="P4">
Videos: []</text:p>
      <text:p text:style-name="P4">
Audios: []</text:p>
      <text:p text:style-name="P4">
Images: []</text:p>
      <text:p text:style-name="P4">
Type: NewsArticle</text:p>
      <text:p text:style-name="P4">
Breadcrumbs: ['即时', '国际']</text:p>
      <text:p text:style-name="P4">
Keywords: ['美国财政部', '耶伦', '债务违约', '美国']</text:p>
      <!--METADATA-->
      <text:p text:style-name="P4">
美国财政部长耶伦说，除非国会同意提高31.4万亿美元（约42.4万亿新元）的债务上限，否则政府到6月5日就会耗尽资金，这将引发潜在的灾难性 <text:a xlink:type="simple" xlink:href="https://www.zaobao.com/keywords/zhai-wu-wei-yue" text:style-name="Internet_20_link" text:visited-style-name="Visited_20_Internet_20_Link">
 债务违约</text:a>
 。</text:p>
      <text:p text:style-name="P4">
路透社报道，耶伦星期五（5月26日）发表的最新声明，给予总统拜登和共和党籍众议院议长麦卡锡略多点时间，为提高联邦政府自行设定的借贷上限达成一项协议。</text:p>
      <text:p text:style-name="P4">
耶伦在信中说：“根据最新的可用数据，我们现在估计，如果国会到6月5日还没有提高或暂停债务上限，财政部将没有足够的资源来履行政府的义务。”</text:p>
      <text:p text:style-name="P4">
耶伦指出，财政部将能够在6月的前两天拨付超过1300亿美元的预定支付款项，其中包括向退伍军人、社保和联邦医疗保险（Medicare）受益人的付款。</text:p>
      <text:p text:style-name="P4">
美国财政部此前估计，美国 <text:a xlink:type="simple" xlink:href="https://www.zaobao.com/realtime/world/story20230524-1397903" text:style-name="Internet_20_link" text:visited-style-name="Visited_20_Internet_20_Link">
 最早可能在6月1日发生债务违约</text:a>
 。</text:p>
      <text:p text:style-name="P4">
共和党谈判代表麦克亨利告诉媒体，谈判已“露出曙光”，双方有希望在星期五午夜前达成协议，但仍面对一些挑战。</text:p>
      <text:p text:style-name="P4">
白宫没有对双方谈判发表公开讲话，但一名了解谈判情况的政府官员说，谈判极可能拖到周末。</text:p>
      <text:p text:style-name="P4">
Source: <text:a xlink:type="simple" xlink:href="https://www.zaobao.com.sg/realtime/world/story20230527-1398613" text:style-name="Internet_20_link" text:visited-style-name="Visited_20_Internet_20_Link">
https://www.zaobao.com.sg/realtime/world/story20230527-1398613</text:a>
</text:p>
      <!--NEWS-->
      <text:h text:style-name="P10" text:outline-level="1">
<text:span text:style-name="T4">
红线在哪里？在华外商盼拥有更大“明确性”</text:span>
</text:h>
      <text:p text:style-name="P4">
Author: None (Language: zh)</text:p>
      <text:p text:style-name="P4">
Publisher: None</text:p>
      <text:p text:style-name="P4">
Time: 2023-05-27T07:28:00Z</text:p>
      <text:p text:style-name="P4">
Description: 中国英国商会在不久前发布的年度建议书中表示，咨询公司频遭警方突击，在华外国公司对自己被允许的行事范围感到很不确定，因而希望对新近扩大的国家安全及其他规定的执行方式能有“更大的明确性”。</text:p>
      <text:p text:style-name="P4">
Videos: []</text:p>
      <text:p text:style-name="P4">
Images: []</text:p>
      <text:p text:style-name="P4">
Subject: 经济纵横</text:p>
      <text:p text:style-name="P4">
Subjects: ['中国英国商会', '投资情绪', '咨询公司', '美光']</text:p>
      <text:p text:style-name="P4">
Keywords: ['意见反馈']</text:p>
      <text:p text:style-name="P4">
ID: 65708508</text:p>
      <!--METADATA-->
      <text:p text:style-name="P4">
<text:a xlink:type="simple" xlink:href="https://www.dw.com/zh/overlay/image/article/65708508/49718878" text:style-name="Internet_20_link" text:visited-style-name="Visited_20_Internet_20_Link">
 </text:a>
</text:p>
      <text:p text:style-name="P4">
中国政府表示欢迎外国公司，并鼓励其增加投资。但令外商感到不安的是，中国扩大了国家安全和其他规定，却几乎未作任何解释。</text:p>
      <text:p text:style-name="P4">
（德国之声中文网）中国英国商会（British Chamber of Commerce inChina）表示，一项对其成员企业进行的调查显示，自去年12月严格控制出入境的新冠措施解除后，投资情绪更加乐观。该商会表示，他们希望进行投资，但鉴于中国与欧洲及华盛顿关系紧张，以及中国官方计划促进经济自给自足，他们仍在等待中国官方采取措施，并以此“恢复对中国信任和确定性”。</text:p>
      <text:p text:style-name="P4">
商会主席麦考马克（JulianMacCormac）在新闻发布会上表示：“如果能有更多明确性和确定性，我们相信企业将更加致力于在中国投资。”他表示，大约70%的公司在采取进一步行动之前“确实在观望”形势的发展。</text:p>
      <text:p text:style-name="P4">
中国政府表示欢迎外国公司，并鼓励其增加投资。但令外商感到不安的是， <text:a xlink:type="simple" xlink:href="https://www.dw.com/zh/zh/中國突擊美企上海辦公室-掀外商憂慮/a-65447816" text:style-name="Internet_20_link" text:visited-style-name="Visited_20_Internet_20_Link">
 中国扩大了国家安全和其他规定</text:a>
，却几乎未作任何解释。此外，官方计划或以补贴或以市场壁垒的方式同全球芯片处理器及其他技术的供应商进行竞争的做法也加剧了与欧盟、华盛顿及其他贸易伙伴的紧张关系。</text:p>
      <text:p text:style-name="P4">
周日，中国政府要求“关键信息基础设施”运营者应 <text:a xlink:type="simple" xlink:href="https://www.dw.com/zh/zh/中國封殺美光-美反對無事實根據的限制/a-65693360" text:style-name="Internet_20_link" text:visited-style-name="Visited_20_Internet_20_Link">
 停止采购美国最大内存芯片制造商美光科技</text:a>
 （Micron TechnologyInc.）的产品。政府称美光存在未指明的安全隐患，但没有提供明确细节。</text:p>
      <text:p text:style-name="P4">
在警方突袭了贝恩咨询公司（Bain &amp; Co.）、凯盛融英咨询公司（Capvision）以及美国咨询公司“ <text:a xlink:type="simple" xlink:href="https://www.dw.com/zh/zh/路透社-北京办事处遭突查后-美思明智-高管撤离香港/a-65676467" text:style-name="Internet_20_link" text:visited-style-name="Visited_20_Internet_20_Link">
 美思明智</text:a>
 ” （MintzGroup）北京办事处后，在华外企深感不安。当局未做解释，仅表示企业有义务遵守法律，但未明确给出可能存在的违规行为。</text:p>
      <text:p text:style-name="P4">
英国商会代表约650家公司，其中多为金融、咨询和其他服务业公司。</text:p>
      <text:h text:style-name="P12" text:outline-level="3">
<text:span text:style-name="T4">
世界经济引擎光环不再 外企想撤离中国市场？</text:span>
</text:h>
      <text:p text:style-name="P4">
周二的报告向中国监管机构提出了171条建议，其中包括对汽车行业的数据限制应“更加明确”，以及解决报告中所称的外国公司在政府采购中受到的不公平待遇。</text:p>
      <text:p text:style-name="P4">
商会政府关系负责人萨莉·徐（Sally Xu）表示，在下周与商务部官员会面之前，回应记者提问请求的成员企业都问及了对咨询公司的调查情况。</text:p>
      <text:p text:style-name="P4">
徐表示：“我们的成员对此表示关注，他们想知道什么能做和什么不能做之间的红线在哪？”</text:p>
      <text:p text:style-name="P4">
据该商会称，今年4月的一项调查显示，76%的受访企业在中国解除严格限制出入境的防疫管控措施后更加乐观。但报告也指出，不可预测的商业环境、紧张的政治局势以及“不断增加的关于经济自给自足的言论”令前景变得不明朗。</text:p>
      <text:p text:style-name="P4">
商会主席麦考马克表示：“这种围绕国家安全和自给自足方面的措辞和言论需与‘欢迎来中国’的信息相平衡，因为我认为企业存在紧张情绪。”他说道：“这增加了在华企业对未来的不确定性。”</text:p>
      <text:p text:style-name="P4">
（美联社）</text:p>
      <text:p text:style-name="P4">
Source: <text:a xlink:type="simple" xlink:href="https://www.dw.com/zh/红线在哪里？在华外商盼拥有更大-明确性/a-65708508" text:style-name="Internet_20_link" text:visited-style-name="Visited_20_Internet_20_Link">
https://www.dw.com/zh/红线在哪里？在华外商盼拥有更大-明确性/a-65708508?maca=chi-rss-chi-all-1127-rdf</text:a>
</text:p>
      <!--NEWS-->
      <text:h text:style-name="P10" text:outline-level="1">
<text:span text:style-name="T4">
美债违约协商 麦卡锡：已取得进展</text:span>
</text:h>
      <text:p text:style-name="P4">
Publisher: 法新社</text:p>
      <text:p text:style-name="P4">
Published Time: 2023-05-27T07:32:08+00:00</text:p>
      <text:p text:style-name="P4">
Modified Time: 2023-05-27T07:05:02+00:00</text:p>
      <text:p text:style-name="P4">
Description: （法新社华盛顿26日电） 美国朝野针对美债违约危机协商，联邦众议院议长麦卡锡（Kevin McCarthy）告诉媒体，协商人员已「取得进展」，但「除非一切都谈妥，否则等于什么也没谈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5-27T07-32-08-00-00/000000.png" xlink:type="simple" xlink:show="embed" xlink:actuate="onLoad" draw:mime-type="image/png"/>
</draw:frame>
</text:p>
      <text:p text:style-name="P4">
美债违约前所未见，一旦真的发生，可能会引发股市抛售潮、大量人口失业和经济衰退，对全球经济产生重大影响。</text:p>
      <text:p text:style-name="P4">
国际货币基金（IMF）总裁乔治艾娃（Kristalina Georgieva）援引新数据，说这些数据显示「美国经济已自证强韧」，但敦促「迅速解决」债务问题。</text:p>
      <text:p text:style-name="P4">
她说：「我们将美国国债市场视为全球金融体系的靠山，这座靠山需要稳住。」</text:p>
      <text:p text:style-name="P4">
Source: <text:a xlink:type="simple" xlink:href="https://www.rfi.fr/cn/%E5%9B%BD%E9%99%85%E6%8A%A5%E9%81%93/20230527-%E7%BE%8E%E5%80%BA%E8%BF%9D%E7%BA%A6%E5%8D%8F%E5%95%86-%E9%BA%A6%E5%8D%A1%E9%94%A1-%E5%B7%B2%E5%8F%96%E5%BE%97%E8%BF%9B%E5%B1%95" text:style-name="Internet_20_link" text:visited-style-name="Visited_20_Internet_20_Link">
https://www.rfi.fr/cn/%E5%9B%BD%E9%99%85%E6%8A%A5%E9%81%93/20230527-%E7%BE%8E%E5%80%BA%E8%BF%9D%E7%BA%A6%E5%8D%8F%E5%95%86-%E9%BA%A6%E5%8D%A1%E9%94%A1-%E5%B7%B2%E5%8F%96%E5%BE%97%E8%BF%9B%E5%B1%95</text:a>
</text:p>
      <!--NEWS-->
      <text:h text:style-name="P10" text:outline-level="1">
<text:span text:style-name="T4">
美内政部监察长报告：警方在2020年镇压抗议时对记者过度使用武力</text:span>
</text:h>
      <text:p text:style-name="P4">
Author: chinese@voanews.com (连姆·斯科特)</text:p>
      <text:p text:style-name="P4">
Publisher: 美国之音中文网 (Type: NewsMediaOrganization)</text:p>
      <text:p text:style-name="P4">
Published Time: 2023-05-27T07:38:45+08:00</text:p>
      <text:p text:style-name="P4">
Modified Time: 2023-05-27 00:21:38Z</text:p>
      <text:p text:style-name="P4">
Description: 美国内政部监察长在周三(5月24日)公开发布的一份报告中说，大约三年前，两名美国公园警察(U.S. Park Police)在白宫外镇压种族正义抗议者时对两名记者过度使用武力。</text:p>
      <text:p text:style-name="P4">
Videos: []</text:p>
      <text:p text:style-name="P4">
Images: []</text:p>
      <text:p text:style-name="P4">
Categories: ['美国', '法律', '新闻自由']</text:p>
      <text:p text:style-name="P4">
Type: None</text:p>
      <!--METADATA-->
      <text:p text:style-name="P4">
NoneNone</text:p>
      <text:p text:style-name="P4">
Source: <text:a xlink:type="simple" xlink:href="https://www.voachinese.com/a/report-police-used-excessive-force-against-journalists-in-2020-20230526/7111284.html" text:style-name="Internet_20_link" text:visited-style-name="Visited_20_Internet_20_Link">
https://www.voachinese.com/a/report-police-used-excessive-force-against-journalists-in-2020-20230526/7111284.html</text:a>
</text:p>
      <!--NEWS-->
      <text:h text:style-name="P10" text:outline-level="1">
<text:span text:style-name="T4">
拜登有信心债务协议将在本地时间27日取得突破</text:span>
</text:h>
      <text:p text:style-name="P4">
Author: 联合早报 (Person)</text:p>
      <text:p text:style-name="P4">
Publisher: 联合早报 (Organization)</text:p>
      <text:p text:style-name="P4">
Published Time: 2023-05-27T07:46</text:p>
      <text:p text:style-name="P4">
Modified Time: 2023-05-27T07:51</text:p>
      <text:p text:style-name="P4">
Description: 美国总统拜登说，他有信心联邦债务上限的谈判，将在星期五（5月26日）晚（新加坡时间星期六上午）取得突破。彭博社报道，拜登星期五前往戴维营参加阵亡将士纪念日周末活动前，在白宫对记者发...</text:p>
      <text:p text:style-name="P4">
Videos: []</text:p>
      <text:p text:style-name="P4">
Audios: []</text:p>
      <text:p text:style-name="P4">
Images: []</text:p>
      <text:p text:style-name="P4">
Type: NewsArticle</text:p>
      <text:p text:style-name="P4">
Breadcrumbs: ['即时', '国际']</text:p>
      <text:p text:style-name="P4">
Keywords: ['拜登', '债务违约', '美国']</text:p>
      <!--METADATA-->
      <text:p text:style-name="P4">
美国总统拜登说，他有信心联邦 <text:a xlink:type="simple" xlink:href="https://www.zaobao.com/keywords/zhai-wu-wei-yue" text:style-name="Internet_20_link" text:visited-style-name="Visited_20_Internet_20_Link">
 债务上限 </text:a>
的谈判，将在星期五（5月26日）晚（新加坡时间星期六上午）取得突破。</text:p>
      <text:p text:style-name="P4">
彭博社报道，拜登星期五前往戴维营参加阵亡将士纪念日周末活动前，在白宫对记者发表了简短讲话。</text:p>
      <text:p text:style-name="P4">
拜登说：“债务上限的谈判进展不错，我非常乐观。我希望我们能在今晚午夜之前就看到一些明确的证据。”</text:p>
      <text:p text:style-name="P4">
他还进一步说：“现在谈判还在进行，我有信心我们今晚就能知道我们是否能够达成协议。”</text:p>
      <text:p text:style-name="P4">
当天早前，美国财政部长耶伦向国会致信说，除非国会同意提高31.4万亿美元（约42.4万亿新元）的债务上限，否则政府 <text:a xlink:type="simple" xlink:href="https://www.zaobao.com/realtime/world/story20230527-1398613" text:style-name="Internet_20_link" text:visited-style-name="Visited_20_Internet_20_Link">
 到6月5日就会耗尽资金</text:a>
，这将引发潜在的灾难性债务违约。</text:p>
      <text:p text:style-name="P4">
耶伦的最新声明，给予拜登和共和党籍众议院议长麦卡锡略多点时间，为提高联邦政府自行设定的借贷上限达成一项协议。</text:p>
      <text:p text:style-name="P4">
美国财政部此前估计，美国最早可能在6月1日发生债务违约。</text:p>
      <text:p text:style-name="P4">
Source: <text:a xlink:type="simple" xlink:href="https://www.zaobao.com.sg/realtime/world/story20230527-1398616" text:style-name="Internet_20_link" text:visited-style-name="Visited_20_Internet_20_Link">
https://www.zaobao.com.sg/realtime/world/story20230527-1398616</text:a>
</text:p>
      <!--NEWS-->
      <text:h text:style-name="P10" text:outline-level="1">
<text:span text:style-name="T4">
乌克兰称俄罗斯计划模拟一场核电站重大事故</text:span>
</text:h>
      <text:p text:style-name="P4">
Author: 联合早报 (Person)</text:p>
      <text:p text:style-name="P4">
Publisher: 联合早报 (Organization)</text:p>
      <text:p text:style-name="P4">
Published Time: 2023-05-27T08:05</text:p>
      <text:p text:style-name="P4">
Modified Time: 2023-05-27T08:05</text:p>
      <text:p text:style-name="P4">
Description: 乌克兰指俄罗斯正计划在亲莫斯科势力控制的扎波罗热核电站，模拟一场重大核电站事故，以挫败乌克兰策划已久的反攻行动。路透社报道，乌克兰国防部情报局星期五（5月26日）在社交媒体平台Te...</text:p>
      <text:p text:style-name="P4">
Videos: []</text:p>
      <text:p text:style-name="P4">
Audios: []</text:p>
      <text:p text:style-name="P4">
Images: []</text:p>
      <text:p text:style-name="P4">
Type: NewsArticle</text:p>
      <text:p text:style-name="P4">
Breadcrumbs: ['即时', '国际']</text:p>
      <text:p text:style-name="P4">
Keywords: ['俄乌战争', '核电站', '乌克兰', '俄罗斯']</text:p>
      <!--METADATA-->
      <text:p text:style-name="P4">
乌克兰指俄罗斯正计划在亲莫斯科势力控制的扎波罗热核电站，模拟一场重大核电站事故，以挫败乌克兰策划已久的反攻行动。</text:p>
      <text:p text:style-name="P4">
路透社报道，乌克兰国防部情报局星期五（5月26日）在社交媒体平台Telegram发表声明说，俄罗斯军队将很快炮击这座位于乌克兰南部的核电站，然后宣布核电站发生辐射泄漏。这将迫使国际当局进行调查，在此期间所有敌对行动都将停止。</text:p>
      <text:p text:style-name="P4">
乌克兰国防部的声明并没有提供任何证据，仅说俄罗斯已打乱了驻扎在核电站的国际原子能机构（IAEA）视察员的轮换安排。</text:p>
      <text:p text:style-name="P4">
由俄罗斯控制的扎波罗热核电站是欧洲最大的核电站，核电站周围地区屡遭炮击，俄乌相互指责必须对此负责。</text:p>
      <text:p text:style-name="P4">
Source: <text:a xlink:type="simple" xlink:href="https://www.zaobao.com.sg/realtime/world/story20230527-1398618" text:style-name="Internet_20_link" text:visited-style-name="Visited_20_Internet_20_Link">
https://www.zaobao.com.sg/realtime/world/story20230527-1398618</text:a>
</text:p>
      <!--NEWS-->
      <text:h text:style-name="P10" text:outline-level="1">
<text:span text:style-name="T4">
美财长耶伦：债务上限最后期限延至6月5日</text:span>
</text:h>
      <text:p text:style-name="P4">
Author: chinese@voanews.com (美国之音)</text:p>
      <text:p text:style-name="P4">
Publisher: 美国之音中文网 (Type: NewsMediaOrganization)</text:p>
      <text:p text:style-name="P4">
Published Time: 2023-05-27T08:13:23+08:00</text:p>
      <text:p text:style-name="P4">
Modified Time: 2023-05-27 01:23:56Z</text:p>
      <text:p text:style-name="P4">
Description: 美国财政部长珍妮特·耶伦星期五(5月26日)说，预测的债务上限最后期限被延后至6月5日，这比之前的估计晚了四天。</text:p>
      <text:p text:style-name="P4">
Videos: []</text:p>
      <text:p text:style-name="P4">
Images: []</text:p>
      <text:p text:style-name="P4">
Categories: ['美国', '国会报道', '经济·金融·贸易']</text:p>
      <text:p text:style-name="P4">
Type: None</text:p>
      <!--METADATA-->
      <text:p text:style-name="P4">
NoneNone</text:p>
      <text:p text:style-name="P4">
Source: <text:a xlink:type="simple" xlink:href="https://www.voachinese.com/a/debt-ceiling-deadline-is-extended-to-june-5-yellen-says-20230626/7111579.html" text:style-name="Internet_20_link" text:visited-style-name="Visited_20_Internet_20_Link">
https://www.voachinese.com/a/debt-ceiling-deadline-is-extended-to-june-5-yellen-says-20230626/7111579.html</text:a>
</text:p>
      <!--NEWS-->
      <text:h text:style-name="P10" text:outline-level="1">
<text:span text:style-name="T4">
俄外长晤中国特使 称乌克兰及欧美是和谈严重阻碍</text:span>
</text:h>
      <text:p text:style-name="P4">
Publisher: 法新社</text:p>
      <text:p text:style-name="P4">
Published Time: 2023-05-27T08:32:07+00:00</text:p>
      <text:p text:style-name="P4">
Modified Time: 2023-05-27T08:05:02+00:00</text:p>
      <text:p text:style-name="P4">
Description: （法新社莫斯科26日电） 俄罗斯外交部长拉夫罗夫（Sergei Lavrov）今天告诉中国政府欧亚事务特别代表李辉，要恢复和谈存在「严重阻碍」，并归罪于乌克兰和西方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5-27T08-32-07-00-00/000000.png" xlink:type="simple" xlink:show="embed" xlink:actuate="onLoad" draw:mime-type="image/png"/>
</draw:frame>
</text:p>
      <text:p text:style-name="P4">
俄国外交部表示：「俄国外交部长重申莫斯科当局允诺要透过政治外交解决冲突，并称乌克兰及他们的西方国家顾问在恢复和平谈判方面造成严重阻碍。」</text:p>
      <text:p text:style-name="P4">
拉夫罗夫会晤李辉时，还赞许北京当局在乌克兰问题上的「和谐」立场。</text:p>
      <text:p text:style-name="P4">
中国虽自称在俄乌战争中位处中立阵营，但中国因拒绝谴责莫斯科当局的军事进攻而备受抨击。</text:p>
      <text:p text:style-name="P4">
俄国外交部表示：「双方表明愿进一步加强俄中外交政策合作，始终致力维护地区乃至全球的和平与稳定。」</text:p>
      <text:p text:style-name="P4">
莫斯科当局表示，李辉另也会晤拉夫罗夫的副手格鲁金（Mikhail Galuzin）及鲁登科（Andrei Rudenko）。</text:p>
      <text:p text:style-name="P4">
俄国外交部提及格鲁金和李辉的会谈时提到：「两人也对于北大西洋公约组织（NATO）国家日益涉入乌克兰冲突，（以及）他们将乌克兰军事化的行为所衍生的危险后果表示担忧。」</text:p>
      <text:p text:style-name="P4">
李辉本月稍早曾在乌克兰首都基辅会晤乌国总统泽伦斯基（Volodymyr Zelenskyy）。李辉说：「化解危机没有特效药。」</text:p>
      <text:p text:style-name="P4">
Source: <text:a xlink:type="simple" xlink:href="https://www.rfi.fr/cn/%E5%9B%BD%E9%99%85%E6%8A%A5%E9%81%93/20230527-%E4%BF%84%E5%A4%96%E9%95%BF%E6%99%A4%E4%B8%AD%E5%9B%BD%E7%89%B9%E4%BD%BF-%E7%A7%B0%E4%B9%8C%E5%85%8B%E5%85%B0%E5%8F%8A%E6%AC%A7%E7%BE%8E%E6%98%AF%E5%92%8C%E8%B0%88%E4%B8%A5%E9%87%8D%E9%98%BB%E7%A2%8D" text:style-name="Internet_20_link" text:visited-style-name="Visited_20_Internet_20_Link">
https://www.rfi.fr/cn/%E5%9B%BD%E9%99%85%E6%8A%A5%E9%81%93/20230527-%E4%BF%84%E5%A4%96%E9%95%BF%E6%99%A4%E4%B8%AD%E5%9B%BD%E7%89%B9%E4%BD%BF-%E7%A7%B0%E4%B9%8C%E5%85%8B%E5%85%B0%E5%8F%8A%E6%AC%A7%E7%BE%8E%E6%98%AF%E5%92%8C%E8%B0%88%E4%B8%A5%E9%87%8D%E9%98%BB%E7%A2%8D</text:a>
</text:p>
      <!--NEWS-->
      <text:h text:style-name="P10" text:outline-level="1">
<text:span text:style-name="T4">
台湾记者被禁止采访世卫大会</text:span>
</text:h>
      <text:p text:style-name="P4">
Author: chinese@voanews.com (连姆·斯科特)</text:p>
      <text:p text:style-name="P4">
Publisher: 美国之音中文网 (Type: NewsMediaOrganization)</text:p>
      <text:p text:style-name="P4">
Published Time: 2023-05-27T08:48:18+08:00</text:p>
      <text:p text:style-name="P4">
Modified Time: 2023-05-27 00:48:18Z</text:p>
      <text:p text:style-name="P4">
Description: 两名获准报道本周在日内瓦举行的世界卫生大会(WHA)的台湾记者周一(5月22日)被告知，他们将无法领取记者证，新闻自由倡导者表示，此举可能是迫于来自中国的压力。</text:p>
      <text:p text:style-name="P4">
Videos: []</text:p>
      <text:p text:style-name="P4">
Images: []</text:p>
      <text:p text:style-name="P4">
Categories: ['台湾', '健康', '台海两岸关系', '全球议题', '新闻自由']</text:p>
      <text:p text:style-name="P4">
Type: None</text:p>
      <!--METADATA-->
      <text:p text:style-name="P4">
NoneNone</text:p>
      <text:p text:style-name="P4">
Source: <text:a xlink:type="simple" xlink:href="https://www.voachinese.com/a/taiwanese-reporters-blocked-from-covering-world-health-assembly-20230526/7111577.html" text:style-name="Internet_20_link" text:visited-style-name="Visited_20_Internet_20_Link">
https://www.voachinese.com/a/taiwanese-reporters-blocked-from-covering-world-health-assembly-20230526/7111577.html</text:a>
</text:p>
      <!--NEWS-->
      <text:h text:style-name="P10" text:outline-level="1">
<text:span text:style-name="T4">
中国黑客袭击关岛基建，为台海冲突备战？</text:span>
</text:h>
      <text:p text:style-name="P4">
Author: chinese@voanews.com (许宁)</text:p>
      <text:p text:style-name="P4">
Publisher: 美国之音中文网 (Type: NewsMediaOrganization)</text:p>
      <text:p text:style-name="P4">
Published Time: 2023-05-27T08:56:58+08:00</text:p>
      <text:p text:style-name="P4">
Modified Time: 2023-05-27 01:00:08Z</text:p>
      <text:p text:style-name="P4">
Description: 美国领导的西方“五眼联盟”情报机构和微软公司5月24日宣布，网络安全界称为“伏特台风”（Volt Typhoon）的黑客组织一直在监视美国关键基础设施，其中包括通信、交通等部门，并公开宣称这是一个受中国国家支持的黑客组织。有分析说，中国在美国基础设施的网络中秘密布线，希望掌控在未来的地区冲突中对美国在关岛等地区的关键设施发动袭击的能力。</text:p>
      <text:p text:style-name="P4">
Videos: []</text:p>
      <text:p text:style-name="P4">
Images: []</text:p>
      <text:p text:style-name="P4">
Categories: ['美中关系', '美国', '科技', '台湾', '台海两岸关系']</text:p>
      <text:p text:style-name="P4">
Type: None</text:p>
      <!--METADATA-->
      <text:p text:style-name="P4">
NoneNone</text:p>
      <text:p text:style-name="P4">
Source: <text:a xlink:type="simple" xlink:href="https://www.voachinese.com/a/us-china-volt-typhoon-cyberattack-20230526/7111578.html" text:style-name="Internet_20_link" text:visited-style-name="Visited_20_Internet_20_Link">
https://www.voachinese.com/a/us-china-volt-typhoon-cyberattack-20230526/7111578.html</text:a>
</text:p>
      <!--NEWS-->
      <text:h text:style-name="P10" text:outline-level="1">
<text:span text:style-name="T4">
美国债务违约期限延长至6月5日</text:span>
</text:h>
      <text:p text:style-name="P4">
Author: None (Language: zh)</text:p>
      <text:p text:style-name="P4">
Publisher: None</text:p>
      <text:p text:style-name="P4">
Time: 2023-05-27T09:05:00Z</text:p>
      <text:p text:style-name="P4">
Description: 美国财政部长珍耶伦警告说，在债务上限问题上不采取行动将“造成严重损害”。 此前对潜在债务违约的估计时间是 6月1日，她于周五（5月15日）将其更新到6月5日。</text:p>
      <text:p text:style-name="P4">
Videos: []</text:p>
      <text:p text:style-name="P4">
Images: []</text:p>
      <text:p text:style-name="P4">
Subject: 时政风云</text:p>
      <text:p text:style-name="P4">
Subjects: ['奥巴马', '美国']</text:p>
      <text:p text:style-name="P4">
Keywords: ['美国', '债务上限', '拜登政府', '全球经济', '政府违约']</text:p>
      <text:p text:style-name="P4">
ID: 65752174</text:p>
      <!--METADATA-->
      <text:p text:style-name="P4">
<text:a xlink:type="simple" xlink:href="https://www.dw.com/zh/overlay/image/article/65752174/65750703" text:style-name="Internet_20_link" text:visited-style-name="Visited_20_Internet_20_Link">
 </text:a>
</text:p>
      <text:p text:style-name="P4">
耶伦表示，延长期限并没有使情况变得不那么紧迫</text:p>
      <text:p text:style-name="P4">
（德国之声中文网）美国财政部长耶伦周五（5月15日）将 <text:a xlink:type="simple" xlink:href="https://www.dw.com/zh/zh/美国债务上限如何影响全球经济/a-65661380" text:style-name="Internet_20_link" text:visited-style-name="Visited_20_Internet_20_Link">
 国家债务违约</text:a>
 的最后期限更新为6月5日，晚于此前的估计。</text:p>
      <text:p text:style-name="P4">
耶伦此前曾表示， <text:a xlink:type="simple" xlink:href="https://www.dw.com/zh/zh/美国财长六月一日起美国政府将面临债务违约风险/a-65491279" text:style-name="Internet_20_link" text:visited-style-name="Visited_20_Internet_20_Link">
 违约最早可能在 6月1日发生。</text:a>
这一延期为民主党总统拜登和共和党众议院议长麦卡锡争取到更多的时间来谈判提高联邦政府设定的31.4万亿美元债务上限，避免可能发生的灾难性违约。</text:p>
      <text:h text:style-name="P12" text:outline-level="3">
<text:span text:style-name="T4">
“等到最后一分钟”可能造成严重损害</text:span>
</text:h>
      <text:p text:style-name="P4">
然而，耶伦表示，延长期限并没有使情况变得不那么紧迫。</text:p>
      <text:p text:style-name="P4">
“等到最后一刻才做出停摆或提高债务上限的决定可能会对企业和消费者信心造成严重损害，提高纳税人的短期借贷成本，并对美国的信用评级产生负面影响。”她致信麦卡锡说，“如果国会未能提高债务上限，这将给美国家庭带来严重困难，损害我们的全球领导地位，并引发对我们捍卫国家安全利益能力的质疑。”</text:p>
      <text:p text:style-name="P4">
拜登周五晚些时候表示，已经“非常接近”协议的最终达成。拜登在白宫对记者说：“我希望我们能在今晚之前知道我们是否能够达成协议。”</text:p>
      <text:h text:style-name="P12" text:outline-level="3">
<text:span text:style-name="T4">
麦卡锡：现在是“关键时刻”</text:span>
</text:h>
      <text:p text:style-name="P4">
麦卡锡周五承认现在是“关键时刻”。他和拜登一直在就提高债务上限举行会谈，共和党人希望确保削减总统激进的支出计划，尤其是他的《降低通胀法案》涉及的项目。</text:p>
      <text:p text:style-name="P4">
“我认为我们昨天取得了进展。“他说，“我期待今天又能取得进展。我希望能够解决这个问题。”</text:p>
      <text:p text:style-name="P4">
投票提高债务上限曾经是国会每年的例行公事，但最近它 <text:a xlink:type="simple" xlink:href="https://www.dw.com/zh/zh/美国触及债务上限-两党对峙引发经济担忧/a-64462461" text:style-name="Internet_20_link" text:visited-style-name="Visited_20_Internet_20_Link">
 已成为一种政治杠杆 </text:a>
 ，牵涉进诸多议题的谈判。</text:p>
      <text:p text:style-name="P4">
（法新社、美联社、路透社）</text:p>
      <text:p text:style-name="P4">
Source: <text:a xlink:type="simple" xlink:href="https://www.dw.com/zh/美国债务违约期限延长至6月5日/a-65752174" text:style-name="Internet_20_link" text:visited-style-name="Visited_20_Internet_20_Link">
https://www.dw.com/zh/美国债务违约期限延长至6月5日/a-65752174?maca=chi-rss-chi-all-1127-rdf</text:a>
</text:p>
      <!--NEWS-->
      <text:h text:style-name="P10" text:outline-level="1">
<text:span text:style-name="T4">
前美国官员：中国已从积极融入转向试图挑战国际体系</text:span>
</text:h>
      <text:p text:style-name="P4">
Author: chinese@voanews.com (切特拉)</text:p>
      <text:p text:style-name="P4">
Publisher: 美国之音中文网 (Type: NewsMediaOrganization)</text:p>
      <text:p text:style-name="P4">
Published Time: 2023-05-27T09:07:17+08:00</text:p>
      <text:p text:style-name="P4">
Modified Time: 2023-05-27 01:32:31Z</text:p>
      <text:p text:style-name="P4">
Description: 本周，美国和中国官员在华盛顿举行会议，旨在重启自2月初北京间谍气球在美国上空漂浮后几个月的紧张关系。对于15年前曾经斡旋此类谈判的前美国官员来说，紧张局势反映了北京自身在习近平领导下的变化。</text:p>
      <text:p text:style-name="P4">
Videos: []</text:p>
      <text:p text:style-name="P4">
Images: []</text:p>
      <text:p text:style-name="P4">
Categories: ['中国', '美中关系', '编辑推荐']</text:p>
      <text:p text:style-name="P4">
Type: None</text:p>
      <!--METADATA-->
      <text:p text:style-name="P4">
NoneNone</text:p>
      <text:p text:style-name="P4">
Source: <text:a xlink:type="simple" xlink:href="https://www.voachinese.com/a/bush-era-us-officials-discuss-how-china-has-changed-over-last-15-years-20230526/7111314.html" text:style-name="Internet_20_link" text:visited-style-name="Visited_20_Internet_20_Link">
https://www.voachinese.com/a/bush-era-us-officials-discuss-how-china-has-changed-over-last-15-years-20230526/7111314.html</text:a>
</text:p>
      <!--NEWS-->
      <text:h text:style-name="P10" text:outline-level="1">
<text:span text:style-name="T4">
格鲁吉亚出现反俄示威 普京感惊讶</text:span>
</text:h>
      <text:p text:style-name="P4">
Author: 联合早报 (Person)</text:p>
      <text:p text:style-name="P4">
Publisher: 联合早报 (Organization)</text:p>
      <text:p text:style-name="P4">
Published Time: 2023-05-27T09:24</text:p>
      <text:p text:style-name="P4">
Modified Time: 2023-05-27T09:24</text:p>
      <text:p text:style-name="P4">
Description: 俄罗斯恢复与高加索国家格鲁吉亚的航空服务，在这个地跨欧亚两洲的国家引发了反克里姆里宫示威。俄罗斯总统普京对此感到惊讶，还指示威者“脑筋有问题”。法新社报道，进入后冠病时代，当世界航...</text:p>
      <text:p text:style-name="P4">
Videos: []</text:p>
      <text:p text:style-name="P4">
Audios: []</text:p>
      <text:p text:style-name="P4">
Images: []</text:p>
      <text:p text:style-name="P4">
Type: NewsArticle</text:p>
      <text:p text:style-name="P4">
Breadcrumbs: ['即时', '国际']</text:p>
      <text:p text:style-name="P4">
Keywords: ['俄罗斯', '普京', '格鲁吉亚']</text:p>
      <!--METADATA-->
      <text:p text:style-name="P4">
俄罗斯恢复与高加索国家格鲁吉亚的航空服务，在这个地跨欧亚两洲的国家引发了反克里姆里宫示威。</text:p>
      <text:p text:style-name="P4">
俄罗斯总统普京对此感到惊讶，还指示威者“脑筋有问题”。</text:p>
      <text:p text:style-name="P4">
法新社报道，进入后冠病时代，当世界航空旅行迅速恢复之际，俄罗斯对乌克兰的入侵已进入第二年，而莫斯科也进一步被西方孤立。</text:p>
      <text:p text:style-name="P4">
上周，一架俄罗斯客机降落在格鲁吉亚。这是2019年以来，俄罗斯飞机首次降落在这个高加索国家。数十名格鲁吉亚人在格鲁吉亚首都第比利斯的机场外进行抗议。</text:p>
      <text:p text:style-name="P4">
普京星期五（5月26日）与商界人士进行会议时，坦言格鲁吉亚人在机场示威令他“十分惊讶”。</text:p>
      <text:p text:style-name="P4">
普京在电视讲话中说：“我以为每个人都会说，谢谢你们，太好了。但情况相反，我完全无法理解他们不满什么。”</text:p>
      <text:p text:style-name="P4">
普京说：“在我看来，他们的脑筋有问题。我不清楚那里到底是什么情况。”</text:p>
      <text:p text:style-name="P4">
2008年俄罗斯与格鲁吉亚发生了一场短暂但血腥的战争，反俄情绪在这个亲西方国家根深蒂固。</text:p>
      <text:p text:style-name="P4">
作为对第比利斯反莫斯科集会的回应，俄罗斯于2019年叫停了格鲁吉亚航线服务。</text:p>
      <text:p text:style-name="P4">
出人意料的是，普京于本月早前宣布解除与格鲁吉亚的飞行禁令，并为格鲁吉亚公民推出一项90天免签证措施。</text:p>
      <text:p text:style-name="P4">
5月19日，第比利斯的示威者在机场外举牌和拉布条，抗议俄罗斯恢复两国航线，抗议牌和布条上写的是：“你们不受欢迎”和“俄罗斯是一个恐怖主义国家”。</text:p>
      <text:p text:style-name="P4">
许多格鲁吉亚人指责政府与克里姆林宫秘密合作，但政府坚持必须与俄罗斯维持经济联系。</text:p>
      <text:p text:style-name="P4">
Source: <text:a xlink:type="simple" xlink:href="https://www.zaobao.com.sg/realtime/world/story20230527-1398632" text:style-name="Internet_20_link" text:visited-style-name="Visited_20_Internet_20_Link">
https://www.zaobao.com.sg/realtime/world/story20230527-1398632</text:a>
</text:p>
      <!--NEWS-->
      <text:h text:style-name="P10" text:outline-level="1">
<text:span text:style-name="T4">
珠峰登顶70周年：父辈首次成功的经历和如今的攀登热潮</text:span>
</text:h>
      <text:p text:style-name="P4">
Author: https://www.facebook.com/bbcworldservice/</text:p>
      <text:p text:style-name="P4">
Publisher: BBC News 中文</text:p>
      <text:p text:style-name="P4">
Published Time: 2023-05-27T09:30:36.000Z</text:p>
      <text:p text:style-name="P4">
Modified Time: 2023-05-27T09:30:36.000Z</text:p>
      <text:p text:style-name="P4">
Description: 70年前，有人首次成功登上了位于中尼边境的世界最高峰珠穆朗玛峰。最早征服8849米高峰的两个人已经不在了，但他们的儿子告诉BBC，父亲的成就如何改变了登山运动。</text:p>
      <text:p text:style-name="P4">
Images: ["<text:a xlink:type="simple" xlink:href="https://ichef.bbci.co.uk/news/640/cpsprodpb/011F/production/_129878200_everest1.jpg" text:style-name="Internet_20_link" text:visited-style-name="Visited_20_Internet_20_Link">
_129878200_ev...</text:a>
"]</text:p>
      <text:p text:style-name="P4">
Videos: []</text:p>
      <text:p text:style-name="P4">
Tags: ['自然']</text:p>
      <text:p text:style-name="P4">
Type: Article</text:p>
      <!--METADATA-->
      <text:h text:style-name="P12" text:outline-level="3">
<text:span text:style-name="T4">
珠峰登顶70周年：父辈首次成功的经历和如今的攀登热潮</text:span>
</text:h>
      <ul>
        <li>
斯瓦米纳坦·纳塔拉詹（Swaminathan Natarajan)   * BBC国际台</li>
      </ul>
      <text:p text:style-name="P4">
2023年5月27日上午9点30分<draw:frame draw:style-name="fr1" draw:name="Image182" text:anchor-type="as-char" svg:width="6.9236in" svg:height="3.894525in" draw:z-index="0">
<draw:image xlink:href="../Images/BBC Chinese/2023-05-27T09-30-36.000Z/_129878200_everest1.jpg" xlink:type="simple" xlink:show="embed" xlink:actuate="onLoad" draw:mime-type="image/jpeg"/>
</draw:frame>
</text:p>
      <text:p text:style-name="P4">
图像来源，  Getty Images</text:p>
      <text:p text:style-name="P4">
图像加注文字，</text:p>
      <text:p text:style-name="P4">
1953年5月29日，丹增·诺盖(39岁)和埃德蒙·希拉里(33岁)登顶珠穆朗玛峰后不久拍摄的照片。</text:p>
      <text:p text:style-name="P4">
<text:span text:style-name="T4">
“我认为他们是真正的开拓者和探险家，给未知领域铺平了道路。正是因为他们两人和他们的团队，我们今天才能做很多事情。” 詹姆林·丹增·诺盖（JamlingTenzing Norgay）说。</text:span>
</text:p>
      <text:p text:style-name="P4">
他指的是70年前的5月29日，那一天他的父亲成为全球首次登顶世界最高峰的人。</text:p>
      <text:p text:style-name="P4">
丹增·诺盖 （Tenzing Norgay）在新西兰养蜂人埃德蒙·希拉里（Edmund Hillary）的陪同下登上了尼泊尔与中国边境的珠穆朗玛峰。</text:p>
      <text:p text:style-name="P4">
两位登山者的儿子，詹姆林·丹增·诺盖（Jamling Tenzing Norgay）和彼得·希拉里（PeterHillary），从小就听着父亲的英雄故事长大。两人都追随父亲的脚步征服了珠穆朗玛峰。</text:p>
      <text:p text:style-name="P4">
在这次历史性攀登的周年纪念日，他们自豪地向BBC讲述了父亲的辉煌成就。</text:p>
      <text:p text:style-name="P4">
<text:a xlink:type="simple" xlink:href="https://www.bbc.com/zhongwen/simp/world-48571610" text:style-name="Internet_20_link" text:visited-style-name="Visited_20_Internet_20_Link">
 24次登顶珠峰的夏尔巴向导发出的警告 </text:a>
  * <text:a xlink:type="simple" xlink:href="https://www.bbc.com/zhongwen/simp/world-48414350" text:style-name="Internet_20_link" text:visited-style-name="Visited_20_Internet_20_Link">
 珠峰“人山人海 ”、山道拥堵暴露的险情 </text:a>
</text:p>
      <text:h text:style-name="P12" text:outline-level="3">
<text:span text:style-name="T4">
登顶先驱</text:span>
</text:h>
      <text:p text:style-name="P4">
</text:p>
      <text:p text:style-name="P4">
图像来源，  Jamling Norgay</text:p>
      <text:p text:style-name="P4">
图像加注文字，</text:p>
      <text:p text:style-name="P4">
1970年代中期，詹姆林与他的父亲和弟弟在一起。</text:p>
      <text:p text:style-name="P4">
“他们上去时只是普通人，回来后成了世界英雄。这并没有改变他们。他们都是同样简单和谦逊的人。都用自己的余生回馈了喜马拉雅山的人民，” 詹姆林自豪地说。</text:p>
      <text:p text:style-name="P4">
“每当有人做了以前从未做到过的事情，就会向别人发出你也可以做到的信号。在（人类首次登顶珠峰）70周年之际，让我们庆祝这一成就。”</text:p>
      <text:p text:style-name="P4">
1953年的登顶无疑开创了一个先例，很多人都会效仿：在今年登山季的头十天里，500多人登上了8849米高的珠峰峰顶。</text:p>
      <text:p text:style-name="P4">
技术、物流和通信的进步使这一切成为可能，但丹增·诺盖和埃德蒙·希拉里当时是在没有GPS或卫星电话等现代设备的情况下实现了这一壮举。</text:p>
      <text:p text:style-name="P4">
他们成功的消息过了三天才传到伦敦。</text:p>
      <text:p text:style-name="P4">
在这次登顶之前的30年里，两人多次探险都未能成功。</text:p>
      <text:p text:style-name="P4">
其中丹增·诺盖参与了20年里的六次登顶尝试，包括1952年那次近在咫尺的失败。</text:p>
      <text:p text:style-name="P4">
“当我父亲还是个养牦牛的男孩时，他常常好奇为什么没有鸟能飞过那座山，” 詹姆林回忆说。</text:p>
      <text:p text:style-name="P4">
“喇嘛（高级佛教僧侣）的预言激励着他，他说佛教徒会首先登上顶峰。”</text:p>
      <text:h text:style-name="P12" text:outline-level="3">
<text:span text:style-name="T4">
闻名世界的15分钟</text:span>
</text:h>
      <text:p text:style-name="P4">
</text:p>
      <text:p text:style-name="P4">
图像来源，  Peter Hillary</text:p>
      <text:p text:style-name="P4">
图像加注文字，</text:p>
      <text:p text:style-name="P4">
埃德蒙·希拉里(中)和彼得(右)与像明玛次仁这样的夏尔巴人登山者保持着长久往来。</text:p>
      <text:p text:style-name="P4">
彼得说，当父亲被邀请参加英国第九次攀登珠峰探险队时，他知道那是个创造历史的好机会。</text:p>
      <text:p text:style-name="P4">
“他一直都知道自己想要走在前面。他是个雄心勃勃的人，”彼得在接受BBC《见证历史》节目采访时表示。</text:p>
      <text:p text:style-name="P4">
“我记得最清楚的一件事是，他描述自己如何穿过冰雪向南峰攀登。”</text:p>
      <text:p text:style-name="P4">
“他说他当时在前面，切出台阶，大片的雪和冰从陡峭的山坡上崩落下来，落到西藏。”</text:p>
      <text:p text:style-name="P4">
他们不顾恶劣的天气继续前进。彼得说，如果是其它高峰，他父亲可能会放弃，改天再来。他相信内心有个声音告诉父亲要继续前进。</text:p>
      <text:p text:style-name="P4">
他们在到达山顶时已经缺氧了。在世界之巅待了大约15分钟后，他们下来了。</text:p>
      <text:h text:style-name="P12" text:outline-level="3">
<text:span text:style-name="T4">
标志性形象</text:span>
</text:h>
      <text:p text:style-name="P4">
</text:p>
      <text:p text:style-name="P4">
图像来源，  ullstein bild via Getty Images</text:p>
      <text:p text:style-name="P4">
图像加注文字，</text:p>
      <text:p text:style-name="P4">
丹增在珠穆朗玛峰上的照片，由埃德蒙·希拉里拍摄。</text:p>
      <text:p text:style-name="P4">
丹增在雪里埋了一些糖果和饼干，作为佛教的祭品。</text:p>
      <text:p text:style-name="P4">
埃德蒙·希拉里拍摄了几张照片，照片中丹增挥舞着代表英国、尼泊尔、联合国和印度的旗帜。</text:p>
      <text:p text:style-name="P4">
但是没有希拉里在顶峰的照片。</text:p>
      <text:p text:style-name="P4">
“爸爸开玩笑说，据他所知，丹增从未用过相机——他不认为这是开始的地方，”彼得回忆道。</text:p>
      <text:p text:style-name="P4">
几十年后，当彼得和詹姆林登上珠穆朗玛峰时，他们都更清楚自己的父亲曾穿越过的未知领域。</text:p>
      <text:p text:style-name="P4">
“我第一次攀登是在1990年。我只是一直在想我爸爸。当我走到希拉里台阶时，我目睹了我父亲看到过的景象。我也有同样的经历。这让人非常激动，”彼得告诉BBC。</text:p>
      <text:p text:style-name="P4">
詹姆林1996年因宗教和个人原因“登顶”。</text:p>
      <text:p text:style-name="P4">
他和父亲都是夏尔巴人，这是来自西藏的民族，以登山技能而闻名，他们与喜马拉雅山有着深厚的精神联系。</text:p>
      <text:p text:style-name="P4">
“对我来说，这更像是一次朝圣。我想重新与我的宗教和习俗联系起来，了解我父亲所经历的一切。”</text:p>
      <text:h text:style-name="P12" text:outline-level="3">
<text:span text:style-name="T4">
过度拥挤</text:span>
</text:h>
      <text:p text:style-name="P4">
</text:p>
      <text:p text:style-name="P4">
图像来源，  Getty Images</text:p>
      <text:p text:style-name="P4">
图像加注文字，</text:p>
      <text:p text:style-name="P4">
2001年，登山者在攀登珠穆朗玛峰的一个斜坡时排起了长队。</text:p>
      <text:p text:style-name="P4">
随着每年都有众多人登顶珠峰，彼得和詹姆林没有像他们的父亲那样受到公众的追捧。</text:p>
      <text:p text:style-name="P4">
周二，卡米·丽塔（Kami Rita）第28次登上顶峰，打破了自己创造的纪录，而这距离他自己上次创造纪录只有一周的时间。</text:p>
      <text:p text:style-name="P4">
但他说自己不会很快退休，可能是因为他的竞争对手夏尔巴人帕桑达瓦（Pasang Dawa）紧随其后，已经26次登顶，而且还在增加。</text:p>
      <text:p text:style-name="P4">
拉克帕·夏尔巴（Lakpa Sherpa）保持着女性登山者的纪录，去年她第10次登顶。他们都不是家喻户晓的人物。</text:p>
      <text:p text:style-name="P4">
“与我父亲的时代相比，现在攀岩变得容易多了。技术帮助很大。登顶后，一些人乘坐直升机从2号营地前往加德满都。所有的路线都设定好了，氧气和其他设备都由夏尔巴人携带。”詹姆林继续说道。</text:p>
      <text:p text:style-name="P4">
“没有冒险的刺激。它已经成为一项摄影事件。爬山并不是因为他们喜欢爬。”</text:p>
      <text:p text:style-name="P4">
彼得部分赞同这一观点。“我们从大本营到山顶有很多绳索，有跨越裂缝的梯子，还有夏尔巴人团队在营地里端着热茶。你可以在6300米到6500米的高空被直升机安全救出。”</text:p>
      <text:p text:style-name="P4">
“可是山还是老样子。这是一座具有挑战性的大山。”</text:p>
      <text:p text:style-name="P4">
这说法较为保守。在过去的100年里，有300多名登山者死亡。仅这一季，死亡人数就达到11人。</text:p>
      <text:p text:style-name="P4">
“这座山教会你尊重自然，”卡姆林说。“我们只是这个星球上的过客。”</text:p>
      <text:p text:style-name="P4">
</text:p>
      <text:p text:style-name="P4">
图像来源，  Getty Images</text:p>
      <text:p text:style-name="P4">
Source: <text:a xlink:type="simple" xlink:href="https://www.bbc.com/zhongwen/simp/world-65731114" text:style-name="Internet_20_link" text:visited-style-name="Visited_20_Internet_20_Link">
https://www.bbc.com/zhongwen/simp/world-65731114</text:a>
</text:p>
      <!--NEWS-->
      <text:h text:style-name="P10" text:outline-level="1">
<text:span text:style-name="T4">
被控充当中国政府代理人贿赂美官员 两洛杉矶居民被捕</text:span>
</text:h>
      <text:p text:style-name="P4">
Author: 联合早报 (Person)</text:p>
      <text:p text:style-name="P4">
Publisher: 联合早报 (Organization)</text:p>
      <text:p text:style-name="P4">
Published Time: 2023-05-27T09:55</text:p>
      <text:p text:style-name="P4">
Modified Time: 2023-05-27T09:55</text:p>
      <text:p text:style-name="P4">
Description: 两名被控充当中国政府代理人并贿赂美国官员的加利福尼亚州洛杉矶居民，星期五（5月26日）被捕。美国之音报道，纽约南区联邦法院星期五（5月26日）公布了针对两名被告的刑事诉状，包括在美...</text:p>
      <text:p text:style-name="P4">
Videos: []</text:p>
      <text:p text:style-name="P4">
Audios: []</text:p>
      <text:p text:style-name="P4">
Images: []</text:p>
      <text:p text:style-name="P4">
Type: NewsArticle</text:p>
      <text:p text:style-name="P4">
Breadcrumbs: ['即时', '国际']</text:p>
      <text:p text:style-name="P4">
Keywords: ['美国司法部', '中国政府', '贿赂', '逮捕']</text:p>
      <!--METADATA-->
      <text:p text:style-name="P4">
两名被控充当中国政府代理人并贿赂美国官员的加利福尼亚州洛杉矶居民，星期五（5月26日）被捕。</text:p>
      <text:p text:style-name="P4">
美国之音报道，纽约南区联邦法院星期五（5月26日）公布了针对两名被告的刑事诉状，包括在美国充当及串谋充当未登记的中国政府代理人、串谋贿赂及贿赂一名政府官员，以及串谋从事洗钱。</text:p>
      <text:p text:style-name="P4">
美国司法部发布声明说，70岁的陈约翰（JohnChen）和冯林（音译）被控参加一个受中国政府指使的犯罪阴谋，针对目标是美国境内的法轮功修炼者。陈约翰又名陈军（音译），为洛杉矶居民和前中国公民，冯林为中国公民及洛杉矶居民。</text:p>
      <text:p text:style-name="P4">
司法部说，两人星期五在加州中区被捕。</text:p>
      <text:p text:style-name="P4">
根据刑事诉状，至少在今年1月到5月间，陈冯二人在中国政府指示下在美国境内展开工作，以推进中国政府镇压和骚扰法轮功修炼者的行动。</text:p>
      <text:p text:style-name="P4">
司法部说，向他们发出指示的包括诉状所说的 “PRC官员-1”。</text:p>
      <text:p text:style-name="P4">
根据指称，陈冯二人试图利用美国国税局的“吹哨人项目”，剥夺法轮功修炼者经营的一个实体的免税地位。</text:p>
      <text:p text:style-name="P4">
据称，陈约翰在向国税局递交了有缺陷的吹哨人投诉后，陈冯二人向一名据称是国税局特工的人支付了5000美元（约6750新元）现金，还答应事成后另有重赏，以换取这名特工协助把他们的投诉向前推进。</text:p>
      <text:p text:style-name="P4">
这名国税局特工实际上是执法部门的卧底特工。</text:p>
      <text:p text:style-name="P4">
按照美国法律，充当外国政府的代理人必须通知美国司法部长，但司法部说，充当中国代理人的陈冯二人并没有这样做。</text:p>
      <text:p text:style-name="P4">
司法部说，在一次被录音的通话中，陈约翰明确提到这些贿赂是为了实现中国政府“绊倒法轮功”的目的，这些贿赂的指使者和出资者是中国政府。</text:p>
      <text:p text:style-name="P4">
司法部还说，5月18日，冯林又在肯尼迪国际机场给了那名特工4000美元贿赂，以推动这项阴谋。根据指称，陈约翰在作案期间去过中国旅行，从中国政府得到了用于贿赂的资金。</text:p>
      <text:p text:style-name="P4">
美国司法部长加兰在声明中说：“中国政府再一次试图针对在美国这里批评中国的人士，但是再一次失败。”</text:p>
      <text:p text:style-name="P4">
“我们指控本案被告试图贿赂某位他们以为是国税局特工的人，以进一步推进中国政府在美国的跨国镇压行动。但他们试图贿赂的人实际上是执法部门的一名卧底特工。”</text:p>
      <text:p text:style-name="P4">
加兰说：“司法部将继续调查、打破和起诉中国政府将批评者噤声，并将中国政权延伸至美国领土的做法。我们永远不会停止努力捍卫人人在美国都应享有的权利。”</text:p>
      <text:p text:style-name="P4">
联邦调查局局长克里斯托弗·雷在声明中说：“中国政府再次显示它对法治和国际规范的无视。联调局不会容忍中国在美国这里威胁、骚扰和恐吓民众。我们将继续迎头对抗中国政府违反我们的法律，并镇压美国境内民众的权利与自由的做法。”</text:p>
      <text:p text:style-name="P4">
Source: <text:a xlink:type="simple" xlink:href="https://www.zaobao.com.sg/realtime/world/story20230527-1398637" text:style-name="Internet_20_link" text:visited-style-name="Visited_20_Internet_20_Link">
https://www.zaobao.com.sg/realtime/world/story20230527-1398637</text:a>
</text:p>
      <!--NEWS-->
      <text:h text:style-name="P10" text:outline-level="1">
<text:span text:style-name="T4">
俄罗斯飞弹击中乌克兰中部诊所  增至2死30伤</text:span>
</text:h>
      <text:p text:style-name="P4">
Publisher: 法新社</text:p>
      <text:p text:style-name="P4">
Published Time: 2023-05-27T10:02:07+00:00</text:p>
      <text:p text:style-name="P4">
Modified Time: 2023-05-27T09:35:02+00:00</text:p>
      <text:p text:style-name="P4">
Description: （法新社基辅26日电） 乌克兰官员表示，一枚俄罗斯飞弹今天上午击中乌国中部城市第聂伯罗（Dnipro）一间医疗诊所，死伤数增至2死30伤，其中包括2名儿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8" text:anchor-type="as-char" svg:width="6.9236in" svg:height="3.617581in" draw:z-index="0">
<draw:image xlink:href="../Images/rficn/2023-05-27T10-02-07-00-00/000000.png" xlink:type="simple" xlink:show="embed" xlink:actuate="onLoad" draw:mime-type="image/png"/>
</draw:frame>
</text:p>
      <text:p text:style-name="P4">
乌克兰总统泽伦斯基（Volodymyr Zelenskyy）今天发布一段影片，画面中建筑物的屋顶已被炸毁，窗户里正冒出阵阵浓烟。</text:p>
      <text:p text:style-name="P4">
乌克兰第聂伯罗彼得罗夫斯克州（Dnipropetrovsk）州长赖萨克（SergiyLysak）在通讯软体Telegram发文写道：「目前已有30名受害者，包括2名儿童。另有3人可能到过诊所，但目前无法取得联系。」</text:p>
      <text:p text:style-name="P4">
赖萨克说，伤者包括2名分别为3岁及6岁的男孩，他们与其他19人一起被送往医院。</text:p>
      <text:p text:style-name="P4">
他表示，飞弹击中一处有医疗及兽医诊所和高楼建筑的住宅区。他谈到其中一名受害者时表示：「有一名69岁男子丧生。俄国恐怖分子的飞弹攻击这座城市时，他恰巧路过。」</text:p>
      <text:p text:style-name="P4">
他还指出，另一具男性遗体在一所兽医诊所的废墟里被发现。</text:p>
      <text:p text:style-name="P4">
泽伦斯基表示，攻击民用医疗机构「再次证实俄国恐怖分子已违背一切人道与正直」。</text:p>
      <text:p text:style-name="P4">
泽伦斯基的妻子欧伦娜・泽伦斯基（Olena Zelenska）在推特（Twitter）发文表示，这次攻击展现了「恐怖的冷酷程度」。</text:p>
      <text:p text:style-name="P4">
Source: <text:a xlink:type="simple" xlink:href="https://www.rfi.fr/cn/%E5%9B%BD%E9%99%85%E6%8A%A5%E9%81%93/20230527-%E4%BF%84%E7%BD%97%E6%96%AF%E9%A3%9E%E5%BC%B9%E5%87%BB%E4%B8%AD%E4%B9%8C%E5%85%8B%E5%85%B0%E4%B8%AD%E9%83%A8%E8%AF%8A%E6%89%80-%E5%A2%9E%E8%87%B32%E6%AD%BB30%E4%BC%A4" text:style-name="Internet_20_link" text:visited-style-name="Visited_20_Internet_20_Link">
https://www.rfi.fr/cn/%E5%9B%BD%E9%99%85%E6%8A%A5%E9%81%93/20230527-%E4%BF%84%E7%BD%97%E6%96%AF%E9%A3%9E%E5%BC%B9%E5%87%BB%E4%B8%AD%E4%B9%8C%E5%85%8B%E5%85%B0%E4%B8%AD%E9%83%A8%E8%AF%8A%E6%89%80-%E5%A2%9E%E8%87%B32%E6%AD%BB30%E4%BC%A4</text:a>
</text:p>
      <!--NEWS-->
      <text:h text:style-name="P10" text:outline-level="1">
<text:span text:style-name="T4">
韩统一研究院长：金珠爱或是金正恩长女</text:span>
</text:h>
      <text:p text:style-name="P4">
Author: 联合早报 (Person)</text:p>
      <text:p text:style-name="P4">
Publisher: 联合早报 (Organization)</text:p>
      <text:p text:style-name="P4">
Published Time: 2023-05-27T10:23</text:p>
      <text:p text:style-name="P4">
Modified Time: 2023-05-27T10:23</text:p>
      <text:p text:style-name="P4">
Description: 韩国统一研究院院长说，他个人认为，朝鲜领导人金正恩的女儿金珠爱是长女的可能性较大。韩联社报道，韩国统一研究院院长高有焕星期五（5月26日）说，金珠爱是不是金正恩的接班人，只有待日后...</text:p>
      <text:p text:style-name="P4">
Videos: []</text:p>
      <text:p text:style-name="P4">
Audios: []</text:p>
      <text:p text:style-name="P4">
Images: []</text:p>
      <text:p text:style-name="P4">
Type: NewsArticle</text:p>
      <text:p text:style-name="P4">
Breadcrumbs: ['即时', '国际']</text:p>
      <text:p text:style-name="P4">
Keywords: ['金正恩', '接班人', '朝鲜']</text:p>
      <!--METADATA-->
      <text:p text:style-name="P4">
韩国统一研究院院长说，他个人认为，朝鲜领导人金正恩的女儿金珠爱是长女的可能性较大。</text:p>
      <text:p text:style-name="P4">
韩联社报道，韩国统一研究院院长高有焕星期五（5月26日）说，金珠爱是不是金正恩的接班人，只有待日后答案揭晓，但可以相信她在候选之列。</text:p>
      <text:p text:style-name="P4">
<text:a xlink:type="simple" xlink:href="https://www.zaobao.com/news/world/story20230303-1368980" text:style-name="Internet_20_link" text:visited-style-name="Visited_20_Internet_20_Link">
 金正恩带金珠爱公开露面 </text:a>
的情况类似“金日成-金正日模式”。金正日在正式成为接班人之前，很早就参与军事现场指导活动，1964年大学毕业后就踏入政治局展开活动，直至父亲金日成去世。</text:p>
      <text:p text:style-name="P4">
金珠爱去年11月在洲际弹道导弹（ICBM）“火星-17”型试射现场 <text:a xlink:type="simple" xlink:href="https://www.zaobao.com/realtime/world/story20221119-1334765" text:style-name="Internet_20_link" text:visited-style-name="Visited_20_Internet_20_Link">
 首次公开露面</text:a>
，之后频繁跟随金正恩访问军事指导现场。高有焕说，目前金正恩可能只是为金珠爱成为接班人铺路，而非正式将她视为接班人。</text:p>
      <text:p text:style-name="P4">
与高有焕的推测不同，韩国国家情报院在3月的国会情报委员会会议上称，确信金正恩子女中的老大是儿子。</text:p>
      <text:p text:style-name="P4">
Source: <text:a xlink:type="simple" xlink:href="https://www.zaobao.com.sg/realtime/world/story20230527-1398641" text:style-name="Internet_20_link" text:visited-style-name="Visited_20_Internet_20_Link">
https://www.zaobao.com.sg/realtime/world/story20230527-1398641</text:a>
</text:p>
      <!--NEWS-->
      <text:h text:style-name="P10" text:outline-level="1">
<text:span text:style-name="T4">
美国指控2人涉嫌协助中国打压法轮功</text:span>
</text:h>
      <text:p text:style-name="P4">
Author: None (Language: zh)</text:p>
      <text:p text:style-name="P4">
Publisher: None</text:p>
      <text:p text:style-name="P4">
Time: 2023-05-27T10:26:00Z</text:p>
      <text:p text:style-name="P4">
Description: 美国司法部周五表示，两名中国裔居民涉嫌参与由中国政府主导针对法轮功的计划，贿赂自称税务局官员的FBI特工，以剥夺法轮功实体的免税资格。两人在被捕后遭到起诉。</text:p>
      <text:p text:style-name="P4">
Videos: []</text:p>
      <text:p text:style-name="P4">
Images: []</text:p>
      <text:p text:style-name="P4">
Subject: 时政风云</text:p>
      <text:p text:style-name="P4">
Subjects: ['德中关系', '奥巴马', '岛屿主权争端', '专题报道：全景观看“习马会”', '移民难民', '中国', '中共十九大', '人权', '美国']</text:p>
      <text:p text:style-name="P4">
Keywords: ['法轮功', '美国', '人权', 'FBI', '美国司法部', '中国', '宗教自由']</text:p>
      <text:p text:style-name="P4">
ID: 65752255</text:p>
      <!--METADATA-->
      <text:p text:style-name="P4">
<text:a xlink:type="simple" xlink:href="https://www.dw.com/zh/overlay/image/article/65752255/65308677" text:style-name="Internet_20_link" text:visited-style-name="Visited_20_Internet_20_Link">
 </text:a>
</text:p>
      <text:p text:style-name="P4">
美国司法部周五公布了针对两名被告的刑事诉状(资料图片)</text:p>
      <text:p text:style-name="P4">
（德国之声中文网）美国司法部周五（5月26日）表示，两名中国裔洛杉矶居民被指控通过贿赂方式，来推进中国政府对法轮功的镇压行动。</text:p>
      <text:p text:style-name="P4">
被起诉的两人分别为70岁的美国公民陈军（音译，英文名JohnChen）以及43岁的美国永久居民冯林（音译），两人均在中国出生。他们被控在美国作为未登记的外国政府代理人行事，贿赂公职人员并串谋进行国际洗钱。</text:p>
      <text:p text:style-name="P4">
根据美国司法部公布的新闻稿，陈军和冯林涉嫌协参与一项由中国政府主导的针对美国法轮功成员的计划，企图剥夺其在美经营的一个实体的免税地位。该部门表示，这一计划是中国政府针对在美异议人士的广泛打压行动的一部分。</text:p>
      <text:p text:style-name="P4">
美国司法部是在两人遭到联邦特工逮捕一个月后宣布对其进行起诉。陈冯二人涉嫌在曼哈顿唐人街运营中国“秘密警察局”。该部门已向纽约南区的联邦法院提起对两人的诉讼。路透社无法立即联络到当事人及其律师。中国驻华盛顿大使馆并未立即就此事发表意见。</text:p>
      <text:p text:style-name="P4">
</text:p>
      <text:p text:style-name="P4">
两名中国裔洛杉矶居民被指控通过贿赂方式，来推进中国政府对法轮功的镇压行动。(资料图片)</text:p>
      <text:h text:style-name="P12" text:outline-level="3">
<text:span text:style-name="T4">
现金行贿以“扳倒法轮功”</text:span>
</text:h>
      <text:p text:style-name="P4">
美国司法部在新闻稿中写道，陈军和冯林在2023年企图贿赂一名卧底成为美国税务官员的联邦特工，目的是利用美国国税局的“吹哨者项目”，推进剥夺法轮功实体免税地位的行动。</text:p>
      <text:p text:style-name="P4">
联邦检察官指控，为了打压法轮功，陈军和冯林在2月份向美国税务机构提出举报，将法轮功描述为一个“庞大的超级邪教”。两人接着接触自称税务人员的卧底特工，以确保税务局处理该项举报。</text:p>
      <text:p text:style-name="P4">
5月14日，陈冯二人在纽约州纽堡与该名卧底特工会面，陈军给了特工1000美元现金作为贿赂的首付，并承诺会支付总额50000美元来启动被其举报项目的审计，此外若举报成功，他们还将把国税局举报人奖金的60%分给特工。2023年5月18日，冯林在肯尼迪国际机场又向该名特工支付了4000美金贿赂费用，以推进计划。</text:p>
      <text:p text:style-name="P4">
美国司法部在新闻稿中写道，陈军在一次被录音的电话中明确指出，支付这些贿赂的目的是执行中国政府的目标，即“扳倒...法轮功”，这些贿赂是由中国政府指导和资助的。根据司法部授权的窃听截获的一次通话，陈军和冯林谈及收到“中国官员-1”的指示，删除从该名官员那里得到的指示以防事迹败露。两人还谈到，该名官员是负责针对法轮功的贿赂计划的中国政府官员。</text:p>
      <ul>
        <li>
</li>
      </ul>
      <h5>
20年前的今天：法轮功被正式取缔</h5>
      <text:h text:style-name="P12" text:outline-level="3">
<text:span text:style-name="T4">
“气功热”与“法轮功”</text:span>
</text:h>
      <text:p text:style-name="P4">
上世纪九十年代，中国掀起全国性的气功热，源自吉林省的“法轮功”也在这一时期得以迅速传播，成为影响力最大的修炼群体之一。图为广州一个广场上的法轮功修炼者。</text:p>
      <ul>
        <li>
</li>
      </ul>
      <h5>
20年前的今天：法轮功被正式取缔</h5>
      <text:h text:style-name="P12" text:outline-level="3">
<text:span text:style-name="T4">
“四二五上访“成为”严重政治事件“</text:span>
</text:h>
      <text:p text:style-name="P4">
1999年4月25日，成千上万名法轮功修炼者聚集北京中南海附近静坐示威，要求结束此前针对法轮功的媒体攻势和公安骚扰。《人民日报》稍后称这起事件”矛头直指党中央、国务院。...这是1989年那场政治风波以来最严重的政治事件，在国内外造成了极其恶劣的政治影响。"</text:p>
      <ul>
        <li>
</li>
      </ul>
      <h5>
20年前的今天：法轮功被正式取缔</h5>
      <text:h text:style-name="P12" text:outline-level="3">
<text:span text:style-name="T4">
大规模逮捕行动</text:span>
</text:h>
      <text:p text:style-name="P4">
1999年7月20日开始，拘捕法轮功修炼者的行动在中国各地展开。7月22日，北京正式发布《中华人民共和国民政部关于取缔法轮大法研究会的决定》。官方媒体开始批判法轮功的同时，大量法轮功修炼者被逮捕。美国等西方国家呼吁中国政府采取”克制态度“。</text:p>
      <ul>
        <li>
</li>
      </ul>
      <h5>
20年前的今天：法轮功被正式取缔</h5>
      <text:h text:style-name="P12" text:outline-level="3">
<text:span text:style-name="T4">
零星的抗议活动</text:span>
</text:h>
      <text:p text:style-name="P4">
法轮功被宣布取缔后，随着拘捕和打压行动的深入，中国各地也不断发生法轮功修炼者的零星抗议行动。图为2000年10月1日，一名法轮功抗议者在天安门广场遭便衣警察逮捕。</text:p>
      <ul>
        <li>
</li>
      </ul>
      <h5>
20年前的今天：法轮功被正式取缔</h5>
      <text:h text:style-name="P12" text:outline-level="3">
<text:span text:style-name="T4">
扑朔迷离的”自焚事件“</text:span>
</text:h>
      <text:p text:style-name="P4">
2001年1月23日是中国的农历除夕，新华社报道称，当天有五名法轮功修炼者在天安门广场自焚。法轮功方面则对这一说法予以驳斥，称法轮功禁止暴力和自杀，并称自焚事件是中国当局自导自演，”以此增加镇压行动的合理性。“</text:p>
      <ul>
        <li>
</li>
      </ul>
      <h5>
20年前的今天：法轮功被正式取缔</h5>
      <text:h text:style-name="P12" text:outline-level="3">
<text:span text:style-name="T4">
法轮功与人权</text:span>
</text:h>
      <text:p text:style-name="P4">
大量法轮功修炼者未经审判即被关押引起了国际社会和人权组织的担忧。法轮功学员遭遇各种酷刑的报道也不断见诸报端。但中国官方往往以不得干涉内政为由，拒绝来自国外的批评。在中国国内，一些代理法轮功修炼者个案的律师也遭到当局的打压，其中包括至今下落不明的高智晟律师。</text:p>
      <ul>
        <li>
</li>
      </ul>
      <h5>
20年前的今天：法轮功被正式取缔</h5>
      <text:h text:style-name="P12" text:outline-level="3">
<text:span text:style-name="T4">
中国境外的法轮功运动</text:span>
</text:h>
      <text:p text:style-name="P4">
随着法轮功在中国全面遭到禁止，遍布世界多个国家的法轮功修炼者也极力向当地社会宣讲”真相“。除抗议游行之外，法轮功还创办新闻媒体和文艺团体。图为法轮功修炼者在香港街头展示中国对法轮功修炼者施用酷刑。</text:p>
      <ul>
        <li>
</li>
      </ul>
      <h5>
20年前的今天：法轮功被正式取缔</h5>
      <text:h text:style-name="P12" text:outline-level="3">
<text:span text:style-name="T4">
特朗普会见法轮功修炼者</text:span>
</text:h>
      <text:p text:style-name="P4">
7月17日，促进宗教自由部长级会议期间，美国总统特朗普在白宫接见了27名各国宗教迫害生还者或其家属，其中包括法轮功修炼者张玉华。中方表示强烈不满，”美方邀请‘法轮功’邪教分子及其他诬蔑中国宗教政策的人员参加所谓宗教会议，还安排他们同美国领导人会见，这完全是对中国内政的干涉“</text:p>
      <text:p text:style-name="P4">
作者: 德国之声 中文网</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无视法治和国际准则”</text:span>
</text:h>
      <text:p text:style-name="P4">
<text:a xlink:type="simple" xlink:href="https://www.dw.com/zh/zh/德语媒体20年前法轮功在中国遭禁/a-49702617" text:style-name="Internet_20_link" text:visited-style-name="Visited_20_Internet_20_Link">
 中国在1999年禁止了法轮功运动 </text:a>
，并将其定性为邪教和“五毒”之一，即对其统治构成的最大威胁因素。此后，法轮功修炼者在纽约州北部成立了占地400英亩的庇护所“龙泉寺”。</text:p>
      <text:p text:style-name="P4">
美国司法部近年来进行了一系列起诉，以阻挠中国在美国搜寻、定位和打压亲民主活动人士及其他异议人士。</text:p>
      <text:p text:style-name="P4">
美国司法部长加兰（Merrick B.Garland）在声明中表示，中国政府再次试图针对在美国的异议人士并且失败，美国将“继续调查、破坏和起诉”中国在“压制批评者并将其政权扩展到美国领土上”的努力。</text:p>
      <text:p text:style-name="P4">
美国聯邦調查局（FBI）局长克里斯托弗·雷（Christopher A.Wray）表示：“中国政府再次表现出对法治和国际准则的无视。FBI不会容忍中共在美国的镇压，即对人民的威胁、骚然和恐吓。我们将继续对抗中国政府违反我们的法律和压制我国人民权利和自由的努力。”</text:p>
      <text:p text:style-name="P4">
据美国司法部新闻稿，陈军和冯林各被指控犯有一项未通知司法部担任外国政府特工并贿赂公职人员的罪名，最高可判处五年监禁；一项未通知司法部担任外国政府特工的罪名，最高可判处十年监禁；一项贿赂公职人员的罪名，最高可判处十五年监禁；以及一项共谋进行国际洗钱的罪名，最高可判处二十年监禁。</text:p>
      <text:p text:style-name="P4">
（路透社、美联社）</text:p>
      <text:p text:style-name="P4">
<text:span text:style-name="T5">
© 2023年 德国之声版权声明：本文所有内容受到著作权法保护，如无德国之声特别授权，不得擅自使用。任何不当行为都将导致追偿，并受到刑事追究。</text:span>
</text:p>
      <text:p text:style-name="P4">
Source: <text:a xlink:type="simple" xlink:href="https://www.dw.com/zh/美国指控2人涉嫌协助中国打压法轮功/a-65752255" text:style-name="Internet_20_link" text:visited-style-name="Visited_20_Internet_20_Link">
https://www.dw.com/zh/美国指控2人涉嫌协助中国打压法轮功/a-65752255?maca=chi-rss-chi-all-1127-rdf</text:a>
</text:p>
      <!--NEWS-->
      <text:h text:style-name="P10" text:outline-level="1">
<text:span text:style-name="T4">
拜登称“非常接近”达成提高债务上限的共识</text:span>
</text:h>
      <text:p text:style-name="P4">
Author: chinese@voanews.com (美国之音)</text:p>
      <text:p text:style-name="P4">
Publisher: 美国之音中文网 (Type: NewsMediaOrganization)</text:p>
      <text:p text:style-name="P4">
Published Time: 2023-05-27T10:51:46+08:00</text:p>
      <text:p text:style-name="P4">
Modified Time: 2023-05-27 02:51:46Z</text:p>
      <text:p text:style-name="P4">
Description: 美国总统拜登星期五晚间说，达成提高政府债务上限的协议似乎“非常接近”，尽管可能发生灾难性债务违约的最后期限被推迟到6月5日。</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says-deal-very-close-deadline-now-june-5-yellen-says-20230526/7111630.html" text:style-name="Internet_20_link" text:visited-style-name="Visited_20_Internet_20_Link">
https://www.voachinese.com/a/biden-says-deal-very-close-deadline-now-june-5-yellen-says-20230526/7111630.html</text:a>
</text:p>
      <!--NEWS-->
      <text:h text:style-name="P10" text:outline-level="1">
<text:span text:style-name="T4">
中国“山东号”航母编队通过台湾海峡</text:span>
</text:h>
      <text:p text:style-name="P4">
Author: None (Language: zh)</text:p>
      <text:p text:style-name="P4">
Publisher: None</text:p>
      <text:p text:style-name="P4">
Time: 2023-05-27T11:01:00Z</text:p>
      <text:p text:style-name="P4">
Description: 台湾国防部周六表示，中国山东号航舰编队三艘舰船当天午间通过台湾海峡，沿中线以西北行驶。</text:p>
      <text:p text:style-name="P4">
Videos: []</text:p>
      <text:p text:style-name="P4">
Images: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中国', '山东舰', '航母', '美国', '拜登', '习近平', '台湾', '台海', '两岸', '台湾海峡']</text:p>
      <text:p text:style-name="P4">
ID: 65752410</text:p>
      <!--METADATA-->
      <text:p text:style-name="P4">
<text:a xlink:type="simple" xlink:href="https://www.dw.com/zh/overlay/image/article/65752410/65275800" text:style-name="Internet_20_link" text:visited-style-name="Visited_20_Internet_20_Link">
 </text:a>
</text:p>
      <text:p text:style-name="P4">
山东号2023年4月9号就已经在台海地区进行战机起降演习</text:p>
      <text:p text:style-name="P4">
（德国之声中文网）据台湾国防部称，一艘 <text:a xlink:type="simple" xlink:href="https://www.dw.com/zh/zh/军事国防专家-中国航母-尚未构成威胁/a-65527585" text:style-name="Internet_20_link" text:visited-style-name="Visited_20_Internet_20_Link">
 中国航空母舰 </text:a>
 和另外两艘军舰周六（5月27日）航行通过台湾海峡。</text:p>
      <text:p text:style-name="P4">
台湾国防部周六表示，中国山东号航舰编队三艘舰船当天午间通过台湾海峡，沿中线以西北行驶。台湾海峡是台湾与中国大陆之间的非官方屏障。</text:p>
      <text:p text:style-name="P4">
台湾国防部称其军队“运用任务机、舰船及岸置系统绵密监控，有效掌握台海周边区域动态，并适切应处”。中国国防部没有立即对此事发表评论。</text:p>
      <ul>
        <li>
</li>
      </ul>
      <h5>
中国式“亮剑”: 解放军在台海进行实战化军演</h5>
      <text:h text:style-name="P12" text:outline-level="3">
<text:span text:style-name="T4">
佩洛西离台后解放军开展大规模实战化军事演训</text:span>
</text:h>
      <text:p text:style-name="P4">
美国众议院议长佩洛西上周二（2日）在北京严厉警告声中访台，大陆解放军当晚宣布，从上周四（4日）12时至7日12时在包围台湾的六个海域空域展开军事演训行动，并组织实弹射击。8日，解放军东部战区在微博上宣布，继续位台岛周边海空域进行实战化联合演训，重点组织联合反潜和对海突击行动。</text:p>
      <ul>
        <li>
</li>
      </ul>
      <h5>
中国式“亮剑”: 解放军在台海进行实战化军演</h5>
      <text:h text:style-name="P12" text:outline-level="3">
<text:span text:style-name="T4">
东部战区实施远程火力实弹射击</text:span>
</text:h>
      <text:p text:style-name="P4">
8月4日解放军东部战区新闻发言人施毅陆军大校对外表示，4日下午，“解放军东部战区火箭军部队，对台岛东部外海预定海域，实施多区域、多型号常导火力突击，导弹全部精准命中目标，检验了精确打击和区域拒止能力”。七国集团当日发表外长联合声明，呼吁中国“不要单方面用武力改变该地区的现状，以和平方式解决两岸分歧”。</text:p>
      <ul>
        <li>
</li>
      </ul>
      <h5>
中国式“亮剑”: 解放军在台海进行实战化军演</h5>
      <text:h text:style-name="P12" text:outline-level="3">
<text:span text:style-name="T4">
日本防卫省：解放军发射的导弹飞越台湾本岛上空</text:span>
</text:h>
      <text:p text:style-name="P4">
日本防卫省的报告指出，日方推定中国在4日下午陆续从内陆朝台湾方向发射9枚导弹，其中5枚落入日本专属经济区（EEZ），4枚飞越台湾本岛上空。防卫省表示，日方将持续搜集情报，分析并警戒监视。日本媒体称这是中国导弹首度落入日本专属经济区。台湾国防部4日深夜发布新闻稿侧面回应，指“实时掌握发射动态”，但由于弹道路径在大气层之外，“对飞越的广阔地面区域并无危害”，故未发布警报。</text:p>
      <ul>
        <li>
</li>
      </ul>
      <h5>
中国式“亮剑”: 解放军在台海进行实战化军演</h5>
      <text:h text:style-name="P12" text:outline-level="3">
<text:span text:style-name="T4">
解放军军舰与台湾兰阳号对峙</text:span>
</text:h>
      <text:p text:style-name="P4">
8月5日，新华社公布的另一张有关解放军东部战区继续在台湾周边海空域进行实战化联合演训的照片上，可以清晰看到舷号935的台湾兰阳号巡防舰。台湾国防部回应称，“已侦获多批中共机、舰活动，第一时间已广播告警，并运用空中侦巡兵力、海军舰艇，以及岸置飞弹适切应处”。</text:p>
      <ul>
        <li>
</li>
      </ul>
      <h5>
中国式“亮剑”: 解放军在台海进行实战化军演</h5>
      <text:h text:style-name="P12" text:outline-level="3">
<text:span text:style-name="T4">
解放军飞行员俯瞰台湾中央山脉</text:span>
</text:h>
      <text:p text:style-name="P4">
5日，中国军方发布“解放军战士从战机上俯瞰台湾海岸线和中央山脉”的视频和照片，背景的海岸山脉清晰可见。一名解放军飞行员面对镜头说：“今天我执行抵近慑压任务，我在目视距离俯瞰祖国宝岛海岸线和中央山脉，作为军人的使命感和荣誉感油然而生。维护祖国领土完整的决心更加坚定，我们将持续加强练兵备战，确保能够应对一切危机事态。”</text:p>
      <ul>
        <li>
</li>
      </ul>
      <h5>
中国式“亮剑”: 解放军在台海进行实战化军演</h5>
      <text:h text:style-name="P12" text:outline-level="3">
<text:span text:style-name="T4">
台国防部：“解放军未进入领海领空”</text:span>
</text:h>
      <text:p text:style-name="P4">
8日，台湾国防部举行记者会，情次室次长颜有贤中将表示，解放军海军4日至8日演习期间，每天在台湾连结区（24海里）外，保持13艘作战舰、情搜船进行活动。空军在北部、西部、西南、东部等，每天派遣包含作战机，包括歼-11、歼-16及空警等相关系列，实施军事威慑行动。他强调，解放军“从未进入我国领海、领空”。</text:p>
      <ul>
        <li>
</li>
      </ul>
      <h5>
中国式“亮剑”: 解放军在台海进行实战化军演</h5>
      <text:h text:style-name="P12" text:outline-level="3">
<text:span text:style-name="T4">
美国防部：里根号留守台湾周边海域监控情势</text:span>
</text:h>
      <text:p text:style-name="P4">
白宫方面4日宣布，五角大楼指示“罗纳德·里根号”航空母舰留在台湾附近地区“监视局势”。路透社报道，美国海军日表示，“里根号”航母正在西太平洋的菲律宾海进行预定的行动，该海域面积为570万平方公里，其中包括台湾东南部水域。智库南海战略态势感知8月8日在社交媒体上发布消息，指美国航母“里根”号在过去两天，继续向南移动了约140海里。</text:p>
      <ul>
        <li>
</li>
      </ul>
      <h5>
中国式“亮剑”: 解放军在台海进行实战化军演</h5>
      <text:h text:style-name="P12" text:outline-level="3">
<text:span text:style-name="T4">
台湾“天雷操演”即将登场</text:span>
</text:h>
      <text:p text:style-name="P4">
台湾媒体报道称，台湾军方将于在屏东车城至枋山一带实施“天雷操演”，共36门155榴弹炮面海进行反登陆射击，划定演习区域与解放军公布的军演范围接近，甚至不排除有小部分重叠。台湾军方强调，年度天雷操演早于7月22日就公布，并非为特定状况临时起意，加无须过度解读。</text:p>
      <ul>
        <li>
</li>
      </ul>
      <h5>
中国式“亮剑”: 解放军在台海进行实战化军演</h5>
      <text:h text:style-name="P12" text:outline-level="3">
<text:span text:style-name="T4">
6成台湾人不担心两岸进一步军事冲突</text:span>
</text:h>
      <text:p text:style-name="P4">
台湾“中华民意研究协会”最新公布的民调显示，台湾60.1%的民众不担心两岸进一步军事冲突，仅有34.0%担心。如果中国大陆攻打台湾，美国会不会出兵参战协防？有48.5%民众认为美国会出兵，37.4%认为不会，看法的差异主要来自民众的党派性与年龄，越年轻认为美国会出兵的比率越高。这份民调访问的时间为8月3日至5日。</text:p>
      <ul>
        <li>
</li>
      </ul>
      <h5>
中国式“亮剑”: 解放军在台海进行实战化军演</h5>
      <text:h text:style-name="P12" text:outline-level="3">
<text:span text:style-name="T4">
解放军东部战区宣布完成联合军事行动</text:span>
</text:h>
      <text:p text:style-name="P4">
中国解放军东部战区新闻发言人施毅陆军大校10日表示，东部战区完成在台岛周边海空域组织诸军兵种部队系列联合军事行动的各项任务。他补充说，“战区部队将紧盯台海形势变化，持续开展练兵备战，常态组织台海方向战备警巡，坚决捍卫国家主权和领土完整”。同一天，中国国新办发表《台湾问题与新时代中国统一事业》白皮书，强调“非和平方式将是不得已情况下做出的最后选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加强对台湾的侵扰</text:span>
</text:h>
      <text:p text:style-name="P4">
中国舰队通过台湾海峡标志着两岸军事紧张局势再次升级。中国政府认为台湾是自己领土的一部分。</text:p>
      <text:p text:style-name="P4">
台湾总统蔡英文领导的政府强烈反对北京对台湾的主权要求，坚持认为只有台湾人民才能决定台湾的未来。</text:p>
      <text:p text:style-name="P4">
蔡英文上周六（5月20日）在执政7年最后一次“520”就职周年演说中表示，“面对中国的文攻武吓，台湾人民冷静不躁进、理性不挑衅。”她强调，“战争不是选项，任何一方都不能以非和平的方式片面改变现状。”</text:p>
      <text:p text:style-name="P4">
近年来， <text:a xlink:type="simple" xlink:href="https://www.dw.com/zh/zh/发泄怒气后北京将如何走出台海危机/a-62735778" text:style-name="Internet_20_link" text:visited-style-name="Visited_20_Internet_20_Link">
 中国加强了对台湾周边的空中和海上的侵扰</text:a>
。除了中国舰队通过台湾海峡之外，台湾国防部还表示，在过去的 24小时内，有八架中国战机越过海峡中线。自去年8月进行大规模军演以来，中国战机对台湾的侵扰已成为家常便饭。</text:p>
      <text:p text:style-name="P4">
去年3月，在美国总统拜登将与中国领导人习近平通话前几个小时，中国山东号航母穿越了台湾海峡。</text:p>
      <ul>
        <li>
</li>
      </ul>
      <h5>
中国首艘国产航母“山东”正式交付海军</h5>
      <text:h text:style-name="P12" text:outline-level="3">
<text:span text:style-name="T4">
“山东号”交接入列</text:span>
</text:h>
      <text:p text:style-name="P4">
中国第一艘完全国产的航空母舰，同时也是现役第二艘航母周二（12月17日）正式交付使用，并宣布命名为“山东号”。中国党政军最高领导人习近平出席了在海南三亚某军港举行的交接入列仪式。</text:p>
      <ul>
        <li>
</li>
      </ul>
      <h5>
中国首艘国产航母“山东”正式交付海军</h5>
      <text:h text:style-name="P12" text:outline-level="3">
<text:span text:style-name="T4">
山东舰，舷号17</text:span>
</text:h>
      <text:p text:style-name="P4">
中共中央军委为这条“大船”正式取名为“中国人民解放军山东舰”，舷号为“17”。交接入列当天，中国海军部队和航母建设单位的约5000名官兵参加了庆祝仪式。</text:p>
      <ul>
        <li>
</li>
      </ul>
      <h5>
中国首艘国产航母“山东”正式交付海军</h5>
      <text:h text:style-name="P12" text:outline-level="3">
<text:span text:style-name="T4">
山东号？台湾号？</text:span>
</text:h>
      <text:p text:style-name="P4">
此前，中国的各大军事论坛盛传该舰将命名为“山东号”，只是这一说法从未得到官方证实。某中国知名门户网站还曾举行网络调查，就首艘国产航母的名称征求意见。结果“台湾号”得到了最多人的支持。</text:p>
      <ul>
        <li>
</li>
      </ul>
      <h5>
中国首艘国产航母“山东”正式交付海军</h5>
      <text:h text:style-name="P12" text:outline-level="3">
<text:span text:style-name="T4">
接受洗礼</text:span>
</text:h>
      <text:p text:style-name="P4">
“山东号”2017年4月26日在中国船舶重工集团公司大连造船厂举行下水仪式，当时还未正式命名的这航母仅有一个编号“001A”。</text:p>
      <ul>
        <li>
</li>
      </ul>
      <h5>
中国首艘国产航母“山东”正式交付海军</h5>
      <text:h text:style-name="P12" text:outline-level="3">
<text:span text:style-name="T4">
当地人眼中的“大船”</text:span>
</text:h>
      <text:p text:style-name="P4">
虽然多年前就有报道称中国正在建造首艘国产航母，但是直到2015年的最后一天，中国国防部才正式宣布了这一消息。中国媒体介绍，大连当地人习惯把航母叫做“大船”。该航母的长度是315米，相当于三个足球场的长度，其宽度为75米。</text:p>
      <ul>
        <li>
</li>
      </ul>
      <h5>
中国首艘国产航母“山东”正式交付海军</h5>
      <text:h text:style-name="P12" text:outline-level="3">
<text:span text:style-name="T4">
建设当中</text:span>
</text:h>
      <text:p text:style-name="P4">
“001A”航母在建设过程中已受到大量关注。图中是该舰在2017年2月份的样子，舰体上仍有不少支架。</text:p>
      <ul>
        <li>
</li>
      </ul>
      <h5>
中国首艘国产航母“山东”正式交付海军</h5>
      <text:h text:style-name="P12" text:outline-level="3">
<text:span text:style-name="T4">
迎接周年庆</text:span>
</text:h>
      <text:p text:style-name="P4">
此前外界猜测，这艘航母很有可能在2017年4月23日下水。因为这一天是中国解放军海军成立68周年纪念日。还有消息称，身为中央军委主席的习近平可能亲自出席该舰的下水典礼。但4月26日当天，出席典礼的其实是中共中央政治局委员、中央军委副主席范长龙。</text:p>
      <ul>
        <li>
</li>
      </ul>
      <h5>
中国首艘国产航母“山东”正式交付海军</h5>
      <text:h text:style-name="P12" text:outline-level="3">
<text:span text:style-name="T4">
“老大”辽宁</text:span>
</text:h>
      <text:p text:style-name="P4">
中国海军目前唯一现役的航空母舰“辽宁号”是在乌克兰制造的“瓦良格号”基础上改建。曾有专家认为，“辽宁号”并不是真正可以用于军事行动的航母，而是一个用来演习、训练，并进行一步研发的平台。</text:p>
      <ul>
        <li>
</li>
      </ul>
      <h5>
中国首艘国产航母“山东”正式交付海军</h5>
      <text:h text:style-name="P12" text:outline-level="3">
<text:span text:style-name="T4">
巡游南海</text:span>
</text:h>
      <text:p text:style-name="P4">
2016年年底，“辽宁号”在南中国海进行演练，并在途中“绕行台湾”，引起国际关注。但台湾媒体援引军方人士指出，辽宁号尚不具备全天候作战能力。若投入实战，仅能发挥3成战力。</text:p>
      <ul>
        <li>
</li>
      </ul>
      <h5>
中国首艘国产航母“山东”正式交付海军</h5>
      <text:h text:style-name="P12" text:outline-level="3">
<text:span text:style-name="T4">
第三艘航母?</text:span>
</text:h>
      <text:p text:style-name="P4">
除了“辽宁号”和“山东号”之外，中国目前还有第三艘航母—但其作用只是用来娱乐消遣。前苏联海军的“明斯克号”在90年代末退役后卖给了中国，并在深圳被改造成军事主题公园。</text:p>
      <ul>
        <li>
</li>
      </ul>
      <h5>
中国首艘国产航母“山东”正式交付海军</h5>
      <text:h text:style-name="P12" text:outline-level="3">
<text:span text:style-name="T4">
“小步快跑”</text:span>
</text:h>
      <text:p text:style-name="P4">
2016年该舰被拖往舟山整修，据称未来将落户江苏南通。至于中国海军真正的第三艘航母，有消息说正由上海江南造船厂建造。中国军事专家徐光裕少将曾对媒体表示，中国航母的发展策略是“小步快跑”，将来会实现核动力航母。</text:p>
      <ul>
        <li>
</li>
      </ul>
      <h5>
中国首艘国产航母“山东”正式交付海军</h5>
      <text:h text:style-name="P12" text:outline-level="3">
<text:span text:style-name="T4">
海上霸主</text:span>
</text:h>
      <text:p text:style-name="P4">
尽管中国投入巨资加强海军力量，但与美国相比仍有一定差距。目前美军拥有十艘现役航母，其中包括最近驶向朝鲜半岛的卡尔·文森号。最新一代的三艘“福特级”核动力航母也正在建造中，全长337米，宽78米，排水量高达十万吨（001A型的相应数据分别是315米，75米和7万吨）。</text:p>
      <text:p text:style-name="P4">
作者: 石涛 (/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法新社）</text:p>
      <text:p text:style-name="P4">
Source: <text:a xlink:type="simple" xlink:href="https://www.dw.com/zh/中国-山东号-航母编队通过台湾海峡/a-65752410" text:style-name="Internet_20_link" text:visited-style-name="Visited_20_Internet_20_Link">
https://www.dw.com/zh/中国-山东号-航母编队通过台湾海峡/a-65752410?maca=chi-rss-chi-all-1127-rdf</text:a>
</text:p>
      <!--NEWS-->
      <text:h text:style-name="P10" text:outline-level="1">
<text:span text:style-name="T4">
中国山东号3舰编队 沿中线通过台湾海峡</text:span>
</text:h>
      <text:p text:style-name="P4">
Publisher: 法新社</text:p>
      <text:p text:style-name="P4">
Published Time: 2023-05-27T11:02:07+00:00</text:p>
      <text:p text:style-name="P4">
Modified Time: 2023-05-27T10:50:02+00:00</text:p>
      <text:p text:style-name="P4">
Description: （法新社台北27日电） 台湾国防部表示，包括山东号航舰在内的3艘中国军舰今天午间通过台湾海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617581in" draw:z-index="0">
<draw:image xlink:href="../Images/rficn/2023-05-27T11-02-07-00-00/000000.png" xlink:type="simple" xlink:show="embed" xlink:actuate="onLoad" draw:mime-type="image/png"/>
</draw:frame>
</text:p>
      <text:p text:style-name="P4">
国防部声明指出，山东号航舰编队舰船3艘，午间通过台湾海峡，沿中线以西北驶。国防部提到，国军运用任务机、舰及岸置系统绵密监控，有效掌握台海周边区域动态，并适切应处。</text:p>
      <text:p text:style-name="P4">
Source: <text:a xlink:type="simple" xlink:href="https://www.rfi.fr/cn/%E5%9B%BD%E9%99%85%E6%8A%A5%E9%81%93/20230527-%E4%B8%AD%E5%9B%BD%E5%B1%B1%E4%B8%9C%E5%8F%B73%E8%88%B0%E7%BC%96%E9%98%9F-%E6%B2%BF%E4%B8%AD%E7%BA%BF%E9%80%9A%E8%BF%87%E5%8F%B0%E6%B9%BE%E6%B5%B7%E5%B3%A1" text:style-name="Internet_20_link" text:visited-style-name="Visited_20_Internet_20_Link">
https://www.rfi.fr/cn/%E5%9B%BD%E9%99%85%E6%8A%A5%E9%81%93/20230527-%E4%B8%AD%E5%9B%BD%E5%B1%B1%E4%B8%9C%E5%8F%B73%E8%88%B0%E7%BC%96%E9%98%9F-%E6%B2%BF%E4%B8%AD%E7%BA%BF%E9%80%9A%E8%BF%87%E5%8F%B0%E6%B9%BE%E6%B5%B7%E5%B3%A1</text:a>
</text:p>
      <!--NEWS-->
      <text:h text:style-name="P10" text:outline-level="1">
<text:span text:style-name="T4">
“二阳”感染潮引发警惕 专家提醒弱势群体接种疫苗</text:span>
</text:h>
      <text:p text:style-name="P4">
Author: None (Language: zh)</text:p>
      <text:p text:style-name="P4">
Publisher: None</text:p>
      <text:p text:style-name="P4">
Time: 2023-05-27T11:14:00Z</text:p>
      <text:p text:style-name="P4">
Description: 每周数千万人感染，“二阳”成为热门词汇——中国这一波新冠感染和去年冬天有何不同？专家指出，尽管大多数人再次感染的症状相对较轻，但是有基础病的人群和老年人应该加强疫苗接种。</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新冠病毒', '二阳', '中国', '疫情', '清零', 'XBB', '奥密克戎', '钟南山']</text:p>
      <text:p text:style-name="P4">
ID: 65752595</text:p>
      <!--METADATA-->
      <text:p text:style-name="P4">
<text:a xlink:type="simple" xlink:href="https://www.dw.com/zh/overlay/image/article/65752595/63118891" text:style-name="Internet_20_link" text:visited-style-name="Visited_20_Internet_20_Link">
 </text:a>
</text:p>
      <text:p text:style-name="P4">
又阳了，该怎么办？</text:p>
      <text:p text:style-name="P4">
（德国之声中文网）在结束“清零”防疫政府大约半年之后， <text:a xlink:type="simple" xlink:href="https://www.dw.com/zh/zh/中国新冠第二波疫情高峰预测6月底到来-二阳可怕吗/a-65719438" text:style-name="Internet_20_link" text:visited-style-name="Visited_20_Internet_20_Link">
 中国又出现了新一波的新冠病毒感染高峰</text:a>
，经历所谓“二阳”的人数在最近数周不断上升。据北京市卫健委周五通报，新冠感染已经连续四周位列各类传染病感染人数榜首。</text:p>
      <text:p text:style-name="P4">
一些地区已经向学校发出警告，需保持警惕、采取预防措施。中国工程院院士钟南山预计，到6月末这波感染潮可能会达到峰值，最高时全国每周感染人数可能高达6500万人。他强调，防疫不能一劳永逸，这一波感染的重新来袭也是意料之中。钟南山估计，目前每周感染人数大约在4000万左右。</text:p>
      <text:p text:style-name="P4">
专家指出，在去年12月到今年1月之间，全中国14亿人口中估计有八到九成都经历了新冠感染，随之建立的免疫力在6个月之后逐渐减弱。</text:p>
      <text:p text:style-name="P4">
德新社指出，中国官方至今未公布有关过去这个冬天的新冠死亡人数。根据外国专家的估算，死亡人数应该在100万左右。据媒体消息，民政部没有按照预期在本周三公布2022年第四季度的殡葬数据。在去年年底的疫情高峰期间，因为死亡人数超过平时，各地火葬场超负荷运转。</text:p>
      <text:p text:style-name="P4">
在坚持了三年的严格清零防疫政策之后，中国政府在去年12月初突然放弃了封控、强制隔离和大规模核酸检测等防疫措施，但是却没有让医疗机构做好充分的应对准备，导致在感染人数激增的情况下出现医疗资源挤兑。</text:p>
      <text:h text:style-name="P12" text:outline-level="3">
<text:span text:style-name="T4">
专家提醒弱势群体接种疫苗</text:span>
</text:h>
      <text:p text:style-name="P4">
不过据估计，从4月中旬开始的新一波感染不会造成冬天那样的混乱场面。尽管如此，卫生部门还是提醒老年人和有基础病的人群加强防护。</text:p>
      <text:p text:style-name="P4">
目前在中国流行的是 <text:a xlink:type="simple" xlink:href="https://www.dw.com/zh/zh/新毒株xbb15传播虽快但不可怕/a-64284418" text:style-name="Internet_20_link" text:visited-style-name="Visited_20_Internet_20_Link">
 奥密克戎XBB系列毒株</text:a>
，它的特点是传播速度快，更容易突破人体的免疫屏障，但是在致病方面和之前的变异体没有太大区别。官方媒体引述专家指出，在冬天已经感染过奥密克戎的群体，如果现在再次感染，症状一般会比第一次更轻微。</text:p>
      <ul>
        <li>
</li>
      </ul>
      <h5>
防疫政策大逆转后的中国</h5>
      <text:h text:style-name="P12" text:outline-level="3">
<text:span text:style-name="T4">
走向“阴性清零”</text:span>
</text:h>
      <text:p text:style-name="P4">
在中国12月初放宽防疫政策后，感染人数呈现爆炸式增长。据网传的一份“12月21日国家卫健委会议纪要”，仅仅20天内，中国累计感染2.48亿人，仅12月20日一天，全国就新增了约3700万感染病例。彭博社以及《金融时报》从与会人士处确认了这份会议纪要的真实性。很多中国人的直观感受是：身边的人都阳了。黄桃罐头也突然紧俏。</text:p>
      <ul>
        <li>
</li>
      </ul>
      <h5>
防疫政策大逆转后的中国</h5>
      <text:h text:style-name="P12" text:outline-level="3">
<text:span text:style-name="T4">
全国抢购退烧药血氧仪 重金难求Paxlovid</text:span>
</text:h>
      <text:p text:style-name="P4">
伴随着这波感染潮的是中国各地民众疯狂寻找药物、抢购药物和血氧仪的现象。中国很多地方出现感冒退烧药断货、短缺的情况，一些城市实施了药物限购。这也引发一些质疑：政府为什么没有提前做好相应准备？与此同时，美国辉瑞公司研发的新冠口服特效药Paxlovid更是一药难求，印度版的仿制药同样被热炒，中国媒体《第一财经》都在报道中表示，“电影《我不是药神》中熟悉的桥段再次上演”。</text:p>
      <ul>
        <li>
</li>
      </ul>
      <h5>
防疫政策大逆转后的中国</h5>
      <text:h text:style-name="P12" text:outline-level="3">
<text:span text:style-name="T4">
医疗系统人满为患 官方数据完全失真</text:span>
</text:h>
      <text:p text:style-name="P4">
感染海啸也给中国卫生医疗系统带来巨大压力，人满为患的医院、生命垂危的患者、精疲力尽的医护人员、殡仪馆和火葬场排起长队——这样的画面随处可见。而中国官方公布的新冠感染和死亡数据，与真实情况已完全脱节。根据官方数字，自12月初中国死于新冠的只有十几人，这与民众的认知、一些媒体发自医院和殡葬机构的报道结论相差甚远。</text:p>
      <ul>
        <li>
</li>
      </ul>
      <h5>
防疫政策大逆转后的中国</h5>
      <text:h text:style-name="P12" text:outline-level="3">
<text:span text:style-name="T4">
老年人受伤害最大</text:span>
</text:h>
      <text:p text:style-name="P4">
很多媒体和公共号文章指出，中国的医院和诊所里近日满是老年人（图为1月3日的上海同仁医院）。早在12月中旬，外媒就陆续报道指出，北京等城市的殡仪馆和火葬场异常拥挤。从12月中下旬开始，不少人在社媒贴出家里有长辈去世的消息，甚至中国媒体也报了“6天，共和国痛失16位院士”这样的消息。不过，中方的报道没有点明这些高龄院士的死因。有网易公共号文章在12月24日说：“3天9位院士逝世，不缺医疗的他们都撑不住，更不用说普通老人了。”</text:p>
      <ul>
        <li>
</li>
      </ul>
      <h5>
防疫政策大逆转后的中国</h5>
      <text:h text:style-name="P12" text:outline-level="3">
<text:span text:style-name="T4">
感染潮从城市向农村蔓延</text:span>
</text:h>
      <text:p text:style-name="P4">
前中疾控流行病学首席科学家曾光在12月底的凤凰财经会上表示，他估计北京的感染率可能已超80%，甚至更高。中国国家传染病医学中心主任张文宏也于12月底称，中国这一波疫情的感染率已经非常高，许多大城市已超过50%，农历春节将达80%。上海交大和上海市公共卫生临床中心团队近日联合发表的研究初步判断，这波新冠感染潮在北京、上海、重庆、广州等大城市已于2023年元旦前后越过高峰。而农村地区将在一月迎来高峰。相比较城市地区，中国农村地区的医疗资源更匮乏（图为四川资阳农村的一位患病老人）。</text:p>
      <ul>
        <li>
</li>
      </ul>
      <h5>
防疫政策大逆转后的中国</h5>
      <text:h text:style-name="P12" text:outline-level="3">
<text:span text:style-name="T4">
数据分析：染疫死亡将在1月23日达到峰值</text:span>
</text:h>
      <text:p text:style-name="P4">
据英国健康资讯分析公司Airfinity12月下旬估计，中国目前每天数千人死亡，最终可能有上百万人死于新冠（图为12月18日北京的一家火葬场）。该公司还预测，中国染疫死亡将在2023年1月23日达到峰值，到时单日死亡病例将上升至2.5万例左右。而1月23日正是中国农历新年的大年初二。</text:p>
      <ul>
        <li>
</li>
      </ul>
      <h5>
防疫政策大逆转后的中国</h5>
      <text:h text:style-name="P12" text:outline-level="3">
<text:span text:style-name="T4">
中国宣布“0+0” 多国开始对华检疫</text:span>
</text:h>
      <text:p text:style-name="P4">
中国官方在12月26日宣布，从2023年1月8日起取消对入境人员的核酸检测及集中隔离，对国内的新冠感染者也不再进行隔离。同时在入境限制放宽后，将进一步优化外籍人士来华安排，在未来“有序恢复”中国公民出境旅游。这让一些国家开始担忧来自中国的病毒输入以及可能的病毒变异问题。日本、美国、法国（图）等一些国家率先宣布，对来自中国的入境者实施隔离或者核酸检测等入境限制。</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钟南山表示，接种灭活疫苗或亚单位蛋白疫苗，加上一次感染，这样的“混合免疫”可以针对奥密克戎感染提供六个月左右的保护作用。但是面对可能到来的XBB感染小高峰，他仍建议弱势群体注射新的疫苗以预防感染。</text:p>
      <text:p text:style-name="P4">
也有批评声音指出，自从冬天那一波感染高峰结束之后，疫苗接种的推进力度明显减弱。目前有两种专门针对XBB的疫苗即将通过评审上市，但是具体上市日期尚未公布。</text:p>
      <text:h text:style-name="P12" text:outline-level="3">
<text:span text:style-name="T4">
莫德纳在中国注册公司</text:span>
</text:h>
      <text:p text:style-name="P4">
另据路透社报道， <text:a xlink:type="simple" xlink:href="https://www.dw.com/zh/zh/曾拒绝转让疫苗技术-莫德纳有意再试中国市场/a-63317823" text:style-name="Internet_20_link" text:visited-style-name="Visited_20_Internet_20_Link">
 美国生物制药巨头莫德纳 </text:a>
已经于5月24日在中国注册了一家生物科技公司，注册地为上海闵行区，注册的公司名称为美德纳（中国）生物科技有限公司，注册资本1亿美元。</text:p>
      <text:p text:style-name="P4">
莫德纳公司一名发言人在回复路透社相关询问时表示：“我们正在寻求进入中国市场的机会， <text:a xlink:type="simple" xlink:href="https://www.dw.com/zh/zh/莫德纳ceo正与中方谈判提供疫苗事宜/a-64441201" text:style-name="Internet_20_link" text:visited-style-name="Visited_20_Internet_20_Link">
 希望能够将莫德纳的mRNA疫苗的力量带给中国人民。</text:a>
 ”</text:p>
      <text:p text:style-name="P4">
到目前为止，中国尚未批准任何一款来自国外疫苗厂商的mRNA疫苗。莫德纳过去也没有在中国大陆地区设立分支机构。作为其亚洲扩张战略的一部分，这家制药企业于去年在香港开设了一家办事处。</text:p>
      <text:p text:style-name="P4">
（德新社、路透社）</text:p>
      <text:p text:style-name="P4">
Source: <text:a xlink:type="simple" xlink:href="https://www.dw.com/zh/二阳-感染潮引发警惕-专家提醒弱势群体接种疫苗/a-65752595" text:style-name="Internet_20_link" text:visited-style-name="Visited_20_Internet_20_Link">
https://www.dw.com/zh/二阳-感染潮引发警惕-专家提醒弱势群体接种疫苗/a-65752595?maca=chi-rss-chi-all-1127-rdf</text:a>
</text:p>
      <!--NEWS-->
      <text:h text:style-name="P10" text:outline-level="1">
<text:span text:style-name="T4">
美日誓言加强先进晶片与其他技术研发的合作</text:span>
</text:h>
      <text:p text:style-name="P4">
Author: 联合早报 (Person)</text:p>
      <text:p text:style-name="P4">
Publisher: 联合早报 (Organization)</text:p>
      <text:p text:style-name="P4">
Published Time: 2023-05-27T11:37</text:p>
      <text:p text:style-name="P4">
Modified Time: 2023-05-27T11:37</text:p>
      <text:p text:style-name="P4">
Description: 美国和日本将深化在先进晶片和其他技术研发方面的合作，为这两个盟友加强半导体领域联系的最新迹象。路透社报道，美国商务部长雷蒙多和日本经济产业部长西村康稔星期五（5月26日）在底特律会...</text:p>
      <text:p text:style-name="P4">
Videos: []</text:p>
      <text:p text:style-name="P4">
Audios: []</text:p>
      <text:p text:style-name="P4">
Images: []</text:p>
      <text:p text:style-name="P4">
Type: NewsArticle</text:p>
      <text:p text:style-name="P4">
Breadcrumbs: ['即时', '国际']</text:p>
      <text:p text:style-name="P4">
Keywords: ['美国', '日本', '晶片', '供应链']</text:p>
      <!--METADATA-->
      <text:p text:style-name="P4">
美国和日本将深化在先进晶片和其他技术研发方面的合作，为这两个盟友加强半导体领域联系的最新迹象。</text:p>
      <text:p text:style-name="P4">
路透社报道，美国商务部长雷蒙多和日本经济产业部长西村康稔星期五（5月26日）在底特律会晤后发表联合声明，宣布加强两国研发中心之间的合作，并规划未来技术发展反向。</text:p>
      <text:p text:style-name="P4">
雷蒙多和西村康稔同意，双方将共同努力“识别并解决破坏半导体供应链弹性的生产地理集中问题”，他们还承诺，通过与新兴国家和发展中国家合作来增强供应链的韧性。</text:p>
      <text:p text:style-name="P4">
美日不仅要降低对中国的依赖，致力于扩大晶片制造，以确保对经济增长至关重要的先进组件的保护，两国还计划在量子计算进行合作，并在人工智能领域进行磋商。</text:p>
      <text:p text:style-name="P4">
日本新成立的晶片制造公司Rapidus正与国际商业机器公司（IBM）合作，开发先进的逻辑（运算用）半导体；在日本扩大生产设施的美国内存制造商美光科技公司（Micron），也获得日本政府的津贴。</text:p>
      <text:p text:style-name="P4">
另外，日本和荷兰也同意配合美国的出口管制政策，限制向中国出售一些晶片制造工具。</text:p>
      <text:p text:style-name="P4">
Source: <text:a xlink:type="simple" xlink:href="https://www.zaobao.com.sg/realtime/world/story20230527-1398653" text:style-name="Internet_20_link" text:visited-style-name="Visited_20_Internet_20_Link">
https://www.zaobao.com.sg/realtime/world/story20230527-1398653</text:a>
</text:p>
      <!--NEWS-->
      <text:h text:style-name="P10" text:outline-level="1">
<text:span text:style-name="T4">
俄中反对乌克兰问题用词 APEC贸易部长会议没发表联合声明</text:span>
</text:h>
      <text:p text:style-name="P4">
Author: 联合早报 (Person)</text:p>
      <text:p text:style-name="P4">
Publisher: 联合早报 (Organization)</text:p>
      <text:p text:style-name="P4">
Published Time: 2023-05-27T11:57</text:p>
      <text:p text:style-name="P4">
Modified Time: 2023-05-27T11:57</text:p>
      <text:p text:style-name="P4">
Description: 亚太经济合作组织贸易部长同意促进更具包容性和可持续性的贸易，但未能发表一份联合声明，原因是俄罗斯和中国反对声明中对乌克兰问题的用词。路透社报道，为期两天的亚太经济合作组织（APEC...</text:p>
      <text:p text:style-name="P4">
Videos: []</text:p>
      <text:p text:style-name="P4">
Audios: []</text:p>
      <text:p text:style-name="P4">
Images: []</text:p>
      <text:p text:style-name="P4">
Type: NewsArticle</text:p>
      <text:p text:style-name="P4">
Breadcrumbs: ['即时', '国际']</text:p>
      <text:p text:style-name="P4">
Keywords: ['亚太经济合作组织', '戴琪', '乌克兰', '俄罗斯', '中国']</text:p>
      <!--METADATA-->
      <text:p text:style-name="P4">
亚太经济合作组织贸易部长同意促进更具包容性和可持续性的贸易，但未能发表一份联合声明，原因是俄罗斯和中国反对声明中对乌克兰问题的用词。</text:p>
      <text:p text:style-name="P4">
路透社报道，为期两天的亚太经济合作组织（APEC）贸易部长会议星期五（5月26日）在美国底特律落幕。</text:p>
      <text:p text:style-name="P4">
东道主的美国贸易代表戴琪发表了一份主席声明，对讨论进行了总结，强调此次会议的重点是包容性、应对气候变化和可持续性。</text:p>
      <text:p text:style-name="P4">
戴琪在声明中说：“我们重申，我们决心提供一个自由、开放、公平、非歧视、透明、包容和可预测的贸易和投资环境。”</text:p>
      <text:p text:style-name="P4">
APEC经济体也重申，致力于以世界贸易组织（WTO）为核心、以规则为基础的多边贸易体系。“我们将继续努力确保公平的竞争环境，以营造有利于贸易和投资的环境，并重申我们对保持市场开放和解决供应链中断的承诺。”</text:p>
      <text:p text:style-name="P4">
Source: <text:a xlink:type="simple" xlink:href="https://www.zaobao.com.sg/realtime/world/story20230527-1398655" text:style-name="Internet_20_link" text:visited-style-name="Visited_20_Internet_20_Link">
https://www.zaobao.com.sg/realtime/world/story20230527-1398655</text:a>
</text:p>
      <!--NEWS-->
      <text:h text:style-name="P10" text:outline-level="1">
<text:span text:style-name="T4">
美国指控两名洛杉矶居民充当中国政府代理人</text:span>
</text:h>
      <text:p text:style-name="P4">
Author: None</text:p>
      <text:p text:style-name="P4">
Publisher: Radio Free Asia (Organization)</text:p>
      <text:p text:style-name="P4">
Published Time: 2023-05-27T12:04:29-04:00</text:p>
      <text:p text:style-name="P4">
Modified Time: 2023-05-27T12:04: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4.600844in" draw:z-index="0">
<draw:image xlink:href="../Images/rfamandarin/2023-05-27T12-04-29-04-00/000000.png" xlink:type="simple" xlink:show="embed" xlink:actuate="onLoad" draw:mime-type="image/png"/>
</draw:frame>
美国司法部星期五发布的声明说，被起诉的两人分别为70岁的美国公民陈军以及43岁的美国永久居民冯林，他们两人星期五在加利福尼亚中区被捕。 <text:a xlink:type="simple" xlink:href="https://www.rfa.org/mandarin/Xinwen/1-05272023115321.html/@@images/image" text:style-name="Internet_20_link" text:visited-style-name="Visited_20_Internet_20_Link">
</text:a>
路透社图片</text:p>
      <text:p text:style-name="P4">
纽约南区的联邦法院5月26日公布了针对两名被告的刑事诉状，他们被控在美国充当及串谋充当未登记的中国政府代理人、串谋贿赂及贿赂一名公共官员以及串谋从事洗钱。</text:p>
      <text:p text:style-name="P4">
美国司法部星期五发布的声明说，被起诉的两人分别为70岁的美国公民陈军（音译，英文名JohnChen）以及43岁的美国永久居民冯林（音译），两人均在中国出生。美国司法部说，他们两人星期五在加利福尼亚中区被捕。</text:p>
      <text:p text:style-name="P4">
刑事诉状指称，至少从2023年1月到2023年5月间，陈冯二人在中国政府指示下在美国境内展开工作，以推进中国政府镇压和骚扰法轮功修炼者的行动。司法部说，向他们发出指示的包括诉状所说的“PRC官员-1”。</text:p>
      <text:p text:style-name="P4">
根据指称，陈冯二人在中国政府指示下，试图对美国国税局的“吹哨人项目”(WhistleblowerProgram)加以利用，目的是剥夺法轮功修炼者经营的一个实体的免税地位。这一计划是中国政府针对在美异议人士的广泛打压行动的一部分。</text:p>
      <text:p text:style-name="P4">
“中国政府再一次企图针对在美国这里批评PRC的人士，但是再一次失败，”美国司法部长梅里克·B·加兰德(Merrick B. Garland)在声明中说。“我们指控本案被告企图贿赂某位他们以为是国税局(IRS)特工的人，以进一步推进中国政府在美国的跨国镇压行动。但是，他们企图贿赂的人实际上是执法部门的一名卧底特工。”</text:p>
      <text:p text:style-name="P4">
加兰德说：“司法部将继续调查、打破和起诉PRC政府将其批评者噤声并将其政权延伸至美国领土的做法。我们永远也不会停止努力捍卫人人在美国都应享有的权利。”</text:p>
      <text:p text:style-name="P4">
“中国政府再次显示其对法治和国际规范的无视，”美国联邦调查局局长克里斯托弗·雷(ChristopherWray)在声明中说。“联调局不会容忍PRC在美国这里的镇压——它威胁、骚扰和恐吓民众。我们将继续迎头对抗中国政府违反我们的法律并镇压我国境内民众的权利与自由的做法。”</text:p>
      <text:p text:style-name="P4">
美国司法部副部长丽莎·O·莫纳科(Lisa O. Monac)在声明中说：“司法部继续揭露中国政府公然从事跨国镇压——这一次是通过贿赂——的企图。”</text:p>
      <text:p text:style-name="P4">
“中华人民共和国政府对美国的民主价值观构成的威胁超过任何国家，”美国联邦调查局副局长保罗·阿巴特(PaulAbbate)在声明中说。“在PRC试图把我们的机构和项目武器化并攻击那些在美国领土的人士的权利时，联调局不会袖手旁观。”</text:p>
      <text:p text:style-name="P4">
陈军与冯林均被指控犯有一项串谋充当外国政府代理人而未通知司法部长并贿赂公共官员的罪名，该项罪名的最高惩罚是五年监禁。他们还分别被控犯有一项充当外国政府代理人而未通知司法部长的罪名，最高惩罚是10年监禁。此外，他们还被控犯有一项贿赂公共官员的罪名以及一项串谋从事国际洗钱的罪名，最高惩罚分别是五年监禁和20年监禁。</text:p>
      <text:p text:style-name="P4">
据路透社报道，路透社无法立即联络到当事人及其律师。中国驻美国大使馆并未立即就此事发表评论。</text:p>
      <text:p text:style-name="P4">
（责编：梒青）</text:p>
      <text:p text:style-name="P4">
Source: <text:a xlink:type="simple" xlink:href="https://www.rfa.org/mandarin/Xinwen/1-05272023115321.html" text:style-name="Internet_20_link" text:visited-style-name="Visited_20_Internet_20_Link">
https://www.rfa.org/mandarin/Xinwen/1-05272023115321.html</text:a>
</text:p>
      <!--NEWS-->
      <text:h text:style-name="P10" text:outline-level="1">
<text:span text:style-name="T4">
国际特赦组织：香港当局必须公布在机场被拘留的维吾尔族学生下落</text:span>
</text:h>
      <text:p text:style-name="P4">
Author: None</text:p>
      <text:p text:style-name="P4">
Publisher: Radio Free Asia (Organization)</text:p>
      <text:p text:style-name="P4">
Published Time: 2023-05-27T12:17:53-04:00</text:p>
      <text:p text:style-name="P4">
Modified Time: 2023-05-27T12: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7.102274in" draw:z-index="0">
<draw:image xlink:href="../Images/rfamandarin/2023-05-27T12-17-53-04-00/000000.png" xlink:type="simple" xlink:show="embed" xlink:actuate="onLoad" draw:mime-type="image/png"/>
</draw:frame>
 姓名为阿不都热合曼·阿不都外力(AbuduwailiAbudureheman)的学生于5月10日前往香港探望朋友。当他抵达香港机场，向一名朋友发送遭到审问讯息后，就再无音讯。 <text:a xlink:type="simple" xlink:href="https://www.rfa.org/mandarin/Xinwen/2-05272023120527.html/@@images/image" text:style-name="Internet_20_link" text:visited-style-name="Visited_20_Internet_20_Link">
</text:a>
Instagram截图/ @abduwali9</text:p>
      <text:p text:style-name="P4">
国际特赦组织(Amnesty International)26日表示，香港当局必须公布一名维吾尔族学生的下落和命运。这名学生本月早些时候从韩国抵达香港后一直失踪，担心他未经正当程序被非法引渡到中国大陆，并有被任意拘留和遭受酷刑的风险。</text:p>
      <text:p text:style-name="P4">
国际特赦组织说，这位在新疆克拉玛依市出生、姓名为阿不都热合曼·阿不都外力(AbuduwailiAbudureheman)的学生于5月10日前往香港探望朋友。当他抵达香港机场，向一名朋友发送遭到审问讯息后，就再无音讯。他的朋友在越来越担心他的人身安全后，决定公开事件。</text:p>
      <text:p text:style-name="P4">
国际特赦组织中国研究员阿卡德(AlkanAkad)在一份声明中说：“考虑到中国政府在新疆对维吾尔人犯下反人类罪的背景，以及对出国旅行的维吾尔人的持续追捕，阿不都外力的未知命运令人深感担忧。阿不都外力似乎在抵达时就被拘留和审讯，这令人怀疑香港政府可能有参与中国政府侵犯维吾尔人人权行为。”</text:p>
      <text:p text:style-name="P4">
阿卡德说，香港政府应该尽快公布阿不都外力目前的所在地，如果他被拘留的话，必须让他见到律师和亲属，并保护他免受任何虐待。阿卡德强调，除非有充分和具体的证据指控阿不都外力涉及犯有国际公认的罪行，否则必须立即把他释放。</text:p>
      <text:p text:style-name="P4">
国际特赦组织说，阿不都外力在首尔度过了过去七年的学习时光，并于 2022年完成了体育产业与休闲专业的博士学位。他的朋友形容他是一个说话温和、勤奋的学生，最大的爱好是踢足球。</text:p>
      <text:p text:style-name="P4">
国际特赦组织表示，他们记录了中国政府针对中国境内外维吾尔人的事例，包括任意单独监禁、长期监禁和酷刑，原因纯粹是因为他们曾到过中国境外。</text:p>
      <text:p text:style-name="P4">
国际特赦组织说，自 2017 年以来，大量文件显示中国打着打击恐怖主义的幌子，镇压新疆的维吾尔人、哈萨克人和其他以穆斯林为主的少数民族。 2021年，国际特赦组织发布的一份综合报告表明，中国当局实施的有系统的国家组织大规模监禁、酷刑和迫害构成了危害人类罪。报告说，可能有超过100万人被囚禁在新疆的拘禁营和监狱中。中方否认相关指控。联合国人权事务高级专员办事处2022 年 8 月的一份报告，证实了国际特赦组织的许多调查结果。</text:p>
      <text:p text:style-name="P4">
（责编：梒青）</text:p>
      <text:p text:style-name="P4">
Source: <text:a xlink:type="simple" xlink:href="https://www.rfa.org/mandarin/Xinwen/2-05272023120527.html" text:style-name="Internet_20_link" text:visited-style-name="Visited_20_Internet_20_Link">
https://www.rfa.org/mandarin/Xinwen/2-05272023120527.html</text:a>
</text:p>
      <!--NEWS-->
      <text:h text:style-name="P10" text:outline-level="1">
<text:span text:style-name="T4">
一家中国国企大规模解约应届生  网友：如同诈骗</text:span>
</text:h>
      <text:p text:style-name="P4">
Author: None</text:p>
      <text:p text:style-name="P4">
Publisher: Radio Free Asia (Organization)</text:p>
      <text:p text:style-name="P4">
Published Time: 2023-05-27T12:21:48-04:00</text:p>
      <text:p text:style-name="P4">
Modified Time: 2023-05-27T12:2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5.672885in" draw:z-index="0">
<draw:image xlink:href="../Images/rfamandarin/2023-05-27T12-21-48-04-00/000000.png" xlink:type="simple" xlink:show="embed" xlink:actuate="onLoad" draw:mime-type="image/png"/>
</draw:frame>
 中国国企“中创新航”传出大规模解约应届毕业生引发关注<text:a xlink:type="simple" xlink:href="https://www.rfa.org/mandarin/Xinwen/3-05272023121828.html/@@images/image" text:style-name="Internet_20_link" text:visited-style-name="Visited_20_Internet_20_Link">
 </text:a>
网络截图/中创新航官网</text:p>
      <text:p text:style-name="P4">
中国国企“中创新航”传出大规模解约应届毕业生引发关注，网友表示为进国企放弃了公家单位录取及国外名校深造机会，抨击公司此举如同诈骗；公司则表示愿赔3000元人民币。</text:p>
      <text:p text:style-name="P4">
据中国媒体封面新闻报导，5月25日中创新航大规模解约应届毕业生的话题引发关注。有网友表示，自己在5月16日被告知获得录用通知，期间还多次与对方进行正常入职沟通，但在5月24日，入职群聊在没有任何公告的情况下突然解散，很快自己也收到了解约通知，公司说会赔偿3000元违约金。</text:p>
      <text:p text:style-name="P4">
封面新闻在多个社群平台上搜索发现，不少网友都表示出现了无故解约的情况，有的还晒出了相关图片。一名当事人表示对于“岗位变动”的解约理由并不接受，需要更多官方的说明。</text:p>
      <text:p text:style-name="P4">
一名在成都读大学的应届毕业生周同学表示，去年参加秋招，11月接到中创新航成都分公司的录用通知，还为此拒绝公务员录取入职，还有签约了的同学甚至拿到了外国名校的录取通知，有机会出国深造，但也拒绝了，前途大受影响。</text:p>
      <text:p text:style-name="P4">
周同学说，目前了解到的是几乎所有的2023届应届毕业生都被解约了，大概有2000人甚至更多，且被大规模解约的城市不只成都，合肥、厦门、常州、武汉等分公司都出现了这种情况。</text:p>
      <text:p text:style-name="P4">
财新网的报道称中创新航对此回应，此举是适时响应市场和客户需求而进行的相关业务调整。</text:p>
      <text:p text:style-name="P4">
据中央社27日报道，中国网上也出现批评中创新航的声浪，指毕业季大规模违约，让学生走投无路，另有人抨击无异是诈骗。</text:p>
      <text:p text:style-name="P4">
中创新航科技股份有限公司是一家国有企业，主打动力电池。其前身是天空能源（洛阳）有限公司，成立于2009年，2022年在香港联交所正式上市。目前，公司已在江苏、福建、四川、湖北、安徽、广东等建立了多个产业基地。</text:p>
      <text:p text:style-name="P4">
今年4月，中国16至24岁劳动力城镇调查失业率升至20.4%，创历史新高。</text:p>
      <text:p text:style-name="P4">
（责编：梒青）</text:p>
      <text:p text:style-name="P4">
Source: <text:a xlink:type="simple" xlink:href="https://www.rfa.org/mandarin/Xinwen/3-05272023121828.html" text:style-name="Internet_20_link" text:visited-style-name="Visited_20_Internet_20_Link">
https://www.rfa.org/mandarin/Xinwen/3-05272023121828.html</text:a>
</text:p>
      <!--NEWS-->
      <text:h text:style-name="P10" text:outline-level="1">
<text:span text:style-name="T4">
前美官员：中国已从积极融入转向试图挑战国际体系</text:span>
</text:h>
      <text:p text:style-name="P4">
Author: None</text:p>
      <text:p text:style-name="P4">
Publisher: Radio Free Asia (Organization)</text:p>
      <text:p text:style-name="P4">
Published Time: 2023-05-27T12:25:07-04:00</text:p>
      <text:p text:style-name="P4">
Modified Time: 2023-05-27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4.656679in" draw:z-index="0">
<draw:image xlink:href="../Images/rfamandarin/2023-05-27T12-25-07-04-00/000000.png" xlink:type="simple" xlink:show="embed" xlink:actuate="onLoad" draw:mime-type="image/png"/>
</draw:frame>
 曾国家安全顾问哈德利（Stephen Hadley）<text:a xlink:type="simple" xlink:href="https://www.rfa.org/mandarin/Xinwen/4-05272023122230.html/@@images/image" text:style-name="Internet_20_link" text:visited-style-name="Visited_20_Internet_20_Link">
 </text:a>
路透社图片</text:p>
      <text:p text:style-name="P4">
美国和中国官员本周在华盛顿举行会议，旨在重启自2月初北京间谍气球在美国上空漂浮后几个月的紧张关系。而对于15年前曾经斡旋此类谈判的前美国官员来说，紧张局势反映了北京自身在习近平领导下的变化。</text:p>
      <text:p text:style-name="P4">
综合国际媒体27日报道，曾担任前总统乔治·W·布什（George W. Bush）国家安全顾问的哈德利（StephenHadley）表示，北京已经从布什政府末期希望成为国际体系的一部分，演变成为现在试图挑战国际体系的国家：“我们当时所面对的中国，是一个希望得到良性国际环境的中国，这样他们就可以专注于自己的国内发展，”哈德利本周在华盛顿告诉听众。哈德利是过去25年来最知名的美国外交政策专家之一。</text:p>
      <text:p text:style-name="P4">
他说，“那时的中国不想推翻国际体系，而是希望成为该体系的一部分，而且它并非常清楚地表明了这一点。那时的中国希望与美国有建设性的关系。我们也试图建立这种关系，”他补充说。</text:p>
      <text:p text:style-name="P4">
哈德利认为，中国国家主席习近平正在加强北京的外交活动、经济实力和军事能力。哈德利说，习近平认为“西方正在衰落”，“美国正在终极衰落”。他说，“习已准备好将其权力置于舞台的中心，然后利用其权力来恐吓近邻和境外的其他人，加强他的外交、经济实力和军事能力，”他补充说。</text:p>
      <text:p text:style-name="P4">
（责编：梒青）</text:p>
      <text:p text:style-name="P4">
Source: <text:a xlink:type="simple" xlink:href="https://www.rfa.org/mandarin/Xinwen/4-05272023122230.html" text:style-name="Internet_20_link" text:visited-style-name="Visited_20_Internet_20_Link">
https://www.rfa.org/mandarin/Xinwen/4-05272023122230.html</text:a>
</text:p>
      <!--NEWS-->
      <text:h text:style-name="P10" text:outline-level="1">
<text:span text:style-name="T4">
中国“山东号”航母编队通过台湾海峡</text:span>
</text:h>
      <text:p text:style-name="P4">
Author: None</text:p>
      <text:p text:style-name="P4">
Publisher: Radio Free Asia (Organization)</text:p>
      <text:p text:style-name="P4">
Published Time: 2023-05-27T12:29:13-04:00</text:p>
      <text:p text:style-name="P4">
Modified Time: 2023-05-27T12:2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4.355168in" draw:z-index="0">
<draw:image xlink:href="../Images/rfamandarin/2023-05-27T12-29-13-04-00/000000.png" xlink:type="simple" xlink:show="embed" xlink:actuate="onLoad" draw:mime-type="image/png"/>
</draw:frame>
 中国“山东号”航母编队通过台湾海峡 <text:a xlink:type="simple" xlink:href="https://www.rfa.org/mandarin/Xinwen/5-05272023122536.html/@@images/image" text:style-name="Internet_20_link" text:visited-style-name="Visited_20_Internet_20_Link">
</text:a>
路透社图片</text:p>
      <text:p text:style-name="P4">
综合外电27日消息，台湾国防部周六表示，中国山东号航母编队当天午间通过台湾海峡，沿中线以西北行驶。</text:p>
      <text:p text:style-name="P4">
台湾国防部称其军队“运用任务机、舰船及岸置系统绵密监控，有效掌握台海周边区域动态，并适切应处”。中国国防部没有立即对此事发表评论。</text:p>
      <text:p text:style-name="P4">
中国舰队通过台湾海峡标志着两岸军事紧张局势再次升级。中国政府认为台湾是自己领土的一部分。</text:p>
      <text:p text:style-name="P4">
台湾的总统蔡英文领导的政府强烈反对北京对台湾的主权要求，坚持认为只有台湾人民才能决定台湾的未来。</text:p>
      <text:p text:style-name="P4">
蔡英文5月20日在执政7年最后一次“520”就职周年演说中强调，“战争不是选项，任何一方都不能以非和平的方式片面改变现状。”</text:p>
      <text:p text:style-name="P4">
近年来，中国加强了对台湾周边的空中和海上的侵扰。除了中国舰队通过台湾海峡之外，台湾国防部还表示，在过去的 24小时内，有八架中国战机越过海峡中线。自去年8月进行大规模军演以来，中国战机对台湾的侵扰已成为家常便饭。</text:p>
      <text:p text:style-name="P4">
去年3月，在美国总统拜登将与中国领导人习近平通话前几个小时，中国山东号航母穿越了台湾海峡。</text:p>
      <text:p text:style-name="P4">
（责编：梒青）</text:p>
      <text:p text:style-name="P4">
Source: <text:a xlink:type="simple" xlink:href="https://www.rfa.org/mandarin/Xinwen/5-05272023122536.html" text:style-name="Internet_20_link" text:visited-style-name="Visited_20_Internet_20_Link">
https://www.rfa.org/mandarin/Xinwen/5-05272023122536.html</text:a>
</text:p>
      <!--NEWS-->
      <text:h text:style-name="P10" text:outline-level="1">
<text:span text:style-name="T4">
中国经济疫后恢复乏力 需求疲软，4月工业利润骤降近两成</text:span>
</text:h>
      <text:p text:style-name="P4">
Author: chinese@voanews.com (美国之音)</text:p>
      <text:p text:style-name="P4">
Publisher: 美国之音中文网 (Type: NewsMediaOrganization)</text:p>
      <text:p text:style-name="P4">
Published Time: 2023-05-27T12:37:18+08:00</text:p>
      <text:p text:style-name="P4">
Modified Time: 2023-05-27 04:37:18Z</text:p>
      <text:p text:style-name="P4">
Description: 中国官方星期六公布的数据显示，2023年前四个月，中国工业企业的利润大幅下滑，因为在经济复苏步履蹒跚的情况下，企业继续面临着利润下滑的压力和需求疲软。</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industrial-profits-tumble-18-in-april-as-demand-sputters-20230526/7111646.html" text:style-name="Internet_20_link" text:visited-style-name="Visited_20_Internet_20_Link">
https://www.voachinese.com/a/china-industrial-profits-tumble-18-in-april-as-demand-sputters-20230526/7111646.html</text:a>
</text:p>
      <!--NEWS-->
      <text:h text:style-name="P10" text:outline-level="1">
<text:span text:style-name="T4">
巴西将举办2025年联合国气候变化大会</text:span>
</text:h>
      <text:p text:style-name="P4">
Author: 联合早报 (Person)</text:p>
      <text:p text:style-name="P4">
Publisher: 联合早报 (Organization)</text:p>
      <text:p text:style-name="P4">
Published Time: 2023-05-27T12:53</text:p>
      <text:p text:style-name="P4">
Modified Time: 2023-05-27T13:12</text:p>
      <text:p text:style-name="P4">
Description: 《联合国气候变化框架公约》第三十次缔约方大会（COP30）将于2025年底，在位于亚马逊地区的巴西帕拉州首府贝伦市（Belem）举办。新华社报道，巴西总统卢拉、外交部长维埃拉和帕拉...</text:p>
      <text:p text:style-name="P4">
Videos: []</text:p>
      <text:p text:style-name="P4">
Audios: []</text:p>
      <text:p text:style-name="P4">
Images: []</text:p>
      <text:p text:style-name="P4">
Type: NewsArticle</text:p>
      <text:p text:style-name="P4">
Breadcrumbs: ['即时', '国际']</text:p>
      <text:p text:style-name="P4">
Keywords: ['巴西', '联合国气候变化大会', '亚马逊']</text:p>
      <!--METADATA-->
      <text:p text:style-name="P4">
《联合国气候变化框架公约》第三十次缔约方大会（COP30）将于2025年底，在位于亚马逊地区的巴西帕拉州首府贝伦市（Belem）举办。</text:p>
      <text:p text:style-name="P4">
新华社报道，巴西总统卢拉、外交部长维埃拉和帕拉州州长巴尔巴略，星期五（5月26日）在巴西政府社交媒体账号上发布一条视频，公布了这一消息。</text:p>
      <text:p text:style-name="P4">
卢拉在视频中说，选择贝伦市作为COP30举办地“是给帕拉州人民、贝伦市和巴西的非同寻常的好消息”。在他参加过的联合国气候变化大会上，亚马逊总是成为核心话题，“那为什么不在一个位于亚马逊地区的州举办气候变化大会呢”。</text:p>
      <text:p text:style-name="P4">
维埃拉说，联合国已于18日批准贝伦市作为COP30的举办地。巴尔巴略誓言，将负责任地展示巴西的准备工作，以及环境议程对调和亚马逊地区人与环境关系的作用。</text:p>
      <text:p text:style-name="P4">
Source: <text:a xlink:type="simple" xlink:href="https://www.zaobao.com.sg/realtime/world/story20230527-1398662" text:style-name="Internet_20_link" text:visited-style-name="Visited_20_Internet_20_Link">
https://www.zaobao.com.sg/realtime/world/story20230527-1398662</text:a>
</text:p>
      <!--NEWS-->
      <text:h text:style-name="P10" text:outline-level="1">
<text:span text:style-name="T4">
ChatGPT恐掀失业潮 OpenAI执行长盼缓和各界疑虑</text:span>
</text:h>
      <text:p text:style-name="P4">
Publisher: 法新社</text:p>
      <text:p text:style-name="P4">
Published Time: 2023-05-27T13:32:07+00:00</text:p>
      <text:p text:style-name="P4">
Modified Time: 2023-05-27T13:05:02+00:00</text:p>
      <text:p text:style-name="P4">
Description: （法新社巴黎26日电） 聊天机器人ChatGPT研发公司OpenAI的执行长阿特曼今天表示，自家公司的技术不会破坏就业市场，他试图缓和各界对于人工智慧（AI）发展的恐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5-27T13-32-07-00-00/000000.png" xlink:type="simple" xlink:show="embed" xlink:actuate="onLoad" draw:mime-type="image/png"/>
</draw:frame>
</text:p>
      <text:p text:style-name="P4">
法新社报导，阿特曼（Sam Altman）在法国巴黎表示，AI不会像部分人士警告的那样，经由自动化消灭整个劳动力的各行各业。</text:p>
      <text:p text:style-name="P4">
他说：「AI会发展到人类没有任何工作可做或失去任何目标的地步，我从来不同意这种想法。」</text:p>
      <text:p text:style-name="P4">
被问到媒体业时，阿特曼指出，ChatGPT应该更像是记者的100位助理，协助调查并激发灵感。</text:p>
      <text:p text:style-name="P4">
ChatGPT可以依据简短指令编写文章、诗歌和对话，因此在去年底一炮而红。</text:p>
      <text:p text:style-name="P4">
本周稍早，阿特曼暗示如果欧盟（EU）监管过于严厉，OpenAI就可能会离开欧盟市场，此举似乎惹恼了欧盟。</text:p>
      <text:p text:style-name="P4">
但阿特曼今天在巴黎的活动场边向记者强调，相关媒体报导不公平，他无意离开欧盟，而且OpenAI未来也可能在欧洲设立办公室。</text:p>
      <text:p text:style-name="P4">
Source: <text:a xlink:type="simple" xlink:href="https://www.rfi.fr/cn/%E7%BC%A4%E7%BA%B7%E4%B8%96%E7%95%8C/20230527-chatgpt%E6%81%90%E6%8E%80%E5%A4%B1%E4%B8%9A%E6%BD%AE-openai%E6%89%A7%E8%A1%8C%E9%95%BF%E7%9B%BC%E7%BC%93%E5%92%8C%E5%90%84%E7%95%8C%E7%96%91%E8%99%91" text:style-name="Internet_20_link" text:visited-style-name="Visited_20_Internet_20_Link">
https://www.rfi.fr/cn/%E7%BC%A4%E7%BA%B7%E4%B8%96%E7%95%8C/20230527-chatgpt%E6%81%90%E6%8E%80%E5%A4%B1%E4%B8%9A%E6%BD%AE-openai%E6%89%A7%E8%A1%8C%E9%95%BF%E7%9B%BC%E7%BC%93%E5%92%8C%E5%90%84%E7%95%8C%E7%96%91%E8%99%91</text:a>
</text:p>
      <!--NEWS-->
      <text:h text:style-name="P10" text:outline-level="1">
<text:span text:style-name="T4">
西方压力增大 中俄关系加码</text:span>
</text:h>
      <text:p text:style-name="P4">
Author: None (Language: zh)</text:p>
      <text:p text:style-name="P4">
Publisher: None</text:p>
      <text:p text:style-name="P4">
Time: 2023-05-27T13:35:00Z</text:p>
      <text:p text:style-name="P4">
Description: 专家认为，中国正在采取“双轨策略”来处理乌克兰战争，企图实现自身利益最大化。尽管在国际关系中存在着巨大的灰色地带，但主要趋势是中俄联盟的巩固和中美对抗的加剧。</text:p>
      <text:p text:style-name="P4">
Videos: []</text:p>
      <text:p text:style-name="P4">
Images: []</text:p>
      <text:p text:style-name="P4">
Subject: 时政风云</text:p>
      <text:p text:style-name="P4">
Subjects: []</text:p>
      <text:p text:style-name="P4">
Keywords: ['无上限', '中俄关系', '乌克兰战争', '中国特使', '李辉', '双轨策略']</text:p>
      <text:p text:style-name="P4">
ID: 65753181</text:p>
      <!--METADATA-->
      <text:p text:style-name="P4">
<text:a xlink:type="simple" xlink:href="https://www.dw.com/zh/overlay/image/article/65753181/65049485" text:style-name="Internet_20_link" text:visited-style-name="Visited_20_Internet_20_Link">
 </text:a>
</text:p>
      <text:p text:style-name="P4">
G7国家对中俄的强势 更是把习近平和普京紧紧绑定在一起（资料图片）</text:p>
      <text:p text:style-name="P4">
（德国之声中文网）近几周来， <text:a xlink:type="simple" xlink:href="https://www.dw.com/zh/zh/中国驻欧大使傅聪友谊无上限是一种修辞表达/a-65259688" text:style-name="Internet_20_link" text:visited-style-name="Visited_20_Internet_20_Link">
 中国和俄罗斯一直在加强“无上限”伙伴关系</text:a>
，双方高级官员在北京和莫斯科频频会晤，以加深在不同领域的联系。周五（5月26日）， <text:a xlink:type="simple" xlink:href="https://www.dw.com/zh/zh/中国特使李辉访俄-欧盟吁中国促俄撤军/a-65741813" text:style-name="Internet_20_link" text:visited-style-name="Visited_20_Internet_20_Link">
 中国的欧亚事务特使李辉抵达莫斯科与俄罗斯外长拉夫罗夫会晤。</text:a>
</text:p>
      <text:p text:style-name="P4">
拉夫罗夫指责乌克兰和西方国家“严重阻碍”了莫斯科和基辅之间开始和平谈判，同时重申俄罗斯致力于“通过政治外交解决冲突”。此外，拉夫罗夫还赞扬北京在乌克兰战争中的“平衡”立场。</text:p>
      <text:p text:style-name="P4">
在此之前，李辉访问了欧洲。周四，欧盟高级外交政策官员莫拉（EnriqueMora）在布鲁塞尔与李辉会谈之后表示，欧盟期望中国能帮助推动俄罗斯从乌克兰撤军。乌克兰和波兰的官员也表达了类似的信息，敦促北京向俄罗斯施压以结束乌克兰战争。</text:p>
      <text:p text:style-name="P4">
虽然中国希望通过李辉的访问消除一些关于其在乌克兰战争中作为中立方的可信度的疑虑，但一些分析人士认为，李辉在欧洲国家基本上遭到冷遇。“我们看看欧洲国家的反应时，很明显，欧洲拒绝接受中国发布的‘关于政治解决乌克兰危机的中国立场’12点声明。”波兰国际事务研究所(PISM)的中国分析家斯丘德利克（JustynaSzczudlik）说。</text:p>
      <text:p text:style-name="P4">
据她说，乌克兰、波兰和欧盟向中国发出了一个协调的信息，强调俄罗斯是侵略者，国际社会应根据乌克兰总统泽连斯基提出的和平计划支持乌克兰。她告诉德国之声：“从中国的角度来看，李辉的访问是一次失败，因为欧洲人并不把他视为可以启动某些事项的和平调解人。”</text:p>
      <text:h text:style-name="P12" text:outline-level="3">
<text:span text:style-name="T4">
中俄强化安全和经济关系</text:span>
</text:h>
      <text:p text:style-name="P4">
尽管李辉有争议的访问似乎并没有在欧洲国家中消除疑虑，在来自由美国领导的民主国家的压力增大的情况下，俄罗斯和中国仍然试图深化安全和经济联系。</text:p>
      <text:p text:style-name="P4">
</text:p>
      <text:p text:style-name="P4">
中国总理李强（右二）和俄罗斯总理米舒斯京（左二）见证双方签署一系列协议（摄于2023年5月24日 北京）</text:p>
      <text:p text:style-name="P4">
5月24日， <text:a xlink:type="simple" xlink:href="https://www.dw.com/zh/zh/俄总理访华-李强-愿同俄方进一步扩大经贸往来/a-65709846" text:style-name="Internet_20_link" text:visited-style-name="Visited_20_Internet_20_Link">
 俄罗斯总理米舒斯京成为自乌克兰战争开始以来访问中国的最高级别俄罗斯官员。</text:a>
他与中国签署了一些协议，以进一步加强贸易投资合作，促进俄罗斯农产品向中国的出口，并深化两国体育交流。</text:p>
      <text:p text:style-name="P4">
在与中国总理李强的会晤中，米舒斯京表示，莫斯科和北京之间的关系处于“前所未有的高水平”，并且以相互尊重和共同应对来自西方压力带来的挑战为特色。李辉说，中国愿意与俄罗斯联合合作，并将各领域的务实合作提升到“新的水平”。  俄罗斯联邦安全会议秘书帕特鲁舍夫与中国最高安全官员陈文清22日莫斯科举行了会谈。尽管这是每年的例行会谈，但专家认为，由于俄罗斯与美国以及中国与美国的关系同时恶化，这次会谈以及中俄之间的其他高级别双边交流的时间受到影响。</text:p>
      <text:h text:style-name="P12" text:outline-level="3">
<text:span text:style-name="T4">
G7“助力”中俄关系</text:span>
</text:h>
      <text:p text:style-name="P4">
澳大利亚新南威尔士大学（UNSW）的中俄关系专家科罗廖夫（Alexander Korolev）认为， <text:a xlink:type="simple" xlink:href="https://www.dw.com/zh/zh/分析g7對中更強硬-調停戰爭不單靠北京/a-65689524" text:style-name="Internet_20_link" text:visited-style-name="Visited_20_Internet_20_Link">
 在广岛举行的七国集团首脑会议的结果</text:a>
使中国和俄罗斯认为他们需要进一步加倍努力进行双边合作，因为西方民主国家试图形成一个反对他们的统一战线。</text:p>
      <text:p text:style-name="P4">
在上周末广岛峰会结束时发布的公报中，来自美国、日本、英国、加拿大、法国、德国和意大利等七个发达经济体的领导人承诺采取新的措施，限制俄罗斯为乌克兰战争提供资金的能力，同时承认需要对抗中国对其他国家使用经济胁迫的行为。</text:p>
      <text:h text:style-name="P12" text:outline-level="3">
<text:span text:style-name="T4">
未来，俄罗斯将沦为中国一个“加油站”而已？</text:span>
</text:h>
      <text:p text:style-name="P4">
科洛廖夫告诉德国之声：“当俄罗斯入侵乌克兰和应对中国崛起的需要被一起考虑时，中国就有动力巩固和加强与俄罗斯的关系，虽然这种关系已经相当强大。”</text:p>
      <text:p text:style-name="P4">
其他分析家认为，民主国家试图“将中国和俄罗斯捆绑在一起”的尝试是适得其反的，因为这只会导致北京和莫斯科进一步靠拢。美国巴克内尔大学的国际关系教授朱志群说：“（G7）国家越是试图对中国展示‘团结’，中国就越是要加强与俄罗斯的关系。”</text:p>
      <text:h text:style-name="P12" text:outline-level="3">
<text:span text:style-name="T4">
中国对乌克兰战争的“双轨策略”</text:span>
</text:h>
      <text:p text:style-name="P4">
自从俄罗斯去年2月入侵乌克兰以来， <text:a xlink:type="simple" xlink:href="https://www.dw.com/zh/zh/德语媒体中国的中立人设/a-61204277" text:style-name="Internet_20_link" text:visited-style-name="Visited_20_Internet_20_Link">
 中国一直试图表现出在这场冲突中的“中立”立场</text:a>
。然而，其拒绝谴责俄罗斯入侵的态度使其他国家对其在冲突中的真实立场产生了怀疑。今年2月，中国提出了“12点和平计划”，以进一步强化其“调解者”形象。</text:p>
      <text:p text:style-name="P4">
巴克内尔大学专家朱志群告诉德国之声，由于这种怀疑在很大程度上仍在持续，并且中国与美国及其盟友的关系正在恶化，中国正在采取“双轨策略”来处理乌克兰战争。他说：“它在巩固中俄伙伴关系的同时，试图在俄罗斯和乌克兰之间进行调解。”</text:p>
      <text:p text:style-name="P4">
然而，波兰国际事务研究所（PISM）的中国分析家斯丘德利克表示，中国努力在与俄罗斯保持伙伴关系和作为调解者之间找到平衡，这是相互矛盾的。“这些利益是彼此冲突的，但中国希望实现这些目标。”她告诉德国之声。</text:p>
      <text:h text:style-name="P12" text:outline-level="3">
<text:span text:style-name="T4">
专访：中国正从俄乌战争中吸取教训</text:span>
</text:h>
      <text:p text:style-name="P4">
在周三与俄罗斯总理米舒斯京的会谈中，中国领导人习近平表示，中俄两国应探索新的经济、贸易和投资联系， <text:a xlink:type="simple" xlink:href="https://www.dw.com/zh/zh/习近平会见俄总理-许诺支持彼此核心利益/a-65724304" text:style-name="Internet_20_link" text:visited-style-name="Visited_20_Internet_20_Link">
 承诺两国将在核心利益问题上相互支持</text:a>
 ，同时加强在多边领域的合作。</text:p>
      <text:p text:style-name="P4">
新南威尔士大学的科罗廖夫认为，虽然一些集团对抗的因素正在出现——一方面是中俄的战略结盟，另一方面是美国及其盟友——但也有许多国家试图不与任何一方明确结盟。</text:p>
      <text:p text:style-name="P4">
他告诉德国之声：“我们看到很多国家处于两者之间。”</text:p>
      <text:p text:style-name="P4">
他说：“这些国家不与俄罗斯或中国为伍，但也不与西方为伍。他们对这样看问题的视角持怀疑态度。这里存在着巨大的灰色地带，但主要趋势是中俄联盟的巩固和中美对抗的加剧。”</text:p>
      <text:p text:style-name="P4">
Source: <text:a xlink:type="simple" xlink:href="https://www.dw.com/zh/西方压力增大-中俄关系加码/a-65753181" text:style-name="Internet_20_link" text:visited-style-name="Visited_20_Internet_20_Link">
https://www.dw.com/zh/西方压力增大-中俄关系加码/a-65753181?maca=chi-rss-chi-all-1127-rdf</text:a>
</text:p>
      <!--NEWS-->
      <text:h text:style-name="P10" text:outline-level="1">
<text:span text:style-name="T4">
德语媒体：李辉访欧与中国的外交秀</text:span>
</text:h>
      <text:p text:style-name="P4">
Author: None (Language: zh)</text:p>
      <text:p text:style-name="P4">
Publisher: None</text:p>
      <text:p text:style-name="P4">
Time: 2023-05-27T14:05:00Z</text:p>
      <text:p text:style-name="P4">
Description: 德语媒体认为，中国特使李辉此次访问欧洲，并没有让西方国家留下中国真的有意调解俄乌战争的印象，对于乌克兰问题的计划仍然模糊不清，其真实的意图是建立维护和平的大国形象。</text:p>
      <text:p text:style-name="P4">
Videos: []</text:p>
      <text:p text:style-name="P4">
Images: []</text:p>
      <text:p text:style-name="P4">
Subject: 评论分析</text:p>
      <text:p text:style-name="P4">
Subjects: ['俄罗斯', '乌克兰', '普京', '俄罗斯入侵乌克兰']</text:p>
      <text:p text:style-name="P4">
Keywords: ['乌克兰战争', '李辉', '十二点计划', '俄罗斯']</text:p>
      <text:p text:style-name="P4">
ID: 65753301</text:p>
      <!--METADATA-->
      <text:p text:style-name="P4">
<text:a xlink:type="simple" xlink:href="https://www.dw.com/zh/overlay/image/article/65753301/65745802" text:style-name="Internet_20_link" text:visited-style-name="Visited_20_Internet_20_Link">
 </text:a>
</text:p>
      <text:p text:style-name="P4">
（德国之声中文网）中国乌克兰问题特使李辉近日相继访问了乌克兰、波兰、法国、德国、欧盟，并在周五抵达 <text:a xlink:type="simple" xlink:href="https://www.dw.com/zh/zh/中国特使李辉访俄-欧盟吁中国促俄撤军/a-65741813" text:style-name="Internet_20_link" text:visited-style-name="Visited_20_Internet_20_Link">
 最后一站莫斯科</text:a>
 。《法兰克福汇报》发表文章「 <text:a xlink:type="simple" xlink:href="https://www.faz.net/aktuell/politik/ausland/der-plan-von-china-fuer-den-ukraine-krieg-bleibt-vage-18922711.html" text:style-name="Internet_20_link" text:visited-style-name="Visited_20_Internet_20_Link">
北京对乌克兰的计划依旧模糊 </text:a>
」称，西方国家并未感觉到中国真的有意调解乌克兰危机，更遑论作为中立的一方。</text:p>
      <text:p text:style-name="P4">
「就在不久前，中国国家主席、党领导人 <text:a xlink:type="simple" xlink:href="https://www.dw.com/zh/zh/习近平会见俄总理-许诺支持彼此核心利益/a-65724304" text:style-name="Internet_20_link" text:visited-style-name="Visited_20_Internet_20_Link">
 习近平接见了俄罗斯总理米舒斯京 </text:a>
，并宣布加强与莫斯科的关系。与此同时，李辉在欧洲除了提出中国已经公开且模糊的十二点计划外，并未有更多表态，他在欧洲的行程主要是倾听。中国也意识到，莫斯科继续打仗的意图是明确的，普京的人员公开表示了这一点。"</text:p>
      <text:p text:style-name="P4">
文章评论道，李辉在中国的官员体系中不扮演核心角色，在此次的欧洲之行中并没有偏离中国一贯的论调，包括对美国的角色进行批评，而在解决危机和行动方面的计划仍然模糊不清。</text:p>
      <text:p text:style-name="P4">
「乌克兰的领土完整对中国而言意味着什么，仍留下许多问号。无论如何，李辉并没有带来任何中国的新主张。」</text:p>
      <text:p text:style-name="P4">
尽管如此，作者指出，中国外交部一如既往地在「创造性翻译」中宣称，李辉与德国外交部国务秘书米夏埃利斯（AndreasMichaelis）在柏林举行会谈后，「德方高度评价中方为缓解乌克兰危机作出的积极努力」。然而，柏林的原话是米夏埃利斯「对中国致力于终止俄罗斯侵略性战争，以及中国方面与乌克兰最近的对话表示欢迎」。此外，米夏埃利斯也表明期待中国「明确指出并谴责俄罗斯的侵略行为」。</text:p>
      <text:p text:style-name="P4">
「然而，单单是对中国的参与表示欢迎，对北京来说已经足够。通过李辉的欧洲之行，中国可以表明自己渴望和平的立场，正如它在官方表态中一直重复的那样；但解决方案必须由欧洲自己寻找。中国外交部发言人毛宁周五表示：『危机发生在欧洲，我们也支持欧方为实现和平作出更多的努力，提出各方都能接受的和平解决方案。』当战争迟早有一天结束时，北京会在某天再次提醒众人这一点。」</text:p>
      <text:p text:style-name="P4">
《南德意志报》也聚焦中国特使李辉的欧洲访问之行，并总结了李辉在抵达莫斯科前的访问称，华沙、巴黎和柏林的遭到冷遇，说明了这些国家对中国动机的怀疑。</text:p>
      <text:p text:style-name="P4">
题为「 <text:a xlink:type="simple" xlink:href="https://www.sueddeutsche.de/politik/china-sondergesandter-ukraine-europareise-1.5883304" text:style-name="Internet_20_link" text:visited-style-name="Visited_20_Internet_20_Link">
 中国的外交秀 </text:a>
」的文章写道，「迄今为止，中国甚至没有明确表明，对维护乌克兰领土完整维护有何具体理解，更不用说中国高级官员或习近平会敦促俄罗斯撤军。」</text:p>
      <text:p text:style-name="P4">
「欧洲人最近得到的共识是，中国的首要目标是被视为一个终结战争，并在全球范围内限制负面影响的大国，而不是真正通过建设性提议为结束战争努力。人们认为中国的立场太过单边，很多情况下与俄罗斯的宣传一致。」</text:p>
      <text:p text:style-name="P4">
「根据这种解读，李辉外交行动的主要对象是全球南方国家，这些国家迫切希望尽快结束战争，即便是以乌克兰为代价。」</text:p>
      <text:p text:style-name="P4">
<text:span text:style-name="T5">
摘编自其他媒体的内容，不代表德国之声的立场或观点。</text:span>
</text:p>
      <text:p text:style-name="P4">
Source: <text:a xlink:type="simple" xlink:href="https://www.dw.com/zh/德语媒体：李辉访欧与中国的外交秀/a-65753301" text:style-name="Internet_20_link" text:visited-style-name="Visited_20_Internet_20_Link">
https://www.dw.com/zh/德语媒体：李辉访欧与中国的外交秀/a-65753301?maca=chi-rss-chi-all-1127-rdf</text:a>
</text:p>
      <!--NEWS-->
      <text:h text:style-name="P10" text:outline-level="1">
<text:span text:style-name="T4">
乌克兰请求德国提供“金牛座”巡航导弹 射程可及俄领土</text:span>
</text:h>
      <text:p text:style-name="P4">
Author: None (Language: zh)</text:p>
      <text:p text:style-name="P4">
Publisher: None</text:p>
      <text:p text:style-name="P4">
Time: 2023-05-27T14:15:00Z</text:p>
      <text:p text:style-name="P4">
Description: 柏林方面证实，德国国防部已经收到乌克兰方面有关提供“金牛座”巡航导弹的请求。这种巡航导弹射程可以覆盖俄罗斯领土。德国总理肖尔茨日前重申，提供给基辅方面的武器只能在乌克兰领土上使用。</text:p>
      <text:p text:style-name="P4">
Videos: []</text:p>
      <text:p text:style-name="P4">
Images: []</text:p>
      <text:p text:style-name="P4">
Subject: 时政风云</text:p>
      <text:p text:style-name="P4">
Subjects: ['欧债危机', '俄罗斯', '欧盟', '乌克兰', '岛屿主权争端', '专题报道：全景观看“习马会”', '德国', '中国', '留学德国', '中共十九大']</text:p>
      <text:p text:style-name="P4">
Keywords: ['乌克兰战争', '德国', '金牛座巡航导弹', '武器援助', '俄罗斯', '无人机', '瓦格纳集团', '中国', '李辉']</text:p>
      <text:p text:style-name="P4">
ID: 65753350</text:p>
      <!--METADATA-->
      <text:p text:style-name="P4">
<text:a xlink:type="simple" xlink:href="https://www.dw.com/zh/overlay/image/article/65753350/65704831" text:style-name="Internet_20_link" text:visited-style-name="Visited_20_Internet_20_Link">
 </text:a>
</text:p>
      <text:p text:style-name="P4">
韩国也在使用“金牛座”巡航导弹（图为韩国国防部资料照片）</text:p>
      <text:p text:style-name="P4">
（德国之声中文网）据德国国防部发言人透露，乌克兰已请求德国提供“金牛座”（Taurus）巡航导弹。这种巡航导弹的射程超过500公里，如果配备了这种导弹，乌克兰将具备打击俄罗斯领土的能力。</text:p>
      <text:p text:style-name="P4">
德国国防部周六对法新社记者证实，柏林方面“近日从乌克兰收到了相关请求”。  到目前为止，西方联盟在为基辅方面提供武器方面仍然较为谨慎，尤其是涉及打击范围有可能触及俄罗斯的武器方面。</text:p>
      <text:p text:style-name="P4">
本周五，德国总理肖尔茨重申，德国向乌克兰提供的武器不得用于打击俄罗斯领土。</text:p>
      <text:p text:style-name="P4">
</text:p>
      <text:p text:style-name="P4">
“金牛座”射程可覆盖俄罗斯境内</text:p>
      <text:p text:style-name="P4">
“俄罗斯入侵了乌克兰，因此乌克兰可以采取自我防卫”，肖尔茨在访问爱沙尼亚首都塔林时说，“与此同时，很明显的是我们提供的武器只能在乌克兰领土上使用。”</text:p>
      <text:h text:style-name="P12" text:outline-level="3">
<text:span text:style-name="T4">
中国特使：将致力于乌克兰冲突的政治解决</text:span>
</text:h>
      <text:p text:style-name="P4">
作为中国欧亚事务特别代表访问莫斯科的外交官李辉表示，北京将会为政治解决乌克兰危机作出具体的努力。</text:p>
      <text:p text:style-name="P4">
他在会见俄罗斯国防部官员时强调，中国在乌克兰问题上一贯坚持“客观公正”的立场，“遵循《联合国宪章》的宗旨和原则，积极劝和促谈，根据事情本身的是非曲直决定自己的立场”。</text:p>
      <text:p text:style-name="P4">
</text:p>
      <text:p text:style-name="P4">
中国特使李辉</text:p>
      <text:p text:style-name="P4">
在此前一天，李辉会见了俄罗斯外长拉夫罗夫。俄外交部称，双方就解决乌克兰冲突的前景举行了磋商。此前，李辉在欧洲之行框架下已访问乌克兰、波兰、法国、德国等国。</text:p>
      <text:h text:style-name="P12" text:outline-level="3">
<text:span text:style-name="T4">
俄罗斯多地宣称遭到无人机袭击</text:span>
</text:h>
      <text:p text:style-name="P4">
位于俄罗斯西北部的普斯科夫州州长韦杰尼尔科夫（Mikhail Vedernikov）称，两架无人机的袭击在当地造成了爆炸，但是没有造成人员伤亡。</text:p>
      <text:p text:style-name="P4">
韦杰尼尔科夫表示，爆炸发生在距离白俄罗斯边界只有不到10公里的小镇Litvinovo，遭袭建筑被毁。他指责基辅方面要为这一袭击负责。</text:p>
      <text:p text:style-name="P4">
与此同时，俄罗斯西南部的库尔斯克州也传出遭到乌克兰炮击导致普列霍沃村一名建筑工人死亡的消息。该州州长斯塔罗沃伊特（RomanStarovoit）表示，正在村庄附近开展工作，以加强俄乌边界的防卫。</text:p>
      <text:p text:style-name="P4">
几个小时之后，俄罗斯媒体报道称，位于莫斯科西北部的德鲁日巴输油管道（Druzhba，又译为友谊输油管道）遭到袭击。</text:p>
      <text:h text:style-name="P12" text:outline-level="3">
<text:span text:style-name="T4">
英情报机构：瓦格纳集团可能从巴赫穆特周边地区撤出</text:span>
</text:h>
      <text:p text:style-name="P4">
英国国防部在一份最新情报中指出，效力于俄罗斯的瓦格纳雇佣军可能“已经开始撤离他们在巴赫穆特周边的一些阵地”。</text:p>
      <text:p text:style-name="P4">
这份情报文件还指出：“2023年5月25日，瓦格纳集团领导人普里戈津表示，他的军队从巴赫穆特撤离的行动已经开始，将阵地移交给俄罗斯国防部的工作将会持续到6月1日。”</text:p>
      <text:p text:style-name="P4">
英国国防部指出，虽然瓦格纳集团创始人普里戈津与俄国防部不和，但是其雇佣军部队“可能会被用于下一步在顿巴斯地区的进攻行动”。</text:p>
      <text:p text:style-name="P4">
（路透社、法新社等）</text:p>
      <text:p text:style-name="P4">
Source: <text:a xlink:type="simple" xlink:href="https://www.dw.com/zh/乌克兰请求德国提供-金牛座-巡航导弹-射程可及俄领土/a-65753350" text:style-name="Internet_20_link" text:visited-style-name="Visited_20_Internet_20_Link">
https://www.dw.com/zh/乌克兰请求德国提供-金牛座-巡航导弹-射程可及俄领土/a-65753350?maca=chi-rss-chi-all-1127-rdf</text:a>
</text:p>
      <!--NEWS-->
      <text:h text:style-name="P10" text:outline-level="1">
<text:span text:style-name="T4">
传六州选举后内阁改组 马副首相：这是首相的权力</text:span>
</text:h>
      <text:p text:style-name="P4">
Author: 联合早报 (Person)</text:p>
      <text:p text:style-name="P4">
Publisher: 联合早报 (Organization)</text:p>
      <text:p text:style-name="P4">
Published Time: 2023-05-27T14:20</text:p>
      <text:p text:style-name="P4">
Modified Time: 2023-05-27T14:20</text:p>
      <text:p text:style-name="P4">
Description: 马来西亚六个州属即将选举，盛传首相安华会在六州选举后改组内阁，撤换表现欠佳的部长。对此，副首相兼乡区发展部长阿末扎希说，是否改组内阁是首相的绝对权力，首相一般上不会事先和内阁讨论改...</text:p>
      <text:p text:style-name="P4">
Videos: []</text:p>
      <text:p text:style-name="P4">
Audios: []</text:p>
      <text:p text:style-name="P4">
Images: []</text:p>
      <text:p text:style-name="P4">
Type: NewsArticle</text:p>
      <text:p text:style-name="P4">
Breadcrumbs: ['即时', '国际']</text:p>
      <text:p text:style-name="P4">
Keywords: ['马国六州选举', '阿末扎希', '安华', '内阁改组']</text:p>
      <!--METADATA-->
      <text:p text:style-name="P4">
马来西亚六个州属即将选举，盛传首相安华会在 <text:a xlink:type="simple" xlink:href="https://www.zaobao.com/keywords/ma-guo-liu-zhou-xuan-ju" text:style-name="Internet_20_link" text:visited-style-name="Visited_20_Internet_20_Link">
 六州选举 </text:a>
后改组内阁，撤换表现欠佳的部长。对此，副首相兼乡区发展部长阿末扎希说，是否改组内阁是首相的绝对权力，首相一般上不会事先和内阁讨论改组事宜。</text:p>
      <text:p text:style-name="P4">
阿末扎希星期六（5月27日）为马国国家培训周活动主持闭幕礼后，在记者会上被问到内阁改组的传言时强调：“首相有绝对的权力（改组内阁），至于是否真的会改组，我们拭目以待。”</text:p>
      <text:p text:style-name="P4">
他也驳斥有内阁部长表现不好，可能遭撤换的传闻。他说，就他个人观察，至今为止所有部长表现良好。</text:p>
      <text:p text:style-name="P4">
马国的六个州属，包括吉打、槟城、雪兰莪、森美兰、吉兰丹和登嘉楼预计会在下来两个月内解散州议会举行州选。2022年11月马国全国大选时，这六州没有同步改选。</text:p>
      <text:p text:style-name="P4">
Source: <text:a xlink:type="simple" xlink:href="https://www.zaobao.com.sg/realtime/world/story20230527-1398678" text:style-name="Internet_20_link" text:visited-style-name="Visited_20_Internet_20_Link">
https://www.zaobao.com.sg/realtime/world/story20230527-1398678</text:a>
</text:p>
      <!--NEWS-->
      <text:h text:style-name="P10" text:outline-level="1">
<text:span text:style-name="T4">
教宗发烧取消一天行程后 重返工作</text:span>
</text:h>
      <text:p text:style-name="P4">
Publisher: 法新社</text:p>
      <text:p text:style-name="P4">
Published Time: 2023-05-27T15:02:09+00:00</text:p>
      <text:p text:style-name="P4">
Modified Time: 2023-05-27T14:35:01+00:00</text:p>
      <text:p text:style-name="P4">
Description: （法新社梵蒂冈27日电） 天主教教廷表示，教宗方济各（Pope Francis）因发烧休息一天后，今天回到工作岗位。他将进行数场私人会见行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617581in" draw:z-index="0">
<draw:image xlink:href="../Images/rficn/2023-05-27T15-02-09-00-00/000000.png" xlink:type="simple" xlink:show="embed" xlink:actuate="onLoad" draw:mime-type="image/png"/>
</draw:frame>
</text:p>
      <text:p text:style-name="P4">
梵蒂冈指出，教宗今天行程排满。86岁的方济各接近2个月前曾因支气管炎住院治疗。</text:p>
      <text:p text:style-name="P4">
教廷发言人布鲁尼（Matteo Bruni）昨天表示，阿根廷籍教宗方济各「由于处于发烧状态」，取消当天接见行程。</text:p>
      <text:p text:style-name="P4">
目前仍不清楚方济各原定接见对象是谁，他的行程表并未对外公布。</text:p>
      <text:p text:style-name="P4">
教廷国务院长帕洛林（Pietro Parolin）将教宗身体状况归咎于忙碌行程，他表示方济各「感到疲累」。</text:p>
      <text:p text:style-name="P4">
根据已公布的行程表，方济各25日进行了8场会面。</text:p>
      <text:p text:style-name="P4">
教宗下一次公开露面将是明天在圣伯多禄大教堂（St Peter'sBasilica）主持圣神降临节（Pentecost，又称五旬节）弥撒，接着依传统带领诵念天皇后喜乐经（Regina Coeli）祈祷文。</text:p>
      <text:p text:style-name="P4">
教宗29日则排定接见义大利总统马达雷拉（Sergio Mattarella）。</text:p>
      <text:p text:style-name="P4">
Source: <text:a xlink:type="simple" xlink:href="https://www.rfi.fr/cn/%E5%9B%BD%E9%99%85%E6%8A%A5%E9%81%93/20230527-%E6%95%99%E5%AE%97%E5%8F%91%E7%83%A7%E5%8F%96%E6%B6%88%E4%B8%80%E5%A4%A9%E8%A1%8C%E7%A8%8B%E5%90%8E-%E9%87%8D%E8%BF%94%E5%B7%A5%E4%BD%9C" text:style-name="Internet_20_link" text:visited-style-name="Visited_20_Internet_20_Link">
https://www.rfi.fr/cn/%E5%9B%BD%E9%99%85%E6%8A%A5%E9%81%93/20230527-%E6%95%99%E5%AE%97%E5%8F%91%E7%83%A7%E5%8F%96%E6%B6%88%E4%B8%80%E5%A4%A9%E8%A1%8C%E7%A8%8B%E5%90%8E-%E9%87%8D%E8%BF%94%E5%B7%A5%E4%BD%9C</text:a>
</text:p>
      <!--NEWS-->
      <text:h text:style-name="P10" text:outline-level="1">
<text:span text:style-name="T4">
香港公民党清盘解散 梁家杰嘱香港人“期待明天”</text:span>
</text:h>
      <text:p text:style-name="P4">
Author: None (Language: zh)</text:p>
      <text:p text:style-name="P4">
Publisher: None</text:p>
      <text:p text:style-name="P4">
Time: 2023-05-27T15:14:00Z</text:p>
      <text:p text:style-name="P4">
Description: 周六（5月27日），香港公民党举行特别会员大会通过特别议案，启动自愿清盘解散程序。该党的解散被认为是“香港本土民主运动结束的象征”。</text:p>
      <text:p text:style-name="P4">
Videos: []</text:p>
      <text:p text:style-name="P4">
Images: []</text:p>
      <text:p text:style-name="P4">
Subject: 时政风云</text:p>
      <text:p text:style-name="P4">
Subjects: ['香港公民党', '国安法', '梁家杰', '泛民', '反送中运动', '颠覆国家政权']</text:p>
      <text:p text:style-name="P4">
Keywords: ['意见反馈']</text:p>
      <text:p text:style-name="P4">
ID: 65753757</text:p>
      <!--METADATA-->
      <text:p text:style-name="P4">
<text:a xlink:type="simple" xlink:href="https://www.dw.com/zh/overlay/image/article/65753757/65752696" text:style-name="Internet_20_link" text:visited-style-name="Visited_20_Internet_20_Link">
 </text:a>
</text:p>
      <text:p text:style-name="P4">
公民党主席梁家杰宣布启动自愿清盘</text:p>
      <text:p text:style-name="P4">
（德国之声中文网）公民党是香港最著名的民主团体之一，在其成员被排挤出立法会或区议会并受到《国安法》相关指控之后，周六（5月27日）举行特别会员大会投票决定清盘解散。</text:p>
      <text:p text:style-name="P4">
又被称为"大状党"的香港公民党于2006年由专业精英人士（大部分来自法律界）创立，目标是促进香港的民主化和公民社会。</text:p>
      <text:p text:style-name="P4">
该党是香港坚持到最后的几个反对派团体之一。因为根据2020年颁布的国安法，政治异议被宣布为非法，而香港的公民社会已被迫转入地下或流亡海外。</text:p>
      <text:p text:style-name="P4">
周六，香港公民党举行特别会员大会，共31名党员出席，以30票赞成、1人弃权通过特别议案，启动自愿清盘解散程序。这一程序的完成大约需要一个月时间。</text:p>
      <text:p text:style-name="P4">
最后一任公民党主席梁家杰表示，公民党完成程序后将会"从地球上消失"。</text:p>
      <text:p text:style-name="P4">
65岁的梁家杰是香港知名民主人士，公民党创始人之一。梁家杰任公民党副主席时，曾参加2007年香港行政长官选举。这是迄今唯一没有经过北京事先首肯的特首候选人。不出所料，他落败于争取连任的曾荫权。</text:p>
      <text:p text:style-name="P4">
公民党自成立以来一直期望成为一支执政力量，而不是"仅仅为了反对而反对"。在其最受欢迎的时候，公民党是香港反对派阵营中的第二大团体，2012年在香港立法会中获得了六个席位。</text:p>
      <text:p text:style-name="P4">
</text:p>
      <text:p text:style-name="P4">
公民党是香港坚持到最后的几个反对派团体之一（资料图片）</text:p>
      <text:p text:style-name="P4">
<text:a xlink:type="simple" xlink:href="https://www.dw.com/zh/zh/专访施行国安法后-香港无异于京沪/a-54080749" text:style-name="Internet_20_link" text:visited-style-name="Visited_20_Internet_20_Link">
 梁家杰 </text:a>
在主席报告提到，公民党成立于香港政制争议的爆发点，一直决心捍卫民主法治，守护港人权益，遇上民主运动低谷期，公民党在政治议题外与港人一同经历低潮，在困境中互相支持。</text:p>
      <text:p text:style-name="P4">
他说："过往16年就算未够行到顶峰，公民党已走了应行的路，来到属于这民主派政党的终点。"</text:p>
      <text:p text:style-name="P4">
在2019年的"反送中"运动，公民党扮演了重要角色。随著2020年香港国安法实施，公民党的立法会或区议会议员，不是退党便是被褫夺议席或辞职以示不满，立法会和区议会议席终见"归零"。</text:p>
      <text:p text:style-name="P4">
香港民主派2020年发起非官方的"立法会初选"，随后包括4名公民党成员在内的47名参与者被控"串谋颠覆国家政权"罪。</text:p>
      <text:p text:style-name="P4">
公民党创始成员之一黎广德（Albert Lai）告诉法新社记者，该党的解散"可以被认为是香港本土民主运动结束的象征"，"但失败并不意味着这场运动没有意义"。</text:p>
      <text:p text:style-name="P4">
黎广德说："在这个过程中，许多人被动员起来，积累了大量社会资本，这对香港历史的下一章节是有意义的。"</text:p>
      <text:p text:style-name="P4">
梁家杰说，从历史可见世事变幻无常，"望香港人抱著乐观的心活好当下，期待明天。"</text:p>
      <text:p text:style-name="P4">
（法新社、香港媒体）</text:p>
      <text:p text:style-name="P4">
Source: <text:a xlink:type="simple" xlink:href="https://www.dw.com/zh/香港公民党清盘解散-梁家杰嘱香港人-期待明天/a-65753757" text:style-name="Internet_20_link" text:visited-style-name="Visited_20_Internet_20_Link">
https://www.dw.com/zh/香港公民党清盘解散-梁家杰嘱香港人-期待明天/a-65753757?maca=chi-rss-chi-all-1127-rdf</text:a>
</text:p>
      <!--NEWS-->
      <text:h text:style-name="P10" text:outline-level="1">
<text:span text:style-name="T4">
印尼巴布亚分离分子恫言 枪毙被挟持新西兰飞行员</text:span>
</text:h>
      <text:p text:style-name="P4">
Author: 联合早报 (Person)</text:p>
      <text:p text:style-name="P4">
Publisher: 联合早报 (Organization)</text:p>
      <text:p text:style-name="P4">
Published Time: 2023-05-27T15:30</text:p>
      <text:p text:style-name="P4">
Modified Time: 2023-05-27T15:53</text:p>
      <text:p text:style-name="P4">
Description: 印度尼西亚巴布亚分离分子警告，如果各国不在两个月内遵守他们的独立谈判要求，被他们挟持了三个多月的新西兰飞行员将被枪毙。路透社报道，2月7日，苏西航空公司（Susi Air）的飞机师...</text:p>
      <text:p text:style-name="P4">
Videos: []</text:p>
      <text:p text:style-name="P4">
Audios: []</text:p>
      <text:p text:style-name="P4">
Images: []</text:p>
      <text:p text:style-name="P4">
Type: NewsArticle</text:p>
      <text:p text:style-name="P4">
Breadcrumbs: ['即时', '国际']</text:p>
      <text:p text:style-name="P4">
Keywords: ['印度尼西亚', '分离主义', '挟持人质', '新西兰']</text:p>
      <!--METADATA-->
      <text:p text:style-name="P4">
印度尼西亚巴布亚分离分子警告，如果各国不在两个月内遵守他们的独立谈判要求，被他们 <text:a xlink:type="simple" xlink:href="https://www.zaobao.com/realtime/world/story20230215-1363486" text:style-name="Internet_20_link" text:visited-style-name="Visited_20_Internet_20_Link">
 挟持了三个多月的新西兰飞行员</text:a>
 将被枪毙。</text:p>
      <text:p text:style-name="P4">
路透社报道，2月7日，苏西航空公司（Susi Air）的飞机师梅尔滕斯（PhilipMehrtens）把五名乘客送到巴布亚偏远地区的恩杜加（Nduga）。飞机降落后，他就被西巴布亚民族解放军（TPNPB）战士掳走至今。</text:p>
      <text:p text:style-name="P4">
在星期五（5月26日）的新视频中，明显消瘦的梅尔滕斯举着象征西巴布亚独立的晨星旗帜，许多巴布亚战士围着他。一分析员指，视频中巴布亚战士手握的突击步枪是印尼制造的。</text:p>
      <text:p text:style-name="P4">
梅尔滕斯对着镜头说分离主义分子只愿意同印尼以外的国家，就巴布亚的独立问题进行对话。</text:p>
      <text:p text:style-name="P4">
梅尔滕斯在视频中说：“如果不在两个月内满足他们的要求，他们说会对我开枪。”</text:p>
      <text:p text:style-name="P4">
这个视频是巴布亚叛军发言人桑博姆（Sebby Sambom）发布的，并由位于雅加达的冲突政策分析研究所（IPAC）的分析员迪卡安华（DekaAnwar）进行核试。</text:p>
      <text:p text:style-name="P4">
新西兰外交部发言人星期六通过电邮告诉路透社，他们对网上流传的照片和视频知情，新西兰政府“正尽一切努力确保这起事件能够和平解决，让梅尔滕斯安全获释”。</text:p>
      <text:p text:style-name="P4">
同日，印尼军方发言人说，印尼军方将继续按照标准作业程序开展可衡量的行动。</text:p>
      <text:p text:style-name="P4">
印尼外交部没有回应置评请求。</text:p>
      <text:p text:style-name="P4">
Source: <text:a xlink:type="simple" xlink:href="https://www.zaobao.com.sg/realtime/world/story20230527-1398788" text:style-name="Internet_20_link" text:visited-style-name="Visited_20_Internet_20_Link">
https://www.zaobao.com.sg/realtime/world/story20230527-1398788</text:a>
</text:p>
      <!--NEWS-->
      <text:h text:style-name="P10" text:outline-level="1">
<text:span text:style-name="T4">
靠近白罗斯一俄输油管道大楼遭两架无人机袭击</text:span>
</text:h>
      <text:p text:style-name="P4">
Author: 联合早报 (Person)</text:p>
      <text:p text:style-name="P4">
Publisher: 联合早报 (Organization)</text:p>
      <text:p text:style-name="P4">
Published Time: 2023-05-27T15:55</text:p>
      <text:p text:style-name="P4">
Modified Time: 2023-05-27T16:20</text:p>
      <text:p text:style-name="P4">
Description: 靠近白罗斯边境的俄罗斯普斯科夫地区，遭两架无人机袭击并引发了爆炸。路透社报道，当地州长韦杰尔尼科夫星期六（5月27日）在社交媒体平台Telegram说，爆炸导致当地一座输油管道的行...</text:p>
      <text:p text:style-name="P4">
Videos: []</text:p>
      <text:p text:style-name="P4">
Audios: []</text:p>
      <text:p text:style-name="P4">
Images: []</text:p>
      <text:p text:style-name="P4">
Type: NewsArticle</text:p>
      <text:p text:style-name="P4">
Breadcrumbs: ['即时', '国际']</text:p>
      <text:p text:style-name="P4">
Keywords: ['俄罗斯', '无人机', '爆炸']</text:p>
      <!--METADATA-->
      <text:p text:style-name="P4">
靠近白罗斯边境的俄罗斯普斯科夫地区，遭两架无人机袭击并引发了爆炸。</text:p>
      <text:p text:style-name="P4">
路透社报道，当地州长韦杰尔尼科夫星期六（5月27日）在社交媒体平台Telegram说，爆炸导致当地一座输油管道的行政大楼受到破坏。</text:p>
      <text:p text:style-name="P4">
韦杰尔尼科夫并没有将矛头指向乌克兰，但莫斯科此前把类似的袭击归咎于乌克兰。</text:p>
      <text:p text:style-name="P4">
乌克兰尚未公开承认对俄罗斯境内的目标发动了袭击。不过，基辅的高级官员曾对无人机成功袭击俄罗斯领土的消息表示欢迎。</text:p>
      <text:p text:style-name="P4">
普斯科夫地区（Pskov region）是俄罗斯西北部的一个古城，位于圣彼得堡西南约250公里处。</text:p>
      <text:p text:style-name="P4">
Source: <text:a xlink:type="simple" xlink:href="https://www.zaobao.com.sg/realtime/world/story20230527-1398794" text:style-name="Internet_20_link" text:visited-style-name="Visited_20_Internet_20_Link">
https://www.zaobao.com.sg/realtime/world/story20230527-1398794</text:a>
</text:p>
      <!--NEWS-->
      <text:h text:style-name="P10" text:outline-level="1">
<text:span text:style-name="T4">
美重量级参议员：若不支持乌克兰，将向中国发出它可拿下台湾的信号</text:span>
</text:h>
      <text:p text:style-name="P4">
Author: chinese@voanews.com (美国之音)</text:p>
      <text:p text:style-name="P4">
Publisher: 美国之音中文网 (Type: NewsMediaOrganization)</text:p>
      <text:p text:style-name="P4">
Published Time: 2023-05-27T16:01:02+08:00</text:p>
      <text:p text:style-name="P4">
Modified Time: 2023-05-27 08:01:02Z</text:p>
      <text:p text:style-name="P4">
Description: 美国国会一位资深参议员周五（5月26日）在访问基辅时表示，如果美国在俄乌战争中未能足够支持乌克兰，这将向中国发出一个它可拿下台湾的信号。</text:p>
      <text:p text:style-name="P4">
Videos: []</text:p>
      <text:p text:style-name="P4">
Images: []</text:p>
      <text:p text:style-name="P4">
Categories: ['美国', '乌克兰局势']</text:p>
      <text:p text:style-name="P4">
Type: None</text:p>
      <!--METADATA-->
      <text:p text:style-name="P4">
NoneNone</text:p>
      <text:p text:style-name="P4">
Source: <text:a xlink:type="simple" xlink:href="https://www.voachinese.com/a/failure-to-back-ukraine-would-send-signal-to-china-about-taking-taiwan--us-senator/7111665.html" text:style-name="Internet_20_link" text:visited-style-name="Visited_20_Internet_20_Link">
https://www.voachinese.com/a/failure-to-back-ukraine-would-send-signal-to-china-about-taking-taiwan--us-senator/7111665.html</text:a>
</text:p>
      <!--NEWS-->
      <text:h text:style-name="P10" text:outline-level="1">
<text:span text:style-name="T4">
尼泊尔总理下周访问印度 与莫迪举行会谈</text:span>
</text:h>
      <text:p text:style-name="P4">
Author: 联合早报 (Person)</text:p>
      <text:p text:style-name="P4">
Publisher: 联合早报 (Organization)</text:p>
      <text:p text:style-name="P4">
Published Time: 2023-05-27T16:04</text:p>
      <text:p text:style-name="P4">
Modified Time: 2023-05-27T16:26</text:p>
      <text:p text:style-name="P4">
Description: 尼泊尔总理普拉昌达下周将访问印度，与印度总理莫迪举行会谈，加深两国深厚关系。路透社报道，尼泊尔外交部星期六（5月27日）发声明说，普拉昌达将从5月31日开始进行为期四天的访问。声明...</text:p>
      <text:p text:style-name="P4">
Videos: []</text:p>
      <text:p text:style-name="P4">
Audios: []</text:p>
      <text:p text:style-name="P4">
Images: []</text:p>
      <text:p text:style-name="P4">
Type: NewsArticle</text:p>
      <text:p text:style-name="P4">
Breadcrumbs: ['即时', '国际']</text:p>
      <text:p text:style-name="P4">
Keywords: ['尼泊尔', '印度', '莫迪']</text:p>
      <!--METADATA-->
      <text:p text:style-name="P4">
尼泊尔总理普拉昌达下周将访问印度，与印度总理莫迪举行会谈，加深两国深厚关系。</text:p>
      <text:p text:style-name="P4">
路透社报道，尼泊尔外交部星期六（5月27日）发声明说，普拉昌达将从5月31日开始进行为期四天的访问。声明说，这次访问将“进一步加强尼泊尔和印度之间由来已久、多方面及友好的关系”。这将是普拉昌达自去年12月再次当选总理以来的首次正式外国访问；他此前担任总理时，曾三次出访印度。</text:p>
      <text:p text:style-name="P4">
68岁的普拉昌达还将与印度其他高级官员会面，包括总统穆尔穆。他的这次访问遵循了尼泊尔总理上任后，将印度作为首个国际访问港的惯例，表明尼印之间的紧密联系。</text:p>
      <text:p text:style-name="P4">
印度外交部说：“这次访问延续了印度和尼泊尔之间定期进行高级别交流的传统，以推进我们的’邻国优先’政策。在过去几年中，两国在所有合作领域的双边关系已显著增强。”</text:p>
      <text:p text:style-name="P4">
自2014年成为印度总理以来，莫迪曾五次访问尼泊尔，最后一次是在2022年5月。</text:p>
      <text:p text:style-name="P4">
Source: <text:a xlink:type="simple" xlink:href="https://www.zaobao.com.sg/realtime/world/story20230527-1398796" text:style-name="Internet_20_link" text:visited-style-name="Visited_20_Internet_20_Link">
https://www.zaobao.com.sg/realtime/world/story20230527-1398796</text:a>
</text:p>
      <!--NEWS-->
      <text:h text:style-name="P10" text:outline-level="1">
<text:span text:style-name="T4">
日经产相称与中国商务部长会谈时要求释放日企高管</text:span>
</text:h>
      <text:p text:style-name="P4">
Author: None</text:p>
      <text:p text:style-name="P4">
Publisher: Radio Free Asia (Organization)</text:p>
      <text:p text:style-name="P4">
Published Time: 2023-05-27T16:43:10-04:00</text:p>
      <text:p text:style-name="P4">
Modified Time: 2023-05-27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4.612011in" draw:z-index="0">
<draw:image xlink:href="../Images/rfamandarin/2023-05-27T16-43-10-04-00/000000.png" xlink:type="simple" xlink:show="embed" xlink:actuate="onLoad" draw:mime-type="image/png"/>
</draw:frame>
 日本经济产业相西村康稔 <text:a xlink:type="simple" xlink:href="https://www.rfa.org/mandarin/Xinwen/6-05272023164143.html/@@images/image" text:style-name="Internet_20_link" text:visited-style-name="Visited_20_Internet_20_Link">
</text:a>
路透社图片</text:p>
      <text:p text:style-name="P4">
据日本共同社27日发自底特律的消息，日本经济产业相西村康稔26日在访问地美国中西部密歇根州底特律举行记者会，称当天上午与中国商务部长王文涛举行了会谈。西村强调，为了推进日中经济合作，会谈上“要求尽快释放”3月在北京因涉嫌违反《反间谍法》被拘留的安斯泰来制药公司日籍男性职员。</text:p>
      <text:p text:style-name="P4">
据经产省称，这是经产相与中国商务部长约3年半来首次会谈。西村介绍称，向王文涛“表示确保企业相关人士的安全、保障透明且公平的商务环境十分重要”，并要求中国取消在福岛核事故后对日本产食品实施的进口限制。</text:p>
      <text:p text:style-name="P4">
（责编：梒青）</text:p>
      <text:p text:style-name="P4">
Source: <text:a xlink:type="simple" xlink:href="https://www.rfa.org/mandarin/Xinwen/6-05272023164143.html" text:style-name="Internet_20_link" text:visited-style-name="Visited_20_Internet_20_Link">
https://www.rfa.org/mandarin/Xinwen/6-05272023164143.html</text:a>
</text:p>
      <!--NEWS-->
      <text:h text:style-name="P10" text:outline-level="1">
<text:span text:style-name="T4">
香港公民党宣布自行解散</text:span>
</text:h>
      <text:p text:style-name="P4">
Author: None</text:p>
      <text:p text:style-name="P4">
Publisher: Radio Free Asia (Organization)</text:p>
      <text:p text:style-name="P4">
Published Time: 2023-05-27T16:47:10-04:00</text:p>
      <text:p text:style-name="P4">
Modified Time: 2023-05-27T16:47: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5-27T16-47-10-04-00/000000.png" xlink:type="simple" xlink:show="embed" xlink:actuate="onLoad" draw:mime-type="image/png"/>
</draw:frame>
 香港公民党现主席梁家杰 <text:a xlink:type="simple" xlink:href="https://www.rfa.org/mandarin/Xinwen/7-05272023164354.html/@@images/image" text:style-name="Internet_20_link" text:visited-style-name="Visited_20_Internet_20_Link">
</text:a>
路透社图片</text:p>
      <text:p text:style-name="P4">
香港最著名的民主团体之一公民党，周六投票决定自行解散，香港当局镇压该党并威胁逮捕关押该党成员后，该党无法推选一个领导人。</text:p>
      <text:p text:style-name="P4">
据法新社27日报道，香港公民党被称为 "律师党"，因为该党许多创始人都在法律界工作。该党成立于2006年，旨在促进香港的民主化进程。</text:p>
      <text:p text:style-name="P4">
据公民党现主席梁家杰称，"在所有程序完成后，公民党将从地球上消失"。梁家杰是该党的创始人之一，也是自1997年英国将香港交还给中国以来香港民主运动的著名人物。</text:p>
      <text:p text:style-name="P4">
2007年，梁家杰是第一位，也是迄今为止唯一一位在没有得到北京支持的情况下竞选香港行政长官职位的候选人。不出所料，他在选举中败北。但他的政党从那时起就一直致力于成为一支"执政 "力量，而不仅仅是反对派。</text:p>
      <text:p text:style-name="P4">
在其最受欢迎的时候，公民党在香港的反对派中排名第二，在2012年的立法会选举中赢得了六个席位。</text:p>
      <text:p text:style-name="P4">
近年来，香港的反对派受到中国实施的国家安全法和选举制度改革的打击，这些改革在很大程度上将民主人士排除在地方政治之外。</text:p>
      <text:p text:style-name="P4">
中国于2020年在香港实施了国安法，公民党多名成员被捕，包括前立法会议员杨伟文和谭杰瑞。杨和谭在一起正在进行的国家安全案件中被拘留了两年多，并被拒绝保释，而另一名高级成员玛格丽特·吴(Margaret Ng) 则被判非法集会罪名成立。其他人则逃亡国外。</text:p>
      <text:p text:style-name="P4">
（责编：梒青）</text:p>
      <text:p text:style-name="P4">
Source: <text:a xlink:type="simple" xlink:href="https://www.rfa.org/mandarin/Xinwen/7-05272023164354.html" text:style-name="Internet_20_link" text:visited-style-name="Visited_20_Internet_20_Link">
https://www.rfa.org/mandarin/Xinwen/7-05272023164354.html</text:a>
</text:p>
      <!--NEWS-->
      <text:h text:style-name="P10" text:outline-level="1">
<text:span text:style-name="T4">
河北维权人士赵春红被看守所拒绝会见律师</text:span>
</text:h>
      <text:p text:style-name="P4">
Author: None</text:p>
      <text:p text:style-name="P4">
Publisher: Radio Free Asia (Organization)</text:p>
      <text:p text:style-name="P4">
Published Time: 2023-05-27T16:51:20-04:00</text:p>
      <text:p text:style-name="P4">
Modified Time: 2023-05-27T16:5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9.457728in" draw:z-index="0">
<draw:image xlink:href="../Images/rfamandarin/2023-05-27T16-51-20-04-00/000000.png" xlink:type="simple" xlink:show="embed" xlink:actuate="onLoad" draw:mime-type="image/png"/>
</draw:frame>
 河北维权人士赵春红 网络截图/维权网</text:p>
      <text:p text:style-name="P4">
据海外维权网27日报道，作为受赵春红家人委托和律师事务所指派的辩护律师李国蓓，日前到河北省承德市看守所会见被以“涉嫌寻衅滋事罪”羁押的赵春红，但承德市看守所以”赵春红违反看守所规定“为由，拒绝安排李国蓓律师与当事人的正常会见。</text:p>
      <text:p text:style-name="P4">
河北平泉维权人士赵春红5月12日到国家信访局走访，次日她在微信上向朋友伍立娟发出信息，称在北京被警察盯上，随之就处于失联状态。5月15日，赵春红的家人收到了河北省平泉市公安局以“涉嫌寻衅滋事罪”对她刑事拘留的通知，并告知已将赵春红送看守所关押。赵春红的家人又收到平泉县公安局于5月19日发出的逮捕通知书。</text:p>
      <text:p text:style-name="P4">
从赵春红到国家信访局打卡（提交信访材料）的现场视频，及跟赵春红一起到国家信访局走访的访友说，赵春红在整个信访过程中，没有任何哪怕是一丝一毫的过激言行。平泉市司法机关对赵春红突然抓捕、并如此快速批准逮捕，出乎所有人的意料。</text:p>
      <text:p text:style-name="P4">
赵春红为投资矿产被大股东侵吞股权、并遭遇法官徇私枉法而信访维权十余年。</text:p>
      <text:p text:style-name="P4">
陪同李国蓓律师去看守所会见的赵春红家人说，这一次又无端被“涉嫌寻衅滋事罪“批捕，患有抑郁症的赵春红可能会有抗拒行为，但这正是需要律师通过会见进行疏解的。看守所拒绝会见，不仅没有法律依据，而且缺乏人性。</text:p>
      <text:p text:style-name="P4">
（责编：梒青）</text:p>
      <text:p text:style-name="P4">
Source: <text:a xlink:type="simple" xlink:href="https://www.rfa.org/mandarin/Xinwen/8-05272023164746.html" text:style-name="Internet_20_link" text:visited-style-name="Visited_20_Internet_20_Link">
https://www.rfa.org/mandarin/Xinwen/8-05272023164746.html</text:a>
</text:p>
      <!--NEWS-->
      <text:h text:style-name="P10" text:outline-level="1">
<text:span text:style-name="T4">
台湾国防部：中国航母“山东号”周六通过台湾海峡</text:span>
</text:h>
      <text:p text:style-name="P4">
Author: chinese@voanews.com (美国之音)</text:p>
      <text:p text:style-name="P4">
Publisher: 美国之音中文网 (Type: NewsMediaOrganization)</text:p>
      <text:p text:style-name="P4">
Published Time: 2023-05-27T16:55:08+08:00</text:p>
      <text:p text:style-name="P4">
Modified Time: 2023-05-27 08:55:08Z</text:p>
      <text:p text:style-name="P4">
Description: 台湾国防部5月27日表示，中国航空母舰“山东号”星期六在另外两艘军舰的护卫下通过台湾海峡，这是台海军事紧张局势的最新升级。</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reports-chinese-aircraft-carrier-sailed-through-strait-20230527/7111690.html" text:style-name="Internet_20_link" text:visited-style-name="Visited_20_Internet_20_Link">
https://www.voachinese.com/a/taiwan-reports-chinese-aircraft-carrier-sailed-through-strait-20230527/7111690.html</text:a>
</text:p>
      <!--NEWS-->
      <text:h text:style-name="P10" text:outline-level="1">
<text:span text:style-name="T4">
葡萄牙可能将禁止5G网络使用中国设备</text:span>
</text:h>
      <text:p text:style-name="P4">
Author: None</text:p>
      <text:p text:style-name="P4">
Publisher: Radio Free Asia (Organization)</text:p>
      <text:p text:style-name="P4">
Published Time: 2023-05-27T16:57:16-04:00</text:p>
      <text:p text:style-name="P4">
Modified Time: 2023-05-27T16:57: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4.57851in" draw:z-index="0">
<draw:image xlink:href="../Images/rfamandarin/2023-05-27T16-57-16-04-00/000000.png" xlink:type="simple" xlink:show="embed" xlink:actuate="onLoad" draw:mime-type="image/png"/>
</draw:frame>
葡萄牙可能将禁止5G网络使用中国设备，中国政府与华为则否认这类说法。 <text:a xlink:type="simple" xlink:href="https://www.rfa.org/mandarin/Xinwen/9-05272023165200.html/@@images/image" text:style-name="Internet_20_link" text:visited-style-name="Visited_20_Internet_20_Link">
</text:a>
路透社图片</text:p>
      <text:p text:style-name="P4">
综合外电报道，葡萄牙网络安全委员会（CSSC）日前发布决议，将让政府更有可能正式禁止电信营运商在高速5G行动网络与4G平台上使用中国设备。</text:p>
      <text:p text:style-name="P4">
据路透社报导，葡萄牙网络安全委员会是总理的咨询机构，这份决议文件，将对中国科技巨擘华为公司进军葡萄牙5G（第5代行动通讯技术）市场与可能续约的努力造成另一次打击。</text:p>
      <text:p text:style-name="P4">
根据去年8月通过的法律，葡萄牙政府可以决定“排除、限制使用或停用（电信公司的）设备或服务”，并制定营运商须遵守的条件与最后期限。</text:p>
      <text:p text:style-name="P4">
葡萄牙的主要电信营运商Altice、NOS与伏德风（Vodafone）已表示，由于欧洲与美国担忧中国参与关键基础建设可能危及安全，他们不会在5G核心网络中使用华为设备。中国政府与华为则否认这类说法。</text:p>
      <text:p text:style-name="P4">
华为在声明中表示，公司“事先不知情，也未就此事被咨询过”，公司仍在搜集用于评估的资讯，希望能持续服务葡萄牙客户。</text:p>
      <text:p text:style-name="P4">
（责编：梒青）</text:p>
      <text:p text:style-name="P4">
Source: <text:a xlink:type="simple" xlink:href="https://www.rfa.org/mandarin/Xinwen/9-05272023165200.html" text:style-name="Internet_20_link" text:visited-style-name="Visited_20_Internet_20_Link">
https://www.rfa.org/mandarin/Xinwen/9-05272023165200.html</text:a>
</text:p>
      <!--NEWS-->
      <text:h text:style-name="P10" text:outline-level="1">
<text:span text:style-name="T4">
美商务部长：美国“不会容忍”中国对美光芯片的禁令</text:span>
</text:h>
      <text:p text:style-name="P4">
Author: None</text:p>
      <text:p text:style-name="P4">
Publisher: Radio Free Asia (Organization)</text:p>
      <text:p text:style-name="P4">
Published Time: 2023-05-27T17:00:04-04:00</text:p>
      <text:p text:style-name="P4">
Modified Time: 2023-05-27T17:00: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4.712515in" draw:z-index="0">
<draw:image xlink:href="../Images/rfamandarin/2023-05-27T17-00-04-04-00/000000.png" xlink:type="simple" xlink:show="embed" xlink:actuate="onLoad" draw:mime-type="image/png"/>
</draw:frame>
 美国商务部长雷蒙多 (Gina Raimondo)于2023年5月27日在美国密歇根州底特律举行的印太经济框架会议上向媒体发表讲话。 <text:a xlink:type="simple" xlink:href="https://www.rfa.org/mandarin/Xinwen/10-05272023165745.html/@@images/image" text:style-name="Internet_20_link" text:visited-style-name="Visited_20_Internet_20_Link">
</text:a>
路透社图片</text:p>
      <text:p text:style-name="P4">
据路透社5 月 27 日发自底特律的消息，美国商务部长雷蒙多 (Gina Raimondo)周六表示，美国“不会容忍”中国有效禁止购买美光科技存储芯片，并正在与盟友密切合作解决此类“经济胁迫”。</text:p>
      <text:p text:style-name="P4">
雷蒙多在美国主导的印太经济框架谈判贸易部长会议结束后的新闻发布会上表示，美国“坚决反对”中国对美光采取的行动。这些“在没有任何事实依据的情况下针对一家美国公司，我们认为这是简单明了的经济胁迫，我们不会容忍，我们也不认为它会成功。”</text:p>
      <text:p text:style-name="P4">
（责编：梒青）</text:p>
      <text:p text:style-name="P4">
Source: <text:a xlink:type="simple" xlink:href="https://www.rfa.org/mandarin/Xinwen/10-05272023165745.html" text:style-name="Internet_20_link" text:visited-style-name="Visited_20_Internet_20_Link">
https://www.rfa.org/mandarin/Xinwen/10-05272023165745.html</text:a>
</text:p>
      <!--NEWS-->
      <text:h text:style-name="P10" text:outline-level="1">
<text:span text:style-name="T4">
岸田文雄：愿与金正恩会面解决日本人遭朝鲜绑架问题</text:span>
</text:h>
      <text:p text:style-name="P4">
Author: 联合早报 (Person)</text:p>
      <text:p text:style-name="P4">
Publisher: 联合早报 (Organization)</text:p>
      <text:p text:style-name="P4">
Published Time: 2023-05-27T17:08</text:p>
      <text:p text:style-name="P4">
Modified Time: 2023-05-27T17:23</text:p>
      <text:p text:style-name="P4">
Description: 日本首相岸田文雄说，他愿意与朝鲜领导人金正恩会面，以试图解决有日本国民在1960年代和1970年代被绑架的问题。路透社引述日本《每日新闻》报道，岸田文雄星期六（5月27日）在东京举...</text:p>
      <text:p text:style-name="P4">
Videos: []</text:p>
      <text:p text:style-name="P4">
Audios: []</text:p>
      <text:p text:style-name="P4">
Images: []</text:p>
      <text:p text:style-name="P4">
Type: NewsArticle</text:p>
      <text:p text:style-name="P4">
Breadcrumbs: ['即时', '国际']</text:p>
      <text:p text:style-name="P4">
Keywords: ['日本', '朝鲜', '岸田文雄', '金正恩']</text:p>
      <!--METADATA-->
      <text:p text:style-name="P4">
日本首相岸田文雄说，他愿意与朝鲜领导人金正恩会面，以试图解决有日本国民在1960年代和1970年代被绑架的问题。</text:p>
      <text:p text:style-name="P4">
路透社引述日本《每日新闻》报道，岸田文雄星期六（5月27日）在东京举行一个关于日本人遭朝鲜绑架的集会上说：“我决心自己直接面对金正恩，不设任何先决条件。”</text:p>
      <text:p text:style-name="P4">
朝鲜在2002年承认在数十年前绑架了13名日本公民。五名被绑架者和他们的家人后来回到了日本，并称其他人已经死亡。然而，据当地媒体报道，日本认为有17名国民被绑架，并继续调查那些没有回来的人的情况。</text:p>
      <text:p text:style-name="P4">
Source: <text:a xlink:type="simple" xlink:href="https://www.zaobao.com.sg/realtime/world/story20230527-1398806" text:style-name="Internet_20_link" text:visited-style-name="Visited_20_Internet_20_Link">
https://www.zaobao.com.sg/realtime/world/story20230527-1398806</text:a>
</text:p>
      <!--NEWS-->
      <text:h text:style-name="P10" text:outline-level="1">
<text:span text:style-name="T4">
韩亚客机舱门突然打开 涉事乘客称感到窒息</text:span>
</text:h>
      <text:p text:style-name="P4">
Author: 联合早报 (Person)</text:p>
      <text:p text:style-name="P4">
Publisher: 联合早报 (Organization)</text:p>
      <text:p text:style-name="P4">
Published Time: 2023-05-27T17:31</text:p>
      <text:p text:style-name="P4">
Modified Time: 2023-05-27T17:48</text:p>
      <text:p text:style-name="P4">
Description: 韩国亚航空公司一架客机在降落前发生舱门打开事故，涉事乘客告诉警方，他感到“窒息”且希望赶快下机，加上失业造成压力大，所以打开了飞机舱门。 综合外电和韩联社报道，韩亚航空（Asian...</text:p>
      <text:p text:style-name="P4">
Videos: []</text:p>
      <text:p text:style-name="P4">
Audios: []</text:p>
      <text:p text:style-name="P4">
Images: []</text:p>
      <text:p text:style-name="P4">
Type: NewsArticle</text:p>
      <text:p text:style-name="P4">
Breadcrumbs: ['即时', '国际']</text:p>
      <text:p text:style-name="P4">
Keywords: ['韩国', '客机']</text:p>
      <!--METADATA-->
      <text:p text:style-name="P4">
韩国亚航空公司一架客机在降落前发生 <text:a xlink:type="simple" xlink:href="https://www.zaobao.com.sg/realtime/world/story20230526-1398345" text:style-name="Internet_20_link" text:visited-style-name="Visited_20_Internet_20_Link">
 舱门打开事故</text:a>
，涉事乘客告诉警方，他感到“窒息”且希望赶快下机，加上失业造成压力大，所以打开了飞机舱门。</text:p>
      <text:p text:style-name="P4">
综合外电和韩联社报道，韩亚航空（Asiana）OZ8124航班星期五（5月26日）上午11时49分（新加坡时间星期五上午10时49分）从济州机场起飞，在降落大邱机场前的12时45分舱门突然打开。</text:p>
      <text:p text:style-name="P4">
大邱警方星期六（27日）说，这名30来岁的乘客称，他“想要赶快下飞机”，所以打开应急舱门。他还告诉警方，他最近失业，所以压力大。警方说：“他（涉事乘客）觉得飞行时间比预期的要长，在机舱内感到窒息。他想要赶快离开。”</text:p>
      <text:p text:style-name="P4">
这名男子星期五在飞机距离地面约700英尺（213米）时打开了应急舱门，舱门被打开后强风吹进机舱，导致部分乘客感到恐慌。机上共载有194名乘客，其中九人受到惊吓后出现呼吸困难等症状，降落后立即被送医。消防部门的一名官员说，大约两小时后，所有人都出院。</text:p>
      <text:p text:style-name="P4">
一名44岁的乘客说：“当时很混乱，靠近门的人一个个都晕倒了，空姐呼叫着机上的医生。我以为飞机被炸毁了。我以为我会这样死去。”</text:p>
      <text:p text:style-name="P4">
大邱警察厅在飞机降落后当场抓获打开舱门的男子，目前正进行调查。违反航空安全法可面临最高10年的监禁。</text:p>
      <text:p text:style-name="P4">
韩国交通部的一名官员星期五说，在地面或接近地面的地方有可能打开应急舱门，因为机舱内外的压力是相似的。官员说，这是当局已知韩国航空史上首起这类事件。</text:p>
      <text:p text:style-name="P4">
Source: <text:a xlink:type="simple" xlink:href="https://www.zaobao.com.sg/realtime/world/story20230527-1398815" text:style-name="Internet_20_link" text:visited-style-name="Visited_20_Internet_20_Link">
https://www.zaobao.com.sg/realtime/world/story20230527-1398815</text:a>
</text:p>
      <!--NEWS-->
      <text:h text:style-name="P10" text:outline-level="1">
<text:span text:style-name="T4">
俄驳斥拜登言论：指责他人前先反省</text:span>
</text:h>
      <text:p text:style-name="P4">
Author: 联合早报 (Person)</text:p>
      <text:p text:style-name="P4">
Publisher: 联合早报 (Organization)</text:p>
      <text:p text:style-name="P4">
Published Time: 2023-05-27T19:00</text:p>
      <text:p text:style-name="P4">
Modified Time: 2023-05-27T21:39</text:p>
      <text:p text:style-name="P4">
Description: 俄罗斯星期六（5月27日）驳斥美国总统拜登批评莫斯科计划在白罗斯部署战术核武器，称华盛顿数十年来在欧洲部署的就是这种核武器，并说美国在指责他人前，可以先反省。路透社报道，俄罗斯星期...</text:p>
      <text:p text:style-name="P4">
Videos: []</text:p>
      <text:p text:style-name="P4">
Audios: []</text:p>
      <text:p text:style-name="P4">
Images: []</text:p>
      <text:p text:style-name="P4">
Type: NewsArticle</text:p>
      <text:p text:style-name="P4">
Breadcrumbs: ['即时', '国际']</text:p>
      <text:p text:style-name="P4">
Keywords: ['俄罗斯', '美国', '白罗斯', '核武器']</text:p>
      <!--METADATA-->
      <text:p text:style-name="P4">
俄罗斯星期六（5月27日）驳斥美国总统拜登批评莫斯科计划在白罗斯部署战术核武器，称华盛顿数十年来在欧洲部署的就是这种核武器，并说美国在指责他人前，可以先反省。</text:p>
      <text:p text:style-name="P4">
路透社报道，俄罗斯星期四（25日）说，它正在推进自1991年苏联解体以来首次在境外部署战术核武器；白罗斯总统卢卡申科说，这些武器已经在移动中。</text:p>
      <text:p text:style-name="P4">
拜登星期五（26日）说，他对有关俄罗斯推进在白罗斯部署战术核武器的计划表示“极其失望“。美国国务院谴责了俄罗斯的核部署计划。</text:p>
      <text:p text:style-name="P4">
俄罗斯驻美国大使馆星期六发声明说：“在华盛顿对我们发动的大规模混合战争中，以我们认为必要的手段确保自己的安全是俄罗斯和白罗斯的主权权利。我们采取的措施与我们的国际法律义务完全一致。”</text:p>
      <text:p text:style-name="P4">
美国称，由于俄总统普京在乌克兰冲突期间的言论，世界面临着自1962年古巴导弹危机以来最严重的核危险，但莫斯科称它的立场被曲解了。普京把乌克兰战争说成是俄罗斯对抗西方侵略者的生存之战，他多次警告说，俄罗斯拥有的核武器比其他任何国家都多，将使用一切手段来保卫自己。</text:p>
      <text:p text:style-name="P4">
战术核武器用于战场上的战术收益，通常比旨在摧毁美国、欧洲或俄罗斯城市的战略核武器的当量要小。</text:p>
      <text:p text:style-name="P4">
俄罗斯大使馆称美国对莫斯科计划部署的批评是虚伪的，并说“在指责他人之前，华盛顿可以进行一些反省”。“数十年来，美国一直在欧洲保持着庞大的核武器库。它与北约盟国一起参加了核共享安排，并为针对我国使用核武器的情景进行训练。”</text:p>
      <text:p text:style-name="P4">
Source: <text:a xlink:type="simple" xlink:href="https://www.zaobao.com.sg/realtime/world/story20230527-1398825" text:style-name="Internet_20_link" text:visited-style-name="Visited_20_Internet_20_Link">
https://www.zaobao.com.sg/realtime/world/story20230527-1398825</text:a>
</text:p>
      <!--NEWS-->
      <text:h text:style-name="P10" text:outline-level="1">
<text:span text:style-name="T4">
消息：数百名德国公务员须离开俄罗斯</text:span>
</text:h>
      <text:p text:style-name="P4">
Author: 联合早报 (Person)</text:p>
      <text:p text:style-name="P4">
Publisher: 联合早报 (Organization)</text:p>
      <text:p text:style-name="P4">
Published Time: 2023-05-27T19:11</text:p>
      <text:p text:style-name="P4">
Modified Time: 2023-05-27T19:11</text:p>
      <text:p text:style-name="P4">
Description: 德国政府消息人士称，在俄罗斯的要求下，数百名在教育和文化部门工作的德国公务员需要离开俄罗斯。法新社星期六（5月27日）引述消息人士说，俄罗斯当局较早前决定迫使德国在6月初之前削减外...</text:p>
      <text:p text:style-name="P4">
Videos: []</text:p>
      <text:p text:style-name="P4">
Audios: []</text:p>
      <text:p text:style-name="P4">
Images: []</text:p>
      <text:p text:style-name="P4">
Type: NewsArticle</text:p>
      <text:p text:style-name="P4">
Breadcrumbs: ['即时', '国际']</text:p>
      <text:p text:style-name="P4">
Keywords: ['德国', '俄罗斯', '公务员']</text:p>
      <!--METADATA-->
      <text:p text:style-name="P4">
德国政府消息人士称，在俄罗斯的要求下，数百名在教育和文化部门工作的德国公务员需要离开俄罗斯。</text:p>
      <text:p text:style-name="P4">
法新社星期六（5月27日）引述消息人士说，俄罗斯当局较早前决定迫使德国在6月初之前削减外交人员和在歌德学院文化组织和莫斯科德国学校等公共机构的人员。</text:p>
      <text:p text:style-name="P4">
在莫斯科入侵乌克兰之前，德国是俄罗斯的亲密经济伙伴，但此后却远离了莫斯科，在财政和军事上支持冲突中的基辅。据德国安全部门称，自乌克兰冲突爆发以来，俄罗斯在德国的间谍活动以近年来罕见的速度增长。</text:p>
      <text:p text:style-name="P4">
德国在4月中旬以“减少情报部门的存在”为由驱逐了一些俄罗斯外交官；俄罗斯之后驱逐了大约20名德国大使馆工作人员以示报复。</text:p>
      <text:p text:style-name="P4">
德国在2022年驱逐了约40名被认为对安全构成威胁的俄罗斯外交官。去年10月，德国网络安全机构负责人舍恩博姆（ArneSchoenbohm）被解雇，因为新闻报道显示他与一家据信与俄罗斯情报部门有联系的网络安全咨询公司关系密切。一个月后，一名德国预备役军官因替俄罗斯从事间谍活动被判处一年零九个月的缓刑。</text:p>
      <text:p text:style-name="P4">
Source: <text:a xlink:type="simple" xlink:href="https://www.zaobao.com.sg/realtime/world/story20230527-1398826" text:style-name="Internet_20_link" text:visited-style-name="Visited_20_Internet_20_Link">
https://www.zaobao.com.sg/realtime/world/story20230527-1398826</text:a>
</text:p>
      <!--NEWS-->
      <text:h text:style-name="P10" text:outline-level="1">
<text:span text:style-name="T4">
俄罗斯要求数百名德国公务员离境 双方紧张关系升级</text:span>
</text:h>
      <text:p text:style-name="P4">
Publisher: 法新社</text:p>
      <text:p text:style-name="P4">
Published Time: 2023-05-27T22:02:08+00:00</text:p>
      <text:p text:style-name="P4">
Modified Time: 2023-05-27T21:35:02+00:00</text:p>
      <text:p text:style-name="P4">
Description: （法新社柏林27日电） 德国外交部今天宣布，根据莫斯科当局的命令，在俄罗斯德国机构工作的数百名公务人员和当地雇员将必须在未来数天内离开该国或遭到解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3.617581in" draw:z-index="0">
<draw:image xlink:href="../Images/rficn/2023-05-27T22-02-08-00-00/000000.png" xlink:type="simple" xlink:show="embed" xlink:actuate="onLoad" draw:mime-type="image/png"/>
</draw:frame>
</text:p>
      <text:p text:style-name="P4">
柏林外交部表示，俄罗斯将自6月开始，削减德国驻俄使领馆或教育文化机构可雇用的人数。</text:p>
      <text:p text:style-name="P4">
外交部指出，预计将有数百人受到影响，包括大使馆和领事馆官员，但主要是德国官方文化机构歌德学院（Goetheinstitute）、德国学校、俄罗斯学校德籍教师与雇员等。</text:p>
      <text:p text:style-name="P4">
该部表示，德国和俄国当地员工都将受到影响，但并未公布受影响者的确切人数。</text:p>
      <text:p text:style-name="P4">
德籍雇员必须在6月1日之前离开该国。</text:p>
      <text:p text:style-name="P4">
该部表示，俄国籍雇员不会被要求离境，但他们将失去工作，因为德国机构无法再雇用他们。</text:p>
      <text:p text:style-name="P4">
德国报纸「南德日报」（Sueddeutsche Zeitung）今天首度披露上述消息。该报形容，「莫斯科对柏林进行了外交宣战」。</text:p>
      <text:p text:style-name="P4">
德国外交部透过声明称：「这是个单方面、不合理且无法理解的决定。」</text:p>
      <text:p text:style-name="P4">
去年2月莫斯科入侵乌克兰之前，德国曾是俄罗斯的亲密经济伙伴，此后柏林选择远离莫斯科，在财政和军事上支持基辅。</text:p>
      <text:p text:style-name="P4">
据德国安全部门，自乌克兰战争爆发以来，俄罗斯在德国的间谍活动以近年罕见的速度增加。</text:p>
      <text:p text:style-name="P4">
Source: <text:a xlink:type="simple" xlink:href="https://www.rfi.fr/cn/%E5%9B%BD%E9%99%85%E6%8A%A5%E9%81%93/20230527-%E4%BF%84%E7%BD%97%E6%96%AF%E8%A6%81%E6%B1%82%E6%95%B0%E7%99%BE%E5%90%8D%E5%BE%B7%E5%9B%BD%E5%85%AC%E5%8A%A1%E5%91%98%E7%A6%BB%E5%A2%83-%E5%8F%8C%E6%96%B9%E7%B4%A7%E5%BC%A0%E5%85%B3%E7%B3%BB%E5%8D%87%E7%BA%A7" text:style-name="Internet_20_link" text:visited-style-name="Visited_20_Internet_20_Link">
https://www.rfi.fr/cn/%E5%9B%BD%E9%99%85%E6%8A%A5%E9%81%93/20230527-%E4%BF%84%E7%BD%97%E6%96%AF%E8%A6%81%E6%B1%82%E6%95%B0%E7%99%BE%E5%90%8D%E5%BE%B7%E5%9B%BD%E5%85%AC%E5%8A%A1%E5%91%98%E7%A6%BB%E5%A2%83-%E5%8F%8C%E6%96%B9%E7%B4%A7%E5%BC%A0%E5%85%B3%E7%B3%BB%E5%8D%87%E7%BA%A7</text:a>
</text:p>
      <!--NEWS-->
      <text:h text:style-name="P10" text:outline-level="1">
<text:span text:style-name="T4">
俄罗斯硬怼美日：不要在核武部署问题上教训莫斯科</text:span>
</text:h>
      <text:p text:style-name="P4">
Author: chinese@voanews.com (松仁)</text:p>
      <text:p text:style-name="P4">
Publisher: 美国之音中文网 (Type: NewsMediaOrganization)</text:p>
      <text:p text:style-name="P4">
Published Time: 2023-05-27T22:03:28+08:00</text:p>
      <text:p text:style-name="P4">
Modified Time: 2023-05-27 14:03:28Z</text:p>
      <text:p text:style-name="P4">
Description: 俄罗斯启动将战术核武器部署在其盟友白俄罗斯的计划遭到美国和日本的抨击之后，莫斯科立即于星期六（5月27日）对美日两国展开反击，一方面声称美国几十年来一直在欧洲部署同样的核武，另一方面则指责日本无端揣测俄罗斯进行核讹诈。</text:p>
      <text:p text:style-name="P4">
Videos: []</text:p>
      <text:p text:style-name="P4">
Images: []</text:p>
      <text:p text:style-name="P4">
Categories: ['欧洲', '美国', '军事', '乌克兰局势']</text:p>
      <text:p text:style-name="P4">
Type: None</text:p>
      <!--METADATA-->
      <text:p text:style-name="P4">
NoneNone</text:p>
      <text:p text:style-name="P4">
Source: <text:a xlink:type="simple" xlink:href="https://www.voachinese.com/a/russia-tells-united-states-and-japan-not-to-lecture-moscow-on-nuclear-deployments-20230527/7111793.html" text:style-name="Internet_20_link" text:visited-style-name="Visited_20_Internet_20_Link">
https://www.voachinese.com/a/russia-tells-united-states-and-japan-not-to-lecture-moscow-on-nuclear-deployments-20230527/7111793.html</text:a>
</text:p>
      <!--NEWS-->
      <text:h text:style-name="P10" text:outline-level="1">
<text:span text:style-name="T4">
黎巴嫩苏尔索克博物馆修复后重新开放</text:span>
</text:h>
      <text:p text:style-name="P4">
Author: 联合早报 (Person)</text:p>
      <text:p text:style-name="P4">
Publisher: 联合早报 (Organization)</text:p>
      <text:p text:style-name="P4">
Published Time: 2023-05-27T22:13</text:p>
      <text:p text:style-name="P4">
Modified Time: 2023-05-27T22:18</text:p>
      <text:p text:style-name="P4">
Description: 经过近三年修复后，黎巴嫩首都贝鲁特著名文化地标苏尔索克博物馆星期五（5月26日）重新对公众开放。苏尔索克博物馆（Nicolas Ibrahim Sursock Museum）致力于...</text:p>
      <text:p text:style-name="P4">
Videos: []</text:p>
      <text:p text:style-name="P4">
Audios: []</text:p>
      <text:p text:style-name="P4">
Images: []</text:p>
      <text:p text:style-name="P4">
Type: NewsArticle</text:p>
      <text:p text:style-name="P4">
Breadcrumbs: ['即时', '国际']</text:p>
      <text:p text:style-name="P4">
Keywords: ['黎巴嫩', '博物馆']</text:p>
      <!--METADATA-->
      <text:p text:style-name="P4">
经过近三年修复后，黎巴嫩首都贝鲁特著名文化地标苏尔索克博物馆星期五（5月26日）重新对公众开放。</text:p>
      <text:p text:style-name="P4">
苏尔索克博物馆（Nicolas Ibrahim SursockMuseum）致力于收藏和展出现当代艺术品，藏有1500多件绘画、雕塑作品和3万多件珍贵照片、明信片和手稿。2020年8月，苏尔索克博物馆在贝鲁特港口大爆炸中严重受损。</text:p>
      <text:p text:style-name="P4">
新华社报道，在“冲突地区遗产保护国际联盟”、联合国教科文组织、法国和意大利等方面资助下，苏尔索克博物馆历时近三年完成对受损建筑和藏品的修复，重新对观众免费开放。预计每年可接待观众超过7万人。</text:p>
      <text:p text:style-name="P4">
苏尔索克博物馆原为黎巴嫩收藏家和慈善家尼古拉斯·苏尔索克的私人别墅，1952年他去世后被捐给贝鲁特市用作博物馆。1961年，苏尔索克博物馆首次对公众开放。该博物馆对促进当地文化发展和繁荣发挥了重要作用。</text:p>
      <text:p text:style-name="P4">
Source: <text:a xlink:type="simple" xlink:href="https://www.zaobao.com.sg/realtime/world/story20230527-1398851" text:style-name="Internet_20_link" text:visited-style-name="Visited_20_Internet_20_Link">
https://www.zaobao.com.sg/realtime/world/story20230527-1398851</text:a>
</text:p>
      <!--NEWS-->
      <text:h text:style-name="P10" text:outline-level="1">
<text:span text:style-name="T4">
岸田文雄拟联大期间就FMCT举行友好国家会议</text:span>
</text:h>
      <text:p text:style-name="P4">
Author: 联合早报 (Person)</text:p>
      <text:p text:style-name="P4">
Publisher: 联合早报 (Organization)</text:p>
      <text:p text:style-name="P4">
Published Time: 2023-05-27T23:19</text:p>
      <text:p text:style-name="P4">
Modified Time: 2023-05-27T23:19</text:p>
      <text:p text:style-name="P4">
Description: 日本首相岸田文雄拟配合9月下旬在美国纽约举行的联合国大会，举办呼吁有必要就《禁止生产核武器裂变材料公约》（FMCT）开启谈判的“友好国家会议”。共同社星期六（5月27日）引述日本政...</text:p>
      <text:p text:style-name="P4">
Videos: []</text:p>
      <text:p text:style-name="P4">
Audios: []</text:p>
      <text:p text:style-name="P4">
Images: []</text:p>
      <text:p text:style-name="P4">
Type: NewsArticle</text:p>
      <text:p text:style-name="P4">
Breadcrumbs: ['即时', '国际']</text:p>
      <text:p text:style-name="P4">
Keywords: ['日本', '岸田文雄', '核武器', '联合国大会']</text:p>
      <!--METADATA-->
      <text:p text:style-name="P4">
日本首相岸田文雄拟配合9月下旬在美国纽约举行的联合国大会，举办呼吁有必要就《禁止生产核武器裂变材料公约》（FMCT）开启谈判的“友好国家会议”。</text:p>
      <text:p text:style-name="P4">
共同社星期六（5月27日）引述日本政府消息人士说，岸田文雄将呼吁各国首脑和部长级官员参会。会议旨在对中国建设快中子增殖反应堆的动向可能引发核开发竞赛表示担忧，强调核裁军的重要性。</text:p>
      <text:p text:style-name="P4">
鉴于包括美英法在内的拥核国家在七国集团首脑会议（G7广岛峰会）上确认将参与实现“无核武世界”，岸田希望把友好国家会议作为迈向核裁军外交的具体一步。</text:p>
      <text:p text:style-name="P4">
FMCT是禁止生产武器用钚等的条约。G7首脑通过峰会的核裁军文件《广岛愿景》向所有国家强烈呼吁立即开启条约谈判，以及为阻止核军备竞赛再次发生，再次将政治注意力集中到FMCT上。</text:p>
      <text:p text:style-name="P4">
岸田还与G7成员以外的拥核国家印度总理莫迪确认了立即开启FMCT谈判的重要性。</text:p>
      <text:p text:style-name="P4">
据相关人士称，友好国家会议将聚集赞成FMCT的国家，并确认启动谈判的重要性。岸田拟在谈判达成妥协之前，向国际社会呼吁拥核国家自发宣布暂停生产核武器裂变材料。</text:p>
      <text:p text:style-name="P4">
Source: <text:a xlink:type="simple" xlink:href="https://www.zaobao.com.sg/realtime/world/story20230527-1398874" text:style-name="Internet_20_link" text:visited-style-name="Visited_20_Internet_20_Link">
https://www.zaobao.com.sg/realtime/world/story20230527-1398874</text:a>
</text:p>
      <!--NEWS-->
      <text:h text:style-name="P10" text:outline-level="1">
<text:span text:style-name="T4">
麦卡锡称美国债务上限谈判取得进展</text:span>
</text:h>
      <text:p text:style-name="P4">
Author: 联合早报 (Person)</text:p>
      <text:p text:style-name="P4">
Publisher: 联合早报 (Organization)</text:p>
      <text:p text:style-name="P4">
Published Time: 2023-05-27T23:52</text:p>
      <text:p text:style-name="P4">
Modified Time: 2023-05-27T23:52</text:p>
      <text:p text:style-name="P4">
Description: 美国共和党籍的众议院议长麦卡锡星期六（5月27日）说，他与民主党籍的总统拜登就提高联邦政府债务上限的谈判取得了“进展”。路透社报道，现在时间紧迫，美国财政部星期五（26日）说，如果...</text:p>
      <text:p text:style-name="P4">
Videos: []</text:p>
      <text:p text:style-name="P4">
Audios: []</text:p>
      <text:p text:style-name="P4">
Images: []</text:p>
      <text:p text:style-name="P4">
Type: NewsArticle</text:p>
      <text:p text:style-name="P4">
Breadcrumbs: ['即时', '国际']</text:p>
      <text:p text:style-name="P4">
Keywords: ['美国', '麦卡锡', '债务']</text:p>
      <!--METADATA-->
      <text:p text:style-name="P4">
美国共和党籍的众议院议长麦卡锡星期六（5月27日）说，他与民主党籍的总统拜登就提高联邦政府债务上限的谈判取得了“进展”。</text:p>
      <text:p text:style-name="P4">
路透社报道，现在时间紧迫，美国财政部星期五（26日）说，如果没有国会的行动，政府将在6月5日出现资金短缺，无法支付所有账单。 <text:a xlink:type="simple" xlink:href="https://www.zaobao.com/realtime/world/story20230527-1398613" text:style-name="Internet_20_link" text:visited-style-name="Visited_20_Internet_20_Link">
美国财政部长耶伦星期五向国会致信说</text:a>
，除非国会同意提高31.4万亿美元（约42.4万亿新元）的债务上限，否则政府到6月5日就会耗尽资金，这将引发潜在的灾难性债务违约。</text:p>
      <text:p text:style-name="P4">
拜登和麦卡锡之间达成的任何原则性协议，将开启为期一周的立法过程，而该过程将须通过一个严重分裂的国会进行。</text:p>
      <text:p text:style-name="P4">
麦卡锡告诉记者：“我们没有达成协议。我们还没有到那一步。我们确实取得了进展，我们工作到今天凌晨。而我们现在又开始工作了。”</text:p>
      <text:p text:style-name="P4">
强硬派共和党人威胁说要阻止任何不符合他们期望的法案，包括大幅度的削减开支。民主党人则威胁要拒绝支持所提出的一些妥协，特别是围绕对联邦反贫困计划所提出的新工作要求。</text:p>
      <text:p text:style-name="P4">
Source: <text:a xlink:type="simple" xlink:href="https://www.zaobao.com.sg/realtime/world/story20230527-1398877" text:style-name="Internet_20_link" text:visited-style-name="Visited_20_Internet_20_Link">
https://www.zaobao.com.sg/realtime/world/story20230527-1398877</text:a>
</text:p>
      <!--NEWS-->
      <text:h text:style-name="P10" text:outline-level="1">
<text:span text:style-name="T4">
新冠疫情作掩护，朝鲜沿着与中俄的北方边界修建几百公里长的高墙</text:span>
</text:h>
      <text:p text:style-name="P4">
Author: chinese@voanews.com (松仁)</text:p>
      <text:p text:style-name="P4">
Publisher: 美国之音中文网 (Type: NewsMediaOrganization)</text:p>
      <text:p text:style-name="P4">
Published Time: 2023-05-28T00:04:14+08:00</text:p>
      <text:p text:style-name="P4">
Modified Time: 2023-05-27 16:12:17Z</text:p>
      <text:p text:style-name="P4">
Description: 朝鲜可能是世界上最为封闭、与世界上联络与交流最少的一个国家，但是该国最高领导人金正恩显然对此还不够满意，因此在新冠疫情肆虐期间，下令沿着朝鲜北方与中国和俄罗斯的边界新建、更新或扩建了长达几百公里的高墙、围栏或哨所，以便进一步切断朝鲜人与外界的联络与交流。</text:p>
      <text:p text:style-name="P4">
Videos: []</text:p>
      <text:p text:style-name="P4">
Images: []</text:p>
      <text:p text:style-name="P4">
Categories: ['朝鲜半岛局势', '亚太', '中国']</text:p>
      <text:p text:style-name="P4">
Type: None</text:p>
      <!--METADATA-->
      <text:p text:style-name="P4">
NoneNone</text:p>
      <text:p text:style-name="P4">
Source: <text:a xlink:type="simple" xlink:href="https://www.voachinese.com/a/north-korea-spent-the-pandemic-building-a-huge-border-wall-20230527/7111905.html" text:style-name="Internet_20_link" text:visited-style-name="Visited_20_Internet_20_Link">
https://www.voachinese.com/a/north-korea-spent-the-pandemic-building-a-huge-border-wall-20230527/7111905.html</text:a>
</text:p>
      <!--NEWS-->
      <text:h text:style-name="P10" text:outline-level="1">
<text:span text:style-name="T4">
中国地方债务危机恶化，武汉财政局罕见向259家公司公开催债</text:span>
</text:h>
      <text:p text:style-name="P4">
Author: chinese@voanews.com (松仁)</text:p>
      <text:p text:style-name="P4">
Publisher: 美国之音中文网 (Type: NewsMediaOrganization)</text:p>
      <text:p text:style-name="P4">
Published Time: 2023-05-28T01:23:22+08:00</text:p>
      <text:p text:style-name="P4">
Modified Time: 2023-05-27 17:44:55Z</text:p>
      <text:p text:style-name="P4">
Description: 中国疫后经济反弹乏力，而地方债务危机却愈演愈烈。湖北省武汉市财政局居然破天荒登报向250多家企业和单位公开催债，要求欠债者赶紧还款偿债。这种做法虽然让许多观察家颇感意外，但是债务危机在中国已经不是一个新问题。</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wuhan-finance-regulator-urges-hundreds-of-firms-to-repay-debt-local-media-report-20230527/7111957.html" text:style-name="Internet_20_link" text:visited-style-name="Visited_20_Internet_20_Link">
https://www.voachinese.com/a/china-wuhan-finance-regulator-urges-hundreds-of-firms-to-repay-debt-local-media-report-20230527/7111957.html</text:a>
</text:p>
      <!--NEWS-->
      <text:h text:style-name="P10" text:outline-level="1">
<text:span text:style-name="T4">
中国与韩国同意加强芯片产业的对话</text:span>
</text:h>
      <text:p text:style-name="P4">
Author: chinese@voanews.com (美国之音)</text:p>
      <text:p text:style-name="P4">
Publisher: 美国之音中文网 (Type: NewsMediaOrganization)</text:p>
      <text:p text:style-name="P4">
Published Time: 2023-05-28T02:55:30+08:00</text:p>
      <text:p text:style-name="P4">
Modified Time: 2023-05-27 18:55:30Z</text:p>
      <text:p text:style-name="P4">
Description: 中国商务部说，中国与韩国同意加强半导体产业供应链的对话与合作，芯片供应、制裁和国家安全引发的国际担忧同时继续增加。</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china-s-korea-talk-on-chips-20230527/7112015.html" text:style-name="Internet_20_link" text:visited-style-name="Visited_20_Internet_20_Link">
https://www.voachinese.com/a/china-s-korea-talk-on-chips-20230527/7112015.html</text:a>
</text:p>
      <!--NEWS-->
      <text:h text:style-name="P10" text:outline-level="1">
<text:span text:style-name="T4">
基辅官员：乌克兰军队准备反攻</text:span>
</text:h>
      <text:p text:style-name="P4">
Author: chinese@voanews.com (美国之音)</text:p>
      <text:p text:style-name="P4">
Publisher: 美国之音中文网 (Type: NewsMediaOrganization)</text:p>
      <text:p text:style-name="P4">
Published Time: 2023-05-28T03:40:37+08:00</text:p>
      <text:p text:style-name="P4">
Modified Time: 2023-05-27 19:40:37Z</text:p>
      <text:p text:style-name="P4">
Description: 乌克兰国家安全和国防委员会秘书丹尼洛夫（leksiy Danilov）表示，乌克兰准备对俄罗斯军队发动期待已久的反攻。</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ukraine-ready-for-counteroffensive-20230527/7112039.html" text:style-name="Internet_20_link" text:visited-style-name="Visited_20_Internet_20_Link">
https://www.voachinese.com/a/ukraine-ready-for-counteroffensive-20230527/7112039.html</text:a>
</text:p>
      <!--NEWS-->
      <text:h text:style-name="P10" text:outline-level="1">
<text:span text:style-name="T4">
美国领导的印太谈判就供应链预警达成协议</text:span>
</text:h>
      <text:p text:style-name="P4">
Author: chinese@voanews.com (美国之音)</text:p>
      <text:p text:style-name="P4">
Publisher: 美国之音中文网 (Type: NewsMediaOrganization)</text:p>
      <text:p text:style-name="P4">
Published Time: 2023-05-28T04:33:27+08:00</text:p>
      <text:p text:style-name="P4">
Modified Time: 2023-05-27 20:33:27Z</text:p>
      <text:p text:style-name="P4">
Description: 美国商务部长雷蒙多（Gina Raimondo）表示，美国领导的印太经济框架（Indo-Pacific Economic Framework）14个成员国的贸易部长就一项提高供应链韧性与安全的协议“基本上完成了”谈判。</text:p>
      <text:p text:style-name="P4">
Videos: []</text:p>
      <text:p text:style-name="P4">
Images: []</text:p>
      <text:p text:style-name="P4">
Categories: ['美国', '亚太', '劳工']</text:p>
      <text:p text:style-name="P4">
Type: None</text:p>
      <!--METADATA-->
      <text:p text:style-name="P4">
NoneNone</text:p>
      <text:p text:style-name="P4">
Source: <text:a xlink:type="simple" xlink:href="https://www.voachinese.com/a/indo-pacific-reach-deal-on-supply-chain-20230527/7112064.html" text:style-name="Internet_20_link" text:visited-style-name="Visited_20_Internet_20_Link">
https://www.voachinese.com/a/indo-pacific-reach-deal-on-supply-chain-20230527/711206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